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2.84mm"/>
    </style:style>
    <style:style style:name="co2" style:family="table-column">
      <style:table-column-properties fo:break-before="auto" style:column-width="18.33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2.76mm"/>
    </style:style>
    <style:style style:name="co6" style:family="table-column">
      <style:table-column-properties fo:break-before="auto" style:column-width="42.49mm"/>
    </style:style>
    <style:style style:name="co7" style:family="table-column">
      <style:table-column-properties fo:break-before="auto" style:column-width="43.04mm"/>
    </style:style>
    <style:style style:name="co8" style:family="table-column">
      <style:table-column-properties fo:break-before="auto" style:column-width="16.42mm"/>
    </style:style>
    <style:style style:name="co9" style:family="table-column">
      <style:table-column-properties fo:break-before="auto" style:column-width="6.88mm"/>
    </style:style>
    <style:style style:name="co10" style:family="table-column">
      <style:table-column-properties fo:break-before="auto" style:column-width="43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/>
    <style:style style:name="ce5" style:family="table-cell" style:parent-style-name="Default" style:data-style-name="N11"/>
    <style:style style:name="ce6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result_from_js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89653" calcext:value-type="float">
            <text:p>4489653</text:p>
          </table:table-cell>
          <table:table-cell office:value-type="string" calcext:value-type="string">
            <text:p>microseconds</text:p>
          </table:table-cell>
          <table:table-cell table:formula="of:=IF([.A10]&lt;&gt;[.A11];AVERAGE([.B1:.B10]); &quot; &quot;)" office:value-type="float" office:value="4450103.3" calcext:value-type="float">
            <text:p>4450103.3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40615" calcext:value-type="float">
            <text:p>4440615</text:p>
          </table:table-cell>
          <table:table-cell office:value-type="string" calcext:value-type="string">
            <text:p>microseconds</text:p>
          </table:table-cell>
          <table:table-cell table:formula="of:=IF([.A11]&lt;&gt;[.A12];AVERAGE([.B2:.B1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68831" calcext:value-type="float">
            <text:p>4468831</text:p>
          </table:table-cell>
          <table:table-cell office:value-type="string" calcext:value-type="string">
            <text:p>microseconds</text:p>
          </table:table-cell>
          <table:table-cell table:formula="of:=IF([.A12]&lt;&gt;[.A13];AVERAGE([.B3:.B1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79750" calcext:value-type="float">
            <text:p>4479750</text:p>
          </table:table-cell>
          <table:table-cell office:value-type="string" calcext:value-type="string">
            <text:p>microseconds</text:p>
          </table:table-cell>
          <table:table-cell table:formula="of:=IF([.A13]&lt;&gt;[.A14];AVERAGE([.B4:.B1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10910" calcext:value-type="float">
            <text:p>4410910</text:p>
          </table:table-cell>
          <table:table-cell office:value-type="string" calcext:value-type="string">
            <text:p>microseconds</text:p>
          </table:table-cell>
          <table:table-cell table:formula="of:=IF([.A14]&lt;&gt;[.A15];AVERAGE([.B5:.B1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31085" calcext:value-type="float">
            <text:p>4431085</text:p>
          </table:table-cell>
          <table:table-cell office:value-type="string" calcext:value-type="string">
            <text:p>microseconds</text:p>
          </table:table-cell>
          <table:table-cell table:formula="of:=IF([.A15]&lt;&gt;[.A16];AVERAGE([.B6:.B1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07193" calcext:value-type="float">
            <text:p>4407193</text:p>
          </table:table-cell>
          <table:table-cell office:value-type="string" calcext:value-type="string">
            <text:p>microseconds</text:p>
          </table:table-cell>
          <table:table-cell table:formula="of:=IF([.A16]&lt;&gt;[.A17];AVERAGE([.B7:.B1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21335" calcext:value-type="float">
            <text:p>4421335</text:p>
          </table:table-cell>
          <table:table-cell office:value-type="string" calcext:value-type="string">
            <text:p>microseconds</text:p>
          </table:table-cell>
          <table:table-cell table:formula="of:=IF([.A17]&lt;&gt;[.A18];AVERAGE([.B8:.B1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95403" calcext:value-type="float">
            <text:p>4495403</text:p>
          </table:table-cell>
          <table:table-cell office:value-type="string" calcext:value-type="string">
            <text:p>microseconds</text:p>
          </table:table-cell>
          <table:table-cell table:formula="of:=IF([.A18]&lt;&gt;[.A19];AVERAGE([.B9:.B1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56258" calcext:value-type="float">
            <text:p>4456258</text:p>
          </table:table-cell>
          <table:table-cell office:value-type="string" calcext:value-type="string">
            <text:p>microseconds</text:p>
          </table:table-cell>
          <table:table-cell table:formula="of:=IF([.A19]&lt;&gt;[.A20];AVERAGE([.B10:.B1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209233" calcext:value-type="float">
            <text:p>11209233</text:p>
          </table:table-cell>
          <table:table-cell office:value-type="string" calcext:value-type="string">
            <text:p>microseconds</text:p>
          </table:table-cell>
          <table:table-cell table:formula="of:=IF([.A20]&lt;&gt;[.A21];AVERAGE([.B11:.B20]); &quot; &quot;)" office:value-type="float" office:value="11387560.7" calcext:value-type="float">
            <text:p>11387560.7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631505" calcext:value-type="float">
            <text:p>11631505</text:p>
          </table:table-cell>
          <table:table-cell office:value-type="string" calcext:value-type="string">
            <text:p>microseconds</text:p>
          </table:table-cell>
          <table:table-cell table:formula="of:=IF([.A21]&lt;&gt;[.A22];AVERAGE([.B12:.B2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396763" calcext:value-type="float">
            <text:p>11396763</text:p>
          </table:table-cell>
          <table:table-cell office:value-type="string" calcext:value-type="string">
            <text:p>microseconds</text:p>
          </table:table-cell>
          <table:table-cell table:formula="of:=IF([.A22]&lt;&gt;[.A23];AVERAGE([.B13:.B2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092161" calcext:value-type="float">
            <text:p>11092161</text:p>
          </table:table-cell>
          <table:table-cell office:value-type="string" calcext:value-type="string">
            <text:p>microseconds</text:p>
          </table:table-cell>
          <table:table-cell table:formula="of:=IF([.A23]&lt;&gt;[.A24];AVERAGE([.B14:.B2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393777" calcext:value-type="float">
            <text:p>11393777</text:p>
          </table:table-cell>
          <table:table-cell office:value-type="string" calcext:value-type="string">
            <text:p>microseconds</text:p>
          </table:table-cell>
          <table:table-cell table:formula="of:=IF([.A24]&lt;&gt;[.A25];AVERAGE([.B15:.B2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497518" calcext:value-type="float">
            <text:p>11497518</text:p>
          </table:table-cell>
          <table:table-cell office:value-type="string" calcext:value-type="string">
            <text:p>microseconds</text:p>
          </table:table-cell>
          <table:table-cell table:formula="of:=IF([.A25]&lt;&gt;[.A26];AVERAGE([.B16:.B2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261603" calcext:value-type="float">
            <text:p>11261603</text:p>
          </table:table-cell>
          <table:table-cell office:value-type="string" calcext:value-type="string">
            <text:p>microseconds</text:p>
          </table:table-cell>
          <table:table-cell table:formula="of:=IF([.A26]&lt;&gt;[.A27];AVERAGE([.B17:.B2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528647" calcext:value-type="float">
            <text:p>11528647</text:p>
          </table:table-cell>
          <table:table-cell office:value-type="string" calcext:value-type="string">
            <text:p>microseconds</text:p>
          </table:table-cell>
          <table:table-cell table:formula="of:=IF([.A27]&lt;&gt;[.A28];AVERAGE([.B18:.B2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417486" calcext:value-type="float">
            <text:p>11417486</text:p>
          </table:table-cell>
          <table:table-cell office:value-type="string" calcext:value-type="string">
            <text:p>microseconds</text:p>
          </table:table-cell>
          <table:table-cell table:formula="of:=IF([.A28]&lt;&gt;[.A29];AVERAGE([.B19:.B2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446914" calcext:value-type="float">
            <text:p>11446914</text:p>
          </table:table-cell>
          <table:table-cell office:value-type="string" calcext:value-type="string">
            <text:p>microseconds</text:p>
          </table:table-cell>
          <table:table-cell table:formula="of:=IF([.A29]&lt;&gt;[.A30];AVERAGE([.B20:.B2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16839" calcext:value-type="float">
            <text:p>5016839</text:p>
          </table:table-cell>
          <table:table-cell office:value-type="string" calcext:value-type="string">
            <text:p>microseconds</text:p>
          </table:table-cell>
          <table:table-cell table:formula="of:=IF([.A30]&lt;&gt;[.A31];AVERAGE([.B21:.B30]); &quot; &quot;)" office:value-type="float" office:value="5066495.8" calcext:value-type="float">
            <text:p>5066495.8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151479" calcext:value-type="float">
            <text:p>5151479</text:p>
          </table:table-cell>
          <table:table-cell office:value-type="string" calcext:value-type="string">
            <text:p>microseconds</text:p>
          </table:table-cell>
          <table:table-cell table:formula="of:=IF([.A31]&lt;&gt;[.A32];AVERAGE([.B22:.B3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64885" calcext:value-type="float">
            <text:p>5064885</text:p>
          </table:table-cell>
          <table:table-cell office:value-type="string" calcext:value-type="string">
            <text:p>microseconds</text:p>
          </table:table-cell>
          <table:table-cell table:formula="of:=IF([.A32]&lt;&gt;[.A33];AVERAGE([.B23:.B3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41575" calcext:value-type="float">
            <text:p>5041575</text:p>
          </table:table-cell>
          <table:table-cell office:value-type="string" calcext:value-type="string">
            <text:p>microseconds</text:p>
          </table:table-cell>
          <table:table-cell table:formula="of:=IF([.A33]&lt;&gt;[.A34];AVERAGE([.B24:.B3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4998059" calcext:value-type="float">
            <text:p>4998059</text:p>
          </table:table-cell>
          <table:table-cell office:value-type="string" calcext:value-type="string">
            <text:p>microseconds</text:p>
          </table:table-cell>
          <table:table-cell table:formula="of:=IF([.A34]&lt;&gt;[.A35];AVERAGE([.B25:.B3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11626" calcext:value-type="float">
            <text:p>5011626</text:p>
          </table:table-cell>
          <table:table-cell office:value-type="string" calcext:value-type="string">
            <text:p>microseconds</text:p>
          </table:table-cell>
          <table:table-cell table:formula="of:=IF([.A35]&lt;&gt;[.A36];AVERAGE([.B26:.B3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12409" calcext:value-type="float">
            <text:p>5012409</text:p>
          </table:table-cell>
          <table:table-cell office:value-type="string" calcext:value-type="string">
            <text:p>microseconds</text:p>
          </table:table-cell>
          <table:table-cell table:formula="of:=IF([.A36]&lt;&gt;[.A37];AVERAGE([.B27:.B3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26875" calcext:value-type="float">
            <text:p>5026875</text:p>
          </table:table-cell>
          <table:table-cell office:value-type="string" calcext:value-type="string">
            <text:p>microseconds</text:p>
          </table:table-cell>
          <table:table-cell table:formula="of:=IF([.A37]&lt;&gt;[.A38];AVERAGE([.B28:.B3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214673" calcext:value-type="float">
            <text:p>5214673</text:p>
          </table:table-cell>
          <table:table-cell office:value-type="string" calcext:value-type="string">
            <text:p>microseconds</text:p>
          </table:table-cell>
          <table:table-cell table:formula="of:=IF([.A38]&lt;&gt;[.A39];AVERAGE([.B29:.B3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126538" calcext:value-type="float">
            <text:p>5126538</text:p>
          </table:table-cell>
          <table:table-cell office:value-type="string" calcext:value-type="string">
            <text:p>microseconds</text:p>
          </table:table-cell>
          <table:table-cell table:formula="of:=IF([.A39]&lt;&gt;[.A40];AVERAGE([.B30:.B3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48370" calcext:value-type="float">
            <text:p>4048370</text:p>
          </table:table-cell>
          <table:table-cell office:value-type="string" calcext:value-type="string">
            <text:p>microseconds</text:p>
          </table:table-cell>
          <table:table-cell table:formula="of:=IF([.A40]&lt;&gt;[.A41];AVERAGE([.B31:.B40]); &quot; &quot;)" office:value-type="float" office:value="4099066.2" calcext:value-type="float">
            <text:p>4099066.2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135065" calcext:value-type="float">
            <text:p>4135065</text:p>
          </table:table-cell>
          <table:table-cell office:value-type="string" calcext:value-type="string">
            <text:p>microseconds</text:p>
          </table:table-cell>
          <table:table-cell table:formula="of:=IF([.A41]&lt;&gt;[.A42];AVERAGE([.B32:.B4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95982" calcext:value-type="float">
            <text:p>4095982</text:p>
          </table:table-cell>
          <table:table-cell office:value-type="string" calcext:value-type="string">
            <text:p>microseconds</text:p>
          </table:table-cell>
          <table:table-cell table:formula="of:=IF([.A42]&lt;&gt;[.A43];AVERAGE([.B33:.B4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110340" calcext:value-type="float">
            <text:p>4110340</text:p>
          </table:table-cell>
          <table:table-cell office:value-type="string" calcext:value-type="string">
            <text:p>microseconds</text:p>
          </table:table-cell>
          <table:table-cell table:formula="of:=IF([.A43]&lt;&gt;[.A44];AVERAGE([.B34:.B4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79351" calcext:value-type="float">
            <text:p>4079351</text:p>
          </table:table-cell>
          <table:table-cell office:value-type="string" calcext:value-type="string">
            <text:p>microseconds</text:p>
          </table:table-cell>
          <table:table-cell table:formula="of:=IF([.A44]&lt;&gt;[.A45];AVERAGE([.B35:.B4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72077" calcext:value-type="float">
            <text:p>4072077</text:p>
          </table:table-cell>
          <table:table-cell office:value-type="string" calcext:value-type="string">
            <text:p>microseconds</text:p>
          </table:table-cell>
          <table:table-cell table:formula="of:=IF([.A45]&lt;&gt;[.A46];AVERAGE([.B36:.B4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161930" calcext:value-type="float">
            <text:p>4161930</text:p>
          </table:table-cell>
          <table:table-cell office:value-type="string" calcext:value-type="string">
            <text:p>microseconds</text:p>
          </table:table-cell>
          <table:table-cell table:formula="of:=IF([.A46]&lt;&gt;[.A47];AVERAGE([.B37:.B4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59084" calcext:value-type="float">
            <text:p>4059084</text:p>
          </table:table-cell>
          <table:table-cell office:value-type="string" calcext:value-type="string">
            <text:p>microseconds</text:p>
          </table:table-cell>
          <table:table-cell table:formula="of:=IF([.A47]&lt;&gt;[.A48];AVERAGE([.B38:.B4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103006" calcext:value-type="float">
            <text:p>4103006</text:p>
          </table:table-cell>
          <table:table-cell office:value-type="string" calcext:value-type="string">
            <text:p>microseconds</text:p>
          </table:table-cell>
          <table:table-cell table:formula="of:=IF([.A48]&lt;&gt;[.A49];AVERAGE([.B39:.B4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125457" calcext:value-type="float">
            <text:p>4125457</text:p>
          </table:table-cell>
          <table:table-cell office:value-type="string" calcext:value-type="string">
            <text:p>microseconds</text:p>
          </table:table-cell>
          <table:table-cell table:formula="of:=IF([.A49]&lt;&gt;[.A50];AVERAGE([.B40:.B4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702510" calcext:value-type="float">
            <text:p>6702510</text:p>
          </table:table-cell>
          <table:table-cell office:value-type="string" calcext:value-type="string">
            <text:p>microseconds</text:p>
          </table:table-cell>
          <table:table-cell table:formula="of:=IF([.A50]&lt;&gt;[.A51];AVERAGE([.B41:.B50]); &quot; &quot;)" office:value-type="float" office:value="6809800.3" calcext:value-type="float">
            <text:p>6809800.3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795873" calcext:value-type="float">
            <text:p>6795873</text:p>
          </table:table-cell>
          <table:table-cell office:value-type="string" calcext:value-type="string">
            <text:p>microseconds</text:p>
          </table:table-cell>
          <table:table-cell table:formula="of:=IF([.A51]&lt;&gt;[.A52];AVERAGE([.B42:.B5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789864" calcext:value-type="float">
            <text:p>6789864</text:p>
          </table:table-cell>
          <table:table-cell office:value-type="string" calcext:value-type="string">
            <text:p>microseconds</text:p>
          </table:table-cell>
          <table:table-cell table:formula="of:=IF([.A52]&lt;&gt;[.A53];AVERAGE([.B43:.B5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772516" calcext:value-type="float">
            <text:p>6772516</text:p>
          </table:table-cell>
          <table:table-cell office:value-type="string" calcext:value-type="string">
            <text:p>microseconds</text:p>
          </table:table-cell>
          <table:table-cell table:formula="of:=IF([.A53]&lt;&gt;[.A54];AVERAGE([.B44:.B5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796083" calcext:value-type="float">
            <text:p>6796083</text:p>
          </table:table-cell>
          <table:table-cell office:value-type="string" calcext:value-type="string">
            <text:p>microseconds</text:p>
          </table:table-cell>
          <table:table-cell table:formula="of:=IF([.A54]&lt;&gt;[.A55];AVERAGE([.B45:.B5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36585" calcext:value-type="float">
            <text:p>6836585</text:p>
          </table:table-cell>
          <table:table-cell office:value-type="string" calcext:value-type="string">
            <text:p>microseconds</text:p>
          </table:table-cell>
          <table:table-cell table:formula="of:=IF([.A55]&lt;&gt;[.A56];AVERAGE([.B46:.B5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48377" calcext:value-type="float">
            <text:p>6848377</text:p>
          </table:table-cell>
          <table:table-cell office:value-type="string" calcext:value-type="string">
            <text:p>microseconds</text:p>
          </table:table-cell>
          <table:table-cell table:formula="of:=IF([.A56]&lt;&gt;[.A57];AVERAGE([.B47:.B5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39448" calcext:value-type="float">
            <text:p>6839448</text:p>
          </table:table-cell>
          <table:table-cell office:value-type="string" calcext:value-type="string">
            <text:p>microseconds</text:p>
          </table:table-cell>
          <table:table-cell table:formula="of:=IF([.A57]&lt;&gt;[.A58];AVERAGE([.B48:.B5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09868" calcext:value-type="float">
            <text:p>6809868</text:p>
          </table:table-cell>
          <table:table-cell office:value-type="string" calcext:value-type="string">
            <text:p>microseconds</text:p>
          </table:table-cell>
          <table:table-cell table:formula="of:=IF([.A58]&lt;&gt;[.A59];AVERAGE([.B49:.B5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906879" calcext:value-type="float">
            <text:p>6906879</text:p>
          </table:table-cell>
          <table:table-cell office:value-type="string" calcext:value-type="string">
            <text:p>microseconds</text:p>
          </table:table-cell>
          <table:table-cell table:formula="of:=IF([.A59]&lt;&gt;[.A60];AVERAGE([.B50:.B5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77976" calcext:value-type="float">
            <text:p>3077976</text:p>
          </table:table-cell>
          <table:table-cell office:value-type="string" calcext:value-type="string">
            <text:p>microseconds</text:p>
          </table:table-cell>
          <table:table-cell table:formula="of:=IF([.A60]&lt;&gt;[.A61];AVERAGE([.B51:.B60]); &quot; &quot;)" office:value-type="float" office:value="3080732.4" calcext:value-type="float">
            <text:p>3080732.4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37256" calcext:value-type="float">
            <text:p>3037256</text:p>
          </table:table-cell>
          <table:table-cell office:value-type="string" calcext:value-type="string">
            <text:p>microseconds</text:p>
          </table:table-cell>
          <table:table-cell table:formula="of:=IF([.A61]&lt;&gt;[.A62];AVERAGE([.B52:.B6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53851" calcext:value-type="float">
            <text:p>3053851</text:p>
          </table:table-cell>
          <table:table-cell office:value-type="string" calcext:value-type="string">
            <text:p>microseconds</text:p>
          </table:table-cell>
          <table:table-cell table:formula="of:=IF([.A62]&lt;&gt;[.A63];AVERAGE([.B53:.B6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137056" calcext:value-type="float">
            <text:p>3137056</text:p>
          </table:table-cell>
          <table:table-cell office:value-type="string" calcext:value-type="string">
            <text:p>microseconds</text:p>
          </table:table-cell>
          <table:table-cell table:formula="of:=IF([.A63]&lt;&gt;[.A64];AVERAGE([.B54:.B6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12932" calcext:value-type="float">
            <text:p>3012932</text:p>
          </table:table-cell>
          <table:table-cell office:value-type="string" calcext:value-type="string">
            <text:p>microseconds</text:p>
          </table:table-cell>
          <table:table-cell table:formula="of:=IF([.A64]&lt;&gt;[.A65];AVERAGE([.B55:.B6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129376" calcext:value-type="float">
            <text:p>3129376</text:p>
          </table:table-cell>
          <table:table-cell office:value-type="string" calcext:value-type="string">
            <text:p>microseconds</text:p>
          </table:table-cell>
          <table:table-cell table:formula="of:=IF([.A65]&lt;&gt;[.A66];AVERAGE([.B56:.B6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98402" calcext:value-type="float">
            <text:p>3098402</text:p>
          </table:table-cell>
          <table:table-cell office:value-type="string" calcext:value-type="string">
            <text:p>microseconds</text:p>
          </table:table-cell>
          <table:table-cell table:formula="of:=IF([.A66]&lt;&gt;[.A67];AVERAGE([.B57:.B6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62455" calcext:value-type="float">
            <text:p>3062455</text:p>
          </table:table-cell>
          <table:table-cell office:value-type="string" calcext:value-type="string">
            <text:p>microseconds</text:p>
          </table:table-cell>
          <table:table-cell table:formula="of:=IF([.A67]&lt;&gt;[.A68];AVERAGE([.B58:.B6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65102" calcext:value-type="float">
            <text:p>3065102</text:p>
          </table:table-cell>
          <table:table-cell office:value-type="string" calcext:value-type="string">
            <text:p>microseconds</text:p>
          </table:table-cell>
          <table:table-cell table:formula="of:=IF([.A68]&lt;&gt;[.A69];AVERAGE([.B59:.B6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132918" calcext:value-type="float">
            <text:p>3132918</text:p>
          </table:table-cell>
          <table:table-cell office:value-type="string" calcext:value-type="string">
            <text:p>microseconds</text:p>
          </table:table-cell>
          <table:table-cell table:formula="of:=IF([.A69]&lt;&gt;[.A70];AVERAGE([.B60:.B6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515896" calcext:value-type="float">
            <text:p>2515896</text:p>
          </table:table-cell>
          <table:table-cell office:value-type="string" calcext:value-type="string">
            <text:p>microseconds</text:p>
          </table:table-cell>
          <table:table-cell table:formula="of:=IF([.A70]&lt;&gt;[.A71];AVERAGE([.B61:.B70]); &quot; &quot;)" office:value-type="float" office:value="2458480.1" calcext:value-type="float">
            <text:p>2458480.1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533926" calcext:value-type="float">
            <text:p>2533926</text:p>
          </table:table-cell>
          <table:table-cell office:value-type="string" calcext:value-type="string">
            <text:p>microseconds</text:p>
          </table:table-cell>
          <table:table-cell table:formula="of:=IF([.A71]&lt;&gt;[.A72];AVERAGE([.B62:.B7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389858" calcext:value-type="float">
            <text:p>2389858</text:p>
          </table:table-cell>
          <table:table-cell office:value-type="string" calcext:value-type="string">
            <text:p>microseconds</text:p>
          </table:table-cell>
          <table:table-cell table:formula="of:=IF([.A72]&lt;&gt;[.A73];AVERAGE([.B63:.B7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96657" calcext:value-type="float">
            <text:p>2496657</text:p>
          </table:table-cell>
          <table:table-cell office:value-type="string" calcext:value-type="string">
            <text:p>microseconds</text:p>
          </table:table-cell>
          <table:table-cell table:formula="of:=IF([.A73]&lt;&gt;[.A74];AVERAGE([.B64:.B7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27701" calcext:value-type="float">
            <text:p>2427701</text:p>
          </table:table-cell>
          <table:table-cell office:value-type="string" calcext:value-type="string">
            <text:p>microseconds</text:p>
          </table:table-cell>
          <table:table-cell table:formula="of:=IF([.A74]&lt;&gt;[.A75];AVERAGE([.B65:.B7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32694" calcext:value-type="float">
            <text:p>2432694</text:p>
          </table:table-cell>
          <table:table-cell office:value-type="string" calcext:value-type="string">
            <text:p>microseconds</text:p>
          </table:table-cell>
          <table:table-cell table:formula="of:=IF([.A75]&lt;&gt;[.A76];AVERAGE([.B66:.B7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525376" calcext:value-type="float">
            <text:p>2525376</text:p>
          </table:table-cell>
          <table:table-cell office:value-type="string" calcext:value-type="string">
            <text:p>microseconds</text:p>
          </table:table-cell>
          <table:table-cell table:formula="of:=IF([.A76]&lt;&gt;[.A77];AVERAGE([.B67:.B7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19743" calcext:value-type="float">
            <text:p>2419743</text:p>
          </table:table-cell>
          <table:table-cell office:value-type="string" calcext:value-type="string">
            <text:p>microseconds</text:p>
          </table:table-cell>
          <table:table-cell table:formula="of:=IF([.A77]&lt;&gt;[.A78];AVERAGE([.B68:.B7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23783" calcext:value-type="float">
            <text:p>2423783</text:p>
          </table:table-cell>
          <table:table-cell office:value-type="string" calcext:value-type="string">
            <text:p>microseconds</text:p>
          </table:table-cell>
          <table:table-cell table:formula="of:=IF([.A78]&lt;&gt;[.A79];AVERAGE([.B69:.B7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19167" calcext:value-type="float">
            <text:p>2419167</text:p>
          </table:table-cell>
          <table:table-cell office:value-type="string" calcext:value-type="string">
            <text:p>microseconds</text:p>
          </table:table-cell>
          <table:table-cell table:formula="of:=IF([.A79]&lt;&gt;[.A80];AVERAGE([.B70:.B7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799429" calcext:value-type="float">
            <text:p>7799429</text:p>
          </table:table-cell>
          <table:table-cell office:value-type="string" calcext:value-type="string">
            <text:p>microseconds</text:p>
          </table:table-cell>
          <table:table-cell table:formula="of:=IF([.A80]&lt;&gt;[.A81];AVERAGE([.B71:.B80]); &quot; &quot;)" office:value-type="float" office:value="7873266.8" calcext:value-type="float">
            <text:p>7873266.8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48021" calcext:value-type="float">
            <text:p>7848021</text:p>
          </table:table-cell>
          <table:table-cell office:value-type="string" calcext:value-type="string">
            <text:p>microseconds</text:p>
          </table:table-cell>
          <table:table-cell table:formula="of:=IF([.A81]&lt;&gt;[.A82];AVERAGE([.B72:.B8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39071" calcext:value-type="float">
            <text:p>7839071</text:p>
          </table:table-cell>
          <table:table-cell office:value-type="string" calcext:value-type="string">
            <text:p>microseconds</text:p>
          </table:table-cell>
          <table:table-cell table:formula="of:=IF([.A82]&lt;&gt;[.A83];AVERAGE([.B73:.B8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921552" calcext:value-type="float">
            <text:p>7921552</text:p>
          </table:table-cell>
          <table:table-cell office:value-type="string" calcext:value-type="string">
            <text:p>microseconds</text:p>
          </table:table-cell>
          <table:table-cell table:formula="of:=IF([.A83]&lt;&gt;[.A84];AVERAGE([.B74:.B8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990731" calcext:value-type="float">
            <text:p>7990731</text:p>
          </table:table-cell>
          <table:table-cell office:value-type="string" calcext:value-type="string">
            <text:p>microseconds</text:p>
          </table:table-cell>
          <table:table-cell table:formula="of:=IF([.A84]&lt;&gt;[.A85];AVERAGE([.B75:.B8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31144" calcext:value-type="float">
            <text:p>7831144</text:p>
          </table:table-cell>
          <table:table-cell office:value-type="string" calcext:value-type="string">
            <text:p>microseconds</text:p>
          </table:table-cell>
          <table:table-cell table:formula="of:=IF([.A85]&lt;&gt;[.A86];AVERAGE([.B76:.B8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09086" calcext:value-type="float">
            <text:p>7809086</text:p>
          </table:table-cell>
          <table:table-cell office:value-type="string" calcext:value-type="string">
            <text:p>microseconds</text:p>
          </table:table-cell>
          <table:table-cell table:formula="of:=IF([.A86]&lt;&gt;[.A87];AVERAGE([.B77:.B8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928312" calcext:value-type="float">
            <text:p>7928312</text:p>
          </table:table-cell>
          <table:table-cell office:value-type="string" calcext:value-type="string">
            <text:p>microseconds</text:p>
          </table:table-cell>
          <table:table-cell table:formula="of:=IF([.A87]&lt;&gt;[.A88];AVERAGE([.B78:.B8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36290" calcext:value-type="float">
            <text:p>7836290</text:p>
          </table:table-cell>
          <table:table-cell office:value-type="string" calcext:value-type="string">
            <text:p>microseconds</text:p>
          </table:table-cell>
          <table:table-cell table:formula="of:=IF([.A88]&lt;&gt;[.A89];AVERAGE([.B79:.B8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929032" calcext:value-type="float">
            <text:p>7929032</text:p>
          </table:table-cell>
          <table:table-cell office:value-type="string" calcext:value-type="string">
            <text:p>microseconds</text:p>
          </table:table-cell>
          <table:table-cell table:formula="of:=IF([.A89]&lt;&gt;[.A90];AVERAGE([.B80:.B8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498740" calcext:value-type="float">
            <text:p>3498740</text:p>
          </table:table-cell>
          <table:table-cell office:value-type="string" calcext:value-type="string">
            <text:p>microseconds</text:p>
          </table:table-cell>
          <table:table-cell table:formula="of:=IF([.A90]&lt;&gt;[.A91];AVERAGE([.B81:.B90]); &quot; &quot;)" office:value-type="float" office:value="3504617.3" calcext:value-type="float">
            <text:p>3504617.3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441130" calcext:value-type="float">
            <text:p>3441130</text:p>
          </table:table-cell>
          <table:table-cell office:value-type="string" calcext:value-type="string">
            <text:p>microseconds</text:p>
          </table:table-cell>
          <table:table-cell table:formula="of:=IF([.A91]&lt;&gt;[.A92];AVERAGE([.B82:.B9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550609" calcext:value-type="float">
            <text:p>3550609</text:p>
          </table:table-cell>
          <table:table-cell office:value-type="string" calcext:value-type="string">
            <text:p>microseconds</text:p>
          </table:table-cell>
          <table:table-cell table:formula="of:=IF([.A92]&lt;&gt;[.A93];AVERAGE([.B83:.B9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496015" calcext:value-type="float">
            <text:p>3496015</text:p>
          </table:table-cell>
          <table:table-cell office:value-type="string" calcext:value-type="string">
            <text:p>microseconds</text:p>
          </table:table-cell>
          <table:table-cell table:formula="of:=IF([.A93]&lt;&gt;[.A94];AVERAGE([.B84:.B9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466529" calcext:value-type="float">
            <text:p>3466529</text:p>
          </table:table-cell>
          <table:table-cell office:value-type="string" calcext:value-type="string">
            <text:p>microseconds</text:p>
          </table:table-cell>
          <table:table-cell table:formula="of:=IF([.A94]&lt;&gt;[.A95];AVERAGE([.B85:.B9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466340" calcext:value-type="float">
            <text:p>3466340</text:p>
          </table:table-cell>
          <table:table-cell office:value-type="string" calcext:value-type="string">
            <text:p>microseconds</text:p>
          </table:table-cell>
          <table:table-cell table:formula="of:=IF([.A95]&lt;&gt;[.A96];AVERAGE([.B86:.B9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471411" calcext:value-type="float">
            <text:p>3471411</text:p>
          </table:table-cell>
          <table:table-cell office:value-type="string" calcext:value-type="string">
            <text:p>microseconds</text:p>
          </table:table-cell>
          <table:table-cell table:formula="of:=IF([.A96]&lt;&gt;[.A97];AVERAGE([.B87:.B9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530548" calcext:value-type="float">
            <text:p>3530548</text:p>
          </table:table-cell>
          <table:table-cell office:value-type="string" calcext:value-type="string">
            <text:p>microseconds</text:p>
          </table:table-cell>
          <table:table-cell table:formula="of:=IF([.A97]&lt;&gt;[.A98];AVERAGE([.B88:.B9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620356" calcext:value-type="float">
            <text:p>3620356</text:p>
          </table:table-cell>
          <table:table-cell office:value-type="string" calcext:value-type="string">
            <text:p>microseconds</text:p>
          </table:table-cell>
          <table:table-cell table:formula="of:=IF([.A98]&lt;&gt;[.A99];AVERAGE([.B89:.B9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504495" calcext:value-type="float">
            <text:p>3504495</text:p>
          </table:table-cell>
          <table:table-cell office:value-type="string" calcext:value-type="string">
            <text:p>microseconds</text:p>
          </table:table-cell>
          <table:table-cell table:formula="of:=IF([.A99]&lt;&gt;[.A100];AVERAGE([.B90:.B9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22664" calcext:value-type="float">
            <text:p>2822664</text:p>
          </table:table-cell>
          <table:table-cell office:value-type="string" calcext:value-type="string">
            <text:p>microseconds</text:p>
          </table:table-cell>
          <table:table-cell table:formula="of:=IF([.A100]&lt;&gt;[.A101];AVERAGE([.B91:.B100]); &quot; &quot;)" office:value-type="float" office:value="2834820.8" calcext:value-type="float">
            <text:p>2834820.8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765495" calcext:value-type="float">
            <text:p>2765495</text:p>
          </table:table-cell>
          <table:table-cell office:value-type="string" calcext:value-type="string">
            <text:p>microseconds</text:p>
          </table:table-cell>
          <table:table-cell table:formula="of:=IF([.A101]&lt;&gt;[.A102];AVERAGE([.B92:.B10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67086" calcext:value-type="float">
            <text:p>2867086</text:p>
          </table:table-cell>
          <table:table-cell office:value-type="string" calcext:value-type="string">
            <text:p>microseconds</text:p>
          </table:table-cell>
          <table:table-cell table:formula="of:=IF([.A102]&lt;&gt;[.A103];AVERAGE([.B93:.B10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88489" calcext:value-type="float">
            <text:p>2888489</text:p>
          </table:table-cell>
          <table:table-cell office:value-type="string" calcext:value-type="string">
            <text:p>microseconds</text:p>
          </table:table-cell>
          <table:table-cell table:formula="of:=IF([.A103]&lt;&gt;[.A104];AVERAGE([.B94:.B10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953638" calcext:value-type="float">
            <text:p>2953638</text:p>
          </table:table-cell>
          <table:table-cell office:value-type="string" calcext:value-type="string">
            <text:p>microseconds</text:p>
          </table:table-cell>
          <table:table-cell table:formula="of:=IF([.A104]&lt;&gt;[.A105];AVERAGE([.B95:.B10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764322" calcext:value-type="float">
            <text:p>2764322</text:p>
          </table:table-cell>
          <table:table-cell office:value-type="string" calcext:value-type="string">
            <text:p>microseconds</text:p>
          </table:table-cell>
          <table:table-cell table:formula="of:=IF([.A105]&lt;&gt;[.A106];AVERAGE([.B96:.B10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80493" calcext:value-type="float">
            <text:p>2880493</text:p>
          </table:table-cell>
          <table:table-cell office:value-type="string" calcext:value-type="string">
            <text:p>microseconds</text:p>
          </table:table-cell>
          <table:table-cell table:formula="of:=IF([.A106]&lt;&gt;[.A107];AVERAGE([.B97:.B10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11306" calcext:value-type="float">
            <text:p>2811306</text:p>
          </table:table-cell>
          <table:table-cell office:value-type="string" calcext:value-type="string">
            <text:p>microseconds</text:p>
          </table:table-cell>
          <table:table-cell table:formula="of:=IF([.A107]&lt;&gt;[.A108];AVERAGE([.B98:.B10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03711" calcext:value-type="float">
            <text:p>2803711</text:p>
          </table:table-cell>
          <table:table-cell office:value-type="string" calcext:value-type="string">
            <text:p>microseconds</text:p>
          </table:table-cell>
          <table:table-cell table:formula="of:=IF([.A108]&lt;&gt;[.A109];AVERAGE([.B99:.B10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791004" calcext:value-type="float">
            <text:p>2791004</text:p>
          </table:table-cell>
          <table:table-cell office:value-type="string" calcext:value-type="string">
            <text:p>microseconds</text:p>
          </table:table-cell>
          <table:table-cell table:formula="of:=IF([.A109]&lt;&gt;[.A110];AVERAGE([.B100:.B10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449095" calcext:value-type="float">
            <text:p>9449095</text:p>
          </table:table-cell>
          <table:table-cell office:value-type="string" calcext:value-type="string">
            <text:p>microseconds</text:p>
          </table:table-cell>
          <table:table-cell table:formula="of:=IF([.A110]&lt;&gt;[.A111];AVERAGE([.B101:.B110]); &quot; &quot;)" office:value-type="float" office:value="9343619.5" calcext:value-type="float">
            <text:p>9343619.5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214699" calcext:value-type="float">
            <text:p>9214699</text:p>
          </table:table-cell>
          <table:table-cell office:value-type="string" calcext:value-type="string">
            <text:p>microseconds</text:p>
          </table:table-cell>
          <table:table-cell table:formula="of:=IF([.A111]&lt;&gt;[.A112];AVERAGE([.B102:.B11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595940" calcext:value-type="float">
            <text:p>9595940</text:p>
          </table:table-cell>
          <table:table-cell office:value-type="string" calcext:value-type="string">
            <text:p>microseconds</text:p>
          </table:table-cell>
          <table:table-cell table:formula="of:=IF([.A112]&lt;&gt;[.A113];AVERAGE([.B103:.B11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374839" calcext:value-type="float">
            <text:p>9374839</text:p>
          </table:table-cell>
          <table:table-cell office:value-type="string" calcext:value-type="string">
            <text:p>microseconds</text:p>
          </table:table-cell>
          <table:table-cell table:formula="of:=IF([.A113]&lt;&gt;[.A114];AVERAGE([.B104:.B11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279692" calcext:value-type="float">
            <text:p>9279692</text:p>
          </table:table-cell>
          <table:table-cell office:value-type="string" calcext:value-type="string">
            <text:p>microseconds</text:p>
          </table:table-cell>
          <table:table-cell table:formula="of:=IF([.A114]&lt;&gt;[.A115];AVERAGE([.B105:.B11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453330" calcext:value-type="float">
            <text:p>9453330</text:p>
          </table:table-cell>
          <table:table-cell office:value-type="string" calcext:value-type="string">
            <text:p>microseconds</text:p>
          </table:table-cell>
          <table:table-cell table:formula="of:=IF([.A115]&lt;&gt;[.A116];AVERAGE([.B106:.B11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236896" calcext:value-type="float">
            <text:p>9236896</text:p>
          </table:table-cell>
          <table:table-cell office:value-type="string" calcext:value-type="string">
            <text:p>microseconds</text:p>
          </table:table-cell>
          <table:table-cell table:formula="of:=IF([.A116]&lt;&gt;[.A117];AVERAGE([.B107:.B11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211802" calcext:value-type="float">
            <text:p>9211802</text:p>
          </table:table-cell>
          <table:table-cell office:value-type="string" calcext:value-type="string">
            <text:p>microseconds</text:p>
          </table:table-cell>
          <table:table-cell table:formula="of:=IF([.A117]&lt;&gt;[.A118];AVERAGE([.B108:.B11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312151" calcext:value-type="float">
            <text:p>9312151</text:p>
          </table:table-cell>
          <table:table-cell office:value-type="string" calcext:value-type="string">
            <text:p>microseconds</text:p>
          </table:table-cell>
          <table:table-cell table:formula="of:=IF([.A118]&lt;&gt;[.A119];AVERAGE([.B109:.B11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307751" calcext:value-type="float">
            <text:p>9307751</text:p>
          </table:table-cell>
          <table:table-cell office:value-type="string" calcext:value-type="string">
            <text:p>microseconds</text:p>
          </table:table-cell>
          <table:table-cell table:formula="of:=IF([.A119]&lt;&gt;[.A120];AVERAGE([.B110:.B11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12883" calcext:value-type="float">
            <text:p>4012883</text:p>
          </table:table-cell>
          <table:table-cell office:value-type="string" calcext:value-type="string">
            <text:p>microseconds</text:p>
          </table:table-cell>
          <table:table-cell table:formula="of:=IF([.A120]&lt;&gt;[.A121];AVERAGE([.B111:.B120]); &quot; &quot;)" office:value-type="float" office:value="4134899.6" calcext:value-type="float">
            <text:p>4134899.6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172070" calcext:value-type="float">
            <text:p>4172070</text:p>
          </table:table-cell>
          <table:table-cell office:value-type="string" calcext:value-type="string">
            <text:p>microseconds</text:p>
          </table:table-cell>
          <table:table-cell table:formula="of:=IF([.A121]&lt;&gt;[.A122];AVERAGE([.B112:.B12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65317" calcext:value-type="float">
            <text:p>4065317</text:p>
          </table:table-cell>
          <table:table-cell office:value-type="string" calcext:value-type="string">
            <text:p>microseconds</text:p>
          </table:table-cell>
          <table:table-cell table:formula="of:=IF([.A122]&lt;&gt;[.A123];AVERAGE([.B113:.B12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234933" calcext:value-type="float">
            <text:p>4234933</text:p>
          </table:table-cell>
          <table:table-cell office:value-type="string" calcext:value-type="string">
            <text:p>microseconds</text:p>
          </table:table-cell>
          <table:table-cell table:formula="of:=IF([.A123]&lt;&gt;[.A124];AVERAGE([.B114:.B12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133863" calcext:value-type="float">
            <text:p>4133863</text:p>
          </table:table-cell>
          <table:table-cell office:value-type="string" calcext:value-type="string">
            <text:p>microseconds</text:p>
          </table:table-cell>
          <table:table-cell table:formula="of:=IF([.A124]&lt;&gt;[.A125];AVERAGE([.B115:.B12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183990" calcext:value-type="float">
            <text:p>4183990</text:p>
          </table:table-cell>
          <table:table-cell office:value-type="string" calcext:value-type="string">
            <text:p>microseconds</text:p>
          </table:table-cell>
          <table:table-cell table:formula="of:=IF([.A125]&lt;&gt;[.A126];AVERAGE([.B116:.B12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160562" calcext:value-type="float">
            <text:p>4160562</text:p>
          </table:table-cell>
          <table:table-cell office:value-type="string" calcext:value-type="string">
            <text:p>microseconds</text:p>
          </table:table-cell>
          <table:table-cell table:formula="of:=IF([.A126]&lt;&gt;[.A127];AVERAGE([.B117:.B12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256501" calcext:value-type="float">
            <text:p>4256501</text:p>
          </table:table-cell>
          <table:table-cell office:value-type="string" calcext:value-type="string">
            <text:p>microseconds</text:p>
          </table:table-cell>
          <table:table-cell table:formula="of:=IF([.A127]&lt;&gt;[.A128];AVERAGE([.B118:.B12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50477" calcext:value-type="float">
            <text:p>4050477</text:p>
          </table:table-cell>
          <table:table-cell office:value-type="string" calcext:value-type="string">
            <text:p>microseconds</text:p>
          </table:table-cell>
          <table:table-cell table:formula="of:=IF([.A128]&lt;&gt;[.A129];AVERAGE([.B119:.B12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78400" calcext:value-type="float">
            <text:p>4078400</text:p>
          </table:table-cell>
          <table:table-cell office:value-type="string" calcext:value-type="string">
            <text:p>microseconds</text:p>
          </table:table-cell>
          <table:table-cell table:formula="of:=IF([.A129]&lt;&gt;[.A130];AVERAGE([.B120:.B12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283026" calcext:value-type="float">
            <text:p>3283026</text:p>
          </table:table-cell>
          <table:table-cell office:value-type="string" calcext:value-type="string">
            <text:p>microseconds</text:p>
          </table:table-cell>
          <table:table-cell table:formula="of:=IF([.A130]&lt;&gt;[.A131];AVERAGE([.B121:.B130]); &quot; &quot;)" office:value-type="float" office:value="3340833.8" calcext:value-type="float">
            <text:p>3340833.8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336098" calcext:value-type="float">
            <text:p>3336098</text:p>
          </table:table-cell>
          <table:table-cell office:value-type="string" calcext:value-type="string">
            <text:p>microseconds</text:p>
          </table:table-cell>
          <table:table-cell table:formula="of:=IF([.A131]&lt;&gt;[.A132];AVERAGE([.B122:.B13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329722" calcext:value-type="float">
            <text:p>3329722</text:p>
          </table:table-cell>
          <table:table-cell office:value-type="string" calcext:value-type="string">
            <text:p>microseconds</text:p>
          </table:table-cell>
          <table:table-cell table:formula="of:=IF([.A132]&lt;&gt;[.A133];AVERAGE([.B123:.B13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406615" calcext:value-type="float">
            <text:p>3406615</text:p>
          </table:table-cell>
          <table:table-cell office:value-type="string" calcext:value-type="string">
            <text:p>microseconds</text:p>
          </table:table-cell>
          <table:table-cell table:formula="of:=IF([.A133]&lt;&gt;[.A134];AVERAGE([.B124:.B13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297900" calcext:value-type="float">
            <text:p>3297900</text:p>
          </table:table-cell>
          <table:table-cell office:value-type="string" calcext:value-type="string">
            <text:p>microseconds</text:p>
          </table:table-cell>
          <table:table-cell table:formula="of:=IF([.A134]&lt;&gt;[.A135];AVERAGE([.B125:.B13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443897" calcext:value-type="float">
            <text:p>3443897</text:p>
          </table:table-cell>
          <table:table-cell office:value-type="string" calcext:value-type="string">
            <text:p>microseconds</text:p>
          </table:table-cell>
          <table:table-cell table:formula="of:=IF([.A135]&lt;&gt;[.A136];AVERAGE([.B126:.B13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256989" calcext:value-type="float">
            <text:p>3256989</text:p>
          </table:table-cell>
          <table:table-cell office:value-type="string" calcext:value-type="string">
            <text:p>microseconds</text:p>
          </table:table-cell>
          <table:table-cell table:formula="of:=IF([.A136]&lt;&gt;[.A137];AVERAGE([.B127:.B13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377337" calcext:value-type="float">
            <text:p>3377337</text:p>
          </table:table-cell>
          <table:table-cell office:value-type="string" calcext:value-type="string">
            <text:p>microseconds</text:p>
          </table:table-cell>
          <table:table-cell table:formula="of:=IF([.A137]&lt;&gt;[.A138];AVERAGE([.B128:.B13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292409" calcext:value-type="float">
            <text:p>3292409</text:p>
          </table:table-cell>
          <table:table-cell office:value-type="string" calcext:value-type="string">
            <text:p>microseconds</text:p>
          </table:table-cell>
          <table:table-cell table:formula="of:=IF([.A138]&lt;&gt;[.A139];AVERAGE([.B129:.B13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384345" calcext:value-type="float">
            <text:p>3384345</text:p>
          </table:table-cell>
          <table:table-cell office:value-type="string" calcext:value-type="string">
            <text:p>microseconds</text:p>
          </table:table-cell>
          <table:table-cell table:formula="of:=IF([.A139]&lt;&gt;[.A140];AVERAGE([.B130:.B13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498371" calcext:value-type="float">
            <text:p>9498371</text:p>
          </table:table-cell>
          <table:table-cell office:value-type="string" calcext:value-type="string">
            <text:p>microseconds</text:p>
          </table:table-cell>
          <table:table-cell table:formula="of:=IF([.A140]&lt;&gt;[.A141];AVERAGE([.B131:.B140]); &quot; &quot;)" office:value-type="float" office:value="9646516.6" calcext:value-type="float">
            <text:p>9646516.6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571867" calcext:value-type="float">
            <text:p>9571867</text:p>
          </table:table-cell>
          <table:table-cell office:value-type="string" calcext:value-type="string">
            <text:p>microseconds</text:p>
          </table:table-cell>
          <table:table-cell table:formula="of:=IF([.A141]&lt;&gt;[.A142];AVERAGE([.B132:.B14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616925" calcext:value-type="float">
            <text:p>9616925</text:p>
          </table:table-cell>
          <table:table-cell office:value-type="string" calcext:value-type="string">
            <text:p>microseconds</text:p>
          </table:table-cell>
          <table:table-cell table:formula="of:=IF([.A142]&lt;&gt;[.A143];AVERAGE([.B133:.B14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809750" calcext:value-type="float">
            <text:p>9809750</text:p>
          </table:table-cell>
          <table:table-cell office:value-type="string" calcext:value-type="string">
            <text:p>microseconds</text:p>
          </table:table-cell>
          <table:table-cell table:formula="of:=IF([.A143]&lt;&gt;[.A144];AVERAGE([.B134:.B14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710954" calcext:value-type="float">
            <text:p>9710954</text:p>
          </table:table-cell>
          <table:table-cell office:value-type="string" calcext:value-type="string">
            <text:p>microseconds</text:p>
          </table:table-cell>
          <table:table-cell table:formula="of:=IF([.A144]&lt;&gt;[.A145];AVERAGE([.B135:.B14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597164" calcext:value-type="float">
            <text:p>9597164</text:p>
          </table:table-cell>
          <table:table-cell office:value-type="string" calcext:value-type="string">
            <text:p>microseconds</text:p>
          </table:table-cell>
          <table:table-cell table:formula="of:=IF([.A145]&lt;&gt;[.A146];AVERAGE([.B136:.B14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845001" calcext:value-type="float">
            <text:p>9845001</text:p>
          </table:table-cell>
          <table:table-cell office:value-type="string" calcext:value-type="string">
            <text:p>microseconds</text:p>
          </table:table-cell>
          <table:table-cell table:formula="of:=IF([.A146]&lt;&gt;[.A147];AVERAGE([.B137:.B14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626416" calcext:value-type="float">
            <text:p>9626416</text:p>
          </table:table-cell>
          <table:table-cell office:value-type="string" calcext:value-type="string">
            <text:p>microseconds</text:p>
          </table:table-cell>
          <table:table-cell table:formula="of:=IF([.A147]&lt;&gt;[.A148];AVERAGE([.B138:.B14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592833" calcext:value-type="float">
            <text:p>9592833</text:p>
          </table:table-cell>
          <table:table-cell office:value-type="string" calcext:value-type="string">
            <text:p>microseconds</text:p>
          </table:table-cell>
          <table:table-cell table:formula="of:=IF([.A148]&lt;&gt;[.A149];AVERAGE([.B139:.B14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595885" calcext:value-type="float">
            <text:p>9595885</text:p>
          </table:table-cell>
          <table:table-cell office:value-type="string" calcext:value-type="string">
            <text:p>microseconds</text:p>
          </table:table-cell>
          <table:table-cell table:formula="of:=IF([.A149]&lt;&gt;[.A150];AVERAGE([.B140:.B14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239337" calcext:value-type="float">
            <text:p>4239337</text:p>
          </table:table-cell>
          <table:table-cell office:value-type="string" calcext:value-type="string">
            <text:p>microseconds</text:p>
          </table:table-cell>
          <table:table-cell table:formula="of:=IF([.A150]&lt;&gt;[.A151];AVERAGE([.B141:.B150]); &quot; &quot;)" office:value-type="float" office:value="4308202.7" calcext:value-type="float">
            <text:p>4308202.7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307320" calcext:value-type="float">
            <text:p>4307320</text:p>
          </table:table-cell>
          <table:table-cell office:value-type="string" calcext:value-type="string">
            <text:p>microseconds</text:p>
          </table:table-cell>
          <table:table-cell table:formula="of:=IF([.A151]&lt;&gt;[.A152];AVERAGE([.B142:.B15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254746" calcext:value-type="float">
            <text:p>4254746</text:p>
          </table:table-cell>
          <table:table-cell office:value-type="string" calcext:value-type="string">
            <text:p>microseconds</text:p>
          </table:table-cell>
          <table:table-cell table:formula="of:=IF([.A152]&lt;&gt;[.A153];AVERAGE([.B143:.B15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450787" calcext:value-type="float">
            <text:p>4450787</text:p>
          </table:table-cell>
          <table:table-cell office:value-type="string" calcext:value-type="string">
            <text:p>microseconds</text:p>
          </table:table-cell>
          <table:table-cell table:formula="of:=IF([.A153]&lt;&gt;[.A154];AVERAGE([.B144:.B15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445184" calcext:value-type="float">
            <text:p>4445184</text:p>
          </table:table-cell>
          <table:table-cell office:value-type="string" calcext:value-type="string">
            <text:p>microseconds</text:p>
          </table:table-cell>
          <table:table-cell table:formula="of:=IF([.A154]&lt;&gt;[.A155];AVERAGE([.B145:.B15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203661" calcext:value-type="float">
            <text:p>4203661</text:p>
          </table:table-cell>
          <table:table-cell office:value-type="string" calcext:value-type="string">
            <text:p>microseconds</text:p>
          </table:table-cell>
          <table:table-cell table:formula="of:=IF([.A155]&lt;&gt;[.A156];AVERAGE([.B146:.B15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258458" calcext:value-type="float">
            <text:p>4258458</text:p>
          </table:table-cell>
          <table:table-cell office:value-type="string" calcext:value-type="string">
            <text:p>microseconds</text:p>
          </table:table-cell>
          <table:table-cell table:formula="of:=IF([.A156]&lt;&gt;[.A157];AVERAGE([.B147:.B15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267077" calcext:value-type="float">
            <text:p>4267077</text:p>
          </table:table-cell>
          <table:table-cell office:value-type="string" calcext:value-type="string">
            <text:p>microseconds</text:p>
          </table:table-cell>
          <table:table-cell table:formula="of:=IF([.A157]&lt;&gt;[.A158];AVERAGE([.B148:.B15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389703" calcext:value-type="float">
            <text:p>4389703</text:p>
          </table:table-cell>
          <table:table-cell office:value-type="string" calcext:value-type="string">
            <text:p>microseconds</text:p>
          </table:table-cell>
          <table:table-cell table:formula="of:=IF([.A158]&lt;&gt;[.A159];AVERAGE([.B149:.B15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265754" calcext:value-type="float">
            <text:p>4265754</text:p>
          </table:table-cell>
          <table:table-cell office:value-type="string" calcext:value-type="string">
            <text:p>microseconds</text:p>
          </table:table-cell>
          <table:table-cell table:formula="of:=IF([.A159]&lt;&gt;[.A160];AVERAGE([.B150:.B15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714736" calcext:value-type="float">
            <text:p>3714736</text:p>
          </table:table-cell>
          <table:table-cell office:value-type="string" calcext:value-type="string">
            <text:p>microseconds</text:p>
          </table:table-cell>
          <table:table-cell table:formula="of:=IF([.A160]&lt;&gt;[.A161];AVERAGE([.B151:.B160]); &quot; &quot;)" office:value-type="float" office:value="3505596.5" calcext:value-type="float">
            <text:p>3505596.5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516102" calcext:value-type="float">
            <text:p>3516102</text:p>
          </table:table-cell>
          <table:table-cell office:value-type="string" calcext:value-type="string">
            <text:p>microseconds</text:p>
          </table:table-cell>
          <table:table-cell table:formula="of:=IF([.A161]&lt;&gt;[.A162];AVERAGE([.B152:.B16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527447" calcext:value-type="float">
            <text:p>3527447</text:p>
          </table:table-cell>
          <table:table-cell office:value-type="string" calcext:value-type="string">
            <text:p>microseconds</text:p>
          </table:table-cell>
          <table:table-cell table:formula="of:=IF([.A162]&lt;&gt;[.A163];AVERAGE([.B153:.B16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522127" calcext:value-type="float">
            <text:p>3522127</text:p>
          </table:table-cell>
          <table:table-cell office:value-type="string" calcext:value-type="string">
            <text:p>microseconds</text:p>
          </table:table-cell>
          <table:table-cell table:formula="of:=IF([.A163]&lt;&gt;[.A164];AVERAGE([.B154:.B16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64460" calcext:value-type="float">
            <text:p>3464460</text:p>
          </table:table-cell>
          <table:table-cell office:value-type="string" calcext:value-type="string">
            <text:p>microseconds</text:p>
          </table:table-cell>
          <table:table-cell table:formula="of:=IF([.A164]&lt;&gt;[.A165];AVERAGE([.B155:.B16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41470" calcext:value-type="float">
            <text:p>3441470</text:p>
          </table:table-cell>
          <table:table-cell office:value-type="string" calcext:value-type="string">
            <text:p>microseconds</text:p>
          </table:table-cell>
          <table:table-cell table:formula="of:=IF([.A165]&lt;&gt;[.A166];AVERAGE([.B156:.B16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40324" calcext:value-type="float">
            <text:p>3440324</text:p>
          </table:table-cell>
          <table:table-cell office:value-type="string" calcext:value-type="string">
            <text:p>microseconds</text:p>
          </table:table-cell>
          <table:table-cell table:formula="of:=IF([.A166]&lt;&gt;[.A167];AVERAGE([.B157:.B16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67759" calcext:value-type="float">
            <text:p>3467759</text:p>
          </table:table-cell>
          <table:table-cell office:value-type="string" calcext:value-type="string">
            <text:p>microseconds</text:p>
          </table:table-cell>
          <table:table-cell table:formula="of:=IF([.A167]&lt;&gt;[.A168];AVERAGE([.B158:.B16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531511" calcext:value-type="float">
            <text:p>3531511</text:p>
          </table:table-cell>
          <table:table-cell office:value-type="string" calcext:value-type="string">
            <text:p>microseconds</text:p>
          </table:table-cell>
          <table:table-cell table:formula="of:=IF([.A168]&lt;&gt;[.A169];AVERAGE([.B159:.B16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30029" calcext:value-type="float">
            <text:p>3430029</text:p>
          </table:table-cell>
          <table:table-cell office:value-type="string" calcext:value-type="string">
            <text:p>microseconds</text:p>
          </table:table-cell>
          <table:table-cell table:formula="of:=IF([.A169]&lt;&gt;[.A170];AVERAGE([.B160:.B16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30632" calcext:value-type="float">
            <text:p>4630632</text:p>
          </table:table-cell>
          <table:table-cell office:value-type="string" calcext:value-type="string">
            <text:p>microseconds</text:p>
          </table:table-cell>
          <table:table-cell table:formula="of:=IF([.A170]&lt;&gt;[.A171];AVERAGE([.B161:.B170]); &quot; &quot;)" office:value-type="float" office:value="4625488.3" calcext:value-type="float">
            <text:p>4625488.3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569011" calcext:value-type="float">
            <text:p>4569011</text:p>
          </table:table-cell>
          <table:table-cell office:value-type="string" calcext:value-type="string">
            <text:p>microseconds</text:p>
          </table:table-cell>
          <table:table-cell table:formula="of:=IF([.A171]&lt;&gt;[.A172];AVERAGE([.B162:.B17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29423" calcext:value-type="float">
            <text:p>4629423</text:p>
          </table:table-cell>
          <table:table-cell office:value-type="string" calcext:value-type="string">
            <text:p>microseconds</text:p>
          </table:table-cell>
          <table:table-cell table:formula="of:=IF([.A172]&lt;&gt;[.A173];AVERAGE([.B163:.B17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24116" calcext:value-type="float">
            <text:p>4624116</text:p>
          </table:table-cell>
          <table:table-cell office:value-type="string" calcext:value-type="string">
            <text:p>microseconds</text:p>
          </table:table-cell>
          <table:table-cell table:formula="of:=IF([.A173]&lt;&gt;[.A174];AVERAGE([.B164:.B17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21767" calcext:value-type="float">
            <text:p>4621767</text:p>
          </table:table-cell>
          <table:table-cell office:value-type="string" calcext:value-type="string">
            <text:p>microseconds</text:p>
          </table:table-cell>
          <table:table-cell table:formula="of:=IF([.A174]&lt;&gt;[.A175];AVERAGE([.B165:.B17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12058" calcext:value-type="float">
            <text:p>4612058</text:p>
          </table:table-cell>
          <table:table-cell office:value-type="string" calcext:value-type="string">
            <text:p>microseconds</text:p>
          </table:table-cell>
          <table:table-cell table:formula="of:=IF([.A175]&lt;&gt;[.A176];AVERAGE([.B166:.B17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718674" calcext:value-type="float">
            <text:p>4718674</text:p>
          </table:table-cell>
          <table:table-cell office:value-type="string" calcext:value-type="string">
            <text:p>microseconds</text:p>
          </table:table-cell>
          <table:table-cell table:formula="of:=IF([.A176]&lt;&gt;[.A177];AVERAGE([.B167:.B17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10440" calcext:value-type="float">
            <text:p>4610440</text:p>
          </table:table-cell>
          <table:table-cell office:value-type="string" calcext:value-type="string">
            <text:p>microseconds</text:p>
          </table:table-cell>
          <table:table-cell table:formula="of:=IF([.A177]&lt;&gt;[.A178];AVERAGE([.B168:.B17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14094" calcext:value-type="float">
            <text:p>4614094</text:p>
          </table:table-cell>
          <table:table-cell office:value-type="string" calcext:value-type="string">
            <text:p>microseconds</text:p>
          </table:table-cell>
          <table:table-cell table:formula="of:=IF([.A178]&lt;&gt;[.A179];AVERAGE([.B169:.B17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24668" calcext:value-type="float">
            <text:p>4624668</text:p>
          </table:table-cell>
          <table:table-cell office:value-type="string" calcext:value-type="string">
            <text:p>microseconds</text:p>
          </table:table-cell>
          <table:table-cell table:formula="of:=IF([.A179]&lt;&gt;[.A180];AVERAGE([.B170:.B17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428159" calcext:value-type="float">
            <text:p>5428159</text:p>
          </table:table-cell>
          <table:table-cell office:value-type="string" calcext:value-type="string">
            <text:p>microseconds</text:p>
          </table:table-cell>
          <table:table-cell table:formula="of:=IF([.A180]&lt;&gt;[.A181];AVERAGE([.B171:.B180]); &quot; &quot;)" office:value-type="float" office:value="5233427.4" calcext:value-type="float">
            <text:p>5233427.4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276544" calcext:value-type="float">
            <text:p>5276544</text:p>
          </table:table-cell>
          <table:table-cell office:value-type="string" calcext:value-type="string">
            <text:p>microseconds</text:p>
          </table:table-cell>
          <table:table-cell table:formula="of:=IF([.A181]&lt;&gt;[.A182];AVERAGE([.B172:.B18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42185" calcext:value-type="float">
            <text:p>5142185</text:p>
          </table:table-cell>
          <table:table-cell office:value-type="string" calcext:value-type="string">
            <text:p>microseconds</text:p>
          </table:table-cell>
          <table:table-cell table:formula="of:=IF([.A182]&lt;&gt;[.A183];AVERAGE([.B173:.B18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203790" calcext:value-type="float">
            <text:p>5203790</text:p>
          </table:table-cell>
          <table:table-cell office:value-type="string" calcext:value-type="string">
            <text:p>microseconds</text:p>
          </table:table-cell>
          <table:table-cell table:formula="of:=IF([.A183]&lt;&gt;[.A184];AVERAGE([.B174:.B18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58473" calcext:value-type="float">
            <text:p>5158473</text:p>
          </table:table-cell>
          <table:table-cell office:value-type="string" calcext:value-type="string">
            <text:p>microseconds</text:p>
          </table:table-cell>
          <table:table-cell table:formula="of:=IF([.A184]&lt;&gt;[.A185];AVERAGE([.B175:.B18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222049" calcext:value-type="float">
            <text:p>5222049</text:p>
          </table:table-cell>
          <table:table-cell office:value-type="string" calcext:value-type="string">
            <text:p>microseconds</text:p>
          </table:table-cell>
          <table:table-cell table:formula="of:=IF([.A185]&lt;&gt;[.A186];AVERAGE([.B176:.B18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92189" calcext:value-type="float">
            <text:p>5192189</text:p>
          </table:table-cell>
          <table:table-cell office:value-type="string" calcext:value-type="string">
            <text:p>microseconds</text:p>
          </table:table-cell>
          <table:table-cell table:formula="of:=IF([.A186]&lt;&gt;[.A187];AVERAGE([.B177:.B18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92722" calcext:value-type="float">
            <text:p>5192722</text:p>
          </table:table-cell>
          <table:table-cell office:value-type="string" calcext:value-type="string">
            <text:p>microseconds</text:p>
          </table:table-cell>
          <table:table-cell table:formula="of:=IF([.A187]&lt;&gt;[.A188];AVERAGE([.B178:.B18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51645" calcext:value-type="float">
            <text:p>5151645</text:p>
          </table:table-cell>
          <table:table-cell office:value-type="string" calcext:value-type="string">
            <text:p>microseconds</text:p>
          </table:table-cell>
          <table:table-cell table:formula="of:=IF([.A188]&lt;&gt;[.A189];AVERAGE([.B179:.B18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366518" calcext:value-type="float">
            <text:p>5366518</text:p>
          </table:table-cell>
          <table:table-cell office:value-type="string" calcext:value-type="string">
            <text:p>microseconds</text:p>
          </table:table-cell>
          <table:table-cell table:formula="of:=IF([.A189]&lt;&gt;[.A190];AVERAGE([.B180:.B18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557027" calcext:value-type="float">
            <text:p>6557027</text:p>
          </table:table-cell>
          <table:table-cell office:value-type="string" calcext:value-type="string">
            <text:p>microseconds</text:p>
          </table:table-cell>
          <table:table-cell table:formula="of:=IF([.A190]&lt;&gt;[.A191];AVERAGE([.B181:.B190]); &quot; &quot;)" office:value-type="float" office:value="6490441.5" calcext:value-type="float">
            <text:p>6490441.5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647857" calcext:value-type="float">
            <text:p>6647857</text:p>
          </table:table-cell>
          <table:table-cell office:value-type="string" calcext:value-type="string">
            <text:p>microseconds</text:p>
          </table:table-cell>
          <table:table-cell table:formula="of:=IF([.A191]&lt;&gt;[.A192];AVERAGE([.B182:.B19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56888" calcext:value-type="float">
            <text:p>6456888</text:p>
          </table:table-cell>
          <table:table-cell office:value-type="string" calcext:value-type="string">
            <text:p>microseconds</text:p>
          </table:table-cell>
          <table:table-cell table:formula="of:=IF([.A192]&lt;&gt;[.A193];AVERAGE([.B183:.B19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43361" calcext:value-type="float">
            <text:p>6443361</text:p>
          </table:table-cell>
          <table:table-cell office:value-type="string" calcext:value-type="string">
            <text:p>microseconds</text:p>
          </table:table-cell>
          <table:table-cell table:formula="of:=IF([.A193]&lt;&gt;[.A194];AVERAGE([.B184:.B19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37056" calcext:value-type="float">
            <text:p>6437056</text:p>
          </table:table-cell>
          <table:table-cell office:value-type="string" calcext:value-type="string">
            <text:p>microseconds</text:p>
          </table:table-cell>
          <table:table-cell table:formula="of:=IF([.A194]&lt;&gt;[.A195];AVERAGE([.B185:.B19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547132" calcext:value-type="float">
            <text:p>6547132</text:p>
          </table:table-cell>
          <table:table-cell office:value-type="string" calcext:value-type="string">
            <text:p>microseconds</text:p>
          </table:table-cell>
          <table:table-cell table:formula="of:=IF([.A195]&lt;&gt;[.A196];AVERAGE([.B186:.B19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31033" calcext:value-type="float">
            <text:p>6431033</text:p>
          </table:table-cell>
          <table:table-cell office:value-type="string" calcext:value-type="string">
            <text:p>microseconds</text:p>
          </table:table-cell>
          <table:table-cell table:formula="of:=IF([.A196]&lt;&gt;[.A197];AVERAGE([.B187:.B19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64261" calcext:value-type="float">
            <text:p>6464261</text:p>
          </table:table-cell>
          <table:table-cell office:value-type="string" calcext:value-type="string">
            <text:p>microseconds</text:p>
          </table:table-cell>
          <table:table-cell table:formula="of:=IF([.A197]&lt;&gt;[.A198];AVERAGE([.B188:.B19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39037" calcext:value-type="float">
            <text:p>6439037</text:p>
          </table:table-cell>
          <table:table-cell office:value-type="string" calcext:value-type="string">
            <text:p>microseconds</text:p>
          </table:table-cell>
          <table:table-cell table:formula="of:=IF([.A198]&lt;&gt;[.A199];AVERAGE([.B189:.B19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80763" calcext:value-type="float">
            <text:p>6480763</text:p>
          </table:table-cell>
          <table:table-cell office:value-type="string" calcext:value-type="string">
            <text:p>microseconds</text:p>
          </table:table-cell>
          <table:table-cell table:formula="of:=IF([.A199]&lt;&gt;[.A200];AVERAGE([.B190:.B19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306766" calcext:value-type="float">
            <text:p>2306766</text:p>
          </table:table-cell>
          <table:table-cell office:value-type="string" calcext:value-type="string">
            <text:p>microseconds</text:p>
          </table:table-cell>
          <table:table-cell table:formula="of:=IF([.A200]&lt;&gt;[.A201];AVERAGE([.B191:.B200]); &quot; &quot;)" office:value-type="float" office:value="2299827.2" calcext:value-type="float">
            <text:p>2299827.2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84827" calcext:value-type="float">
            <text:p>2284827</text:p>
          </table:table-cell>
          <table:table-cell office:value-type="string" calcext:value-type="string">
            <text:p>microseconds</text:p>
          </table:table-cell>
          <table:table-cell table:formula="of:=IF([.A201]&lt;&gt;[.A202];AVERAGE([.B192:.B20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79708" calcext:value-type="float">
            <text:p>2279708</text:p>
          </table:table-cell>
          <table:table-cell office:value-type="string" calcext:value-type="string">
            <text:p>microseconds</text:p>
          </table:table-cell>
          <table:table-cell table:formula="of:=IF([.A202]&lt;&gt;[.A203];AVERAGE([.B193:.B20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308018" calcext:value-type="float">
            <text:p>2308018</text:p>
          </table:table-cell>
          <table:table-cell office:value-type="string" calcext:value-type="string">
            <text:p>microseconds</text:p>
          </table:table-cell>
          <table:table-cell table:formula="of:=IF([.A203]&lt;&gt;[.A204];AVERAGE([.B194:.B20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89394" calcext:value-type="float">
            <text:p>2289394</text:p>
          </table:table-cell>
          <table:table-cell office:value-type="string" calcext:value-type="string">
            <text:p>microseconds</text:p>
          </table:table-cell>
          <table:table-cell table:formula="of:=IF([.A204]&lt;&gt;[.A205];AVERAGE([.B195:.B20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303807" calcext:value-type="float">
            <text:p>2303807</text:p>
          </table:table-cell>
          <table:table-cell office:value-type="string" calcext:value-type="string">
            <text:p>microseconds</text:p>
          </table:table-cell>
          <table:table-cell table:formula="of:=IF([.A205]&lt;&gt;[.A206];AVERAGE([.B196:.B20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90653" calcext:value-type="float">
            <text:p>2290653</text:p>
          </table:table-cell>
          <table:table-cell office:value-type="string" calcext:value-type="string">
            <text:p>microseconds</text:p>
          </table:table-cell>
          <table:table-cell table:formula="of:=IF([.A206]&lt;&gt;[.A207];AVERAGE([.B197:.B20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331071" calcext:value-type="float">
            <text:p>2331071</text:p>
          </table:table-cell>
          <table:table-cell office:value-type="string" calcext:value-type="string">
            <text:p>microseconds</text:p>
          </table:table-cell>
          <table:table-cell table:formula="of:=IF([.A207]&lt;&gt;[.A208];AVERAGE([.B198:.B20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300857" calcext:value-type="float">
            <text:p>2300857</text:p>
          </table:table-cell>
          <table:table-cell office:value-type="string" calcext:value-type="string">
            <text:p>microseconds</text:p>
          </table:table-cell>
          <table:table-cell table:formula="of:=IF([.A208]&lt;&gt;[.A209];AVERAGE([.B199:.B20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303171" calcext:value-type="float">
            <text:p>2303171</text:p>
          </table:table-cell>
          <table:table-cell office:value-type="string" calcext:value-type="string">
            <text:p>microseconds</text:p>
          </table:table-cell>
          <table:table-cell table:formula="of:=IF([.A209]&lt;&gt;[.A210];AVERAGE([.B200:.B20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2133" calcext:value-type="float">
            <text:p>82133</text:p>
          </table:table-cell>
          <table:table-cell office:value-type="string" calcext:value-type="string">
            <text:p>microseconds</text:p>
          </table:table-cell>
          <table:table-cell table:formula="of:=IF([.A210]&lt;&gt;[.A211];AVERAGE([.B201:.B210]); &quot; &quot;)" office:value-type="float" office:value="82299.5" calcext:value-type="float">
            <text:p>82299.5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1436" calcext:value-type="float">
            <text:p>81436</text:p>
          </table:table-cell>
          <table:table-cell office:value-type="string" calcext:value-type="string">
            <text:p>microseconds</text:p>
          </table:table-cell>
          <table:table-cell table:formula="of:=IF([.A211]&lt;&gt;[.A212];AVERAGE([.B202:.B21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3085" calcext:value-type="float">
            <text:p>83085</text:p>
          </table:table-cell>
          <table:table-cell office:value-type="string" calcext:value-type="string">
            <text:p>microseconds</text:p>
          </table:table-cell>
          <table:table-cell table:formula="of:=IF([.A212]&lt;&gt;[.A213];AVERAGE([.B203:.B21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0780" calcext:value-type="float">
            <text:p>80780</text:p>
          </table:table-cell>
          <table:table-cell office:value-type="string" calcext:value-type="string">
            <text:p>microseconds</text:p>
          </table:table-cell>
          <table:table-cell table:formula="of:=IF([.A213]&lt;&gt;[.A214];AVERAGE([.B204:.B21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3286" calcext:value-type="float">
            <text:p>83286</text:p>
          </table:table-cell>
          <table:table-cell office:value-type="string" calcext:value-type="string">
            <text:p>microseconds</text:p>
          </table:table-cell>
          <table:table-cell table:formula="of:=IF([.A214]&lt;&gt;[.A215];AVERAGE([.B205:.B21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5611" calcext:value-type="float">
            <text:p>85611</text:p>
          </table:table-cell>
          <table:table-cell office:value-type="string" calcext:value-type="string">
            <text:p>microseconds</text:p>
          </table:table-cell>
          <table:table-cell table:formula="of:=IF([.A215]&lt;&gt;[.A216];AVERAGE([.B206:.B21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0140" calcext:value-type="float">
            <text:p>80140</text:p>
          </table:table-cell>
          <table:table-cell office:value-type="string" calcext:value-type="string">
            <text:p>microseconds</text:p>
          </table:table-cell>
          <table:table-cell table:formula="of:=IF([.A216]&lt;&gt;[.A217];AVERAGE([.B207:.B21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2059" calcext:value-type="float">
            <text:p>82059</text:p>
          </table:table-cell>
          <table:table-cell office:value-type="string" calcext:value-type="string">
            <text:p>microseconds</text:p>
          </table:table-cell>
          <table:table-cell table:formula="of:=IF([.A217]&lt;&gt;[.A218];AVERAGE([.B208:.B21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2835" calcext:value-type="float">
            <text:p>82835</text:p>
          </table:table-cell>
          <table:table-cell office:value-type="string" calcext:value-type="string">
            <text:p>microseconds</text:p>
          </table:table-cell>
          <table:table-cell table:formula="of:=IF([.A218]&lt;&gt;[.A219];AVERAGE([.B209:.B21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1630" calcext:value-type="float">
            <text:p>81630</text:p>
          </table:table-cell>
          <table:table-cell office:value-type="string" calcext:value-type="string">
            <text:p>microseconds</text:p>
          </table:table-cell>
          <table:table-cell table:formula="of:=IF([.A219]&lt;&gt;[.A220];AVERAGE([.B210:.B21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2922" calcext:value-type="float">
            <text:p>192922</text:p>
          </table:table-cell>
          <table:table-cell office:value-type="string" calcext:value-type="string">
            <text:p>microseconds</text:p>
          </table:table-cell>
          <table:table-cell table:formula="of:=IF([.A220]&lt;&gt;[.A221];AVERAGE([.B211:.B220]); &quot; &quot;)" office:value-type="float" office:value="191635.8" calcext:value-type="float">
            <text:p>191635.8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88580" calcext:value-type="float">
            <text:p>188580</text:p>
          </table:table-cell>
          <table:table-cell office:value-type="string" calcext:value-type="string">
            <text:p>microseconds</text:p>
          </table:table-cell>
          <table:table-cell table:formula="of:=IF([.A221]&lt;&gt;[.A222];AVERAGE([.B212:.B22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1801" calcext:value-type="float">
            <text:p>191801</text:p>
          </table:table-cell>
          <table:table-cell office:value-type="string" calcext:value-type="string">
            <text:p>microseconds</text:p>
          </table:table-cell>
          <table:table-cell table:formula="of:=IF([.A222]&lt;&gt;[.A223];AVERAGE([.B213:.B22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5655" calcext:value-type="float">
            <text:p>195655</text:p>
          </table:table-cell>
          <table:table-cell office:value-type="string" calcext:value-type="string">
            <text:p>microseconds</text:p>
          </table:table-cell>
          <table:table-cell table:formula="of:=IF([.A223]&lt;&gt;[.A224];AVERAGE([.B214:.B22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3956" calcext:value-type="float">
            <text:p>193956</text:p>
          </table:table-cell>
          <table:table-cell office:value-type="string" calcext:value-type="string">
            <text:p>microseconds</text:p>
          </table:table-cell>
          <table:table-cell table:formula="of:=IF([.A224]&lt;&gt;[.A225];AVERAGE([.B215:.B22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89555" calcext:value-type="float">
            <text:p>189555</text:p>
          </table:table-cell>
          <table:table-cell office:value-type="string" calcext:value-type="string">
            <text:p>microseconds</text:p>
          </table:table-cell>
          <table:table-cell table:formula="of:=IF([.A225]&lt;&gt;[.A226];AVERAGE([.B216:.B22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2040" calcext:value-type="float">
            <text:p>192040</text:p>
          </table:table-cell>
          <table:table-cell office:value-type="string" calcext:value-type="string">
            <text:p>microseconds</text:p>
          </table:table-cell>
          <table:table-cell table:formula="of:=IF([.A226]&lt;&gt;[.A227];AVERAGE([.B217:.B22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87164" calcext:value-type="float">
            <text:p>187164</text:p>
          </table:table-cell>
          <table:table-cell office:value-type="string" calcext:value-type="string">
            <text:p>microseconds</text:p>
          </table:table-cell>
          <table:table-cell table:formula="of:=IF([.A227]&lt;&gt;[.A228];AVERAGE([.B218:.B22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3626" calcext:value-type="float">
            <text:p>193626</text:p>
          </table:table-cell>
          <table:table-cell office:value-type="string" calcext:value-type="string">
            <text:p>microseconds</text:p>
          </table:table-cell>
          <table:table-cell table:formula="of:=IF([.A228]&lt;&gt;[.A229];AVERAGE([.B219:.B22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1059" calcext:value-type="float">
            <text:p>191059</text:p>
          </table:table-cell>
          <table:table-cell office:value-type="string" calcext:value-type="string">
            <text:p>microseconds</text:p>
          </table:table-cell>
          <table:table-cell table:formula="of:=IF([.A229]&lt;&gt;[.A230];AVERAGE([.B220:.B22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0949" calcext:value-type="float">
            <text:p>360949</text:p>
          </table:table-cell>
          <table:table-cell office:value-type="string" calcext:value-type="string">
            <text:p>microseconds</text:p>
          </table:table-cell>
          <table:table-cell table:formula="of:=IF([.A230]&lt;&gt;[.A231];AVERAGE([.B221:.B230]); &quot; &quot;)" office:value-type="float" office:value="365284.8" calcext:value-type="float">
            <text:p>365284.8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8447" calcext:value-type="float">
            <text:p>368447</text:p>
          </table:table-cell>
          <table:table-cell office:value-type="string" calcext:value-type="string">
            <text:p>microseconds</text:p>
          </table:table-cell>
          <table:table-cell table:formula="of:=IF([.A231]&lt;&gt;[.A232];AVERAGE([.B222:.B23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8808" calcext:value-type="float">
            <text:p>368808</text:p>
          </table:table-cell>
          <table:table-cell office:value-type="string" calcext:value-type="string">
            <text:p>microseconds</text:p>
          </table:table-cell>
          <table:table-cell table:formula="of:=IF([.A232]&lt;&gt;[.A233];AVERAGE([.B223:.B23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0653" calcext:value-type="float">
            <text:p>360653</text:p>
          </table:table-cell>
          <table:table-cell office:value-type="string" calcext:value-type="string">
            <text:p>microseconds</text:p>
          </table:table-cell>
          <table:table-cell table:formula="of:=IF([.A233]&lt;&gt;[.A234];AVERAGE([.B224:.B23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7132" calcext:value-type="float">
            <text:p>367132</text:p>
          </table:table-cell>
          <table:table-cell office:value-type="string" calcext:value-type="string">
            <text:p>microseconds</text:p>
          </table:table-cell>
          <table:table-cell table:formula="of:=IF([.A234]&lt;&gt;[.A235];AVERAGE([.B225:.B23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3233" calcext:value-type="float">
            <text:p>363233</text:p>
          </table:table-cell>
          <table:table-cell office:value-type="string" calcext:value-type="string">
            <text:p>microseconds</text:p>
          </table:table-cell>
          <table:table-cell table:formula="of:=IF([.A235]&lt;&gt;[.A236];AVERAGE([.B226:.B23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4278" calcext:value-type="float">
            <text:p>364278</text:p>
          </table:table-cell>
          <table:table-cell office:value-type="string" calcext:value-type="string">
            <text:p>microseconds</text:p>
          </table:table-cell>
          <table:table-cell table:formula="of:=IF([.A236]&lt;&gt;[.A237];AVERAGE([.B227:.B23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7635" calcext:value-type="float">
            <text:p>367635</text:p>
          </table:table-cell>
          <table:table-cell office:value-type="string" calcext:value-type="string">
            <text:p>microseconds</text:p>
          </table:table-cell>
          <table:table-cell table:formula="of:=IF([.A237]&lt;&gt;[.A238];AVERAGE([.B228:.B23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5742" calcext:value-type="float">
            <text:p>365742</text:p>
          </table:table-cell>
          <table:table-cell office:value-type="string" calcext:value-type="string">
            <text:p>microseconds</text:p>
          </table:table-cell>
          <table:table-cell table:formula="of:=IF([.A238]&lt;&gt;[.A239];AVERAGE([.B229:.B23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5971" calcext:value-type="float">
            <text:p>365971</text:p>
          </table:table-cell>
          <table:table-cell office:value-type="string" calcext:value-type="string">
            <text:p>microseconds</text:p>
          </table:table-cell>
          <table:table-cell table:formula="of:=IF([.A239]&lt;&gt;[.A240];AVERAGE([.B230:.B23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24782" calcext:value-type="float">
            <text:p>1224782</text:p>
          </table:table-cell>
          <table:table-cell office:value-type="string" calcext:value-type="string">
            <text:p>microseconds</text:p>
          </table:table-cell>
          <table:table-cell table:formula="of:=IF([.A240]&lt;&gt;[.A241];AVERAGE([.B231:.B240]); &quot; &quot;)" office:value-type="float" office:value="1223965.3" calcext:value-type="float">
            <text:p>1223965.3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198641" calcext:value-type="float">
            <text:p>1198641</text:p>
          </table:table-cell>
          <table:table-cell office:value-type="string" calcext:value-type="string">
            <text:p>microseconds</text:p>
          </table:table-cell>
          <table:table-cell table:formula="of:=IF([.A241]&lt;&gt;[.A242];AVERAGE([.B232:.B24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197306" calcext:value-type="float">
            <text:p>1197306</text:p>
          </table:table-cell>
          <table:table-cell office:value-type="string" calcext:value-type="string">
            <text:p>microseconds</text:p>
          </table:table-cell>
          <table:table-cell table:formula="of:=IF([.A242]&lt;&gt;[.A243];AVERAGE([.B233:.B24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22092" calcext:value-type="float">
            <text:p>1222092</text:p>
          </table:table-cell>
          <table:table-cell office:value-type="string" calcext:value-type="string">
            <text:p>microseconds</text:p>
          </table:table-cell>
          <table:table-cell table:formula="of:=IF([.A243]&lt;&gt;[.A244];AVERAGE([.B234:.B24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25996" calcext:value-type="float">
            <text:p>1225996</text:p>
          </table:table-cell>
          <table:table-cell office:value-type="string" calcext:value-type="string">
            <text:p>microseconds</text:p>
          </table:table-cell>
          <table:table-cell table:formula="of:=IF([.A244]&lt;&gt;[.A245];AVERAGE([.B235:.B24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61894" calcext:value-type="float">
            <text:p>1261894</text:p>
          </table:table-cell>
          <table:table-cell office:value-type="string" calcext:value-type="string">
            <text:p>microseconds</text:p>
          </table:table-cell>
          <table:table-cell table:formula="of:=IF([.A245]&lt;&gt;[.A246];AVERAGE([.B236:.B24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30124" calcext:value-type="float">
            <text:p>1230124</text:p>
          </table:table-cell>
          <table:table-cell office:value-type="string" calcext:value-type="string">
            <text:p>microseconds</text:p>
          </table:table-cell>
          <table:table-cell table:formula="of:=IF([.A246]&lt;&gt;[.A247];AVERAGE([.B237:.B24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16827" calcext:value-type="float">
            <text:p>1216827</text:p>
          </table:table-cell>
          <table:table-cell office:value-type="string" calcext:value-type="string">
            <text:p>microseconds</text:p>
          </table:table-cell>
          <table:table-cell table:formula="of:=IF([.A247]&lt;&gt;[.A248];AVERAGE([.B238:.B24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56166" calcext:value-type="float">
            <text:p>1256166</text:p>
          </table:table-cell>
          <table:table-cell office:value-type="string" calcext:value-type="string">
            <text:p>microseconds</text:p>
          </table:table-cell>
          <table:table-cell table:formula="of:=IF([.A248]&lt;&gt;[.A249];AVERAGE([.B239:.B24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05825" calcext:value-type="float">
            <text:p>1205825</text:p>
          </table:table-cell>
          <table:table-cell office:value-type="string" calcext:value-type="string">
            <text:p>microseconds</text:p>
          </table:table-cell>
          <table:table-cell table:formula="of:=IF([.A249]&lt;&gt;[.A250];AVERAGE([.B240:.B24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65069" calcext:value-type="float">
            <text:p>3865069</text:p>
          </table:table-cell>
          <table:table-cell office:value-type="string" calcext:value-type="string">
            <text:p>microseconds</text:p>
          </table:table-cell>
          <table:table-cell table:formula="of:=IF([.A250]&lt;&gt;[.A251];AVERAGE([.B241:.B250]); &quot; &quot;)" office:value-type="float" office:value="3886061.4" calcext:value-type="float">
            <text:p>3886061.4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67885" calcext:value-type="float">
            <text:p>3867885</text:p>
          </table:table-cell>
          <table:table-cell office:value-type="string" calcext:value-type="string">
            <text:p>microseconds</text:p>
          </table:table-cell>
          <table:table-cell table:formula="of:=IF([.A251]&lt;&gt;[.A252];AVERAGE([.B242:.B25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82619" calcext:value-type="float">
            <text:p>3882619</text:p>
          </table:table-cell>
          <table:table-cell office:value-type="string" calcext:value-type="string">
            <text:p>microseconds</text:p>
          </table:table-cell>
          <table:table-cell table:formula="of:=IF([.A252]&lt;&gt;[.A253];AVERAGE([.B243:.B25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57632" calcext:value-type="float">
            <text:p>3857632</text:p>
          </table:table-cell>
          <table:table-cell office:value-type="string" calcext:value-type="string">
            <text:p>microseconds</text:p>
          </table:table-cell>
          <table:table-cell table:formula="of:=IF([.A253]&lt;&gt;[.A254];AVERAGE([.B244:.B25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953456" calcext:value-type="float">
            <text:p>3953456</text:p>
          </table:table-cell>
          <table:table-cell office:value-type="string" calcext:value-type="string">
            <text:p>microseconds</text:p>
          </table:table-cell>
          <table:table-cell table:formula="of:=IF([.A254]&lt;&gt;[.A255];AVERAGE([.B245:.B25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931593" calcext:value-type="float">
            <text:p>3931593</text:p>
          </table:table-cell>
          <table:table-cell office:value-type="string" calcext:value-type="string">
            <text:p>microseconds</text:p>
          </table:table-cell>
          <table:table-cell table:formula="of:=IF([.A255]&lt;&gt;[.A256];AVERAGE([.B246:.B25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70362" calcext:value-type="float">
            <text:p>3870362</text:p>
          </table:table-cell>
          <table:table-cell office:value-type="string" calcext:value-type="string">
            <text:p>microseconds</text:p>
          </table:table-cell>
          <table:table-cell table:formula="of:=IF([.A256]&lt;&gt;[.A257];AVERAGE([.B247:.B25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60989" calcext:value-type="float">
            <text:p>3860989</text:p>
          </table:table-cell>
          <table:table-cell office:value-type="string" calcext:value-type="string">
            <text:p>microseconds</text:p>
          </table:table-cell>
          <table:table-cell table:formula="of:=IF([.A257]&lt;&gt;[.A258];AVERAGE([.B248:.B25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76878" calcext:value-type="float">
            <text:p>3876878</text:p>
          </table:table-cell>
          <table:table-cell office:value-type="string" calcext:value-type="string">
            <text:p>microseconds</text:p>
          </table:table-cell>
          <table:table-cell table:formula="of:=IF([.A258]&lt;&gt;[.A259];AVERAGE([.B249:.B25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94131" calcext:value-type="float">
            <text:p>3894131</text:p>
          </table:table-cell>
          <table:table-cell office:value-type="string" calcext:value-type="string">
            <text:p>microseconds</text:p>
          </table:table-cell>
          <table:table-cell table:formula="of:=IF([.A259]&lt;&gt;[.A260];AVERAGE([.B250:.B25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512" calcext:value-type="float">
            <text:p>6512</text:p>
          </table:table-cell>
          <table:table-cell office:value-type="string" calcext:value-type="string">
            <text:p>microseconds</text:p>
          </table:table-cell>
          <table:table-cell table:formula="of:=IF([.A260]&lt;&gt;[.A261];AVERAGE([.B251:.B260]); &quot; &quot;)" office:value-type="float" office:value="6542.5" calcext:value-type="float">
            <text:p>6542.5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546" calcext:value-type="float">
            <text:p>6546</text:p>
          </table:table-cell>
          <table:table-cell office:value-type="string" calcext:value-type="string">
            <text:p>microseconds</text:p>
          </table:table-cell>
          <table:table-cell table:formula="of:=IF([.A261]&lt;&gt;[.A262];AVERAGE([.B252:.B26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694" calcext:value-type="float">
            <text:p>6694</text:p>
          </table:table-cell>
          <table:table-cell office:value-type="string" calcext:value-type="string">
            <text:p>microseconds</text:p>
          </table:table-cell>
          <table:table-cell table:formula="of:=IF([.A262]&lt;&gt;[.A263];AVERAGE([.B253:.B26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719" calcext:value-type="float">
            <text:p>6719</text:p>
          </table:table-cell>
          <table:table-cell office:value-type="string" calcext:value-type="string">
            <text:p>microseconds</text:p>
          </table:table-cell>
          <table:table-cell table:formula="of:=IF([.A263]&lt;&gt;[.A264];AVERAGE([.B254:.B26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443" calcext:value-type="float">
            <text:p>6443</text:p>
          </table:table-cell>
          <table:table-cell office:value-type="string" calcext:value-type="string">
            <text:p>microseconds</text:p>
          </table:table-cell>
          <table:table-cell table:formula="of:=IF([.A264]&lt;&gt;[.A265];AVERAGE([.B255:.B26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386" calcext:value-type="float">
            <text:p>6386</text:p>
          </table:table-cell>
          <table:table-cell office:value-type="string" calcext:value-type="string">
            <text:p>microseconds</text:p>
          </table:table-cell>
          <table:table-cell table:formula="of:=IF([.A265]&lt;&gt;[.A266];AVERAGE([.B256:.B26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408" calcext:value-type="float">
            <text:p>6408</text:p>
          </table:table-cell>
          <table:table-cell office:value-type="string" calcext:value-type="string">
            <text:p>microseconds</text:p>
          </table:table-cell>
          <table:table-cell table:formula="of:=IF([.A266]&lt;&gt;[.A267];AVERAGE([.B257:.B26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685" calcext:value-type="float">
            <text:p>6685</text:p>
          </table:table-cell>
          <table:table-cell office:value-type="string" calcext:value-type="string">
            <text:p>microseconds</text:p>
          </table:table-cell>
          <table:table-cell table:formula="of:=IF([.A267]&lt;&gt;[.A268];AVERAGE([.B258:.B26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547" calcext:value-type="float">
            <text:p>6547</text:p>
          </table:table-cell>
          <table:table-cell office:value-type="string" calcext:value-type="string">
            <text:p>microseconds</text:p>
          </table:table-cell>
          <table:table-cell table:formula="of:=IF([.A268]&lt;&gt;[.A269];AVERAGE([.B259:.B26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485" calcext:value-type="float">
            <text:p>6485</text:p>
          </table:table-cell>
          <table:table-cell office:value-type="string" calcext:value-type="string">
            <text:p>microseconds</text:p>
          </table:table-cell>
          <table:table-cell table:formula="of:=IF([.A269]&lt;&gt;[.A270];AVERAGE([.B260:.B26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icroseconds</text:p>
          </table:table-cell>
          <table:table-cell table:formula="of:=IF([.A270]&lt;&gt;[.A271];AVERAGE([.B261:.B270]); &quot; &quot;)" office:value-type="float" office:value="65.9" calcext:value-type="float">
            <text:p>65.9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croseconds</text:p>
          </table:table-cell>
          <table:table-cell table:formula="of:=IF([.A271]&lt;&gt;[.A272];AVERAGE([.B262:.B27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icroseconds</text:p>
          </table:table-cell>
          <table:table-cell table:formula="of:=IF([.A272]&lt;&gt;[.A273];AVERAGE([.B263:.B27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croseconds</text:p>
          </table:table-cell>
          <table:table-cell table:formula="of:=IF([.A273]&lt;&gt;[.A274];AVERAGE([.B264:.B27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icroseconds</text:p>
          </table:table-cell>
          <table:table-cell table:formula="of:=IF([.A274]&lt;&gt;[.A275];AVERAGE([.B265:.B27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icroseconds</text:p>
          </table:table-cell>
          <table:table-cell table:formula="of:=IF([.A275]&lt;&gt;[.A276];AVERAGE([.B266:.B27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icroseconds</text:p>
          </table:table-cell>
          <table:table-cell table:formula="of:=IF([.A276]&lt;&gt;[.A277];AVERAGE([.B267:.B27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icroseconds</text:p>
          </table:table-cell>
          <table:table-cell table:formula="of:=IF([.A277]&lt;&gt;[.A278];AVERAGE([.B268:.B27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icroseconds</text:p>
          </table:table-cell>
          <table:table-cell table:formula="of:=IF([.A278]&lt;&gt;[.A279];AVERAGE([.B269:.B27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croseconds</text:p>
          </table:table-cell>
          <table:table-cell table:formula="of:=IF([.A279]&lt;&gt;[.A280];AVERAGE([.B270:.B279]); &quot; &quot;)" office:value-type="string" office:string-value=" " calcext:value-type="string">
            <text:p><text:s/></text:p>
          </table:table-cell>
        </table:table-row>
      </table:table>
      <table:table table:name="result_form_function" table:style-name="ta1">
        <table:table-column table:style-name="co5" table:default-cell-style-name="Default"/>
        <table:table-column table:style-name="co4" table:number-columns-repeated="2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17728" calcext:value-type="float">
            <text:p>4417728</text:p>
          </table:table-cell>
          <table:table-cell office:value-type="string" calcext:value-type="string">
            <text:p>microseconds</text:p>
          </table:table-cell>
          <table:table-cell table:formula="of:=IF([.A1]&lt;&gt;[.A2]; AVERAGE(#REF!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15060" calcext:value-type="float">
            <text:p>4415060</text:p>
          </table:table-cell>
          <table:table-cell office:value-type="string" calcext:value-type="string">
            <text:p>microseconds</text:p>
          </table:table-cell>
          <table:table-cell table:formula="of:=IF([.A2]&lt;&gt;[.A3]; AVERAGE(#REF!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83859" calcext:value-type="float">
            <text:p>4483859</text:p>
          </table:table-cell>
          <table:table-cell office:value-type="string" calcext:value-type="string">
            <text:p>microseconds</text:p>
          </table:table-cell>
          <table:table-cell table:formula="of:=IF([.A3]&lt;&gt;[.A4]; AVERAGE(#REF!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24402" calcext:value-type="float">
            <text:p>4424402</text:p>
          </table:table-cell>
          <table:table-cell office:value-type="string" calcext:value-type="string">
            <text:p>microseconds</text:p>
          </table:table-cell>
          <table:table-cell table:formula="of:=IF([.A4]&lt;&gt;[.A5]; AVERAGE(#REF!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21109" calcext:value-type="float">
            <text:p>4421109</text:p>
          </table:table-cell>
          <table:table-cell office:value-type="string" calcext:value-type="string">
            <text:p>microseconds</text:p>
          </table:table-cell>
          <table:table-cell table:formula="of:=IF([.A5]&lt;&gt;[.A6]; AVERAGE(#REF!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43241" calcext:value-type="float">
            <text:p>4443241</text:p>
          </table:table-cell>
          <table:table-cell office:value-type="string" calcext:value-type="string">
            <text:p>microseconds</text:p>
          </table:table-cell>
          <table:table-cell table:formula="of:=IF([.A6]&lt;&gt;[.A7]; AVERAGE(#REF!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38106" calcext:value-type="float">
            <text:p>4438106</text:p>
          </table:table-cell>
          <table:table-cell office:value-type="string" calcext:value-type="string">
            <text:p>microseconds</text:p>
          </table:table-cell>
          <table:table-cell table:formula="of:=IF([.A7]&lt;&gt;[.A8]; AVERAGE(#REF!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29748" calcext:value-type="float">
            <text:p>4429748</text:p>
          </table:table-cell>
          <table:table-cell office:value-type="string" calcext:value-type="string">
            <text:p>microseconds</text:p>
          </table:table-cell>
          <table:table-cell table:formula="of:=IF([.A8]&lt;&gt;[.A9]; AVERAGE(#REF!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57052" calcext:value-type="float">
            <text:p>4457052</text:p>
          </table:table-cell>
          <table:table-cell office:value-type="string" calcext:value-type="string">
            <text:p>microseconds</text:p>
          </table:table-cell>
          <table:table-cell table:formula="of:=IF([.A9]&lt;&gt;[.A10]; AVERAGE(#REF!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33306" calcext:value-type="float">
            <text:p>4433306</text:p>
          </table:table-cell>
          <table:table-cell office:value-type="string" calcext:value-type="string">
            <text:p>microseconds</text:p>
          </table:table-cell>
          <table:table-cell table:formula="of:=IF([.A10]&lt;&gt;[.A11]; AVERAGE([.B1:.B10]);&quot; &quot;)" office:value-type="float" office:value="4436361.1" calcext:value-type="float">
            <text:p>4436361.1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197862" calcext:value-type="float">
            <text:p>11197862</text:p>
          </table:table-cell>
          <table:table-cell office:value-type="string" calcext:value-type="string">
            <text:p>microseconds</text:p>
          </table:table-cell>
          <table:table-cell table:formula="of:=IF([.A11]&lt;&gt;[.A12]; AVERAGE([.B2:.B1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286129" calcext:value-type="float">
            <text:p>11286129</text:p>
          </table:table-cell>
          <table:table-cell office:value-type="string" calcext:value-type="string">
            <text:p>microseconds</text:p>
          </table:table-cell>
          <table:table-cell table:formula="of:=IF([.A12]&lt;&gt;[.A13]; AVERAGE([.B3:.B1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315579" calcext:value-type="float">
            <text:p>11315579</text:p>
          </table:table-cell>
          <table:table-cell office:value-type="string" calcext:value-type="string">
            <text:p>microseconds</text:p>
          </table:table-cell>
          <table:table-cell table:formula="of:=IF([.A13]&lt;&gt;[.A14]; AVERAGE([.B4:.B1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801450" calcext:value-type="float">
            <text:p>11801450</text:p>
          </table:table-cell>
          <table:table-cell office:value-type="string" calcext:value-type="string">
            <text:p>microseconds</text:p>
          </table:table-cell>
          <table:table-cell table:formula="of:=IF([.A14]&lt;&gt;[.A15]; AVERAGE([.B5:.B1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200436" calcext:value-type="float">
            <text:p>11200436</text:p>
          </table:table-cell>
          <table:table-cell office:value-type="string" calcext:value-type="string">
            <text:p>microseconds</text:p>
          </table:table-cell>
          <table:table-cell table:formula="of:=IF([.A15]&lt;&gt;[.A16]; AVERAGE([.B6:.B1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466595" calcext:value-type="float">
            <text:p>11466595</text:p>
          </table:table-cell>
          <table:table-cell office:value-type="string" calcext:value-type="string">
            <text:p>microseconds</text:p>
          </table:table-cell>
          <table:table-cell table:formula="of:=IF([.A16]&lt;&gt;[.A17]; AVERAGE([.B7:.B1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365899" calcext:value-type="float">
            <text:p>11365899</text:p>
          </table:table-cell>
          <table:table-cell office:value-type="string" calcext:value-type="string">
            <text:p>microseconds</text:p>
          </table:table-cell>
          <table:table-cell table:formula="of:=IF([.A17]&lt;&gt;[.A18]; AVERAGE([.B8:.B1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270241" calcext:value-type="float">
            <text:p>11270241</text:p>
          </table:table-cell>
          <table:table-cell office:value-type="string" calcext:value-type="string">
            <text:p>microseconds</text:p>
          </table:table-cell>
          <table:table-cell table:formula="of:=IF([.A18]&lt;&gt;[.A19]; AVERAGE([.B9:.B1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192087" calcext:value-type="float">
            <text:p>11192087</text:p>
          </table:table-cell>
          <table:table-cell office:value-type="string" calcext:value-type="string">
            <text:p>microseconds</text:p>
          </table:table-cell>
          <table:table-cell table:formula="of:=IF([.A19]&lt;&gt;[.A20]; AVERAGE([.B10:.B1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533637" calcext:value-type="float">
            <text:p>11533637</text:p>
          </table:table-cell>
          <table:table-cell office:value-type="string" calcext:value-type="string">
            <text:p>microseconds</text:p>
          </table:table-cell>
          <table:table-cell table:formula="of:=IF([.A20]&lt;&gt;[.A21]; AVERAGE([.B11:.B20]);&quot; &quot;)" office:value-type="float" office:value="11362991.5" calcext:value-type="float">
            <text:p>11362991.5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17327" calcext:value-type="float">
            <text:p>5017327</text:p>
          </table:table-cell>
          <table:table-cell office:value-type="string" calcext:value-type="string">
            <text:p>microseconds</text:p>
          </table:table-cell>
          <table:table-cell table:formula="of:=IF([.A21]&lt;&gt;[.A22]; AVERAGE([.B12:.B2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44769" calcext:value-type="float">
            <text:p>5044769</text:p>
          </table:table-cell>
          <table:table-cell office:value-type="string" calcext:value-type="string">
            <text:p>microseconds</text:p>
          </table:table-cell>
          <table:table-cell table:formula="of:=IF([.A22]&lt;&gt;[.A23]; AVERAGE([.B13:.B2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234927" calcext:value-type="float">
            <text:p>5234927</text:p>
          </table:table-cell>
          <table:table-cell office:value-type="string" calcext:value-type="string">
            <text:p>microseconds</text:p>
          </table:table-cell>
          <table:table-cell table:formula="of:=IF([.A23]&lt;&gt;[.A24]; AVERAGE([.B14:.B2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93944" calcext:value-type="float">
            <text:p>5093944</text:p>
          </table:table-cell>
          <table:table-cell office:value-type="string" calcext:value-type="string">
            <text:p>microseconds</text:p>
          </table:table-cell>
          <table:table-cell table:formula="of:=IF([.A24]&lt;&gt;[.A25]; AVERAGE([.B15:.B2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4992091" calcext:value-type="float">
            <text:p>4992091</text:p>
          </table:table-cell>
          <table:table-cell office:value-type="string" calcext:value-type="string">
            <text:p>microseconds</text:p>
          </table:table-cell>
          <table:table-cell table:formula="of:=IF([.A25]&lt;&gt;[.A26]; AVERAGE([.B16:.B2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247372" calcext:value-type="float">
            <text:p>5247372</text:p>
          </table:table-cell>
          <table:table-cell office:value-type="string" calcext:value-type="string">
            <text:p>microseconds</text:p>
          </table:table-cell>
          <table:table-cell table:formula="of:=IF([.A26]&lt;&gt;[.A27]; AVERAGE([.B17:.B2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91288" calcext:value-type="float">
            <text:p>5091288</text:p>
          </table:table-cell>
          <table:table-cell office:value-type="string" calcext:value-type="string">
            <text:p>microseconds</text:p>
          </table:table-cell>
          <table:table-cell table:formula="of:=IF([.A27]&lt;&gt;[.A28]; AVERAGE([.B18:.B2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35029" calcext:value-type="float">
            <text:p>5035029</text:p>
          </table:table-cell>
          <table:table-cell office:value-type="string" calcext:value-type="string">
            <text:p>microseconds</text:p>
          </table:table-cell>
          <table:table-cell table:formula="of:=IF([.A28]&lt;&gt;[.A29]; AVERAGE([.B19:.B2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4993709" calcext:value-type="float">
            <text:p>4993709</text:p>
          </table:table-cell>
          <table:table-cell office:value-type="string" calcext:value-type="string">
            <text:p>microseconds</text:p>
          </table:table-cell>
          <table:table-cell table:formula="of:=IF([.A29]&lt;&gt;[.A30]; AVERAGE([.B20:.B2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93327" calcext:value-type="float">
            <text:p>5093327</text:p>
          </table:table-cell>
          <table:table-cell office:value-type="string" calcext:value-type="string">
            <text:p>microseconds</text:p>
          </table:table-cell>
          <table:table-cell table:formula="of:=IF([.A30]&lt;&gt;[.A31]; AVERAGE([.B21:.B30]);&quot; &quot;)" office:value-type="float" office:value="5084378.3" calcext:value-type="float">
            <text:p>5084378.3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252609" calcext:value-type="float">
            <text:p>4252609</text:p>
          </table:table-cell>
          <table:table-cell office:value-type="string" calcext:value-type="string">
            <text:p>microseconds</text:p>
          </table:table-cell>
          <table:table-cell table:formula="of:=IF([.A31]&lt;&gt;[.A32]; AVERAGE([.B22:.B3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47927" calcext:value-type="float">
            <text:p>4047927</text:p>
          </table:table-cell>
          <table:table-cell office:value-type="string" calcext:value-type="string">
            <text:p>microseconds</text:p>
          </table:table-cell>
          <table:table-cell table:formula="of:=IF([.A32]&lt;&gt;[.A33]; AVERAGE([.B23:.B3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04860" calcext:value-type="float">
            <text:p>4004860</text:p>
          </table:table-cell>
          <table:table-cell office:value-type="string" calcext:value-type="string">
            <text:p>microseconds</text:p>
          </table:table-cell>
          <table:table-cell table:formula="of:=IF([.A33]&lt;&gt;[.A34]; AVERAGE([.B24:.B3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61521" calcext:value-type="float">
            <text:p>4061521</text:p>
          </table:table-cell>
          <table:table-cell office:value-type="string" calcext:value-type="string">
            <text:p>microseconds</text:p>
          </table:table-cell>
          <table:table-cell table:formula="of:=IF([.A34]&lt;&gt;[.A35]; AVERAGE([.B25:.B3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69434" calcext:value-type="float">
            <text:p>4069434</text:p>
          </table:table-cell>
          <table:table-cell office:value-type="string" calcext:value-type="string">
            <text:p>microseconds</text:p>
          </table:table-cell>
          <table:table-cell table:formula="of:=IF([.A35]&lt;&gt;[.A36]; AVERAGE([.B26:.B3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53440" calcext:value-type="float">
            <text:p>4053440</text:p>
          </table:table-cell>
          <table:table-cell office:value-type="string" calcext:value-type="string">
            <text:p>microseconds</text:p>
          </table:table-cell>
          <table:table-cell table:formula="of:=IF([.A36]&lt;&gt;[.A37]; AVERAGE([.B27:.B3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53618" calcext:value-type="float">
            <text:p>4053618</text:p>
          </table:table-cell>
          <table:table-cell office:value-type="string" calcext:value-type="string">
            <text:p>microseconds</text:p>
          </table:table-cell>
          <table:table-cell table:formula="of:=IF([.A37]&lt;&gt;[.A38]; AVERAGE([.B28:.B3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272560" calcext:value-type="float">
            <text:p>4272560</text:p>
          </table:table-cell>
          <table:table-cell office:value-type="string" calcext:value-type="string">
            <text:p>microseconds</text:p>
          </table:table-cell>
          <table:table-cell table:formula="of:=IF([.A38]&lt;&gt;[.A39]; AVERAGE([.B29:.B3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83391" calcext:value-type="float">
            <text:p>4083391</text:p>
          </table:table-cell>
          <table:table-cell office:value-type="string" calcext:value-type="string">
            <text:p>microseconds</text:p>
          </table:table-cell>
          <table:table-cell table:formula="of:=IF([.A39]&lt;&gt;[.A40]; AVERAGE([.B30:.B3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104405" calcext:value-type="float">
            <text:p>4104405</text:p>
          </table:table-cell>
          <table:table-cell office:value-type="string" calcext:value-type="string">
            <text:p>microseconds</text:p>
          </table:table-cell>
          <table:table-cell table:formula="of:=IF([.A40]&lt;&gt;[.A41]; AVERAGE([.B31:.B40]);&quot; &quot;)" office:value-type="float" office:value="4100376.5" calcext:value-type="float">
            <text:p>4100376.5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7107477" calcext:value-type="float">
            <text:p>7107477</text:p>
          </table:table-cell>
          <table:table-cell office:value-type="string" calcext:value-type="string">
            <text:p>microseconds</text:p>
          </table:table-cell>
          <table:table-cell table:formula="of:=IF([.A41]&lt;&gt;[.A42]; AVERAGE([.B32:.B4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08246" calcext:value-type="float">
            <text:p>6808246</text:p>
          </table:table-cell>
          <table:table-cell office:value-type="string" calcext:value-type="string">
            <text:p>microseconds</text:p>
          </table:table-cell>
          <table:table-cell table:formula="of:=IF([.A42]&lt;&gt;[.A43]; AVERAGE([.B33:.B4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01046" calcext:value-type="float">
            <text:p>6801046</text:p>
          </table:table-cell>
          <table:table-cell office:value-type="string" calcext:value-type="string">
            <text:p>microseconds</text:p>
          </table:table-cell>
          <table:table-cell table:formula="of:=IF([.A43]&lt;&gt;[.A44]; AVERAGE([.B34:.B4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798546" calcext:value-type="float">
            <text:p>6798546</text:p>
          </table:table-cell>
          <table:table-cell office:value-type="string" calcext:value-type="string">
            <text:p>microseconds</text:p>
          </table:table-cell>
          <table:table-cell table:formula="of:=IF([.A44]&lt;&gt;[.A45]; AVERAGE([.B35:.B4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08641" calcext:value-type="float">
            <text:p>6808641</text:p>
          </table:table-cell>
          <table:table-cell office:value-type="string" calcext:value-type="string">
            <text:p>microseconds</text:p>
          </table:table-cell>
          <table:table-cell table:formula="of:=IF([.A45]&lt;&gt;[.A46]; AVERAGE([.B36:.B4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70279" calcext:value-type="float">
            <text:p>6870279</text:p>
          </table:table-cell>
          <table:table-cell office:value-type="string" calcext:value-type="string">
            <text:p>microseconds</text:p>
          </table:table-cell>
          <table:table-cell table:formula="of:=IF([.A46]&lt;&gt;[.A47]; AVERAGE([.B37:.B4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13675" calcext:value-type="float">
            <text:p>6813675</text:p>
          </table:table-cell>
          <table:table-cell office:value-type="string" calcext:value-type="string">
            <text:p>microseconds</text:p>
          </table:table-cell>
          <table:table-cell table:formula="of:=IF([.A47]&lt;&gt;[.A48]; AVERAGE([.B38:.B4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67271" calcext:value-type="float">
            <text:p>6867271</text:p>
          </table:table-cell>
          <table:table-cell office:value-type="string" calcext:value-type="string">
            <text:p>microseconds</text:p>
          </table:table-cell>
          <table:table-cell table:formula="of:=IF([.A48]&lt;&gt;[.A49]; AVERAGE([.B39:.B4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763673" calcext:value-type="float">
            <text:p>6763673</text:p>
          </table:table-cell>
          <table:table-cell office:value-type="string" calcext:value-type="string">
            <text:p>microseconds</text:p>
          </table:table-cell>
          <table:table-cell table:formula="of:=IF([.A49]&lt;&gt;[.A50]; AVERAGE([.B40:.B4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46879" calcext:value-type="float">
            <text:p>6846879</text:p>
          </table:table-cell>
          <table:table-cell office:value-type="string" calcext:value-type="string">
            <text:p>microseconds</text:p>
          </table:table-cell>
          <table:table-cell table:formula="of:=IF([.A50]&lt;&gt;[.A51]; AVERAGE([.B41:.B50]);&quot; &quot;)" office:value-type="float" office:value="6848573.3" calcext:value-type="float">
            <text:p>6848573.3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12098" calcext:value-type="float">
            <text:p>3012098</text:p>
          </table:table-cell>
          <table:table-cell office:value-type="string" calcext:value-type="string">
            <text:p>microseconds</text:p>
          </table:table-cell>
          <table:table-cell table:formula="of:=IF([.A51]&lt;&gt;[.A52]; AVERAGE([.B42:.B5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126983" calcext:value-type="float">
            <text:p>3126983</text:p>
          </table:table-cell>
          <table:table-cell office:value-type="string" calcext:value-type="string">
            <text:p>microseconds</text:p>
          </table:table-cell>
          <table:table-cell table:formula="of:=IF([.A52]&lt;&gt;[.A53]; AVERAGE([.B43:.B5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71920" calcext:value-type="float">
            <text:p>3071920</text:p>
          </table:table-cell>
          <table:table-cell office:value-type="string" calcext:value-type="string">
            <text:p>microseconds</text:p>
          </table:table-cell>
          <table:table-cell table:formula="of:=IF([.A53]&lt;&gt;[.A54]; AVERAGE([.B44:.B5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76525" calcext:value-type="float">
            <text:p>3076525</text:p>
          </table:table-cell>
          <table:table-cell office:value-type="string" calcext:value-type="string">
            <text:p>microseconds</text:p>
          </table:table-cell>
          <table:table-cell table:formula="of:=IF([.A54]&lt;&gt;[.A55]; AVERAGE([.B45:.B5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30866" calcext:value-type="float">
            <text:p>3030866</text:p>
          </table:table-cell>
          <table:table-cell office:value-type="string" calcext:value-type="string">
            <text:p>microseconds</text:p>
          </table:table-cell>
          <table:table-cell table:formula="of:=IF([.A55]&lt;&gt;[.A56]; AVERAGE([.B46:.B5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69782" calcext:value-type="float">
            <text:p>3069782</text:p>
          </table:table-cell>
          <table:table-cell office:value-type="string" calcext:value-type="string">
            <text:p>microseconds</text:p>
          </table:table-cell>
          <table:table-cell table:formula="of:=IF([.A56]&lt;&gt;[.A57]; AVERAGE([.B47:.B5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08447" calcext:value-type="float">
            <text:p>3008447</text:p>
          </table:table-cell>
          <table:table-cell office:value-type="string" calcext:value-type="string">
            <text:p>microseconds</text:p>
          </table:table-cell>
          <table:table-cell table:formula="of:=IF([.A57]&lt;&gt;[.A58]; AVERAGE([.B48:.B5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95576" calcext:value-type="float">
            <text:p>3095576</text:p>
          </table:table-cell>
          <table:table-cell office:value-type="string" calcext:value-type="string">
            <text:p>microseconds</text:p>
          </table:table-cell>
          <table:table-cell table:formula="of:=IF([.A58]&lt;&gt;[.A59]; AVERAGE([.B49:.B5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24459" calcext:value-type="float">
            <text:p>3024459</text:p>
          </table:table-cell>
          <table:table-cell office:value-type="string" calcext:value-type="string">
            <text:p>microseconds</text:p>
          </table:table-cell>
          <table:table-cell table:formula="of:=IF([.A59]&lt;&gt;[.A60]; AVERAGE([.B50:.B5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65865" calcext:value-type="float">
            <text:p>3065865</text:p>
          </table:table-cell>
          <table:table-cell office:value-type="string" calcext:value-type="string">
            <text:p>microseconds</text:p>
          </table:table-cell>
          <table:table-cell table:formula="of:=IF([.A60]&lt;&gt;[.A61]; AVERAGE([.B51:.B60]);&quot; &quot;)" office:value-type="float" office:value="3058252.1" calcext:value-type="float">
            <text:p>3058252.1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47987" calcext:value-type="float">
            <text:p>2447987</text:p>
          </table:table-cell>
          <table:table-cell office:value-type="string" calcext:value-type="string">
            <text:p>microseconds</text:p>
          </table:table-cell>
          <table:table-cell table:formula="of:=IF([.A61]&lt;&gt;[.A62]; AVERAGE([.B52:.B6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29321" calcext:value-type="float">
            <text:p>2429321</text:p>
          </table:table-cell>
          <table:table-cell office:value-type="string" calcext:value-type="string">
            <text:p>microseconds</text:p>
          </table:table-cell>
          <table:table-cell table:formula="of:=IF([.A62]&lt;&gt;[.A63]; AVERAGE([.B53:.B6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26527" calcext:value-type="float">
            <text:p>2426527</text:p>
          </table:table-cell>
          <table:table-cell office:value-type="string" calcext:value-type="string">
            <text:p>microseconds</text:p>
          </table:table-cell>
          <table:table-cell table:formula="of:=IF([.A63]&lt;&gt;[.A64]; AVERAGE([.B54:.B6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71968" calcext:value-type="float">
            <text:p>2471968</text:p>
          </table:table-cell>
          <table:table-cell office:value-type="string" calcext:value-type="string">
            <text:p>microseconds</text:p>
          </table:table-cell>
          <table:table-cell table:formula="of:=IF([.A64]&lt;&gt;[.A65]; AVERAGE([.B55:.B6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27069" calcext:value-type="float">
            <text:p>2427069</text:p>
          </table:table-cell>
          <table:table-cell office:value-type="string" calcext:value-type="string">
            <text:p>microseconds</text:p>
          </table:table-cell>
          <table:table-cell table:formula="of:=IF([.A65]&lt;&gt;[.A66]; AVERAGE([.B56:.B6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29803" calcext:value-type="float">
            <text:p>2429803</text:p>
          </table:table-cell>
          <table:table-cell office:value-type="string" calcext:value-type="string">
            <text:p>microseconds</text:p>
          </table:table-cell>
          <table:table-cell table:formula="of:=IF([.A66]&lt;&gt;[.A67]; AVERAGE([.B57:.B6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25539" calcext:value-type="float">
            <text:p>2425539</text:p>
          </table:table-cell>
          <table:table-cell office:value-type="string" calcext:value-type="string">
            <text:p>microseconds</text:p>
          </table:table-cell>
          <table:table-cell table:formula="of:=IF([.A67]&lt;&gt;[.A68]; AVERAGE([.B58:.B6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67521" calcext:value-type="float">
            <text:p>2467521</text:p>
          </table:table-cell>
          <table:table-cell office:value-type="string" calcext:value-type="string">
            <text:p>microseconds</text:p>
          </table:table-cell>
          <table:table-cell table:formula="of:=IF([.A68]&lt;&gt;[.A69]; AVERAGE([.B59:.B6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385843" calcext:value-type="float">
            <text:p>2385843</text:p>
          </table:table-cell>
          <table:table-cell office:value-type="string" calcext:value-type="string">
            <text:p>microseconds</text:p>
          </table:table-cell>
          <table:table-cell table:formula="of:=IF([.A69]&lt;&gt;[.A70]; AVERAGE([.B60:.B6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27885" calcext:value-type="float">
            <text:p>2427885</text:p>
          </table:table-cell>
          <table:table-cell office:value-type="string" calcext:value-type="string">
            <text:p>microseconds</text:p>
          </table:table-cell>
          <table:table-cell table:formula="of:=IF([.A70]&lt;&gt;[.A71]; AVERAGE([.B61:.B70]);&quot; &quot;)" office:value-type="float" office:value="2433946.3" calcext:value-type="float">
            <text:p>2433946.3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57225" calcext:value-type="float">
            <text:p>7857225</text:p>
          </table:table-cell>
          <table:table-cell office:value-type="string" calcext:value-type="string">
            <text:p>microseconds</text:p>
          </table:table-cell>
          <table:table-cell table:formula="of:=IF([.A71]&lt;&gt;[.A72]; AVERAGE([.B62:.B7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60508" calcext:value-type="float">
            <text:p>7860508</text:p>
          </table:table-cell>
          <table:table-cell office:value-type="string" calcext:value-type="string">
            <text:p>microseconds</text:p>
          </table:table-cell>
          <table:table-cell table:formula="of:=IF([.A72]&lt;&gt;[.A73]; AVERAGE([.B63:.B7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940537" calcext:value-type="float">
            <text:p>7940537</text:p>
          </table:table-cell>
          <table:table-cell office:value-type="string" calcext:value-type="string">
            <text:p>microseconds</text:p>
          </table:table-cell>
          <table:table-cell table:formula="of:=IF([.A73]&lt;&gt;[.A74]; AVERAGE([.B64:.B7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62787" calcext:value-type="float">
            <text:p>7862787</text:p>
          </table:table-cell>
          <table:table-cell office:value-type="string" calcext:value-type="string">
            <text:p>microseconds</text:p>
          </table:table-cell>
          <table:table-cell table:formula="of:=IF([.A74]&lt;&gt;[.A75]; AVERAGE([.B65:.B7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990397" calcext:value-type="float">
            <text:p>7990397</text:p>
          </table:table-cell>
          <table:table-cell office:value-type="string" calcext:value-type="string">
            <text:p>microseconds</text:p>
          </table:table-cell>
          <table:table-cell table:formula="of:=IF([.A75]&lt;&gt;[.A76]; AVERAGE([.B66:.B7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939690" calcext:value-type="float">
            <text:p>7939690</text:p>
          </table:table-cell>
          <table:table-cell office:value-type="string" calcext:value-type="string">
            <text:p>microseconds</text:p>
          </table:table-cell>
          <table:table-cell table:formula="of:=IF([.A76]&lt;&gt;[.A77]; AVERAGE([.B67:.B7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73245" calcext:value-type="float">
            <text:p>7873245</text:p>
          </table:table-cell>
          <table:table-cell office:value-type="string" calcext:value-type="string">
            <text:p>microseconds</text:p>
          </table:table-cell>
          <table:table-cell table:formula="of:=IF([.A77]&lt;&gt;[.A78]; AVERAGE([.B68:.B7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8078407" calcext:value-type="float">
            <text:p>8078407</text:p>
          </table:table-cell>
          <table:table-cell office:value-type="string" calcext:value-type="string">
            <text:p>microseconds</text:p>
          </table:table-cell>
          <table:table-cell table:formula="of:=IF([.A78]&lt;&gt;[.A79]; AVERAGE([.B69:.B7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10846" calcext:value-type="float">
            <text:p>7810846</text:p>
          </table:table-cell>
          <table:table-cell office:value-type="string" calcext:value-type="string">
            <text:p>microseconds</text:p>
          </table:table-cell>
          <table:table-cell table:formula="of:=IF([.A79]&lt;&gt;[.A80]; AVERAGE([.B70:.B7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45424" calcext:value-type="float">
            <text:p>7845424</text:p>
          </table:table-cell>
          <table:table-cell office:value-type="string" calcext:value-type="string">
            <text:p>microseconds</text:p>
          </table:table-cell>
          <table:table-cell table:formula="of:=IF([.A80]&lt;&gt;[.A81]; AVERAGE([.B71:.B80]);&quot; &quot;)" office:value-type="float" office:value="7905906.6" calcext:value-type="float">
            <text:p>7905906.6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501708" calcext:value-type="float">
            <text:p>3501708</text:p>
          </table:table-cell>
          <table:table-cell office:value-type="string" calcext:value-type="string">
            <text:p>microseconds</text:p>
          </table:table-cell>
          <table:table-cell table:formula="of:=IF([.A81]&lt;&gt;[.A82]; AVERAGE([.B72:.B8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443959" calcext:value-type="float">
            <text:p>3443959</text:p>
          </table:table-cell>
          <table:table-cell office:value-type="string" calcext:value-type="string">
            <text:p>microseconds</text:p>
          </table:table-cell>
          <table:table-cell table:formula="of:=IF([.A82]&lt;&gt;[.A83]; AVERAGE([.B73:.B8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535046" calcext:value-type="float">
            <text:p>3535046</text:p>
          </table:table-cell>
          <table:table-cell office:value-type="string" calcext:value-type="string">
            <text:p>microseconds</text:p>
          </table:table-cell>
          <table:table-cell table:formula="of:=IF([.A83]&lt;&gt;[.A84]; AVERAGE([.B74:.B8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498186" calcext:value-type="float">
            <text:p>3498186</text:p>
          </table:table-cell>
          <table:table-cell office:value-type="string" calcext:value-type="string">
            <text:p>microseconds</text:p>
          </table:table-cell>
          <table:table-cell table:formula="of:=IF([.A84]&lt;&gt;[.A85]; AVERAGE([.B75:.B8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565654" calcext:value-type="float">
            <text:p>3565654</text:p>
          </table:table-cell>
          <table:table-cell office:value-type="string" calcext:value-type="string">
            <text:p>microseconds</text:p>
          </table:table-cell>
          <table:table-cell table:formula="of:=IF([.A85]&lt;&gt;[.A86]; AVERAGE([.B76:.B8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488510" calcext:value-type="float">
            <text:p>3488510</text:p>
          </table:table-cell>
          <table:table-cell office:value-type="string" calcext:value-type="string">
            <text:p>microseconds</text:p>
          </table:table-cell>
          <table:table-cell table:formula="of:=IF([.A86]&lt;&gt;[.A87]; AVERAGE([.B77:.B8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623954" calcext:value-type="float">
            <text:p>3623954</text:p>
          </table:table-cell>
          <table:table-cell office:value-type="string" calcext:value-type="string">
            <text:p>microseconds</text:p>
          </table:table-cell>
          <table:table-cell table:formula="of:=IF([.A87]&lt;&gt;[.A88]; AVERAGE([.B78:.B8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521148" calcext:value-type="float">
            <text:p>3521148</text:p>
          </table:table-cell>
          <table:table-cell office:value-type="string" calcext:value-type="string">
            <text:p>microseconds</text:p>
          </table:table-cell>
          <table:table-cell table:formula="of:=IF([.A88]&lt;&gt;[.A89]; AVERAGE([.B79:.B8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631666" calcext:value-type="float">
            <text:p>3631666</text:p>
          </table:table-cell>
          <table:table-cell office:value-type="string" calcext:value-type="string">
            <text:p>microseconds</text:p>
          </table:table-cell>
          <table:table-cell table:formula="of:=IF([.A89]&lt;&gt;[.A90]; AVERAGE([.B80:.B8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558908" calcext:value-type="float">
            <text:p>3558908</text:p>
          </table:table-cell>
          <table:table-cell office:value-type="string" calcext:value-type="string">
            <text:p>microseconds</text:p>
          </table:table-cell>
          <table:table-cell table:formula="of:=IF([.A90]&lt;&gt;[.A91]; AVERAGE([.B81:.B90]);&quot; &quot;)" office:value-type="float" office:value="3536873.9" calcext:value-type="float">
            <text:p>3536873.9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10373" calcext:value-type="float">
            <text:p>2810373</text:p>
          </table:table-cell>
          <table:table-cell office:value-type="string" calcext:value-type="string">
            <text:p>microseconds</text:p>
          </table:table-cell>
          <table:table-cell table:formula="of:=IF([.A91]&lt;&gt;[.A92]; AVERAGE([.B82:.B9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781774" calcext:value-type="float">
            <text:p>2781774</text:p>
          </table:table-cell>
          <table:table-cell office:value-type="string" calcext:value-type="string">
            <text:p>microseconds</text:p>
          </table:table-cell>
          <table:table-cell table:formula="of:=IF([.A92]&lt;&gt;[.A93]; AVERAGE([.B83:.B9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792578" calcext:value-type="float">
            <text:p>2792578</text:p>
          </table:table-cell>
          <table:table-cell office:value-type="string" calcext:value-type="string">
            <text:p>microseconds</text:p>
          </table:table-cell>
          <table:table-cell table:formula="of:=IF([.A93]&lt;&gt;[.A94]; AVERAGE([.B84:.B9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18972" calcext:value-type="float">
            <text:p>2818972</text:p>
          </table:table-cell>
          <table:table-cell office:value-type="string" calcext:value-type="string">
            <text:p>microseconds</text:p>
          </table:table-cell>
          <table:table-cell table:formula="of:=IF([.A94]&lt;&gt;[.A95]; AVERAGE([.B85:.B9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48555" calcext:value-type="float">
            <text:p>2848555</text:p>
          </table:table-cell>
          <table:table-cell office:value-type="string" calcext:value-type="string">
            <text:p>microseconds</text:p>
          </table:table-cell>
          <table:table-cell table:formula="of:=IF([.A95]&lt;&gt;[.A96]; AVERAGE([.B86:.B9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39664" calcext:value-type="float">
            <text:p>2839664</text:p>
          </table:table-cell>
          <table:table-cell office:value-type="string" calcext:value-type="string">
            <text:p>microseconds</text:p>
          </table:table-cell>
          <table:table-cell table:formula="of:=IF([.A96]&lt;&gt;[.A97]; AVERAGE([.B87:.B9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18627" calcext:value-type="float">
            <text:p>2818627</text:p>
          </table:table-cell>
          <table:table-cell office:value-type="string" calcext:value-type="string">
            <text:p>microseconds</text:p>
          </table:table-cell>
          <table:table-cell table:formula="of:=IF([.A97]&lt;&gt;[.A98]; AVERAGE([.B88:.B9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780549" calcext:value-type="float">
            <text:p>2780549</text:p>
          </table:table-cell>
          <table:table-cell office:value-type="string" calcext:value-type="string">
            <text:p>microseconds</text:p>
          </table:table-cell>
          <table:table-cell table:formula="of:=IF([.A98]&lt;&gt;[.A99]; AVERAGE([.B89:.B9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21622" calcext:value-type="float">
            <text:p>2821622</text:p>
          </table:table-cell>
          <table:table-cell office:value-type="string" calcext:value-type="string">
            <text:p>microseconds</text:p>
          </table:table-cell>
          <table:table-cell table:formula="of:=IF([.A99]&lt;&gt;[.A100]; AVERAGE([.B90:.B9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53713" calcext:value-type="float">
            <text:p>2853713</text:p>
          </table:table-cell>
          <table:table-cell office:value-type="string" calcext:value-type="string">
            <text:p>microseconds</text:p>
          </table:table-cell>
          <table:table-cell table:formula="of:=IF([.A100]&lt;&gt;[.A101]; AVERAGE([.B91:.B100]);&quot; &quot;)" office:value-type="float" office:value="2816642.7" calcext:value-type="float">
            <text:p>2816642.7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108539" calcext:value-type="float">
            <text:p>9108539</text:p>
          </table:table-cell>
          <table:table-cell office:value-type="string" calcext:value-type="string">
            <text:p>microseconds</text:p>
          </table:table-cell>
          <table:table-cell table:formula="of:=IF([.A101]&lt;&gt;[.A102]; AVERAGE([.B92:.B10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219860" calcext:value-type="float">
            <text:p>9219860</text:p>
          </table:table-cell>
          <table:table-cell office:value-type="string" calcext:value-type="string">
            <text:p>microseconds</text:p>
          </table:table-cell>
          <table:table-cell table:formula="of:=IF([.A102]&lt;&gt;[.A103]; AVERAGE([.B93:.B10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284308" calcext:value-type="float">
            <text:p>9284308</text:p>
          </table:table-cell>
          <table:table-cell office:value-type="string" calcext:value-type="string">
            <text:p>microseconds</text:p>
          </table:table-cell>
          <table:table-cell table:formula="of:=IF([.A103]&lt;&gt;[.A104]; AVERAGE([.B94:.B10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242964" calcext:value-type="float">
            <text:p>9242964</text:p>
          </table:table-cell>
          <table:table-cell office:value-type="string" calcext:value-type="string">
            <text:p>microseconds</text:p>
          </table:table-cell>
          <table:table-cell table:formula="of:=IF([.A104]&lt;&gt;[.A105]; AVERAGE([.B95:.B10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334711" calcext:value-type="float">
            <text:p>9334711</text:p>
          </table:table-cell>
          <table:table-cell office:value-type="string" calcext:value-type="string">
            <text:p>microseconds</text:p>
          </table:table-cell>
          <table:table-cell table:formula="of:=IF([.A105]&lt;&gt;[.A106]; AVERAGE([.B96:.B10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262714" calcext:value-type="float">
            <text:p>9262714</text:p>
          </table:table-cell>
          <table:table-cell office:value-type="string" calcext:value-type="string">
            <text:p>microseconds</text:p>
          </table:table-cell>
          <table:table-cell table:formula="of:=IF([.A106]&lt;&gt;[.A107]; AVERAGE([.B97:.B10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332946" calcext:value-type="float">
            <text:p>9332946</text:p>
          </table:table-cell>
          <table:table-cell office:value-type="string" calcext:value-type="string">
            <text:p>microseconds</text:p>
          </table:table-cell>
          <table:table-cell table:formula="of:=IF([.A107]&lt;&gt;[.A108]; AVERAGE([.B98:.B10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428368" calcext:value-type="float">
            <text:p>9428368</text:p>
          </table:table-cell>
          <table:table-cell office:value-type="string" calcext:value-type="string">
            <text:p>microseconds</text:p>
          </table:table-cell>
          <table:table-cell table:formula="of:=IF([.A108]&lt;&gt;[.A109]; AVERAGE([.B99:.B10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145905" calcext:value-type="float">
            <text:p>9145905</text:p>
          </table:table-cell>
          <table:table-cell office:value-type="string" calcext:value-type="string">
            <text:p>microseconds</text:p>
          </table:table-cell>
          <table:table-cell table:formula="of:=IF([.A109]&lt;&gt;[.A110]; AVERAGE([.B100:.B10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686032" calcext:value-type="float">
            <text:p>9686032</text:p>
          </table:table-cell>
          <table:table-cell office:value-type="string" calcext:value-type="string">
            <text:p>microseconds</text:p>
          </table:table-cell>
          <table:table-cell table:formula="of:=IF([.A110]&lt;&gt;[.A111]; AVERAGE([.B101:.B110]);&quot; &quot;)" office:value-type="float" office:value="9304634.7" calcext:value-type="float">
            <text:p>9304634.7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73190" calcext:value-type="float">
            <text:p>4073190</text:p>
          </table:table-cell>
          <table:table-cell office:value-type="string" calcext:value-type="string">
            <text:p>microseconds</text:p>
          </table:table-cell>
          <table:table-cell table:formula="of:=IF([.A111]&lt;&gt;[.A112]; AVERAGE([.B102:.B11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85047" calcext:value-type="float">
            <text:p>4085047</text:p>
          </table:table-cell>
          <table:table-cell office:value-type="string" calcext:value-type="string">
            <text:p>microseconds</text:p>
          </table:table-cell>
          <table:table-cell table:formula="of:=IF([.A112]&lt;&gt;[.A113]; AVERAGE([.B103:.B11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48405" calcext:value-type="float">
            <text:p>4048405</text:p>
          </table:table-cell>
          <table:table-cell office:value-type="string" calcext:value-type="string">
            <text:p>microseconds</text:p>
          </table:table-cell>
          <table:table-cell table:formula="of:=IF([.A113]&lt;&gt;[.A114]; AVERAGE([.B104:.B11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171196" calcext:value-type="float">
            <text:p>4171196</text:p>
          </table:table-cell>
          <table:table-cell office:value-type="string" calcext:value-type="string">
            <text:p>microseconds</text:p>
          </table:table-cell>
          <table:table-cell table:formula="of:=IF([.A114]&lt;&gt;[.A115]; AVERAGE([.B105:.B11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77089" calcext:value-type="float">
            <text:p>4077089</text:p>
          </table:table-cell>
          <table:table-cell office:value-type="string" calcext:value-type="string">
            <text:p>microseconds</text:p>
          </table:table-cell>
          <table:table-cell table:formula="of:=IF([.A115]&lt;&gt;[.A116]; AVERAGE([.B106:.B11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78056" calcext:value-type="float">
            <text:p>4078056</text:p>
          </table:table-cell>
          <table:table-cell office:value-type="string" calcext:value-type="string">
            <text:p>microseconds</text:p>
          </table:table-cell>
          <table:table-cell table:formula="of:=IF([.A116]&lt;&gt;[.A117]; AVERAGE([.B107:.B11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45592" calcext:value-type="float">
            <text:p>4045592</text:p>
          </table:table-cell>
          <table:table-cell office:value-type="string" calcext:value-type="string">
            <text:p>microseconds</text:p>
          </table:table-cell>
          <table:table-cell table:formula="of:=IF([.A117]&lt;&gt;[.A118]; AVERAGE([.B108:.B11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75922" calcext:value-type="float">
            <text:p>4075922</text:p>
          </table:table-cell>
          <table:table-cell office:value-type="string" calcext:value-type="string">
            <text:p>microseconds</text:p>
          </table:table-cell>
          <table:table-cell table:formula="of:=IF([.A118]&lt;&gt;[.A119]; AVERAGE([.B109:.B11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166704" calcext:value-type="float">
            <text:p>4166704</text:p>
          </table:table-cell>
          <table:table-cell office:value-type="string" calcext:value-type="string">
            <text:p>microseconds</text:p>
          </table:table-cell>
          <table:table-cell table:formula="of:=IF([.A119]&lt;&gt;[.A120]; AVERAGE([.B110:.B11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178156" calcext:value-type="float">
            <text:p>4178156</text:p>
          </table:table-cell>
          <table:table-cell office:value-type="string" calcext:value-type="string">
            <text:p>microseconds</text:p>
          </table:table-cell>
          <table:table-cell table:formula="of:=IF([.A120]&lt;&gt;[.A121]; AVERAGE([.B111:.B120]);&quot; &quot;)" office:value-type="float" office:value="4099935.7" calcext:value-type="float">
            <text:p>4099935.7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304238" calcext:value-type="float">
            <text:p>3304238</text:p>
          </table:table-cell>
          <table:table-cell office:value-type="string" calcext:value-type="string">
            <text:p>microseconds</text:p>
          </table:table-cell>
          <table:table-cell table:formula="of:=IF([.A121]&lt;&gt;[.A122]; AVERAGE([.B112:.B12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341396" calcext:value-type="float">
            <text:p>3341396</text:p>
          </table:table-cell>
          <table:table-cell office:value-type="string" calcext:value-type="string">
            <text:p>microseconds</text:p>
          </table:table-cell>
          <table:table-cell table:formula="of:=IF([.A122]&lt;&gt;[.A123]; AVERAGE([.B113:.B12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454274" calcext:value-type="float">
            <text:p>3454274</text:p>
          </table:table-cell>
          <table:table-cell office:value-type="string" calcext:value-type="string">
            <text:p>microseconds</text:p>
          </table:table-cell>
          <table:table-cell table:formula="of:=IF([.A123]&lt;&gt;[.A124]; AVERAGE([.B114:.B12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377500" calcext:value-type="float">
            <text:p>3377500</text:p>
          </table:table-cell>
          <table:table-cell office:value-type="string" calcext:value-type="string">
            <text:p>microseconds</text:p>
          </table:table-cell>
          <table:table-cell table:formula="of:=IF([.A124]&lt;&gt;[.A125]; AVERAGE([.B115:.B12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328129" calcext:value-type="float">
            <text:p>3328129</text:p>
          </table:table-cell>
          <table:table-cell office:value-type="string" calcext:value-type="string">
            <text:p>microseconds</text:p>
          </table:table-cell>
          <table:table-cell table:formula="of:=IF([.A125]&lt;&gt;[.A126]; AVERAGE([.B116:.B12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301397" calcext:value-type="float">
            <text:p>3301397</text:p>
          </table:table-cell>
          <table:table-cell office:value-type="string" calcext:value-type="string">
            <text:p>microseconds</text:p>
          </table:table-cell>
          <table:table-cell table:formula="of:=IF([.A126]&lt;&gt;[.A127]; AVERAGE([.B117:.B12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408527" calcext:value-type="float">
            <text:p>3408527</text:p>
          </table:table-cell>
          <table:table-cell office:value-type="string" calcext:value-type="string">
            <text:p>microseconds</text:p>
          </table:table-cell>
          <table:table-cell table:formula="of:=IF([.A127]&lt;&gt;[.A128]; AVERAGE([.B118:.B12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377626" calcext:value-type="float">
            <text:p>3377626</text:p>
          </table:table-cell>
          <table:table-cell office:value-type="string" calcext:value-type="string">
            <text:p>microseconds</text:p>
          </table:table-cell>
          <table:table-cell table:formula="of:=IF([.A128]&lt;&gt;[.A129]; AVERAGE([.B119:.B12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448499" calcext:value-type="float">
            <text:p>3448499</text:p>
          </table:table-cell>
          <table:table-cell office:value-type="string" calcext:value-type="string">
            <text:p>microseconds</text:p>
          </table:table-cell>
          <table:table-cell table:formula="of:=IF([.A129]&lt;&gt;[.A130]; AVERAGE([.B120:.B12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296797" calcext:value-type="float">
            <text:p>3296797</text:p>
          </table:table-cell>
          <table:table-cell office:value-type="string" calcext:value-type="string">
            <text:p>microseconds</text:p>
          </table:table-cell>
          <table:table-cell table:formula="of:=IF([.A130]&lt;&gt;[.A131]; AVERAGE([.B121:.B130]);&quot; &quot;)" office:value-type="float" office:value="3363838.3" calcext:value-type="float">
            <text:p>3363838.3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784145" calcext:value-type="float">
            <text:p>9784145</text:p>
          </table:table-cell>
          <table:table-cell office:value-type="string" calcext:value-type="string">
            <text:p>microseconds</text:p>
          </table:table-cell>
          <table:table-cell table:formula="of:=IF([.A131]&lt;&gt;[.A132]; AVERAGE([.B122:.B13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605783" calcext:value-type="float">
            <text:p>9605783</text:p>
          </table:table-cell>
          <table:table-cell office:value-type="string" calcext:value-type="string">
            <text:p>microseconds</text:p>
          </table:table-cell>
          <table:table-cell table:formula="of:=IF([.A132]&lt;&gt;[.A133]; AVERAGE([.B123:.B13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568732" calcext:value-type="float">
            <text:p>9568732</text:p>
          </table:table-cell>
          <table:table-cell office:value-type="string" calcext:value-type="string">
            <text:p>microseconds</text:p>
          </table:table-cell>
          <table:table-cell table:formula="of:=IF([.A133]&lt;&gt;[.A134]; AVERAGE([.B124:.B13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615033" calcext:value-type="float">
            <text:p>9615033</text:p>
          </table:table-cell>
          <table:table-cell office:value-type="string" calcext:value-type="string">
            <text:p>microseconds</text:p>
          </table:table-cell>
          <table:table-cell table:formula="of:=IF([.A134]&lt;&gt;[.A135]; AVERAGE([.B125:.B13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780637" calcext:value-type="float">
            <text:p>9780637</text:p>
          </table:table-cell>
          <table:table-cell office:value-type="string" calcext:value-type="string">
            <text:p>microseconds</text:p>
          </table:table-cell>
          <table:table-cell table:formula="of:=IF([.A135]&lt;&gt;[.A136]; AVERAGE([.B126:.B13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806604" calcext:value-type="float">
            <text:p>9806604</text:p>
          </table:table-cell>
          <table:table-cell office:value-type="string" calcext:value-type="string">
            <text:p>microseconds</text:p>
          </table:table-cell>
          <table:table-cell table:formula="of:=IF([.A136]&lt;&gt;[.A137]; AVERAGE([.B127:.B13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596040" calcext:value-type="float">
            <text:p>9596040</text:p>
          </table:table-cell>
          <table:table-cell office:value-type="string" calcext:value-type="string">
            <text:p>microseconds</text:p>
          </table:table-cell>
          <table:table-cell table:formula="of:=IF([.A137]&lt;&gt;[.A138]; AVERAGE([.B128:.B13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600961" calcext:value-type="float">
            <text:p>9600961</text:p>
          </table:table-cell>
          <table:table-cell office:value-type="string" calcext:value-type="string">
            <text:p>microseconds</text:p>
          </table:table-cell>
          <table:table-cell table:formula="of:=IF([.A138]&lt;&gt;[.A139]; AVERAGE([.B129:.B13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603008" calcext:value-type="float">
            <text:p>9603008</text:p>
          </table:table-cell>
          <table:table-cell office:value-type="string" calcext:value-type="string">
            <text:p>microseconds</text:p>
          </table:table-cell>
          <table:table-cell table:formula="of:=IF([.A139]&lt;&gt;[.A140]; AVERAGE([.B130:.B13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775468" calcext:value-type="float">
            <text:p>9775468</text:p>
          </table:table-cell>
          <table:table-cell office:value-type="string" calcext:value-type="string">
            <text:p>microseconds</text:p>
          </table:table-cell>
          <table:table-cell table:formula="of:=IF([.A140]&lt;&gt;[.A141]; AVERAGE([.B131:.B140]);&quot; &quot;)" office:value-type="float" office:value="9673641.1" calcext:value-type="float">
            <text:p>9673641.1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280403" calcext:value-type="float">
            <text:p>4280403</text:p>
          </table:table-cell>
          <table:table-cell office:value-type="string" calcext:value-type="string">
            <text:p>microseconds</text:p>
          </table:table-cell>
          <table:table-cell table:formula="of:=IF([.A141]&lt;&gt;[.A142]; AVERAGE([.B132:.B14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268316" calcext:value-type="float">
            <text:p>4268316</text:p>
          </table:table-cell>
          <table:table-cell office:value-type="string" calcext:value-type="string">
            <text:p>microseconds</text:p>
          </table:table-cell>
          <table:table-cell table:formula="of:=IF([.A142]&lt;&gt;[.A143]; AVERAGE([.B133:.B14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417964" calcext:value-type="float">
            <text:p>4417964</text:p>
          </table:table-cell>
          <table:table-cell office:value-type="string" calcext:value-type="string">
            <text:p>microseconds</text:p>
          </table:table-cell>
          <table:table-cell table:formula="of:=IF([.A143]&lt;&gt;[.A144]; AVERAGE([.B134:.B14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441238" calcext:value-type="float">
            <text:p>4441238</text:p>
          </table:table-cell>
          <table:table-cell office:value-type="string" calcext:value-type="string">
            <text:p>microseconds</text:p>
          </table:table-cell>
          <table:table-cell table:formula="of:=IF([.A144]&lt;&gt;[.A145]; AVERAGE([.B135:.B14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364628" calcext:value-type="float">
            <text:p>4364628</text:p>
          </table:table-cell>
          <table:table-cell office:value-type="string" calcext:value-type="string">
            <text:p>microseconds</text:p>
          </table:table-cell>
          <table:table-cell table:formula="of:=IF([.A145]&lt;&gt;[.A146]; AVERAGE([.B136:.B14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320637" calcext:value-type="float">
            <text:p>4320637</text:p>
          </table:table-cell>
          <table:table-cell office:value-type="string" calcext:value-type="string">
            <text:p>microseconds</text:p>
          </table:table-cell>
          <table:table-cell table:formula="of:=IF([.A146]&lt;&gt;[.A147]; AVERAGE([.B137:.B14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350380" calcext:value-type="float">
            <text:p>4350380</text:p>
          </table:table-cell>
          <table:table-cell office:value-type="string" calcext:value-type="string">
            <text:p>microseconds</text:p>
          </table:table-cell>
          <table:table-cell table:formula="of:=IF([.A147]&lt;&gt;[.A148]; AVERAGE([.B138:.B14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180621" calcext:value-type="float">
            <text:p>4180621</text:p>
          </table:table-cell>
          <table:table-cell office:value-type="string" calcext:value-type="string">
            <text:p>microseconds</text:p>
          </table:table-cell>
          <table:table-cell table:formula="of:=IF([.A148]&lt;&gt;[.A149]; AVERAGE([.B139:.B14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252220" calcext:value-type="float">
            <text:p>4252220</text:p>
          </table:table-cell>
          <table:table-cell office:value-type="string" calcext:value-type="string">
            <text:p>microseconds</text:p>
          </table:table-cell>
          <table:table-cell table:formula="of:=IF([.A149]&lt;&gt;[.A150]; AVERAGE([.B140:.B14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210425" calcext:value-type="float">
            <text:p>4210425</text:p>
          </table:table-cell>
          <table:table-cell office:value-type="string" calcext:value-type="string">
            <text:p>microseconds</text:p>
          </table:table-cell>
          <table:table-cell table:formula="of:=IF([.A150]&lt;&gt;[.A151]; AVERAGE([.B141:.B150]);&quot; &quot;)" office:value-type="float" office:value="4308683.2" calcext:value-type="float">
            <text:p>4308683.2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519642" calcext:value-type="float">
            <text:p>3519642</text:p>
          </table:table-cell>
          <table:table-cell office:value-type="string" calcext:value-type="string">
            <text:p>microseconds</text:p>
          </table:table-cell>
          <table:table-cell table:formula="of:=IF([.A151]&lt;&gt;[.A152]; AVERAGE([.B142:.B15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44224" calcext:value-type="float">
            <text:p>3444224</text:p>
          </table:table-cell>
          <table:table-cell office:value-type="string" calcext:value-type="string">
            <text:p>microseconds</text:p>
          </table:table-cell>
          <table:table-cell table:formula="of:=IF([.A152]&lt;&gt;[.A153]; AVERAGE([.B143:.B15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387442" calcext:value-type="float">
            <text:p>3387442</text:p>
          </table:table-cell>
          <table:table-cell office:value-type="string" calcext:value-type="string">
            <text:p>microseconds</text:p>
          </table:table-cell>
          <table:table-cell table:formula="of:=IF([.A153]&lt;&gt;[.A154]; AVERAGE([.B144:.B15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26633" calcext:value-type="float">
            <text:p>3426633</text:p>
          </table:table-cell>
          <table:table-cell office:value-type="string" calcext:value-type="string">
            <text:p>microseconds</text:p>
          </table:table-cell>
          <table:table-cell table:formula="of:=IF([.A154]&lt;&gt;[.A155]; AVERAGE([.B145:.B15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513140" calcext:value-type="float">
            <text:p>3513140</text:p>
          </table:table-cell>
          <table:table-cell office:value-type="string" calcext:value-type="string">
            <text:p>microseconds</text:p>
          </table:table-cell>
          <table:table-cell table:formula="of:=IF([.A155]&lt;&gt;[.A156]; AVERAGE([.B146:.B15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96445" calcext:value-type="float">
            <text:p>3496445</text:p>
          </table:table-cell>
          <table:table-cell office:value-type="string" calcext:value-type="string">
            <text:p>microseconds</text:p>
          </table:table-cell>
          <table:table-cell table:formula="of:=IF([.A156]&lt;&gt;[.A157]; AVERAGE([.B147:.B15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395597" calcext:value-type="float">
            <text:p>3395597</text:p>
          </table:table-cell>
          <table:table-cell office:value-type="string" calcext:value-type="string">
            <text:p>microseconds</text:p>
          </table:table-cell>
          <table:table-cell table:formula="of:=IF([.A157]&lt;&gt;[.A158]; AVERAGE([.B148:.B15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52305" calcext:value-type="float">
            <text:p>3452305</text:p>
          </table:table-cell>
          <table:table-cell office:value-type="string" calcext:value-type="string">
            <text:p>microseconds</text:p>
          </table:table-cell>
          <table:table-cell table:formula="of:=IF([.A158]&lt;&gt;[.A159]; AVERAGE([.B149:.B15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35376" calcext:value-type="float">
            <text:p>3435376</text:p>
          </table:table-cell>
          <table:table-cell office:value-type="string" calcext:value-type="string">
            <text:p>microseconds</text:p>
          </table:table-cell>
          <table:table-cell table:formula="of:=IF([.A159]&lt;&gt;[.A160]; AVERAGE([.B150:.B15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85636" calcext:value-type="float">
            <text:p>3485636</text:p>
          </table:table-cell>
          <table:table-cell office:value-type="string" calcext:value-type="string">
            <text:p>microseconds</text:p>
          </table:table-cell>
          <table:table-cell table:formula="of:=IF([.A160]&lt;&gt;[.A161]; AVERAGE([.B151:.B160]);&quot; &quot;)" office:value-type="float" office:value="3455644" calcext:value-type="float">
            <text:p>3455644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721839" calcext:value-type="float">
            <text:p>4721839</text:p>
          </table:table-cell>
          <table:table-cell office:value-type="string" calcext:value-type="string">
            <text:p>microseconds</text:p>
          </table:table-cell>
          <table:table-cell table:formula="of:=IF([.A161]&lt;&gt;[.A162]; AVERAGE([.B152:.B16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599132" calcext:value-type="float">
            <text:p>4599132</text:p>
          </table:table-cell>
          <table:table-cell office:value-type="string" calcext:value-type="string">
            <text:p>microseconds</text:p>
          </table:table-cell>
          <table:table-cell table:formula="of:=IF([.A162]&lt;&gt;[.A163]; AVERAGE([.B153:.B16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80927" calcext:value-type="float">
            <text:p>4680927</text:p>
          </table:table-cell>
          <table:table-cell office:value-type="string" calcext:value-type="string">
            <text:p>microseconds</text:p>
          </table:table-cell>
          <table:table-cell table:formula="of:=IF([.A163]&lt;&gt;[.A164]; AVERAGE([.B154:.B16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60609" calcext:value-type="float">
            <text:p>4660609</text:p>
          </table:table-cell>
          <table:table-cell office:value-type="string" calcext:value-type="string">
            <text:p>microseconds</text:p>
          </table:table-cell>
          <table:table-cell table:formula="of:=IF([.A164]&lt;&gt;[.A165]; AVERAGE([.B155:.B16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738196" calcext:value-type="float">
            <text:p>4738196</text:p>
          </table:table-cell>
          <table:table-cell office:value-type="string" calcext:value-type="string">
            <text:p>microseconds</text:p>
          </table:table-cell>
          <table:table-cell table:formula="of:=IF([.A165]&lt;&gt;[.A166]; AVERAGE([.B156:.B16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14949" calcext:value-type="float">
            <text:p>4614949</text:p>
          </table:table-cell>
          <table:table-cell office:value-type="string" calcext:value-type="string">
            <text:p>microseconds</text:p>
          </table:table-cell>
          <table:table-cell table:formula="of:=IF([.A166]&lt;&gt;[.A167]; AVERAGE([.B157:.B16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580918" calcext:value-type="float">
            <text:p>4580918</text:p>
          </table:table-cell>
          <table:table-cell office:value-type="string" calcext:value-type="string">
            <text:p>microseconds</text:p>
          </table:table-cell>
          <table:table-cell table:formula="of:=IF([.A167]&lt;&gt;[.A168]; AVERAGE([.B158:.B16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24149" calcext:value-type="float">
            <text:p>4624149</text:p>
          </table:table-cell>
          <table:table-cell office:value-type="string" calcext:value-type="string">
            <text:p>microseconds</text:p>
          </table:table-cell>
          <table:table-cell table:formula="of:=IF([.A168]&lt;&gt;[.A169]; AVERAGE([.B159:.B16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12410" calcext:value-type="float">
            <text:p>4612410</text:p>
          </table:table-cell>
          <table:table-cell office:value-type="string" calcext:value-type="string">
            <text:p>microseconds</text:p>
          </table:table-cell>
          <table:table-cell table:formula="of:=IF([.A169]&lt;&gt;[.A170]; AVERAGE([.B160:.B16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773016" calcext:value-type="float">
            <text:p>4773016</text:p>
          </table:table-cell>
          <table:table-cell office:value-type="string" calcext:value-type="string">
            <text:p>microseconds</text:p>
          </table:table-cell>
          <table:table-cell table:formula="of:=IF([.A170]&lt;&gt;[.A171]; AVERAGE([.B161:.B170]);&quot; &quot;)" office:value-type="float" office:value="4660614.5" calcext:value-type="float">
            <text:p>4660614.5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75908" calcext:value-type="float">
            <text:p>5175908</text:p>
          </table:table-cell>
          <table:table-cell office:value-type="string" calcext:value-type="string">
            <text:p>microseconds</text:p>
          </table:table-cell>
          <table:table-cell table:formula="of:=IF([.A171]&lt;&gt;[.A172]; AVERAGE([.B162:.B17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28878" calcext:value-type="float">
            <text:p>5128878</text:p>
          </table:table-cell>
          <table:table-cell office:value-type="string" calcext:value-type="string">
            <text:p>microseconds</text:p>
          </table:table-cell>
          <table:table-cell table:formula="of:=IF([.A172]&lt;&gt;[.A173]; AVERAGE([.B163:.B17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373974" calcext:value-type="float">
            <text:p>5373974</text:p>
          </table:table-cell>
          <table:table-cell office:value-type="string" calcext:value-type="string">
            <text:p>microseconds</text:p>
          </table:table-cell>
          <table:table-cell table:formula="of:=IF([.A173]&lt;&gt;[.A174]; AVERAGE([.B164:.B17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51682" calcext:value-type="float">
            <text:p>5151682</text:p>
          </table:table-cell>
          <table:table-cell office:value-type="string" calcext:value-type="string">
            <text:p>microseconds</text:p>
          </table:table-cell>
          <table:table-cell table:formula="of:=IF([.A174]&lt;&gt;[.A175]; AVERAGE([.B165:.B17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39011" calcext:value-type="float">
            <text:p>5139011</text:p>
          </table:table-cell>
          <table:table-cell office:value-type="string" calcext:value-type="string">
            <text:p>microseconds</text:p>
          </table:table-cell>
          <table:table-cell table:formula="of:=IF([.A175]&lt;&gt;[.A176]; AVERAGE([.B166:.B17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45352" calcext:value-type="float">
            <text:p>5145352</text:p>
          </table:table-cell>
          <table:table-cell office:value-type="string" calcext:value-type="string">
            <text:p>microseconds</text:p>
          </table:table-cell>
          <table:table-cell table:formula="of:=IF([.A176]&lt;&gt;[.A177]; AVERAGE([.B167:.B17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45309" calcext:value-type="float">
            <text:p>5145309</text:p>
          </table:table-cell>
          <table:table-cell office:value-type="string" calcext:value-type="string">
            <text:p>microseconds</text:p>
          </table:table-cell>
          <table:table-cell table:formula="of:=IF([.A177]&lt;&gt;[.A178]; AVERAGE([.B168:.B17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282101" calcext:value-type="float">
            <text:p>5282101</text:p>
          </table:table-cell>
          <table:table-cell office:value-type="string" calcext:value-type="string">
            <text:p>microseconds</text:p>
          </table:table-cell>
          <table:table-cell table:formula="of:=IF([.A178]&lt;&gt;[.A179]; AVERAGE([.B169:.B17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62856" calcext:value-type="float">
            <text:p>5162856</text:p>
          </table:table-cell>
          <table:table-cell office:value-type="string" calcext:value-type="string">
            <text:p>microseconds</text:p>
          </table:table-cell>
          <table:table-cell table:formula="of:=IF([.A179]&lt;&gt;[.A180]; AVERAGE([.B170:.B17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67933" calcext:value-type="float">
            <text:p>5167933</text:p>
          </table:table-cell>
          <table:table-cell office:value-type="string" calcext:value-type="string">
            <text:p>microseconds</text:p>
          </table:table-cell>
          <table:table-cell table:formula="of:=IF([.A180]&lt;&gt;[.A181]; AVERAGE([.B171:.B180]);&quot; &quot;)" office:value-type="float" office:value="5187300.4" calcext:value-type="float">
            <text:p>5187300.4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05727" calcext:value-type="float">
            <text:p>6405727</text:p>
          </table:table-cell>
          <table:table-cell office:value-type="string" calcext:value-type="string">
            <text:p>microseconds</text:p>
          </table:table-cell>
          <table:table-cell table:formula="of:=IF([.A181]&lt;&gt;[.A182]; AVERAGE([.B172:.B18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44482" calcext:value-type="float">
            <text:p>6444482</text:p>
          </table:table-cell>
          <table:table-cell office:value-type="string" calcext:value-type="string">
            <text:p>microseconds</text:p>
          </table:table-cell>
          <table:table-cell table:formula="of:=IF([.A182]&lt;&gt;[.A183]; AVERAGE([.B173:.B18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85647" calcext:value-type="float">
            <text:p>6485647</text:p>
          </table:table-cell>
          <table:table-cell office:value-type="string" calcext:value-type="string">
            <text:p>microseconds</text:p>
          </table:table-cell>
          <table:table-cell table:formula="of:=IF([.A183]&lt;&gt;[.A184]; AVERAGE([.B174:.B18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552019" calcext:value-type="float">
            <text:p>6552019</text:p>
          </table:table-cell>
          <table:table-cell office:value-type="string" calcext:value-type="string">
            <text:p>microseconds</text:p>
          </table:table-cell>
          <table:table-cell table:formula="of:=IF([.A184]&lt;&gt;[.A185]; AVERAGE([.B175:.B18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577403" calcext:value-type="float">
            <text:p>6577403</text:p>
          </table:table-cell>
          <table:table-cell office:value-type="string" calcext:value-type="string">
            <text:p>microseconds</text:p>
          </table:table-cell>
          <table:table-cell table:formula="of:=IF([.A185]&lt;&gt;[.A186]; AVERAGE([.B176:.B18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50624" calcext:value-type="float">
            <text:p>6450624</text:p>
          </table:table-cell>
          <table:table-cell office:value-type="string" calcext:value-type="string">
            <text:p>microseconds</text:p>
          </table:table-cell>
          <table:table-cell table:formula="of:=IF([.A186]&lt;&gt;[.A187]; AVERAGE([.B177:.B18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69413" calcext:value-type="float">
            <text:p>6469413</text:p>
          </table:table-cell>
          <table:table-cell office:value-type="string" calcext:value-type="string">
            <text:p>microseconds</text:p>
          </table:table-cell>
          <table:table-cell table:formula="of:=IF([.A187]&lt;&gt;[.A188]; AVERAGE([.B178:.B18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54030" calcext:value-type="float">
            <text:p>6454030</text:p>
          </table:table-cell>
          <table:table-cell office:value-type="string" calcext:value-type="string">
            <text:p>microseconds</text:p>
          </table:table-cell>
          <table:table-cell table:formula="of:=IF([.A188]&lt;&gt;[.A189]; AVERAGE([.B179:.B18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42487" calcext:value-type="float">
            <text:p>6442487</text:p>
          </table:table-cell>
          <table:table-cell office:value-type="string" calcext:value-type="string">
            <text:p>microseconds</text:p>
          </table:table-cell>
          <table:table-cell table:formula="of:=IF([.A189]&lt;&gt;[.A190]; AVERAGE([.B180:.B18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362336" calcext:value-type="float">
            <text:p>6362336</text:p>
          </table:table-cell>
          <table:table-cell office:value-type="string" calcext:value-type="string">
            <text:p>microseconds</text:p>
          </table:table-cell>
          <table:table-cell table:formula="of:=IF([.A190]&lt;&gt;[.A191]; AVERAGE([.B181:.B190]);&quot; &quot;)" office:value-type="float" office:value="6464416.8" calcext:value-type="float">
            <text:p>6464416.8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85434" calcext:value-type="float">
            <text:p>2285434</text:p>
          </table:table-cell>
          <table:table-cell office:value-type="string" calcext:value-type="string">
            <text:p>microseconds</text:p>
          </table:table-cell>
          <table:table-cell table:formula="of:=IF([.A191]&lt;&gt;[.A192]; AVERAGE([.B182:.B19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80985" calcext:value-type="float">
            <text:p>2280985</text:p>
          </table:table-cell>
          <table:table-cell office:value-type="string" calcext:value-type="string">
            <text:p>microseconds</text:p>
          </table:table-cell>
          <table:table-cell table:formula="of:=IF([.A192]&lt;&gt;[.A193]; AVERAGE([.B183:.B19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97675" calcext:value-type="float">
            <text:p>2297675</text:p>
          </table:table-cell>
          <table:table-cell office:value-type="string" calcext:value-type="string">
            <text:p>microseconds</text:p>
          </table:table-cell>
          <table:table-cell table:formula="of:=IF([.A193]&lt;&gt;[.A194]; AVERAGE([.B184:.B19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62335" calcext:value-type="float">
            <text:p>2262335</text:p>
          </table:table-cell>
          <table:table-cell office:value-type="string" calcext:value-type="string">
            <text:p>microseconds</text:p>
          </table:table-cell>
          <table:table-cell table:formula="of:=IF([.A194]&lt;&gt;[.A195]; AVERAGE([.B185:.B19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87177" calcext:value-type="float">
            <text:p>2287177</text:p>
          </table:table-cell>
          <table:table-cell office:value-type="string" calcext:value-type="string">
            <text:p>microseconds</text:p>
          </table:table-cell>
          <table:table-cell table:formula="of:=IF([.A195]&lt;&gt;[.A196]; AVERAGE([.B186:.B19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339399" calcext:value-type="float">
            <text:p>2339399</text:p>
          </table:table-cell>
          <table:table-cell office:value-type="string" calcext:value-type="string">
            <text:p>microseconds</text:p>
          </table:table-cell>
          <table:table-cell table:formula="of:=IF([.A196]&lt;&gt;[.A197]; AVERAGE([.B187:.B19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328898" calcext:value-type="float">
            <text:p>2328898</text:p>
          </table:table-cell>
          <table:table-cell office:value-type="string" calcext:value-type="string">
            <text:p>microseconds</text:p>
          </table:table-cell>
          <table:table-cell table:formula="of:=IF([.A197]&lt;&gt;[.A198]; AVERAGE([.B188:.B19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301119" calcext:value-type="float">
            <text:p>2301119</text:p>
          </table:table-cell>
          <table:table-cell office:value-type="string" calcext:value-type="string">
            <text:p>microseconds</text:p>
          </table:table-cell>
          <table:table-cell table:formula="of:=IF([.A198]&lt;&gt;[.A199]; AVERAGE([.B189:.B19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87273" calcext:value-type="float">
            <text:p>2287273</text:p>
          </table:table-cell>
          <table:table-cell office:value-type="string" calcext:value-type="string">
            <text:p>microseconds</text:p>
          </table:table-cell>
          <table:table-cell table:formula="of:=IF([.A199]&lt;&gt;[.A200]; AVERAGE([.B190:.B19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92018" calcext:value-type="float">
            <text:p>2292018</text:p>
          </table:table-cell>
          <table:table-cell office:value-type="string" calcext:value-type="string">
            <text:p>microseconds</text:p>
          </table:table-cell>
          <table:table-cell table:formula="of:=IF([.A200]&lt;&gt;[.A201]; AVERAGE([.B191:.B200]);&quot; &quot;)" office:value-type="float" office:value="2296231.3" calcext:value-type="float">
            <text:p>2296231.3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0414" calcext:value-type="float">
            <text:p>80414</text:p>
          </table:table-cell>
          <table:table-cell office:value-type="string" calcext:value-type="string">
            <text:p>microseconds</text:p>
          </table:table-cell>
          <table:table-cell table:formula="of:=IF([.A201]&lt;&gt;[.A202]; AVERAGE([.B192:.B20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79391" calcext:value-type="float">
            <text:p>79391</text:p>
          </table:table-cell>
          <table:table-cell office:value-type="string" calcext:value-type="string">
            <text:p>microseconds</text:p>
          </table:table-cell>
          <table:table-cell table:formula="of:=IF([.A202]&lt;&gt;[.A203]; AVERAGE([.B193:.B20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3699" calcext:value-type="float">
            <text:p>83699</text:p>
          </table:table-cell>
          <table:table-cell office:value-type="string" calcext:value-type="string">
            <text:p>microseconds</text:p>
          </table:table-cell>
          <table:table-cell table:formula="of:=IF([.A203]&lt;&gt;[.A204]; AVERAGE([.B194:.B20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1063" calcext:value-type="float">
            <text:p>81063</text:p>
          </table:table-cell>
          <table:table-cell office:value-type="string" calcext:value-type="string">
            <text:p>microseconds</text:p>
          </table:table-cell>
          <table:table-cell table:formula="of:=IF([.A204]&lt;&gt;[.A205]; AVERAGE([.B195:.B20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1940" calcext:value-type="float">
            <text:p>81940</text:p>
          </table:table-cell>
          <table:table-cell office:value-type="string" calcext:value-type="string">
            <text:p>microseconds</text:p>
          </table:table-cell>
          <table:table-cell table:formula="of:=IF([.A205]&lt;&gt;[.A206]; AVERAGE([.B196:.B20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2691" calcext:value-type="float">
            <text:p>82691</text:p>
          </table:table-cell>
          <table:table-cell office:value-type="string" calcext:value-type="string">
            <text:p>microseconds</text:p>
          </table:table-cell>
          <table:table-cell table:formula="of:=IF([.A206]&lt;&gt;[.A207]; AVERAGE([.B197:.B20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79333" calcext:value-type="float">
            <text:p>79333</text:p>
          </table:table-cell>
          <table:table-cell office:value-type="string" calcext:value-type="string">
            <text:p>microseconds</text:p>
          </table:table-cell>
          <table:table-cell table:formula="of:=IF([.A207]&lt;&gt;[.A208]; AVERAGE([.B198:.B20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5707" calcext:value-type="float">
            <text:p>85707</text:p>
          </table:table-cell>
          <table:table-cell office:value-type="string" calcext:value-type="string">
            <text:p>microseconds</text:p>
          </table:table-cell>
          <table:table-cell table:formula="of:=IF([.A208]&lt;&gt;[.A209]; AVERAGE([.B199:.B20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0124" calcext:value-type="float">
            <text:p>80124</text:p>
          </table:table-cell>
          <table:table-cell office:value-type="string" calcext:value-type="string">
            <text:p>microseconds</text:p>
          </table:table-cell>
          <table:table-cell table:formula="of:=IF([.A209]&lt;&gt;[.A210]; AVERAGE([.B200:.B20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1381" calcext:value-type="float">
            <text:p>81381</text:p>
          </table:table-cell>
          <table:table-cell office:value-type="string" calcext:value-type="string">
            <text:p>microseconds</text:p>
          </table:table-cell>
          <table:table-cell table:formula="of:=IF([.A210]&lt;&gt;[.A211]; AVERAGE([.B201:.B210]);&quot; &quot;)" office:value-type="float" office:value="81574.3" calcext:value-type="float">
            <text:p>81574.3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1708" calcext:value-type="float">
            <text:p>191708</text:p>
          </table:table-cell>
          <table:table-cell office:value-type="string" calcext:value-type="string">
            <text:p>microseconds</text:p>
          </table:table-cell>
          <table:table-cell table:formula="of:=IF([.A211]&lt;&gt;[.A212]; AVERAGE([.B202:.B21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2790" calcext:value-type="float">
            <text:p>192790</text:p>
          </table:table-cell>
          <table:table-cell office:value-type="string" calcext:value-type="string">
            <text:p>microseconds</text:p>
          </table:table-cell>
          <table:table-cell table:formula="of:=IF([.A212]&lt;&gt;[.A213]; AVERAGE([.B203:.B21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7961" calcext:value-type="float">
            <text:p>197961</text:p>
          </table:table-cell>
          <table:table-cell office:value-type="string" calcext:value-type="string">
            <text:p>microseconds</text:p>
          </table:table-cell>
          <table:table-cell table:formula="of:=IF([.A213]&lt;&gt;[.A214]; AVERAGE([.B204:.B21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86462" calcext:value-type="float">
            <text:p>186462</text:p>
          </table:table-cell>
          <table:table-cell office:value-type="string" calcext:value-type="string">
            <text:p>microseconds</text:p>
          </table:table-cell>
          <table:table-cell table:formula="of:=IF([.A214]&lt;&gt;[.A215]; AVERAGE([.B205:.B21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3616" calcext:value-type="float">
            <text:p>193616</text:p>
          </table:table-cell>
          <table:table-cell office:value-type="string" calcext:value-type="string">
            <text:p>microseconds</text:p>
          </table:table-cell>
          <table:table-cell table:formula="of:=IF([.A215]&lt;&gt;[.A216]; AVERAGE([.B206:.B21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88866" calcext:value-type="float">
            <text:p>188866</text:p>
          </table:table-cell>
          <table:table-cell office:value-type="string" calcext:value-type="string">
            <text:p>microseconds</text:p>
          </table:table-cell>
          <table:table-cell table:formula="of:=IF([.A216]&lt;&gt;[.A217]; AVERAGE([.B207:.B21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87582" calcext:value-type="float">
            <text:p>187582</text:p>
          </table:table-cell>
          <table:table-cell office:value-type="string" calcext:value-type="string">
            <text:p>microseconds</text:p>
          </table:table-cell>
          <table:table-cell table:formula="of:=IF([.A217]&lt;&gt;[.A218]; AVERAGE([.B208:.B21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86324" calcext:value-type="float">
            <text:p>186324</text:p>
          </table:table-cell>
          <table:table-cell office:value-type="string" calcext:value-type="string">
            <text:p>microseconds</text:p>
          </table:table-cell>
          <table:table-cell table:formula="of:=IF([.A218]&lt;&gt;[.A219]; AVERAGE([.B209:.B21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86760" calcext:value-type="float">
            <text:p>186760</text:p>
          </table:table-cell>
          <table:table-cell office:value-type="string" calcext:value-type="string">
            <text:p>microseconds</text:p>
          </table:table-cell>
          <table:table-cell table:formula="of:=IF([.A219]&lt;&gt;[.A220]; AVERAGE([.B210:.B21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1014" calcext:value-type="float">
            <text:p>191014</text:p>
          </table:table-cell>
          <table:table-cell office:value-type="string" calcext:value-type="string">
            <text:p>microseconds</text:p>
          </table:table-cell>
          <table:table-cell table:formula="of:=IF([.A220]&lt;&gt;[.A221]; AVERAGE([.B211:.B220]);&quot; &quot;)" office:value-type="float" office:value="190308.3" calcext:value-type="float">
            <text:p>190308.3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59572" calcext:value-type="float">
            <text:p>359572</text:p>
          </table:table-cell>
          <table:table-cell office:value-type="string" calcext:value-type="string">
            <text:p>microseconds</text:p>
          </table:table-cell>
          <table:table-cell table:formula="of:=IF([.A221]&lt;&gt;[.A222]; AVERAGE([.B212:.B22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8122" calcext:value-type="float">
            <text:p>368122</text:p>
          </table:table-cell>
          <table:table-cell office:value-type="string" calcext:value-type="string">
            <text:p>microseconds</text:p>
          </table:table-cell>
          <table:table-cell table:formula="of:=IF([.A222]&lt;&gt;[.A223]; AVERAGE([.B213:.B22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3866" calcext:value-type="float">
            <text:p>363866</text:p>
          </table:table-cell>
          <table:table-cell office:value-type="string" calcext:value-type="string">
            <text:p>microseconds</text:p>
          </table:table-cell>
          <table:table-cell table:formula="of:=IF([.A223]&lt;&gt;[.A224]; AVERAGE([.B214:.B22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6321" calcext:value-type="float">
            <text:p>366321</text:p>
          </table:table-cell>
          <table:table-cell office:value-type="string" calcext:value-type="string">
            <text:p>microseconds</text:p>
          </table:table-cell>
          <table:table-cell table:formula="of:=IF([.A224]&lt;&gt;[.A225]; AVERAGE([.B215:.B22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2654" calcext:value-type="float">
            <text:p>362654</text:p>
          </table:table-cell>
          <table:table-cell office:value-type="string" calcext:value-type="string">
            <text:p>microseconds</text:p>
          </table:table-cell>
          <table:table-cell table:formula="of:=IF([.A225]&lt;&gt;[.A226]; AVERAGE([.B216:.B22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6597" calcext:value-type="float">
            <text:p>366597</text:p>
          </table:table-cell>
          <table:table-cell office:value-type="string" calcext:value-type="string">
            <text:p>microseconds</text:p>
          </table:table-cell>
          <table:table-cell table:formula="of:=IF([.A226]&lt;&gt;[.A227]; AVERAGE([.B217:.B22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4582" calcext:value-type="float">
            <text:p>364582</text:p>
          </table:table-cell>
          <table:table-cell office:value-type="string" calcext:value-type="string">
            <text:p>microseconds</text:p>
          </table:table-cell>
          <table:table-cell table:formula="of:=IF([.A227]&lt;&gt;[.A228]; AVERAGE([.B218:.B22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9298" calcext:value-type="float">
            <text:p>369298</text:p>
          </table:table-cell>
          <table:table-cell office:value-type="string" calcext:value-type="string">
            <text:p>microseconds</text:p>
          </table:table-cell>
          <table:table-cell table:formula="of:=IF([.A228]&lt;&gt;[.A229]; AVERAGE([.B219:.B22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71447" calcext:value-type="float">
            <text:p>371447</text:p>
          </table:table-cell>
          <table:table-cell office:value-type="string" calcext:value-type="string">
            <text:p>microseconds</text:p>
          </table:table-cell>
          <table:table-cell table:formula="of:=IF([.A229]&lt;&gt;[.A230]; AVERAGE([.B220:.B22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59694" calcext:value-type="float">
            <text:p>359694</text:p>
          </table:table-cell>
          <table:table-cell office:value-type="string" calcext:value-type="string">
            <text:p>microseconds</text:p>
          </table:table-cell>
          <table:table-cell table:formula="of:=IF([.A230]&lt;&gt;[.A231]; AVERAGE([.B221:.B230]);&quot; &quot;)" office:value-type="float" office:value="365215.3" calcext:value-type="float">
            <text:p>365215.3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01918" calcext:value-type="float">
            <text:p>1201918</text:p>
          </table:table-cell>
          <table:table-cell office:value-type="string" calcext:value-type="string">
            <text:p>microseconds</text:p>
          </table:table-cell>
          <table:table-cell table:formula="of:=IF([.A231]&lt;&gt;[.A232]; AVERAGE([.B222:.B23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52442" calcext:value-type="float">
            <text:p>1252442</text:p>
          </table:table-cell>
          <table:table-cell office:value-type="string" calcext:value-type="string">
            <text:p>microseconds</text:p>
          </table:table-cell>
          <table:table-cell table:formula="of:=IF([.A232]&lt;&gt;[.A233]; AVERAGE([.B223:.B23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16744" calcext:value-type="float">
            <text:p>1216744</text:p>
          </table:table-cell>
          <table:table-cell office:value-type="string" calcext:value-type="string">
            <text:p>microseconds</text:p>
          </table:table-cell>
          <table:table-cell table:formula="of:=IF([.A233]&lt;&gt;[.A234]; AVERAGE([.B224:.B23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30833" calcext:value-type="float">
            <text:p>1230833</text:p>
          </table:table-cell>
          <table:table-cell office:value-type="string" calcext:value-type="string">
            <text:p>microseconds</text:p>
          </table:table-cell>
          <table:table-cell table:formula="of:=IF([.A234]&lt;&gt;[.A235]; AVERAGE([.B225:.B23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18126" calcext:value-type="float">
            <text:p>1218126</text:p>
          </table:table-cell>
          <table:table-cell office:value-type="string" calcext:value-type="string">
            <text:p>microseconds</text:p>
          </table:table-cell>
          <table:table-cell table:formula="of:=IF([.A235]&lt;&gt;[.A236]; AVERAGE([.B226:.B23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15836" calcext:value-type="float">
            <text:p>1215836</text:p>
          </table:table-cell>
          <table:table-cell office:value-type="string" calcext:value-type="string">
            <text:p>microseconds</text:p>
          </table:table-cell>
          <table:table-cell table:formula="of:=IF([.A236]&lt;&gt;[.A237]; AVERAGE([.B227:.B23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08436" calcext:value-type="float">
            <text:p>1208436</text:p>
          </table:table-cell>
          <table:table-cell office:value-type="string" calcext:value-type="string">
            <text:p>microseconds</text:p>
          </table:table-cell>
          <table:table-cell table:formula="of:=IF([.A237]&lt;&gt;[.A238]; AVERAGE([.B228:.B23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58075" calcext:value-type="float">
            <text:p>1258075</text:p>
          </table:table-cell>
          <table:table-cell office:value-type="string" calcext:value-type="string">
            <text:p>microseconds</text:p>
          </table:table-cell>
          <table:table-cell table:formula="of:=IF([.A238]&lt;&gt;[.A239]; AVERAGE([.B229:.B23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06116" calcext:value-type="float">
            <text:p>1206116</text:p>
          </table:table-cell>
          <table:table-cell office:value-type="string" calcext:value-type="string">
            <text:p>microseconds</text:p>
          </table:table-cell>
          <table:table-cell table:formula="of:=IF([.A239]&lt;&gt;[.A240]; AVERAGE([.B230:.B23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18285" calcext:value-type="float">
            <text:p>1218285</text:p>
          </table:table-cell>
          <table:table-cell office:value-type="string" calcext:value-type="string">
            <text:p>microseconds</text:p>
          </table:table-cell>
          <table:table-cell table:formula="of:=IF([.A240]&lt;&gt;[.A241]; AVERAGE([.B231:.B240]);&quot; &quot;)" office:value-type="float" office:value="1222681.1" calcext:value-type="float">
            <text:p>1222681.1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904850" calcext:value-type="float">
            <text:p>3904850</text:p>
          </table:table-cell>
          <table:table-cell office:value-type="string" calcext:value-type="string">
            <text:p>microseconds</text:p>
          </table:table-cell>
          <table:table-cell table:formula="of:=IF([.A241]&lt;&gt;[.A242]; AVERAGE([.B232:.B24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60206" calcext:value-type="float">
            <text:p>3860206</text:p>
          </table:table-cell>
          <table:table-cell office:value-type="string" calcext:value-type="string">
            <text:p>microseconds</text:p>
          </table:table-cell>
          <table:table-cell table:formula="of:=IF([.A242]&lt;&gt;[.A243]; AVERAGE([.B233:.B24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84526" calcext:value-type="float">
            <text:p>3884526</text:p>
          </table:table-cell>
          <table:table-cell office:value-type="string" calcext:value-type="string">
            <text:p>microseconds</text:p>
          </table:table-cell>
          <table:table-cell table:formula="of:=IF([.A243]&lt;&gt;[.A244]; AVERAGE([.B234:.B24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950960" calcext:value-type="float">
            <text:p>3950960</text:p>
          </table:table-cell>
          <table:table-cell office:value-type="string" calcext:value-type="string">
            <text:p>microseconds</text:p>
          </table:table-cell>
          <table:table-cell table:formula="of:=IF([.A244]&lt;&gt;[.A245]; AVERAGE([.B235:.B24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88082" calcext:value-type="float">
            <text:p>3888082</text:p>
          </table:table-cell>
          <table:table-cell office:value-type="string" calcext:value-type="string">
            <text:p>microseconds</text:p>
          </table:table-cell>
          <table:table-cell table:formula="of:=IF([.A245]&lt;&gt;[.A246]; AVERAGE([.B236:.B24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62027" calcext:value-type="float">
            <text:p>3862027</text:p>
          </table:table-cell>
          <table:table-cell office:value-type="string" calcext:value-type="string">
            <text:p>microseconds</text:p>
          </table:table-cell>
          <table:table-cell table:formula="of:=IF([.A246]&lt;&gt;[.A247]; AVERAGE([.B237:.B24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78575" calcext:value-type="float">
            <text:p>3878575</text:p>
          </table:table-cell>
          <table:table-cell office:value-type="string" calcext:value-type="string">
            <text:p>microseconds</text:p>
          </table:table-cell>
          <table:table-cell table:formula="of:=IF([.A247]&lt;&gt;[.A248]; AVERAGE([.B238:.B24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65512" calcext:value-type="float">
            <text:p>3865512</text:p>
          </table:table-cell>
          <table:table-cell office:value-type="string" calcext:value-type="string">
            <text:p>microseconds</text:p>
          </table:table-cell>
          <table:table-cell table:formula="of:=IF([.A248]&lt;&gt;[.A249]; AVERAGE([.B239:.B24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921486" calcext:value-type="float">
            <text:p>3921486</text:p>
          </table:table-cell>
          <table:table-cell office:value-type="string" calcext:value-type="string">
            <text:p>microseconds</text:p>
          </table:table-cell>
          <table:table-cell table:formula="of:=IF([.A249]&lt;&gt;[.A250]; AVERAGE([.B240:.B24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47376" calcext:value-type="float">
            <text:p>3847376</text:p>
          </table:table-cell>
          <table:table-cell office:value-type="string" calcext:value-type="string">
            <text:p>microseconds</text:p>
          </table:table-cell>
          <table:table-cell table:formula="of:=IF([.A250]&lt;&gt;[.A251]; AVERAGE([.B241:.B250]);&quot; &quot;)" office:value-type="float" office:value="3886360" calcext:value-type="float">
            <text:p>3886360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232" calcext:value-type="float">
            <text:p>6232</text:p>
          </table:table-cell>
          <table:table-cell office:value-type="string" calcext:value-type="string">
            <text:p>microseconds</text:p>
          </table:table-cell>
          <table:table-cell table:formula="of:=IF([.A251]&lt;&gt;[.A252]; AVERAGE([.B242:.B25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841" calcext:value-type="float">
            <text:p>6841</text:p>
          </table:table-cell>
          <table:table-cell office:value-type="string" calcext:value-type="string">
            <text:p>microseconds</text:p>
          </table:table-cell>
          <table:table-cell table:formula="of:=IF([.A252]&lt;&gt;[.A253]; AVERAGE([.B243:.B25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823" calcext:value-type="float">
            <text:p>6823</text:p>
          </table:table-cell>
          <table:table-cell office:value-type="string" calcext:value-type="string">
            <text:p>microseconds</text:p>
          </table:table-cell>
          <table:table-cell table:formula="of:=IF([.A253]&lt;&gt;[.A254]; AVERAGE([.B244:.B25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802" calcext:value-type="float">
            <text:p>6802</text:p>
          </table:table-cell>
          <table:table-cell office:value-type="string" calcext:value-type="string">
            <text:p>microseconds</text:p>
          </table:table-cell>
          <table:table-cell table:formula="of:=IF([.A254]&lt;&gt;[.A255]; AVERAGE([.B245:.B25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264" calcext:value-type="float">
            <text:p>6264</text:p>
          </table:table-cell>
          <table:table-cell office:value-type="string" calcext:value-type="string">
            <text:p>microseconds</text:p>
          </table:table-cell>
          <table:table-cell table:formula="of:=IF([.A255]&lt;&gt;[.A256]; AVERAGE([.B246:.B25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290" calcext:value-type="float">
            <text:p>6290</text:p>
          </table:table-cell>
          <table:table-cell office:value-type="string" calcext:value-type="string">
            <text:p>microseconds</text:p>
          </table:table-cell>
          <table:table-cell table:formula="of:=IF([.A256]&lt;&gt;[.A257]; AVERAGE([.B247:.B25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259" calcext:value-type="float">
            <text:p>6259</text:p>
          </table:table-cell>
          <table:table-cell office:value-type="string" calcext:value-type="string">
            <text:p>microseconds</text:p>
          </table:table-cell>
          <table:table-cell table:formula="of:=IF([.A257]&lt;&gt;[.A258]; AVERAGE([.B248:.B25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322" calcext:value-type="float">
            <text:p>6322</text:p>
          </table:table-cell>
          <table:table-cell office:value-type="string" calcext:value-type="string">
            <text:p>microseconds</text:p>
          </table:table-cell>
          <table:table-cell table:formula="of:=IF([.A258]&lt;&gt;[.A259]; AVERAGE([.B249:.B25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731" calcext:value-type="float">
            <text:p>6731</text:p>
          </table:table-cell>
          <table:table-cell office:value-type="string" calcext:value-type="string">
            <text:p>microseconds</text:p>
          </table:table-cell>
          <table:table-cell table:formula="of:=IF([.A259]&lt;&gt;[.A260]; AVERAGE([.B250:.B25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409" calcext:value-type="float">
            <text:p>6409</text:p>
          </table:table-cell>
          <table:table-cell office:value-type="string" calcext:value-type="string">
            <text:p>microseconds</text:p>
          </table:table-cell>
          <table:table-cell table:formula="of:=IF([.A260]&lt;&gt;[.A261]; AVERAGE([.B251:.B260]);&quot; &quot;)" office:value-type="float" office:value="6497.3" calcext:value-type="float">
            <text:p>6497.3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icroseconds</text:p>
          </table:table-cell>
          <table:table-cell table:formula="of:=IF([.A261]&lt;&gt;[.A262]; AVERAGE([.B252:.B26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icroseconds</text:p>
          </table:table-cell>
          <table:table-cell table:formula="of:=IF([.A262]&lt;&gt;[.A263]; AVERAGE([.B253:.B26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icroseconds</text:p>
          </table:table-cell>
          <table:table-cell table:formula="of:=IF([.A263]&lt;&gt;[.A264]; AVERAGE([.B254:.B26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croseconds</text:p>
          </table:table-cell>
          <table:table-cell table:formula="of:=IF([.A264]&lt;&gt;[.A265]; AVERAGE([.B255:.B26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croseconds</text:p>
          </table:table-cell>
          <table:table-cell table:formula="of:=IF([.A265]&lt;&gt;[.A266]; AVERAGE([.B256:.B26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croseconds</text:p>
          </table:table-cell>
          <table:table-cell table:formula="of:=IF([.A266]&lt;&gt;[.A267]; AVERAGE([.B257:.B26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icroseconds</text:p>
          </table:table-cell>
          <table:table-cell table:formula="of:=IF([.A267]&lt;&gt;[.A268]; AVERAGE([.B258:.B26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croseconds</text:p>
          </table:table-cell>
          <table:table-cell table:formula="of:=IF([.A268]&lt;&gt;[.A269]; AVERAGE([.B259:.B26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icroseconds</text:p>
          </table:table-cell>
          <table:table-cell table:formula="of:=IF([.A269]&lt;&gt;[.A270]; AVERAGE([.B260:.B26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icroseconds</text:p>
          </table:table-cell>
          <table:table-cell table:formula="of:=IF([.A270]&lt;&gt;[.A271]; AVERAGE([.B261:.B270]);&quot; &quot;)" office:value-type="float" office:value="59.1" calcext:value-type="float">
            <text:p>59.1</text:p>
          </table:table-cell>
        </table:table-row>
      </table:table>
      <table:table table:name="json vs func" table:style-name="ta1">
        <table:table-column table:style-name="co6" table:default-cell-style-name="Default"/>
        <table:table-column table:style-name="co4" table:number-columns-repeated="5" table:default-cell-style-name="Default"/>
        <table:table-column table:style-name="co4" table:default-cell-style-name="ce5"/>
        <table:table-row table:style-name="ro1">
          <table:table-cell/>
          <table:table-cell office:value-type="string" calcext:value-type="string" table:number-columns-spanned="2" table:number-rows-spanned="1">
            <text:p>JSON</text:p>
          </table:table-cell>
          <table:covered-table-cell/>
          <table:table-cell office:value-type="string" calcext:value-type="string" table:number-columns-spanned="2" table:number-rows-spanned="1">
            <text:p>FUNCTION</text:p>
          </table:table-cell>
          <table:covered-table-cell/>
          <table:table-cell office:value-type="string" calcext:value-type="string">
            <text:p>BETTER ONE</text:p>
          </table:table-cell>
          <table:table-cell table:style-name="Default" office:value-type="string" calcext:value-type="string">
            <text:p>% miglioramento rispetto il peggiore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/>
          <table:table-cell table:style-name="Default"/>
        </table:table-row>
        <table:table-row table:style-name="ro1">
          <table:table-cell table:formula="of:=INDIRECT(&quot;result_from_json.A&quot; &amp; (ROW()-2) *10)" office:value-type="string" office:string-value="bradford-0-eplus.json" calcext:value-type="string">
            <text:p>bradford-0-eplus.json</text:p>
          </table:table-cell>
          <table:table-cell table:formula="of:=INDIRECT(&quot;result_from_json.D&quot; &amp; (ROW()-3) *10+1)" office:value-type="float" office:value="4450103.3" calcext:value-type="float">
            <text:p>4450103.3</text:p>
          </table:table-cell>
          <table:table-cell/>
          <table:table-cell table:formula="of:=INDIRECT(&quot;result_form_function.D&quot; &amp; (ROW()-2) *10)" office:value-type="float" office:value="4436361.1" calcext:value-type="float">
            <text:p>4436361.1</text:p>
          </table:table-cell>
          <table:table-cell/>
          <table:table-cell table:formula="of:=IF([.B3]&lt;[.D3];&quot;JSON&quot;;&quot;FUNC&quot;)" office:value-type="string" office:string-value="FUNC" calcext:value-type="string">
            <text:p>FUNC</text:p>
          </table:table-cell>
          <table:table-cell table:formula="of:=IF([.B3]&lt;[.D3];([.D3]-[.B3])/[.D3];([.B3]-[.D3])/[.B3])" office:value-type="percentage" office:value="0.0030880631467589" calcext:value-type="percentage">
            <text:p>0.31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0-eplus.json" calcext:value-type="string">
            <text:p>bradford-10-eplus.json</text:p>
          </table:table-cell>
          <table:table-cell table:formula="of:=INDIRECT(&quot;result_from_json.D&quot; &amp; (ROW()-3) *10+1)" office:value-type="float" office:value="11387560.7" calcext:value-type="float">
            <text:p>11387560.7</text:p>
          </table:table-cell>
          <table:table-cell/>
          <table:table-cell table:formula="of:=INDIRECT(&quot;result_form_function.D&quot; &amp; (ROW()-2) *10)" office:value-type="float" office:value="11362991.5" calcext:value-type="float">
            <text:p>11362991.5</text:p>
          </table:table-cell>
          <table:table-cell/>
          <table:table-cell table:formula="of:=IF([.B4]&lt;[.D4];&quot;JSON&quot;;&quot;FUNC&quot;)" office:value-type="string" office:string-value="FUNC" calcext:value-type="string">
            <text:p>FUNC</text:p>
          </table:table-cell>
          <table:table-cell table:formula="of:=IF([.B4]&lt;[.D4];([.D4]-[.B4])/[.D4];([.B4]-[.D4])/[.B4])" office:value-type="percentage" office:value="0.00215754722607092" calcext:value-type="percentage">
            <text:p>0.22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0-free.json" calcext:value-type="string">
            <text:p>bradford-10-free.json</text:p>
          </table:table-cell>
          <table:table-cell table:formula="of:=INDIRECT(&quot;result_from_json.D&quot; &amp; (ROW()-3) *10+1)" office:value-type="float" office:value="5066495.8" calcext:value-type="float">
            <text:p>5066495.8</text:p>
          </table:table-cell>
          <table:table-cell/>
          <table:table-cell table:formula="of:=INDIRECT(&quot;result_form_function.D&quot; &amp; (ROW()-2) *10)" office:value-type="float" office:value="5084378.3" calcext:value-type="float">
            <text:p>5084378.3</text:p>
          </table:table-cell>
          <table:table-cell/>
          <table:table-cell table:formula="of:=IF([.B5]&lt;[.D5];&quot;JSON&quot;;&quot;FUNC&quot;)" office:value-type="string" office:string-value="JSON" calcext:value-type="string">
            <text:p>JSON</text:p>
          </table:table-cell>
          <table:table-cell table:formula="of:=IF([.B5]&lt;[.D5];([.D5]-[.B5])/[.D5];([.B5]-[.D5])/[.B5])" office:value-type="percentage" office:value="0.00351714584259004" calcext:value-type="percentage">
            <text:p>0.35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0-race.json" calcext:value-type="string">
            <text:p>bradford-10-race.json</text:p>
          </table:table-cell>
          <table:table-cell table:formula="of:=INDIRECT(&quot;result_from_json.D&quot; &amp; (ROW()-3) *10+1)" office:value-type="float" office:value="4099066.2" calcext:value-type="float">
            <text:p>4099066.2</text:p>
          </table:table-cell>
          <table:table-cell/>
          <table:table-cell table:formula="of:=INDIRECT(&quot;result_form_function.D&quot; &amp; (ROW()-2) *10)" office:value-type="float" office:value="4100376.5" calcext:value-type="float">
            <text:p>4100376.5</text:p>
          </table:table-cell>
          <table:table-cell/>
          <table:table-cell table:formula="of:=IF([.B6]&lt;[.D6];&quot;JSON&quot;;&quot;FUNC&quot;)" office:value-type="string" office:string-value="JSON" calcext:value-type="string">
            <text:p>JSON</text:p>
          </table:table-cell>
          <table:table-cell table:formula="of:=IF([.B6]&lt;[.D6];([.D6]-[.B6])/[.D6];([.B6]-[.D6])/[.B6])" office:value-type="percentage" office:value="0.000319556021258002" calcext:value-type="percentage">
            <text:p>0.03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-eplus.json" calcext:value-type="string">
            <text:p>bradford-1-eplus.json</text:p>
          </table:table-cell>
          <table:table-cell table:formula="of:=INDIRECT(&quot;result_from_json.D&quot; &amp; (ROW()-3) *10+1)" office:value-type="float" office:value="6809800.3" calcext:value-type="float">
            <text:p>6809800.3</text:p>
          </table:table-cell>
          <table:table-cell/>
          <table:table-cell table:formula="of:=INDIRECT(&quot;result_form_function.D&quot; &amp; (ROW()-2) *10)" office:value-type="float" office:value="6848573.3" calcext:value-type="float">
            <text:p>6848573.3</text:p>
          </table:table-cell>
          <table:table-cell/>
          <table:table-cell table:formula="of:=IF([.B7]&lt;[.D7];&quot;JSON&quot;;&quot;FUNC&quot;)" office:value-type="string" office:string-value="JSON" calcext:value-type="string">
            <text:p>JSON</text:p>
          </table:table-cell>
          <table:table-cell table:formula="of:=IF([.B7]&lt;[.D7];([.D7]-[.B7])/[.D7];([.B7]-[.D7])/[.B7])" office:value-type="percentage" office:value="0.00566147112713242" calcext:value-type="percentage">
            <text:p>0.57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-free.json" calcext:value-type="string">
            <text:p>bradford-1-free.json</text:p>
          </table:table-cell>
          <table:table-cell table:formula="of:=INDIRECT(&quot;result_from_json.D&quot; &amp; (ROW()-3) *10+1)" office:value-type="float" office:value="3080732.4" calcext:value-type="float">
            <text:p>3080732.4</text:p>
          </table:table-cell>
          <table:table-cell/>
          <table:table-cell table:formula="of:=INDIRECT(&quot;result_form_function.D&quot; &amp; (ROW()-2) *10)" office:value-type="float" office:value="3058252.1" calcext:value-type="float">
            <text:p>3058252.1</text:p>
          </table:table-cell>
          <table:table-cell/>
          <table:table-cell table:formula="of:=IF([.B8]&lt;[.D8];&quot;JSON&quot;;&quot;FUNC&quot;)" office:value-type="string" office:string-value="FUNC" calcext:value-type="string">
            <text:p>FUNC</text:p>
          </table:table-cell>
          <table:table-cell table:formula="of:=IF([.B8]&lt;[.D8];([.D8]-[.B8])/[.D8];([.B8]-[.D8])/[.B8])" office:value-type="percentage" office:value="0.00729706351645466" calcext:value-type="percentage">
            <text:p>0.73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-race.json" calcext:value-type="string">
            <text:p>bradford-1-race.json</text:p>
          </table:table-cell>
          <table:table-cell table:formula="of:=INDIRECT(&quot;result_from_json.D&quot; &amp; (ROW()-3) *10+1)" office:value-type="float" office:value="2458480.1" calcext:value-type="float">
            <text:p>2458480.1</text:p>
          </table:table-cell>
          <table:table-cell/>
          <table:table-cell table:formula="of:=INDIRECT(&quot;result_form_function.D&quot; &amp; (ROW()-2) *10)" office:value-type="float" office:value="2433946.3" calcext:value-type="float">
            <text:p>2433946.3</text:p>
          </table:table-cell>
          <table:table-cell/>
          <table:table-cell table:formula="of:=IF([.B9]&lt;[.D9];&quot;JSON&quot;;&quot;FUNC&quot;)" office:value-type="string" office:string-value="FUNC" calcext:value-type="string">
            <text:p>FUNC</text:p>
          </table:table-cell>
          <table:table-cell table:formula="of:=IF([.B9]&lt;[.D9];([.D9]-[.B9])/[.D9];([.B9]-[.D9])/[.B9])" office:value-type="percentage" office:value="0.00997925506901613" calcext:value-type="percentage">
            <text:p>1.00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2-eplus.json" calcext:value-type="string">
            <text:p>bradford-2-eplus.json</text:p>
          </table:table-cell>
          <table:table-cell table:formula="of:=INDIRECT(&quot;result_from_json.D&quot; &amp; (ROW()-3) *10+1)" office:value-type="float" office:value="7873266.8" calcext:value-type="float">
            <text:p>7873266.8</text:p>
          </table:table-cell>
          <table:table-cell/>
          <table:table-cell table:formula="of:=INDIRECT(&quot;result_form_function.D&quot; &amp; (ROW()-2) *10)" office:value-type="float" office:value="7905906.6" calcext:value-type="float">
            <text:p>7905906.6</text:p>
          </table:table-cell>
          <table:table-cell/>
          <table:table-cell table:formula="of:=IF([.B10]&lt;[.D10];&quot;JSON&quot;;&quot;FUNC&quot;)" office:value-type="string" office:string-value="JSON" calcext:value-type="string">
            <text:p>JSON</text:p>
          </table:table-cell>
          <table:table-cell table:formula="of:=IF([.B10]&lt;[.D10];([.D10]-[.B10])/[.D10];([.B10]-[.D10])/[.B10])" office:value-type="percentage" office:value="0.00412853346888766" calcext:value-type="percentage">
            <text:p>0.41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2-free.json" calcext:value-type="string">
            <text:p>bradford-2-free.json</text:p>
          </table:table-cell>
          <table:table-cell table:formula="of:=INDIRECT(&quot;result_from_json.D&quot; &amp; (ROW()-3) *10+1)" office:value-type="float" office:value="3504617.3" calcext:value-type="float">
            <text:p>3504617.3</text:p>
          </table:table-cell>
          <table:table-cell/>
          <table:table-cell table:formula="of:=INDIRECT(&quot;result_form_function.D&quot; &amp; (ROW()-2) *10)" office:value-type="float" office:value="3536873.9" calcext:value-type="float">
            <text:p>3536873.9</text:p>
          </table:table-cell>
          <table:table-cell/>
          <table:table-cell table:formula="of:=IF([.B11]&lt;[.D11];&quot;JSON&quot;;&quot;FUNC&quot;)" office:value-type="string" office:string-value="JSON" calcext:value-type="string">
            <text:p>JSON</text:p>
          </table:table-cell>
          <table:table-cell table:formula="of:=IF([.B11]&lt;[.D11];([.D11]-[.B11])/[.D11];([.B11]-[.D11])/[.B11])" office:value-type="percentage" office:value="0.00912008765706917" calcext:value-type="percentage">
            <text:p>0.91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2-race.json" calcext:value-type="string">
            <text:p>bradford-2-race.json</text:p>
          </table:table-cell>
          <table:table-cell table:formula="of:=INDIRECT(&quot;result_from_json.D&quot; &amp; (ROW()-3) *10+1)" office:value-type="float" office:value="2834820.8" calcext:value-type="float">
            <text:p>2834820.8</text:p>
          </table:table-cell>
          <table:table-cell/>
          <table:table-cell table:formula="of:=INDIRECT(&quot;result_form_function.D&quot; &amp; (ROW()-2) *10)" office:value-type="float" office:value="2816642.7" calcext:value-type="float">
            <text:p>2816642.7</text:p>
          </table:table-cell>
          <table:table-cell/>
          <table:table-cell table:formula="of:=IF([.B12]&lt;[.D12];&quot;JSON&quot;;&quot;FUNC&quot;)" office:value-type="string" office:string-value="FUNC" calcext:value-type="string">
            <text:p>FUNC</text:p>
          </table:table-cell>
          <table:table-cell table:formula="of:=IF([.B12]&lt;[.D12];([.D12]-[.B12])/[.D12];([.B12]-[.D12])/[.B12])" office:value-type="percentage" office:value="0.00641243354782765" calcext:value-type="percentage">
            <text:p>0.64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4-eplus.json" calcext:value-type="string">
            <text:p>bradford-4-eplus.json</text:p>
          </table:table-cell>
          <table:table-cell table:formula="of:=INDIRECT(&quot;result_from_json.D&quot; &amp; (ROW()-3) *10+1)" office:value-type="float" office:value="9343619.5" calcext:value-type="float">
            <text:p>9343619.5</text:p>
          </table:table-cell>
          <table:table-cell/>
          <table:table-cell table:formula="of:=INDIRECT(&quot;result_form_function.D&quot; &amp; (ROW()-2) *10)" office:value-type="float" office:value="9304634.7" calcext:value-type="float">
            <text:p>9304634.7</text:p>
          </table:table-cell>
          <table:table-cell/>
          <table:table-cell table:formula="of:=IF([.B13]&lt;[.D13];&quot;JSON&quot;;&quot;FUNC&quot;)" office:value-type="string" office:string-value="FUNC" calcext:value-type="string">
            <text:p>FUNC</text:p>
          </table:table-cell>
          <table:table-cell table:formula="of:=IF([.B13]&lt;[.D13];([.D13]-[.B13])/[.D13];([.B13]-[.D13])/[.B13])" office:value-type="percentage" office:value="0.00417234456090605" calcext:value-type="percentage">
            <text:p>0.42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4-free.json" calcext:value-type="string">
            <text:p>bradford-4-free.json</text:p>
          </table:table-cell>
          <table:table-cell table:formula="of:=INDIRECT(&quot;result_from_json.D&quot; &amp; (ROW()-3) *10+1)" office:value-type="float" office:value="4134899.6" calcext:value-type="float">
            <text:p>4134899.6</text:p>
          </table:table-cell>
          <table:table-cell/>
          <table:table-cell table:formula="of:=INDIRECT(&quot;result_form_function.D&quot; &amp; (ROW()-2) *10)" office:value-type="float" office:value="4099935.7" calcext:value-type="float">
            <text:p>4099935.7</text:p>
          </table:table-cell>
          <table:table-cell/>
          <table:table-cell table:formula="of:=IF([.B14]&lt;[.D14];&quot;JSON&quot;;&quot;FUNC&quot;)" office:value-type="string" office:string-value="FUNC" calcext:value-type="string">
            <text:p>FUNC</text:p>
          </table:table-cell>
          <table:table-cell table:formula="of:=IF([.B14]&lt;[.D14];([.D14]-[.B14])/[.D14];([.B14]-[.D14])/[.B14])" office:value-type="percentage" office:value="0.00845580386038875" calcext:value-type="percentage">
            <text:p>0.85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4-race.json" calcext:value-type="string">
            <text:p>bradford-4-race.json</text:p>
          </table:table-cell>
          <table:table-cell table:formula="of:=INDIRECT(&quot;result_from_json.D&quot; &amp; (ROW()-3) *10+1)" office:value-type="float" office:value="3340833.8" calcext:value-type="float">
            <text:p>3340833.8</text:p>
          </table:table-cell>
          <table:table-cell/>
          <table:table-cell table:formula="of:=INDIRECT(&quot;result_form_function.D&quot; &amp; (ROW()-2) *10)" office:value-type="float" office:value="3363838.3" calcext:value-type="float">
            <text:p>3363838.3</text:p>
          </table:table-cell>
          <table:table-cell/>
          <table:table-cell table:formula="of:=IF([.B15]&lt;[.D15];&quot;JSON&quot;;&quot;FUNC&quot;)" office:value-type="string" office:string-value="JSON" calcext:value-type="string">
            <text:p>JSON</text:p>
          </table:table-cell>
          <table:table-cell table:formula="of:=IF([.B15]&lt;[.D15];([.D15]-[.B15])/[.D15];([.B15]-[.D15])/[.B15])" office:value-type="percentage" office:value="0.00683876510948817" calcext:value-type="percentage">
            <text:p>0.68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0-eplus.json" calcext:value-type="string">
            <text:p>bradford_nt-10-eplus.json</text:p>
          </table:table-cell>
          <table:table-cell table:formula="of:=INDIRECT(&quot;result_from_json.D&quot; &amp; (ROW()-3) *10+1)" office:value-type="float" office:value="9646516.6" calcext:value-type="float">
            <text:p>9646516.6</text:p>
          </table:table-cell>
          <table:table-cell/>
          <table:table-cell table:formula="of:=INDIRECT(&quot;result_form_function.D&quot; &amp; (ROW()-2) *10)" office:value-type="float" office:value="9673641.1" calcext:value-type="float">
            <text:p>9673641.1</text:p>
          </table:table-cell>
          <table:table-cell/>
          <table:table-cell table:formula="of:=IF([.B16]&lt;[.D16];&quot;JSON&quot;;&quot;FUNC&quot;)" office:value-type="string" office:string-value="JSON" calcext:value-type="string">
            <text:p>JSON</text:p>
          </table:table-cell>
          <table:table-cell table:formula="of:=IF([.B16]&lt;[.D16];([.D16]-[.B16])/[.D16];([.B16]-[.D16])/[.B16])" office:value-type="percentage" office:value="0.00280395972101963" calcext:value-type="percentage">
            <text:p>0.28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0-free.json" calcext:value-type="string">
            <text:p>bradford_nt-10-free.json</text:p>
          </table:table-cell>
          <table:table-cell table:formula="of:=INDIRECT(&quot;result_from_json.D&quot; &amp; (ROW()-3) *10+1)" office:value-type="float" office:value="4308202.7" calcext:value-type="float">
            <text:p>4308202.7</text:p>
          </table:table-cell>
          <table:table-cell/>
          <table:table-cell table:formula="of:=INDIRECT(&quot;result_form_function.D&quot; &amp; (ROW()-2) *10)" office:value-type="float" office:value="4308683.2" calcext:value-type="float">
            <text:p>4308683.2</text:p>
          </table:table-cell>
          <table:table-cell/>
          <table:table-cell table:formula="of:=IF([.B17]&lt;[.D17];&quot;JSON&quot;;&quot;FUNC&quot;)" office:value-type="string" office:string-value="JSON" calcext:value-type="string">
            <text:p>JSON</text:p>
          </table:table-cell>
          <table:table-cell table:formula="of:=IF([.B17]&lt;[.D17];([.D17]-[.B17])/[.D17];([.B17]-[.D17])/[.B17])" office:value-type="percentage" office:value="0.000111518990303116" calcext:value-type="percentage">
            <text:p>0.01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0-race.json" calcext:value-type="string">
            <text:p>bradford_nt-10-race.json</text:p>
          </table:table-cell>
          <table:table-cell table:formula="of:=INDIRECT(&quot;result_from_json.D&quot; &amp; (ROW()-3) *10+1)" office:value-type="float" office:value="3505596.5" calcext:value-type="float">
            <text:p>3505596.5</text:p>
          </table:table-cell>
          <table:table-cell/>
          <table:table-cell table:formula="of:=INDIRECT(&quot;result_form_function.D&quot; &amp; (ROW()-2) *10)" office:value-type="float" office:value="3455644" calcext:value-type="float">
            <text:p>3455644</text:p>
          </table:table-cell>
          <table:table-cell/>
          <table:table-cell table:formula="of:=IF([.B18]&lt;[.D18];&quot;JSON&quot;;&quot;FUNC&quot;)" office:value-type="string" office:string-value="FUNC" calcext:value-type="string">
            <text:p>FUNC</text:p>
          </table:table-cell>
          <table:table-cell table:formula="of:=IF([.B18]&lt;[.D18];([.D18]-[.B18])/[.D18];([.B18]-[.D18])/[.B18])" office:value-type="percentage" office:value="0.0142493581334874" calcext:value-type="percentage">
            <text:p>1.42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-eplus.json" calcext:value-type="string">
            <text:p>bradford_nt-1-eplus.json</text:p>
          </table:table-cell>
          <table:table-cell table:formula="of:=INDIRECT(&quot;result_from_json.D&quot; &amp; (ROW()-3) *10+1)" office:value-type="float" office:value="4625488.3" calcext:value-type="float">
            <text:p>4625488.3</text:p>
          </table:table-cell>
          <table:table-cell/>
          <table:table-cell table:formula="of:=INDIRECT(&quot;result_form_function.D&quot; &amp; (ROW()-2) *10)" office:value-type="float" office:value="4660614.5" calcext:value-type="float">
            <text:p>4660614.5</text:p>
          </table:table-cell>
          <table:table-cell/>
          <table:table-cell table:formula="of:=IF([.B19]&lt;[.D19];&quot;JSON&quot;;&quot;FUNC&quot;)" office:value-type="string" office:string-value="JSON" calcext:value-type="string">
            <text:p>JSON</text:p>
          </table:table-cell>
          <table:table-cell table:formula="of:=IF([.B19]&lt;[.D19];([.D19]-[.B19])/[.D19];([.B19]-[.D19])/[.B19])" office:value-type="percentage" office:value="0.00753681730166702" calcext:value-type="percentage">
            <text:p>0.75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2-eplus.json" calcext:value-type="string">
            <text:p>bradford_nt-2-eplus.json</text:p>
          </table:table-cell>
          <table:table-cell table:formula="of:=INDIRECT(&quot;result_from_json.D&quot; &amp; (ROW()-3) *10+1)" office:value-type="float" office:value="5233427.4" calcext:value-type="float">
            <text:p>5233427.4</text:p>
          </table:table-cell>
          <table:table-cell/>
          <table:table-cell table:formula="of:=INDIRECT(&quot;result_form_function.D&quot; &amp; (ROW()-2) *10)" office:value-type="float" office:value="5187300.4" calcext:value-type="float">
            <text:p>5187300.4</text:p>
          </table:table-cell>
          <table:table-cell/>
          <table:table-cell table:formula="of:=IF([.B20]&lt;[.D20];&quot;JSON&quot;;&quot;FUNC&quot;)" office:value-type="string" office:string-value="FUNC" calcext:value-type="string">
            <text:p>FUNC</text:p>
          </table:table-cell>
          <table:table-cell table:formula="of:=IF([.B20]&lt;[.D20];([.D20]-[.B20])/[.D20];([.B20]-[.D20])/[.B20])" office:value-type="percentage" office:value="0.00881391800715531" calcext:value-type="percentage">
            <text:p>0.88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4-eplus.json" calcext:value-type="string">
            <text:p>bradford_nt-4-eplus.json</text:p>
          </table:table-cell>
          <table:table-cell table:formula="of:=INDIRECT(&quot;result_from_json.D&quot; &amp; (ROW()-3) *10+1)" office:value-type="float" office:value="6490441.5" calcext:value-type="float">
            <text:p>6490441.5</text:p>
          </table:table-cell>
          <table:table-cell/>
          <table:table-cell table:formula="of:=INDIRECT(&quot;result_form_function.D&quot; &amp; (ROW()-2) *10)" office:value-type="float" office:value="6464416.8" calcext:value-type="float">
            <text:p>6464416.8</text:p>
          </table:table-cell>
          <table:table-cell/>
          <table:table-cell table:formula="of:=IF([.B21]&lt;[.D21];&quot;JSON&quot;;&quot;FUNC&quot;)" office:value-type="string" office:string-value="FUNC" calcext:value-type="string">
            <text:p>FUNC</text:p>
          </table:table-cell>
          <table:table-cell table:formula="of:=IF([.B21]&lt;[.D21];([.D21]-[.B21])/[.D21];([.B21]-[.D21])/[.B21])" office:value-type="percentage" office:value="0.00400969641279414" calcext:value-type="percentage">
            <text:p>0.40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4-race.json" calcext:value-type="string">
            <text:p>bradford_nt-4-race.json</text:p>
          </table:table-cell>
          <table:table-cell table:formula="of:=INDIRECT(&quot;result_from_json.D&quot; &amp; (ROW()-3) *10+1)" office:value-type="float" office:value="2299827.2" calcext:value-type="float">
            <text:p>2299827.2</text:p>
          </table:table-cell>
          <table:table-cell/>
          <table:table-cell table:formula="of:=INDIRECT(&quot;result_form_function.D&quot; &amp; (ROW()-2) *10)" office:value-type="float" office:value="2296231.3" calcext:value-type="float">
            <text:p>2296231.3</text:p>
          </table:table-cell>
          <table:table-cell/>
          <table:table-cell table:formula="of:=IF([.B22]&lt;[.D22];&quot;JSON&quot;;&quot;FUNC&quot;)" office:value-type="string" office:string-value="FUNC" calcext:value-type="string">
            <text:p>FUNC</text:p>
          </table:table-cell>
          <table:table-cell table:formula="of:=IF([.B22]&lt;[.D22];([.D22]-[.B22])/[.D22];([.B22]-[.D22])/[.B22])" office:value-type="percentage" office:value="0.00156355225296943" calcext:value-type="percentage">
            <text:p>0.16%</text:p>
          </table:table-cell>
        </table:table-row>
        <table:table-row table:style-name="ro1">
          <table:table-cell table:formula="of:=INDIRECT(&quot;result_from_json.A&quot; &amp; (ROW()-2) *10)" office:value-type="string" office:string-value="K.json" calcext:value-type="string">
            <text:p>K.json</text:p>
          </table:table-cell>
          <table:table-cell table:formula="of:=INDIRECT(&quot;result_from_json.D&quot; &amp; (ROW()-3) *10+1)" office:value-type="float" office:value="82299.5" calcext:value-type="float">
            <text:p>82299.5</text:p>
          </table:table-cell>
          <table:table-cell/>
          <table:table-cell table:formula="of:=INDIRECT(&quot;result_form_function.D&quot; &amp; (ROW()-2) *10)" office:value-type="float" office:value="81574.3" calcext:value-type="float">
            <text:p>81574.3</text:p>
          </table:table-cell>
          <table:table-cell/>
          <table:table-cell table:formula="of:=IF([.B23]&lt;[.D23];&quot;JSON&quot;;&quot;FUNC&quot;)" office:value-type="string" office:string-value="FUNC" calcext:value-type="string">
            <text:p>FUNC</text:p>
          </table:table-cell>
          <table:table-cell table:formula="of:=IF([.B23]&lt;[.D23];([.D23]-[.B23])/[.D23];([.B23]-[.D23])/[.B23])" office:value-type="percentage" office:value="0.00881171817568754" calcext:value-type="percentage">
            <text:p>0.88%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1.json" calcext:value-type="string">
            <text:p>siemens1.json</text:p>
          </table:table-cell>
          <table:table-cell table:formula="of:=INDIRECT(&quot;result_from_json.D&quot; &amp; (ROW()-3) *10+1)" office:value-type="float" office:value="191635.8" calcext:value-type="float">
            <text:p>191635.8</text:p>
          </table:table-cell>
          <table:table-cell/>
          <table:table-cell table:formula="of:=INDIRECT(&quot;result_form_function.D&quot; &amp; (ROW()-2) *10)" office:value-type="float" office:value="190308.3" calcext:value-type="float">
            <text:p>190308.3</text:p>
          </table:table-cell>
          <table:table-cell/>
          <table:table-cell table:formula="of:=IF([.B24]&lt;[.D24];&quot;JSON&quot;;&quot;FUNC&quot;)" office:value-type="string" office:string-value="FUNC" calcext:value-type="string">
            <text:p>FUNC</text:p>
          </table:table-cell>
          <table:table-cell table:formula="of:=IF([.B24]&lt;[.D24];([.D24]-[.B24])/[.D24];([.B24]-[.D24])/[.B24])" office:value-type="percentage" office:value="0.00692720253731297" calcext:value-type="percentage">
            <text:p>0.69%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2.json" calcext:value-type="string">
            <text:p>siemens2.json</text:p>
          </table:table-cell>
          <table:table-cell table:formula="of:=INDIRECT(&quot;result_from_json.D&quot; &amp; (ROW()-3) *10+1)" office:value-type="float" office:value="365284.8" calcext:value-type="float">
            <text:p>365284.8</text:p>
          </table:table-cell>
          <table:table-cell/>
          <table:table-cell table:formula="of:=INDIRECT(&quot;result_form_function.D&quot; &amp; (ROW()-2) *10)" office:value-type="float" office:value="365215.3" calcext:value-type="float">
            <text:p>365215.3</text:p>
          </table:table-cell>
          <table:table-cell/>
          <table:table-cell table:formula="of:=IF([.B25]&lt;[.D25];&quot;JSON&quot;;&quot;FUNC&quot;)" office:value-type="string" office:string-value="FUNC" calcext:value-type="string">
            <text:p>FUNC</text:p>
          </table:table-cell>
          <table:table-cell table:formula="of:=IF([.B25]&lt;[.D25];([.D25]-[.B25])/[.D25];([.B25]-[.D25])/[.B25])" office:value-type="percentage" office:value="0.000190262502025817" calcext:value-type="percentage">
            <text:p>0.02%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3.json" calcext:value-type="string">
            <text:p>siemens3.json</text:p>
          </table:table-cell>
          <table:table-cell table:formula="of:=INDIRECT(&quot;result_from_json.D&quot; &amp; (ROW()-3) *10+1)" office:value-type="float" office:value="1223965.3" calcext:value-type="float">
            <text:p>1223965.3</text:p>
          </table:table-cell>
          <table:table-cell/>
          <table:table-cell table:formula="of:=INDIRECT(&quot;result_form_function.D&quot; &amp; (ROW()-2) *10)" office:value-type="float" office:value="1222681.1" calcext:value-type="float">
            <text:p>1222681.1</text:p>
          </table:table-cell>
          <table:table-cell/>
          <table:table-cell table:formula="of:=IF([.B26]&lt;[.D26];&quot;JSON&quot;;&quot;FUNC&quot;)" office:value-type="string" office:string-value="FUNC" calcext:value-type="string">
            <text:p>FUNC</text:p>
          </table:table-cell>
          <table:table-cell table:formula="of:=IF([.B26]&lt;[.D26];([.D26]-[.B26])/[.D26];([.B26]-[.D26])/[.B26])" office:value-type="percentage" office:value="0.00104921275137453" calcext:value-type="percentage">
            <text:p>0.10%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4.json" calcext:value-type="string">
            <text:p>siemens4.json</text:p>
          </table:table-cell>
          <table:table-cell table:formula="of:=INDIRECT(&quot;result_from_json.D&quot; &amp; (ROW()-3) *10+1)" office:value-type="float" office:value="3886061.4" calcext:value-type="float">
            <text:p>3886061.4</text:p>
          </table:table-cell>
          <table:table-cell/>
          <table:table-cell table:formula="of:=INDIRECT(&quot;result_form_function.D&quot; &amp; (ROW()-2) *10)" office:value-type="float" office:value="3886360" calcext:value-type="float">
            <text:p>3886360</text:p>
          </table:table-cell>
          <table:table-cell/>
          <table:table-cell table:formula="of:=IF([.B27]&lt;[.D27];&quot;JSON&quot;;&quot;FUNC&quot;)" office:value-type="string" office:string-value="JSON" calcext:value-type="string">
            <text:p>JSON</text:p>
          </table:table-cell>
          <table:table-cell table:formula="of:=IF([.B27]&lt;[.D27];([.D27]-[.B27])/[.D27];([.B27]-[.D27])/[.B27])" office:value-type="percentage" office:value="0.000076832820428394" calcext:value-type="percentage">
            <text:p>0.01%</text:p>
          </table:table-cell>
        </table:table-row>
        <table:table-row table:style-name="ro1">
          <table:table-cell table:formula="of:=INDIRECT(&quot;result_from_json.A&quot; &amp; (ROW()-2) *10)" office:value-type="string" office:string-value="Swisscom.json" calcext:value-type="string">
            <text:p>Swisscom.json</text:p>
          </table:table-cell>
          <table:table-cell table:formula="of:=INDIRECT(&quot;result_from_json.D&quot; &amp; (ROW()-3) *10+1)" office:value-type="float" office:value="6542.5" calcext:value-type="float">
            <text:p>6542.5</text:p>
          </table:table-cell>
          <table:table-cell/>
          <table:table-cell table:formula="of:=INDIRECT(&quot;result_form_function.D&quot; &amp; (ROW()-2) *10)" office:value-type="float" office:value="6497.3" calcext:value-type="float">
            <text:p>6497.3</text:p>
          </table:table-cell>
          <table:table-cell/>
          <table:table-cell table:formula="of:=IF([.B28]&lt;[.D28];&quot;JSON&quot;;&quot;FUNC&quot;)" office:value-type="string" office:string-value="FUNC" calcext:value-type="string">
            <text:p>FUNC</text:p>
          </table:table-cell>
          <table:table-cell table:formula="of:=IF([.B28]&lt;[.D28];([.D28]-[.B28])/[.D28];([.B28]-[.D28])/[.B28])" office:value-type="percentage" office:value="0.00690867405426058" calcext:value-type="percentage">
            <text:p>0.69%</text:p>
          </table:table-cell>
        </table:table-row>
        <table:table-row table:style-name="ro1">
          <table:table-cell table:formula="of:=INDIRECT(&quot;result_from_json.A&quot; &amp; (ROW()-2) *10)" office:value-type="string" office:string-value="Tiny.json" calcext:value-type="string">
            <text:p>Tiny.json</text:p>
          </table:table-cell>
          <table:table-cell table:formula="of:=INDIRECT(&quot;result_from_json.D&quot; &amp; (ROW()-3) *10+1)" office:value-type="float" office:value="65.9" calcext:value-type="float">
            <text:p>65.9</text:p>
          </table:table-cell>
          <table:table-cell/>
          <table:table-cell table:formula="of:=INDIRECT(&quot;result_form_function.D&quot; &amp; (ROW()-2) *10)" office:value-type="float" office:value="59.1" calcext:value-type="float">
            <text:p>59.1</text:p>
          </table:table-cell>
          <table:table-cell/>
          <table:table-cell table:formula="of:=IF([.B29]&lt;[.D29];&quot;JSON&quot;;&quot;FUNC&quot;)" office:value-type="string" office:string-value="FUNC" calcext:value-type="string">
            <text:p>FUNC</text:p>
          </table:table-cell>
          <table:table-cell table:formula="of:=IF([.B29]&lt;[.D29];([.D29]-[.B29])/[.D29];([.B29]-[.D29])/[.B29])" office:value-type="percentage" office:value="0.103186646433991" calcext:value-type="percentage">
            <text:p>10.32%</text:p>
          </table:table-cell>
        </table:table-row>
        <table:table-row table:style-name="ro1" table:number-rows-repeated="2">
          <table:table-cell table:number-columns-repeated="6"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FUNC</text:p>
          </table:table-cell>
          <table:table-cell table:formula="of:=COUNTIF([.F3:.F29];&quot;FUNC&quot;)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JSON</text:p>
          </table:table-cell>
          <table:table-cell table:formula="of:=COUNTIF([.F3:.F29];&quot;JSON&quot;)" office:value-type="float" office:value="10" calcext:value-type="float">
            <text:p>10</text:p>
          </table:table-cell>
          <table:table-cell table:style-name="Default"/>
        </table:table-row>
      </table:table>
      <table:table table:name="result_opt_cell_search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2304930" calcext:value-type="float">
            <text:p>2304930</text:p>
          </table:table-cell>
          <table:table-cell office:value-type="string" calcext:value-type="string">
            <text:p>microseconds</text:p>
          </table:table-cell>
          <table:table-cell table:formula="of:=IF([.A10]&lt;&gt;[.A11];AVERAGE([.B1:.B10]); &quot; &quot;)" office:value-type="float" office:value="2294870.8" calcext:value-type="float">
            <text:p>2294870.8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2294860" calcext:value-type="float">
            <text:p>2294860</text:p>
          </table:table-cell>
          <table:table-cell office:value-type="string" calcext:value-type="string">
            <text:p>microseconds</text:p>
          </table:table-cell>
          <table:table-cell table:formula="of:=IF([.A11]&lt;&gt;[.A12];AVERAGE([.B2:.B1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2279303" calcext:value-type="float">
            <text:p>2279303</text:p>
          </table:table-cell>
          <table:table-cell office:value-type="string" calcext:value-type="string">
            <text:p>microseconds</text:p>
          </table:table-cell>
          <table:table-cell table:formula="of:=IF([.A12]&lt;&gt;[.A13];AVERAGE([.B3:.B1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2262895" calcext:value-type="float">
            <text:p>2262895</text:p>
          </table:table-cell>
          <table:table-cell office:value-type="string" calcext:value-type="string">
            <text:p>microseconds</text:p>
          </table:table-cell>
          <table:table-cell table:formula="of:=IF([.A13]&lt;&gt;[.A14];AVERAGE([.B4:.B1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2288396" calcext:value-type="float">
            <text:p>2288396</text:p>
          </table:table-cell>
          <table:table-cell office:value-type="string" calcext:value-type="string">
            <text:p>microseconds</text:p>
          </table:table-cell>
          <table:table-cell table:formula="of:=IF([.A14]&lt;&gt;[.A15];AVERAGE([.B5:.B1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2322926" calcext:value-type="float">
            <text:p>2322926</text:p>
          </table:table-cell>
          <table:table-cell office:value-type="string" calcext:value-type="string">
            <text:p>microseconds</text:p>
          </table:table-cell>
          <table:table-cell table:formula="of:=IF([.A15]&lt;&gt;[.A16];AVERAGE([.B6:.B1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2272795" calcext:value-type="float">
            <text:p>2272795</text:p>
          </table:table-cell>
          <table:table-cell office:value-type="string" calcext:value-type="string">
            <text:p>microseconds</text:p>
          </table:table-cell>
          <table:table-cell table:formula="of:=IF([.A16]&lt;&gt;[.A17];AVERAGE([.B7:.B1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2296025" calcext:value-type="float">
            <text:p>2296025</text:p>
          </table:table-cell>
          <table:table-cell office:value-type="string" calcext:value-type="string">
            <text:p>microseconds</text:p>
          </table:table-cell>
          <table:table-cell table:formula="of:=IF([.A17]&lt;&gt;[.A18];AVERAGE([.B8:.B1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2337186" calcext:value-type="float">
            <text:p>2337186</text:p>
          </table:table-cell>
          <table:table-cell office:value-type="string" calcext:value-type="string">
            <text:p>microseconds</text:p>
          </table:table-cell>
          <table:table-cell table:formula="of:=IF([.A18]&lt;&gt;[.A19];AVERAGE([.B9:.B1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2289392" calcext:value-type="float">
            <text:p>2289392</text:p>
          </table:table-cell>
          <table:table-cell office:value-type="string" calcext:value-type="string">
            <text:p>microseconds</text:p>
          </table:table-cell>
          <table:table-cell table:formula="of:=IF([.A19]&lt;&gt;[.A20];AVERAGE([.B10:.B1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5910178" calcext:value-type="float">
            <text:p>5910178</text:p>
          </table:table-cell>
          <table:table-cell office:value-type="string" calcext:value-type="string">
            <text:p>microseconds</text:p>
          </table:table-cell>
          <table:table-cell table:formula="of:=IF([.A20]&lt;&gt;[.A21];AVERAGE([.B11:.B20]); &quot; &quot;)" office:value-type="float" office:value="5899467.5" calcext:value-type="float">
            <text:p>5899467.5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5864733" calcext:value-type="float">
            <text:p>5864733</text:p>
          </table:table-cell>
          <table:table-cell office:value-type="string" calcext:value-type="string">
            <text:p>microseconds</text:p>
          </table:table-cell>
          <table:table-cell table:formula="of:=IF([.A21]&lt;&gt;[.A22];AVERAGE([.B12:.B2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5791488" calcext:value-type="float">
            <text:p>5791488</text:p>
          </table:table-cell>
          <table:table-cell office:value-type="string" calcext:value-type="string">
            <text:p>microseconds</text:p>
          </table:table-cell>
          <table:table-cell table:formula="of:=IF([.A22]&lt;&gt;[.A23];AVERAGE([.B13:.B2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5908583" calcext:value-type="float">
            <text:p>5908583</text:p>
          </table:table-cell>
          <table:table-cell office:value-type="string" calcext:value-type="string">
            <text:p>microseconds</text:p>
          </table:table-cell>
          <table:table-cell table:formula="of:=IF([.A23]&lt;&gt;[.A24];AVERAGE([.B14:.B2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6016745" calcext:value-type="float">
            <text:p>6016745</text:p>
          </table:table-cell>
          <table:table-cell office:value-type="string" calcext:value-type="string">
            <text:p>microseconds</text:p>
          </table:table-cell>
          <table:table-cell table:formula="of:=IF([.A24]&lt;&gt;[.A25];AVERAGE([.B15:.B2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5881666" calcext:value-type="float">
            <text:p>5881666</text:p>
          </table:table-cell>
          <table:table-cell office:value-type="string" calcext:value-type="string">
            <text:p>microseconds</text:p>
          </table:table-cell>
          <table:table-cell table:formula="of:=IF([.A25]&lt;&gt;[.A26];AVERAGE([.B16:.B2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5921036" calcext:value-type="float">
            <text:p>5921036</text:p>
          </table:table-cell>
          <table:table-cell office:value-type="string" calcext:value-type="string">
            <text:p>microseconds</text:p>
          </table:table-cell>
          <table:table-cell table:formula="of:=IF([.A26]&lt;&gt;[.A27];AVERAGE([.B17:.B2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5805104" calcext:value-type="float">
            <text:p>5805104</text:p>
          </table:table-cell>
          <table:table-cell office:value-type="string" calcext:value-type="string">
            <text:p>microseconds</text:p>
          </table:table-cell>
          <table:table-cell table:formula="of:=IF([.A27]&lt;&gt;[.A28];AVERAGE([.B18:.B2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5946509" calcext:value-type="float">
            <text:p>5946509</text:p>
          </table:table-cell>
          <table:table-cell office:value-type="string" calcext:value-type="string">
            <text:p>microseconds</text:p>
          </table:table-cell>
          <table:table-cell table:formula="of:=IF([.A28]&lt;&gt;[.A29];AVERAGE([.B19:.B2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5948633" calcext:value-type="float">
            <text:p>5948633</text:p>
          </table:table-cell>
          <table:table-cell office:value-type="string" calcext:value-type="string">
            <text:p>microseconds</text:p>
          </table:table-cell>
          <table:table-cell table:formula="of:=IF([.A29]&lt;&gt;[.A30];AVERAGE([.B20:.B2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609800" calcext:value-type="float">
            <text:p>2609800</text:p>
          </table:table-cell>
          <table:table-cell office:value-type="string" calcext:value-type="string">
            <text:p>microseconds</text:p>
          </table:table-cell>
          <table:table-cell table:formula="of:=IF([.A30]&lt;&gt;[.A31];AVERAGE([.B21:.B30]); &quot; &quot;)" office:value-type="float" office:value="2619850.3" calcext:value-type="float">
            <text:p>2619850.3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653305" calcext:value-type="float">
            <text:p>2653305</text:p>
          </table:table-cell>
          <table:table-cell office:value-type="string" calcext:value-type="string">
            <text:p>microseconds</text:p>
          </table:table-cell>
          <table:table-cell table:formula="of:=IF([.A31]&lt;&gt;[.A32];AVERAGE([.B22:.B3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604050" calcext:value-type="float">
            <text:p>2604050</text:p>
          </table:table-cell>
          <table:table-cell office:value-type="string" calcext:value-type="string">
            <text:p>microseconds</text:p>
          </table:table-cell>
          <table:table-cell table:formula="of:=IF([.A32]&lt;&gt;[.A33];AVERAGE([.B23:.B3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647269" calcext:value-type="float">
            <text:p>2647269</text:p>
          </table:table-cell>
          <table:table-cell office:value-type="string" calcext:value-type="string">
            <text:p>microseconds</text:p>
          </table:table-cell>
          <table:table-cell table:formula="of:=IF([.A33]&lt;&gt;[.A34];AVERAGE([.B24:.B3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584430" calcext:value-type="float">
            <text:p>2584430</text:p>
          </table:table-cell>
          <table:table-cell office:value-type="string" calcext:value-type="string">
            <text:p>microseconds</text:p>
          </table:table-cell>
          <table:table-cell table:formula="of:=IF([.A34]&lt;&gt;[.A35];AVERAGE([.B25:.B3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647933" calcext:value-type="float">
            <text:p>2647933</text:p>
          </table:table-cell>
          <table:table-cell office:value-type="string" calcext:value-type="string">
            <text:p>microseconds</text:p>
          </table:table-cell>
          <table:table-cell table:formula="of:=IF([.A35]&lt;&gt;[.A36];AVERAGE([.B26:.B3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621903" calcext:value-type="float">
            <text:p>2621903</text:p>
          </table:table-cell>
          <table:table-cell office:value-type="string" calcext:value-type="string">
            <text:p>microseconds</text:p>
          </table:table-cell>
          <table:table-cell table:formula="of:=IF([.A36]&lt;&gt;[.A37];AVERAGE([.B27:.B3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588494" calcext:value-type="float">
            <text:p>2588494</text:p>
          </table:table-cell>
          <table:table-cell office:value-type="string" calcext:value-type="string">
            <text:p>microseconds</text:p>
          </table:table-cell>
          <table:table-cell table:formula="of:=IF([.A37]&lt;&gt;[.A38];AVERAGE([.B28:.B3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635952" calcext:value-type="float">
            <text:p>2635952</text:p>
          </table:table-cell>
          <table:table-cell office:value-type="string" calcext:value-type="string">
            <text:p>microseconds</text:p>
          </table:table-cell>
          <table:table-cell table:formula="of:=IF([.A38]&lt;&gt;[.A39];AVERAGE([.B29:.B3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605367" calcext:value-type="float">
            <text:p>2605367</text:p>
          </table:table-cell>
          <table:table-cell office:value-type="string" calcext:value-type="string">
            <text:p>microseconds</text:p>
          </table:table-cell>
          <table:table-cell table:formula="of:=IF([.A39]&lt;&gt;[.A40];AVERAGE([.B30:.B3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2182176" calcext:value-type="float">
            <text:p>2182176</text:p>
          </table:table-cell>
          <table:table-cell office:value-type="string" calcext:value-type="string">
            <text:p>microseconds</text:p>
          </table:table-cell>
          <table:table-cell table:formula="of:=IF([.A40]&lt;&gt;[.A41];AVERAGE([.B31:.B40]); &quot; &quot;)" office:value-type="float" office:value="2125549.4" calcext:value-type="float">
            <text:p>2125549.4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2141130" calcext:value-type="float">
            <text:p>2141130</text:p>
          </table:table-cell>
          <table:table-cell office:value-type="string" calcext:value-type="string">
            <text:p>microseconds</text:p>
          </table:table-cell>
          <table:table-cell table:formula="of:=IF([.A41]&lt;&gt;[.A42];AVERAGE([.B32:.B4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2111185" calcext:value-type="float">
            <text:p>2111185</text:p>
          </table:table-cell>
          <table:table-cell office:value-type="string" calcext:value-type="string">
            <text:p>microseconds</text:p>
          </table:table-cell>
          <table:table-cell table:formula="of:=IF([.A42]&lt;&gt;[.A43];AVERAGE([.B33:.B4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2119283" calcext:value-type="float">
            <text:p>2119283</text:p>
          </table:table-cell>
          <table:table-cell office:value-type="string" calcext:value-type="string">
            <text:p>microseconds</text:p>
          </table:table-cell>
          <table:table-cell table:formula="of:=IF([.A43]&lt;&gt;[.A44];AVERAGE([.B34:.B4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2134915" calcext:value-type="float">
            <text:p>2134915</text:p>
          </table:table-cell>
          <table:table-cell office:value-type="string" calcext:value-type="string">
            <text:p>microseconds</text:p>
          </table:table-cell>
          <table:table-cell table:formula="of:=IF([.A44]&lt;&gt;[.A45];AVERAGE([.B35:.B4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2104591" calcext:value-type="float">
            <text:p>2104591</text:p>
          </table:table-cell>
          <table:table-cell office:value-type="string" calcext:value-type="string">
            <text:p>microseconds</text:p>
          </table:table-cell>
          <table:table-cell table:formula="of:=IF([.A45]&lt;&gt;[.A46];AVERAGE([.B36:.B4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2102839" calcext:value-type="float">
            <text:p>2102839</text:p>
          </table:table-cell>
          <table:table-cell office:value-type="string" calcext:value-type="string">
            <text:p>microseconds</text:p>
          </table:table-cell>
          <table:table-cell table:formula="of:=IF([.A46]&lt;&gt;[.A47];AVERAGE([.B37:.B4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2119938" calcext:value-type="float">
            <text:p>2119938</text:p>
          </table:table-cell>
          <table:table-cell office:value-type="string" calcext:value-type="string">
            <text:p>microseconds</text:p>
          </table:table-cell>
          <table:table-cell table:formula="of:=IF([.A47]&lt;&gt;[.A48];AVERAGE([.B38:.B4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2138867" calcext:value-type="float">
            <text:p>2138867</text:p>
          </table:table-cell>
          <table:table-cell office:value-type="string" calcext:value-type="string">
            <text:p>microseconds</text:p>
          </table:table-cell>
          <table:table-cell table:formula="of:=IF([.A48]&lt;&gt;[.A49];AVERAGE([.B39:.B4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2100570" calcext:value-type="float">
            <text:p>2100570</text:p>
          </table:table-cell>
          <table:table-cell office:value-type="string" calcext:value-type="string">
            <text:p>microseconds</text:p>
          </table:table-cell>
          <table:table-cell table:formula="of:=IF([.A49]&lt;&gt;[.A50];AVERAGE([.B40:.B4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3519702" calcext:value-type="float">
            <text:p>3519702</text:p>
          </table:table-cell>
          <table:table-cell office:value-type="string" calcext:value-type="string">
            <text:p>microseconds</text:p>
          </table:table-cell>
          <table:table-cell table:formula="of:=IF([.A50]&lt;&gt;[.A51];AVERAGE([.B41:.B50]); &quot; &quot;)" office:value-type="float" office:value="3488289.2" calcext:value-type="float">
            <text:p>3488289.2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3531891" calcext:value-type="float">
            <text:p>3531891</text:p>
          </table:table-cell>
          <table:table-cell office:value-type="string" calcext:value-type="string">
            <text:p>microseconds</text:p>
          </table:table-cell>
          <table:table-cell table:formula="of:=IF([.A51]&lt;&gt;[.A52];AVERAGE([.B42:.B5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3451081" calcext:value-type="float">
            <text:p>3451081</text:p>
          </table:table-cell>
          <table:table-cell office:value-type="string" calcext:value-type="string">
            <text:p>microseconds</text:p>
          </table:table-cell>
          <table:table-cell table:formula="of:=IF([.A52]&lt;&gt;[.A53];AVERAGE([.B43:.B5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3443391" calcext:value-type="float">
            <text:p>3443391</text:p>
          </table:table-cell>
          <table:table-cell office:value-type="string" calcext:value-type="string">
            <text:p>microseconds</text:p>
          </table:table-cell>
          <table:table-cell table:formula="of:=IF([.A53]&lt;&gt;[.A54];AVERAGE([.B44:.B5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3456076" calcext:value-type="float">
            <text:p>3456076</text:p>
          </table:table-cell>
          <table:table-cell office:value-type="string" calcext:value-type="string">
            <text:p>microseconds</text:p>
          </table:table-cell>
          <table:table-cell table:formula="of:=IF([.A54]&lt;&gt;[.A55];AVERAGE([.B45:.B5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3510112" calcext:value-type="float">
            <text:p>3510112</text:p>
          </table:table-cell>
          <table:table-cell office:value-type="string" calcext:value-type="string">
            <text:p>microseconds</text:p>
          </table:table-cell>
          <table:table-cell table:formula="of:=IF([.A55]&lt;&gt;[.A56];AVERAGE([.B46:.B5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3457696" calcext:value-type="float">
            <text:p>3457696</text:p>
          </table:table-cell>
          <table:table-cell office:value-type="string" calcext:value-type="string">
            <text:p>microseconds</text:p>
          </table:table-cell>
          <table:table-cell table:formula="of:=IF([.A56]&lt;&gt;[.A57];AVERAGE([.B47:.B5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3467073" calcext:value-type="float">
            <text:p>3467073</text:p>
          </table:table-cell>
          <table:table-cell office:value-type="string" calcext:value-type="string">
            <text:p>microseconds</text:p>
          </table:table-cell>
          <table:table-cell table:formula="of:=IF([.A57]&lt;&gt;[.A58];AVERAGE([.B48:.B5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3552572" calcext:value-type="float">
            <text:p>3552572</text:p>
          </table:table-cell>
          <table:table-cell office:value-type="string" calcext:value-type="string">
            <text:p>microseconds</text:p>
          </table:table-cell>
          <table:table-cell table:formula="of:=IF([.A58]&lt;&gt;[.A59];AVERAGE([.B49:.B5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3493298" calcext:value-type="float">
            <text:p>3493298</text:p>
          </table:table-cell>
          <table:table-cell office:value-type="string" calcext:value-type="string">
            <text:p>microseconds</text:p>
          </table:table-cell>
          <table:table-cell table:formula="of:=IF([.A59]&lt;&gt;[.A60];AVERAGE([.B50:.B5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1559995" calcext:value-type="float">
            <text:p>1559995</text:p>
          </table:table-cell>
          <table:table-cell office:value-type="string" calcext:value-type="string">
            <text:p>microseconds</text:p>
          </table:table-cell>
          <table:table-cell table:formula="of:=IF([.A60]&lt;&gt;[.A61];AVERAGE([.B51:.B60]); &quot; &quot;)" office:value-type="float" office:value="1561142.6" calcext:value-type="float">
            <text:p>1561142.6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1537270" calcext:value-type="float">
            <text:p>1537270</text:p>
          </table:table-cell>
          <table:table-cell office:value-type="string" calcext:value-type="string">
            <text:p>microseconds</text:p>
          </table:table-cell>
          <table:table-cell table:formula="of:=IF([.A61]&lt;&gt;[.A62];AVERAGE([.B52:.B6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1546500" calcext:value-type="float">
            <text:p>1546500</text:p>
          </table:table-cell>
          <table:table-cell office:value-type="string" calcext:value-type="string">
            <text:p>microseconds</text:p>
          </table:table-cell>
          <table:table-cell table:formula="of:=IF([.A62]&lt;&gt;[.A63];AVERAGE([.B53:.B6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1561614" calcext:value-type="float">
            <text:p>1561614</text:p>
          </table:table-cell>
          <table:table-cell office:value-type="string" calcext:value-type="string">
            <text:p>microseconds</text:p>
          </table:table-cell>
          <table:table-cell table:formula="of:=IF([.A63]&lt;&gt;[.A64];AVERAGE([.B54:.B6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1528228" calcext:value-type="float">
            <text:p>1528228</text:p>
          </table:table-cell>
          <table:table-cell office:value-type="string" calcext:value-type="string">
            <text:p>microseconds</text:p>
          </table:table-cell>
          <table:table-cell table:formula="of:=IF([.A64]&lt;&gt;[.A65];AVERAGE([.B55:.B6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1576798" calcext:value-type="float">
            <text:p>1576798</text:p>
          </table:table-cell>
          <table:table-cell office:value-type="string" calcext:value-type="string">
            <text:p>microseconds</text:p>
          </table:table-cell>
          <table:table-cell table:formula="of:=IF([.A65]&lt;&gt;[.A66];AVERAGE([.B56:.B6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1598036" calcext:value-type="float">
            <text:p>1598036</text:p>
          </table:table-cell>
          <table:table-cell office:value-type="string" calcext:value-type="string">
            <text:p>microseconds</text:p>
          </table:table-cell>
          <table:table-cell table:formula="of:=IF([.A66]&lt;&gt;[.A67];AVERAGE([.B57:.B6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1561401" calcext:value-type="float">
            <text:p>1561401</text:p>
          </table:table-cell>
          <table:table-cell office:value-type="string" calcext:value-type="string">
            <text:p>microseconds</text:p>
          </table:table-cell>
          <table:table-cell table:formula="of:=IF([.A67]&lt;&gt;[.A68];AVERAGE([.B58:.B6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1616243" calcext:value-type="float">
            <text:p>1616243</text:p>
          </table:table-cell>
          <table:table-cell office:value-type="string" calcext:value-type="string">
            <text:p>microseconds</text:p>
          </table:table-cell>
          <table:table-cell table:formula="of:=IF([.A68]&lt;&gt;[.A69];AVERAGE([.B59:.B6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1525341" calcext:value-type="float">
            <text:p>1525341</text:p>
          </table:table-cell>
          <table:table-cell office:value-type="string" calcext:value-type="string">
            <text:p>microseconds</text:p>
          </table:table-cell>
          <table:table-cell table:formula="of:=IF([.A69]&lt;&gt;[.A70];AVERAGE([.B60:.B6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1241787" calcext:value-type="float">
            <text:p>1241787</text:p>
          </table:table-cell>
          <table:table-cell office:value-type="string" calcext:value-type="string">
            <text:p>microseconds</text:p>
          </table:table-cell>
          <table:table-cell table:formula="of:=IF([.A70]&lt;&gt;[.A71];AVERAGE([.B61:.B70]); &quot; &quot;)" office:value-type="float" office:value="1252110.4" calcext:value-type="float">
            <text:p>1252110.4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1233638" calcext:value-type="float">
            <text:p>1233638</text:p>
          </table:table-cell>
          <table:table-cell office:value-type="string" calcext:value-type="string">
            <text:p>microseconds</text:p>
          </table:table-cell>
          <table:table-cell table:formula="of:=IF([.A71]&lt;&gt;[.A72];AVERAGE([.B62:.B7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1257108" calcext:value-type="float">
            <text:p>1257108</text:p>
          </table:table-cell>
          <table:table-cell office:value-type="string" calcext:value-type="string">
            <text:p>microseconds</text:p>
          </table:table-cell>
          <table:table-cell table:formula="of:=IF([.A72]&lt;&gt;[.A73];AVERAGE([.B63:.B7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1233722" calcext:value-type="float">
            <text:p>1233722</text:p>
          </table:table-cell>
          <table:table-cell office:value-type="string" calcext:value-type="string">
            <text:p>microseconds</text:p>
          </table:table-cell>
          <table:table-cell table:formula="of:=IF([.A73]&lt;&gt;[.A74];AVERAGE([.B64:.B7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1254166" calcext:value-type="float">
            <text:p>1254166</text:p>
          </table:table-cell>
          <table:table-cell office:value-type="string" calcext:value-type="string">
            <text:p>microseconds</text:p>
          </table:table-cell>
          <table:table-cell table:formula="of:=IF([.A74]&lt;&gt;[.A75];AVERAGE([.B65:.B7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1258468" calcext:value-type="float">
            <text:p>1258468</text:p>
          </table:table-cell>
          <table:table-cell office:value-type="string" calcext:value-type="string">
            <text:p>microseconds</text:p>
          </table:table-cell>
          <table:table-cell table:formula="of:=IF([.A75]&lt;&gt;[.A76];AVERAGE([.B66:.B7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1255310" calcext:value-type="float">
            <text:p>1255310</text:p>
          </table:table-cell>
          <table:table-cell office:value-type="string" calcext:value-type="string">
            <text:p>microseconds</text:p>
          </table:table-cell>
          <table:table-cell table:formula="of:=IF([.A76]&lt;&gt;[.A77];AVERAGE([.B67:.B7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1257725" calcext:value-type="float">
            <text:p>1257725</text:p>
          </table:table-cell>
          <table:table-cell office:value-type="string" calcext:value-type="string">
            <text:p>microseconds</text:p>
          </table:table-cell>
          <table:table-cell table:formula="of:=IF([.A77]&lt;&gt;[.A78];AVERAGE([.B68:.B7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1254679" calcext:value-type="float">
            <text:p>1254679</text:p>
          </table:table-cell>
          <table:table-cell office:value-type="string" calcext:value-type="string">
            <text:p>microseconds</text:p>
          </table:table-cell>
          <table:table-cell table:formula="of:=IF([.A78]&lt;&gt;[.A79];AVERAGE([.B69:.B7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1274501" calcext:value-type="float">
            <text:p>1274501</text:p>
          </table:table-cell>
          <table:table-cell office:value-type="string" calcext:value-type="string">
            <text:p>microseconds</text:p>
          </table:table-cell>
          <table:table-cell table:formula="of:=IF([.A79]&lt;&gt;[.A80];AVERAGE([.B70:.B7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4069998" calcext:value-type="float">
            <text:p>4069998</text:p>
          </table:table-cell>
          <table:table-cell office:value-type="string" calcext:value-type="string">
            <text:p>microseconds</text:p>
          </table:table-cell>
          <table:table-cell table:formula="of:=IF([.A80]&lt;&gt;[.A81];AVERAGE([.B71:.B80]); &quot; &quot;)" office:value-type="float" office:value="4076894.2" calcext:value-type="float">
            <text:p>4076894.2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3997103" calcext:value-type="float">
            <text:p>3997103</text:p>
          </table:table-cell>
          <table:table-cell office:value-type="string" calcext:value-type="string">
            <text:p>microseconds</text:p>
          </table:table-cell>
          <table:table-cell table:formula="of:=IF([.A81]&lt;&gt;[.A82];AVERAGE([.B72:.B8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4096711" calcext:value-type="float">
            <text:p>4096711</text:p>
          </table:table-cell>
          <table:table-cell office:value-type="string" calcext:value-type="string">
            <text:p>microseconds</text:p>
          </table:table-cell>
          <table:table-cell table:formula="of:=IF([.A82]&lt;&gt;[.A83];AVERAGE([.B73:.B8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4055416" calcext:value-type="float">
            <text:p>4055416</text:p>
          </table:table-cell>
          <table:table-cell office:value-type="string" calcext:value-type="string">
            <text:p>microseconds</text:p>
          </table:table-cell>
          <table:table-cell table:formula="of:=IF([.A83]&lt;&gt;[.A84];AVERAGE([.B74:.B8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4072152" calcext:value-type="float">
            <text:p>4072152</text:p>
          </table:table-cell>
          <table:table-cell office:value-type="string" calcext:value-type="string">
            <text:p>microseconds</text:p>
          </table:table-cell>
          <table:table-cell table:formula="of:=IF([.A84]&lt;&gt;[.A85];AVERAGE([.B75:.B8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4118702" calcext:value-type="float">
            <text:p>4118702</text:p>
          </table:table-cell>
          <table:table-cell office:value-type="string" calcext:value-type="string">
            <text:p>microseconds</text:p>
          </table:table-cell>
          <table:table-cell table:formula="of:=IF([.A85]&lt;&gt;[.A86];AVERAGE([.B76:.B8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4036646" calcext:value-type="float">
            <text:p>4036646</text:p>
          </table:table-cell>
          <table:table-cell office:value-type="string" calcext:value-type="string">
            <text:p>microseconds</text:p>
          </table:table-cell>
          <table:table-cell table:formula="of:=IF([.A86]&lt;&gt;[.A87];AVERAGE([.B77:.B8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4066456" calcext:value-type="float">
            <text:p>4066456</text:p>
          </table:table-cell>
          <table:table-cell office:value-type="string" calcext:value-type="string">
            <text:p>microseconds</text:p>
          </table:table-cell>
          <table:table-cell table:formula="of:=IF([.A87]&lt;&gt;[.A88];AVERAGE([.B78:.B8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4186447" calcext:value-type="float">
            <text:p>4186447</text:p>
          </table:table-cell>
          <table:table-cell office:value-type="string" calcext:value-type="string">
            <text:p>microseconds</text:p>
          </table:table-cell>
          <table:table-cell table:formula="of:=IF([.A88]&lt;&gt;[.A89];AVERAGE([.B79:.B8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4069311" calcext:value-type="float">
            <text:p>4069311</text:p>
          </table:table-cell>
          <table:table-cell office:value-type="string" calcext:value-type="string">
            <text:p>microseconds</text:p>
          </table:table-cell>
          <table:table-cell table:formula="of:=IF([.A89]&lt;&gt;[.A90];AVERAGE([.B80:.B8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796914" calcext:value-type="float">
            <text:p>1796914</text:p>
          </table:table-cell>
          <table:table-cell office:value-type="string" calcext:value-type="string">
            <text:p>microseconds</text:p>
          </table:table-cell>
          <table:table-cell table:formula="of:=IF([.A90]&lt;&gt;[.A91];AVERAGE([.B81:.B90]); &quot; &quot;)" office:value-type="float" office:value="1794919.9" calcext:value-type="float">
            <text:p>1794919.9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784067" calcext:value-type="float">
            <text:p>1784067</text:p>
          </table:table-cell>
          <table:table-cell office:value-type="string" calcext:value-type="string">
            <text:p>microseconds</text:p>
          </table:table-cell>
          <table:table-cell table:formula="of:=IF([.A91]&lt;&gt;[.A92];AVERAGE([.B82:.B9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782663" calcext:value-type="float">
            <text:p>1782663</text:p>
          </table:table-cell>
          <table:table-cell office:value-type="string" calcext:value-type="string">
            <text:p>microseconds</text:p>
          </table:table-cell>
          <table:table-cell table:formula="of:=IF([.A92]&lt;&gt;[.A93];AVERAGE([.B83:.B9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777817" calcext:value-type="float">
            <text:p>1777817</text:p>
          </table:table-cell>
          <table:table-cell office:value-type="string" calcext:value-type="string">
            <text:p>microseconds</text:p>
          </table:table-cell>
          <table:table-cell table:formula="of:=IF([.A93]&lt;&gt;[.A94];AVERAGE([.B84:.B9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857713" calcext:value-type="float">
            <text:p>1857713</text:p>
          </table:table-cell>
          <table:table-cell office:value-type="string" calcext:value-type="string">
            <text:p>microseconds</text:p>
          </table:table-cell>
          <table:table-cell table:formula="of:=IF([.A94]&lt;&gt;[.A95];AVERAGE([.B85:.B9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785501" calcext:value-type="float">
            <text:p>1785501</text:p>
          </table:table-cell>
          <table:table-cell office:value-type="string" calcext:value-type="string">
            <text:p>microseconds</text:p>
          </table:table-cell>
          <table:table-cell table:formula="of:=IF([.A95]&lt;&gt;[.A96];AVERAGE([.B86:.B9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769013" calcext:value-type="float">
            <text:p>1769013</text:p>
          </table:table-cell>
          <table:table-cell office:value-type="string" calcext:value-type="string">
            <text:p>microseconds</text:p>
          </table:table-cell>
          <table:table-cell table:formula="of:=IF([.A96]&lt;&gt;[.A97];AVERAGE([.B87:.B9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791777" calcext:value-type="float">
            <text:p>1791777</text:p>
          </table:table-cell>
          <table:table-cell office:value-type="string" calcext:value-type="string">
            <text:p>microseconds</text:p>
          </table:table-cell>
          <table:table-cell table:formula="of:=IF([.A97]&lt;&gt;[.A98];AVERAGE([.B88:.B9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800625" calcext:value-type="float">
            <text:p>1800625</text:p>
          </table:table-cell>
          <table:table-cell office:value-type="string" calcext:value-type="string">
            <text:p>microseconds</text:p>
          </table:table-cell>
          <table:table-cell table:formula="of:=IF([.A98]&lt;&gt;[.A99];AVERAGE([.B89:.B9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803109" calcext:value-type="float">
            <text:p>1803109</text:p>
          </table:table-cell>
          <table:table-cell office:value-type="string" calcext:value-type="string">
            <text:p>microseconds</text:p>
          </table:table-cell>
          <table:table-cell table:formula="of:=IF([.A99]&lt;&gt;[.A100];AVERAGE([.B90:.B9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1483012" calcext:value-type="float">
            <text:p>1483012</text:p>
          </table:table-cell>
          <table:table-cell office:value-type="string" calcext:value-type="string">
            <text:p>microseconds</text:p>
          </table:table-cell>
          <table:table-cell table:formula="of:=IF([.A100]&lt;&gt;[.A101];AVERAGE([.B91:.B100]); &quot; &quot;)" office:value-type="float" office:value="1456153.3" calcext:value-type="float">
            <text:p>1456153.3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1481280" calcext:value-type="float">
            <text:p>1481280</text:p>
          </table:table-cell>
          <table:table-cell office:value-type="string" calcext:value-type="string">
            <text:p>microseconds</text:p>
          </table:table-cell>
          <table:table-cell table:formula="of:=IF([.A101]&lt;&gt;[.A102];AVERAGE([.B92:.B10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1431811" calcext:value-type="float">
            <text:p>1431811</text:p>
          </table:table-cell>
          <table:table-cell office:value-type="string" calcext:value-type="string">
            <text:p>microseconds</text:p>
          </table:table-cell>
          <table:table-cell table:formula="of:=IF([.A102]&lt;&gt;[.A103];AVERAGE([.B93:.B10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1464996" calcext:value-type="float">
            <text:p>1464996</text:p>
          </table:table-cell>
          <table:table-cell office:value-type="string" calcext:value-type="string">
            <text:p>microseconds</text:p>
          </table:table-cell>
          <table:table-cell table:formula="of:=IF([.A103]&lt;&gt;[.A104];AVERAGE([.B94:.B10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1459678" calcext:value-type="float">
            <text:p>1459678</text:p>
          </table:table-cell>
          <table:table-cell office:value-type="string" calcext:value-type="string">
            <text:p>microseconds</text:p>
          </table:table-cell>
          <table:table-cell table:formula="of:=IF([.A104]&lt;&gt;[.A105];AVERAGE([.B95:.B10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1454715" calcext:value-type="float">
            <text:p>1454715</text:p>
          </table:table-cell>
          <table:table-cell office:value-type="string" calcext:value-type="string">
            <text:p>microseconds</text:p>
          </table:table-cell>
          <table:table-cell table:formula="of:=IF([.A105]&lt;&gt;[.A106];AVERAGE([.B96:.B10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1452247" calcext:value-type="float">
            <text:p>1452247</text:p>
          </table:table-cell>
          <table:table-cell office:value-type="string" calcext:value-type="string">
            <text:p>microseconds</text:p>
          </table:table-cell>
          <table:table-cell table:formula="of:=IF([.A106]&lt;&gt;[.A107];AVERAGE([.B97:.B10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1434295" calcext:value-type="float">
            <text:p>1434295</text:p>
          </table:table-cell>
          <table:table-cell office:value-type="string" calcext:value-type="string">
            <text:p>microseconds</text:p>
          </table:table-cell>
          <table:table-cell table:formula="of:=IF([.A107]&lt;&gt;[.A108];AVERAGE([.B98:.B10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1450570" calcext:value-type="float">
            <text:p>1450570</text:p>
          </table:table-cell>
          <table:table-cell office:value-type="string" calcext:value-type="string">
            <text:p>microseconds</text:p>
          </table:table-cell>
          <table:table-cell table:formula="of:=IF([.A108]&lt;&gt;[.A109];AVERAGE([.B99:.B10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1448929" calcext:value-type="float">
            <text:p>1448929</text:p>
          </table:table-cell>
          <table:table-cell office:value-type="string" calcext:value-type="string">
            <text:p>microseconds</text:p>
          </table:table-cell>
          <table:table-cell table:formula="of:=IF([.A109]&lt;&gt;[.A110];AVERAGE([.B100:.B10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4711647" calcext:value-type="float">
            <text:p>4711647</text:p>
          </table:table-cell>
          <table:table-cell office:value-type="string" calcext:value-type="string">
            <text:p>microseconds</text:p>
          </table:table-cell>
          <table:table-cell table:formula="of:=IF([.A110]&lt;&gt;[.A111];AVERAGE([.B101:.B110]); &quot; &quot;)" office:value-type="float" office:value="4810732.2" calcext:value-type="float">
            <text:p>4810732.2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4764510" calcext:value-type="float">
            <text:p>4764510</text:p>
          </table:table-cell>
          <table:table-cell office:value-type="string" calcext:value-type="string">
            <text:p>microseconds</text:p>
          </table:table-cell>
          <table:table-cell table:formula="of:=IF([.A111]&lt;&gt;[.A112];AVERAGE([.B102:.B11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4820048" calcext:value-type="float">
            <text:p>4820048</text:p>
          </table:table-cell>
          <table:table-cell office:value-type="string" calcext:value-type="string">
            <text:p>microseconds</text:p>
          </table:table-cell>
          <table:table-cell table:formula="of:=IF([.A112]&lt;&gt;[.A113];AVERAGE([.B103:.B11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4818238" calcext:value-type="float">
            <text:p>4818238</text:p>
          </table:table-cell>
          <table:table-cell office:value-type="string" calcext:value-type="string">
            <text:p>microseconds</text:p>
          </table:table-cell>
          <table:table-cell table:formula="of:=IF([.A113]&lt;&gt;[.A114];AVERAGE([.B104:.B11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4812651" calcext:value-type="float">
            <text:p>4812651</text:p>
          </table:table-cell>
          <table:table-cell office:value-type="string" calcext:value-type="string">
            <text:p>microseconds</text:p>
          </table:table-cell>
          <table:table-cell table:formula="of:=IF([.A114]&lt;&gt;[.A115];AVERAGE([.B105:.B11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4802086" calcext:value-type="float">
            <text:p>4802086</text:p>
          </table:table-cell>
          <table:table-cell office:value-type="string" calcext:value-type="string">
            <text:p>microseconds</text:p>
          </table:table-cell>
          <table:table-cell table:formula="of:=IF([.A115]&lt;&gt;[.A116];AVERAGE([.B106:.B11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4843599" calcext:value-type="float">
            <text:p>4843599</text:p>
          </table:table-cell>
          <table:table-cell office:value-type="string" calcext:value-type="string">
            <text:p>microseconds</text:p>
          </table:table-cell>
          <table:table-cell table:formula="of:=IF([.A116]&lt;&gt;[.A117];AVERAGE([.B107:.B11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4895774" calcext:value-type="float">
            <text:p>4895774</text:p>
          </table:table-cell>
          <table:table-cell office:value-type="string" calcext:value-type="string">
            <text:p>microseconds</text:p>
          </table:table-cell>
          <table:table-cell table:formula="of:=IF([.A117]&lt;&gt;[.A118];AVERAGE([.B108:.B11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4823589" calcext:value-type="float">
            <text:p>4823589</text:p>
          </table:table-cell>
          <table:table-cell office:value-type="string" calcext:value-type="string">
            <text:p>microseconds</text:p>
          </table:table-cell>
          <table:table-cell table:formula="of:=IF([.A118]&lt;&gt;[.A119];AVERAGE([.B109:.B11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4815180" calcext:value-type="float">
            <text:p>4815180</text:p>
          </table:table-cell>
          <table:table-cell office:value-type="string" calcext:value-type="string">
            <text:p>microseconds</text:p>
          </table:table-cell>
          <table:table-cell table:formula="of:=IF([.A119]&lt;&gt;[.A120];AVERAGE([.B110:.B11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2150813" calcext:value-type="float">
            <text:p>2150813</text:p>
          </table:table-cell>
          <table:table-cell office:value-type="string" calcext:value-type="string">
            <text:p>microseconds</text:p>
          </table:table-cell>
          <table:table-cell table:formula="of:=IF([.A120]&lt;&gt;[.A121];AVERAGE([.B111:.B120]); &quot; &quot;)" office:value-type="float" office:value="2127500.5" calcext:value-type="float">
            <text:p>2127500.5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2137969" calcext:value-type="float">
            <text:p>2137969</text:p>
          </table:table-cell>
          <table:table-cell office:value-type="string" calcext:value-type="string">
            <text:p>microseconds</text:p>
          </table:table-cell>
          <table:table-cell table:formula="of:=IF([.A121]&lt;&gt;[.A122];AVERAGE([.B112:.B12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2145931" calcext:value-type="float">
            <text:p>2145931</text:p>
          </table:table-cell>
          <table:table-cell office:value-type="string" calcext:value-type="string">
            <text:p>microseconds</text:p>
          </table:table-cell>
          <table:table-cell table:formula="of:=IF([.A122]&lt;&gt;[.A123];AVERAGE([.B113:.B12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2098300" calcext:value-type="float">
            <text:p>2098300</text:p>
          </table:table-cell>
          <table:table-cell office:value-type="string" calcext:value-type="string">
            <text:p>microseconds</text:p>
          </table:table-cell>
          <table:table-cell table:formula="of:=IF([.A123]&lt;&gt;[.A124];AVERAGE([.B114:.B12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2101587" calcext:value-type="float">
            <text:p>2101587</text:p>
          </table:table-cell>
          <table:table-cell office:value-type="string" calcext:value-type="string">
            <text:p>microseconds</text:p>
          </table:table-cell>
          <table:table-cell table:formula="of:=IF([.A124]&lt;&gt;[.A125];AVERAGE([.B115:.B12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2096369" calcext:value-type="float">
            <text:p>2096369</text:p>
          </table:table-cell>
          <table:table-cell office:value-type="string" calcext:value-type="string">
            <text:p>microseconds</text:p>
          </table:table-cell>
          <table:table-cell table:formula="of:=IF([.A125]&lt;&gt;[.A126];AVERAGE([.B116:.B12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2138219" calcext:value-type="float">
            <text:p>2138219</text:p>
          </table:table-cell>
          <table:table-cell office:value-type="string" calcext:value-type="string">
            <text:p>microseconds</text:p>
          </table:table-cell>
          <table:table-cell table:formula="of:=IF([.A126]&lt;&gt;[.A127];AVERAGE([.B117:.B12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2146911" calcext:value-type="float">
            <text:p>2146911</text:p>
          </table:table-cell>
          <table:table-cell office:value-type="string" calcext:value-type="string">
            <text:p>microseconds</text:p>
          </table:table-cell>
          <table:table-cell table:formula="of:=IF([.A127]&lt;&gt;[.A128];AVERAGE([.B118:.B12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2110282" calcext:value-type="float">
            <text:p>2110282</text:p>
          </table:table-cell>
          <table:table-cell office:value-type="string" calcext:value-type="string">
            <text:p>microseconds</text:p>
          </table:table-cell>
          <table:table-cell table:formula="of:=IF([.A128]&lt;&gt;[.A129];AVERAGE([.B119:.B12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2148624" calcext:value-type="float">
            <text:p>2148624</text:p>
          </table:table-cell>
          <table:table-cell office:value-type="string" calcext:value-type="string">
            <text:p>microseconds</text:p>
          </table:table-cell>
          <table:table-cell table:formula="of:=IF([.A129]&lt;&gt;[.A130];AVERAGE([.B120:.B12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728151" calcext:value-type="float">
            <text:p>1728151</text:p>
          </table:table-cell>
          <table:table-cell office:value-type="string" calcext:value-type="string">
            <text:p>microseconds</text:p>
          </table:table-cell>
          <table:table-cell table:formula="of:=IF([.A130]&lt;&gt;[.A131];AVERAGE([.B121:.B130]); &quot; &quot;)" office:value-type="float" office:value="1713737.9" calcext:value-type="float">
            <text:p>1713737.9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731378" calcext:value-type="float">
            <text:p>1731378</text:p>
          </table:table-cell>
          <table:table-cell office:value-type="string" calcext:value-type="string">
            <text:p>microseconds</text:p>
          </table:table-cell>
          <table:table-cell table:formula="of:=IF([.A131]&lt;&gt;[.A132];AVERAGE([.B122:.B13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706652" calcext:value-type="float">
            <text:p>1706652</text:p>
          </table:table-cell>
          <table:table-cell office:value-type="string" calcext:value-type="string">
            <text:p>microseconds</text:p>
          </table:table-cell>
          <table:table-cell table:formula="of:=IF([.A132]&lt;&gt;[.A133];AVERAGE([.B123:.B13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696679" calcext:value-type="float">
            <text:p>1696679</text:p>
          </table:table-cell>
          <table:table-cell office:value-type="string" calcext:value-type="string">
            <text:p>microseconds</text:p>
          </table:table-cell>
          <table:table-cell table:formula="of:=IF([.A133]&lt;&gt;[.A134];AVERAGE([.B124:.B13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728168" calcext:value-type="float">
            <text:p>1728168</text:p>
          </table:table-cell>
          <table:table-cell office:value-type="string" calcext:value-type="string">
            <text:p>microseconds</text:p>
          </table:table-cell>
          <table:table-cell table:formula="of:=IF([.A134]&lt;&gt;[.A135];AVERAGE([.B125:.B13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688837" calcext:value-type="float">
            <text:p>1688837</text:p>
          </table:table-cell>
          <table:table-cell office:value-type="string" calcext:value-type="string">
            <text:p>microseconds</text:p>
          </table:table-cell>
          <table:table-cell table:formula="of:=IF([.A135]&lt;&gt;[.A136];AVERAGE([.B126:.B13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720074" calcext:value-type="float">
            <text:p>1720074</text:p>
          </table:table-cell>
          <table:table-cell office:value-type="string" calcext:value-type="string">
            <text:p>microseconds</text:p>
          </table:table-cell>
          <table:table-cell table:formula="of:=IF([.A136]&lt;&gt;[.A137];AVERAGE([.B127:.B13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734449" calcext:value-type="float">
            <text:p>1734449</text:p>
          </table:table-cell>
          <table:table-cell office:value-type="string" calcext:value-type="string">
            <text:p>microseconds</text:p>
          </table:table-cell>
          <table:table-cell table:formula="of:=IF([.A137]&lt;&gt;[.A138];AVERAGE([.B128:.B13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688408" calcext:value-type="float">
            <text:p>1688408</text:p>
          </table:table-cell>
          <table:table-cell office:value-type="string" calcext:value-type="string">
            <text:p>microseconds</text:p>
          </table:table-cell>
          <table:table-cell table:formula="of:=IF([.A138]&lt;&gt;[.A139];AVERAGE([.B129:.B13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714583" calcext:value-type="float">
            <text:p>1714583</text:p>
          </table:table-cell>
          <table:table-cell office:value-type="string" calcext:value-type="string">
            <text:p>microseconds</text:p>
          </table:table-cell>
          <table:table-cell table:formula="of:=IF([.A139]&lt;&gt;[.A140];AVERAGE([.B130:.B13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4899694" calcext:value-type="float">
            <text:p>4899694</text:p>
          </table:table-cell>
          <table:table-cell office:value-type="string" calcext:value-type="string">
            <text:p>microseconds</text:p>
          </table:table-cell>
          <table:table-cell table:formula="of:=IF([.A140]&lt;&gt;[.A141];AVERAGE([.B131:.B140]); &quot; &quot;)" office:value-type="float" office:value="4976849.9" calcext:value-type="float">
            <text:p>4976849.9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4934150" calcext:value-type="float">
            <text:p>4934150</text:p>
          </table:table-cell>
          <table:table-cell office:value-type="string" calcext:value-type="string">
            <text:p>microseconds</text:p>
          </table:table-cell>
          <table:table-cell table:formula="of:=IF([.A141]&lt;&gt;[.A142];AVERAGE([.B132:.B14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5027906" calcext:value-type="float">
            <text:p>5027906</text:p>
          </table:table-cell>
          <table:table-cell office:value-type="string" calcext:value-type="string">
            <text:p>microseconds</text:p>
          </table:table-cell>
          <table:table-cell table:formula="of:=IF([.A142]&lt;&gt;[.A143];AVERAGE([.B133:.B14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4896185" calcext:value-type="float">
            <text:p>4896185</text:p>
          </table:table-cell>
          <table:table-cell office:value-type="string" calcext:value-type="string">
            <text:p>microseconds</text:p>
          </table:table-cell>
          <table:table-cell table:formula="of:=IF([.A143]&lt;&gt;[.A144];AVERAGE([.B134:.B14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5038813" calcext:value-type="float">
            <text:p>5038813</text:p>
          </table:table-cell>
          <table:table-cell office:value-type="string" calcext:value-type="string">
            <text:p>microseconds</text:p>
          </table:table-cell>
          <table:table-cell table:formula="of:=IF([.A144]&lt;&gt;[.A145];AVERAGE([.B135:.B14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5011193" calcext:value-type="float">
            <text:p>5011193</text:p>
          </table:table-cell>
          <table:table-cell office:value-type="string" calcext:value-type="string">
            <text:p>microseconds</text:p>
          </table:table-cell>
          <table:table-cell table:formula="of:=IF([.A145]&lt;&gt;[.A146];AVERAGE([.B136:.B14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4922835" calcext:value-type="float">
            <text:p>4922835</text:p>
          </table:table-cell>
          <table:table-cell office:value-type="string" calcext:value-type="string">
            <text:p>microseconds</text:p>
          </table:table-cell>
          <table:table-cell table:formula="of:=IF([.A146]&lt;&gt;[.A147];AVERAGE([.B137:.B14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5060134" calcext:value-type="float">
            <text:p>5060134</text:p>
          </table:table-cell>
          <table:table-cell office:value-type="string" calcext:value-type="string">
            <text:p>microseconds</text:p>
          </table:table-cell>
          <table:table-cell table:formula="of:=IF([.A147]&lt;&gt;[.A148];AVERAGE([.B138:.B14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5018235" calcext:value-type="float">
            <text:p>5018235</text:p>
          </table:table-cell>
          <table:table-cell office:value-type="string" calcext:value-type="string">
            <text:p>microseconds</text:p>
          </table:table-cell>
          <table:table-cell table:formula="of:=IF([.A148]&lt;&gt;[.A149];AVERAGE([.B139:.B14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4959354" calcext:value-type="float">
            <text:p>4959354</text:p>
          </table:table-cell>
          <table:table-cell office:value-type="string" calcext:value-type="string">
            <text:p>microseconds</text:p>
          </table:table-cell>
          <table:table-cell table:formula="of:=IF([.A149]&lt;&gt;[.A150];AVERAGE([.B140:.B14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2218750" calcext:value-type="float">
            <text:p>2218750</text:p>
          </table:table-cell>
          <table:table-cell office:value-type="string" calcext:value-type="string">
            <text:p>microseconds</text:p>
          </table:table-cell>
          <table:table-cell table:formula="of:=IF([.A150]&lt;&gt;[.A151];AVERAGE([.B141:.B150]); &quot; &quot;)" office:value-type="float" office:value="2223543.4" calcext:value-type="float">
            <text:p>2223543.4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2174063" calcext:value-type="float">
            <text:p>2174063</text:p>
          </table:table-cell>
          <table:table-cell office:value-type="string" calcext:value-type="string">
            <text:p>microseconds</text:p>
          </table:table-cell>
          <table:table-cell table:formula="of:=IF([.A151]&lt;&gt;[.A152];AVERAGE([.B142:.B15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2269498" calcext:value-type="float">
            <text:p>2269498</text:p>
          </table:table-cell>
          <table:table-cell office:value-type="string" calcext:value-type="string">
            <text:p>microseconds</text:p>
          </table:table-cell>
          <table:table-cell table:formula="of:=IF([.A152]&lt;&gt;[.A153];AVERAGE([.B143:.B15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2236874" calcext:value-type="float">
            <text:p>2236874</text:p>
          </table:table-cell>
          <table:table-cell office:value-type="string" calcext:value-type="string">
            <text:p>microseconds</text:p>
          </table:table-cell>
          <table:table-cell table:formula="of:=IF([.A153]&lt;&gt;[.A154];AVERAGE([.B144:.B15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2221530" calcext:value-type="float">
            <text:p>2221530</text:p>
          </table:table-cell>
          <table:table-cell office:value-type="string" calcext:value-type="string">
            <text:p>microseconds</text:p>
          </table:table-cell>
          <table:table-cell table:formula="of:=IF([.A154]&lt;&gt;[.A155];AVERAGE([.B145:.B15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2197144" calcext:value-type="float">
            <text:p>2197144</text:p>
          </table:table-cell>
          <table:table-cell office:value-type="string" calcext:value-type="string">
            <text:p>microseconds</text:p>
          </table:table-cell>
          <table:table-cell table:formula="of:=IF([.A155]&lt;&gt;[.A156];AVERAGE([.B146:.B15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2225515" calcext:value-type="float">
            <text:p>2225515</text:p>
          </table:table-cell>
          <table:table-cell office:value-type="string" calcext:value-type="string">
            <text:p>microseconds</text:p>
          </table:table-cell>
          <table:table-cell table:formula="of:=IF([.A156]&lt;&gt;[.A157];AVERAGE([.B147:.B15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2223022" calcext:value-type="float">
            <text:p>2223022</text:p>
          </table:table-cell>
          <table:table-cell office:value-type="string" calcext:value-type="string">
            <text:p>microseconds</text:p>
          </table:table-cell>
          <table:table-cell table:formula="of:=IF([.A157]&lt;&gt;[.A158];AVERAGE([.B148:.B15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2250013" calcext:value-type="float">
            <text:p>2250013</text:p>
          </table:table-cell>
          <table:table-cell office:value-type="string" calcext:value-type="string">
            <text:p>microseconds</text:p>
          </table:table-cell>
          <table:table-cell table:formula="of:=IF([.A158]&lt;&gt;[.A159];AVERAGE([.B149:.B15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2219025" calcext:value-type="float">
            <text:p>2219025</text:p>
          </table:table-cell>
          <table:table-cell office:value-type="string" calcext:value-type="string">
            <text:p>microseconds</text:p>
          </table:table-cell>
          <table:table-cell table:formula="of:=IF([.A159]&lt;&gt;[.A160];AVERAGE([.B150:.B15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781060" calcext:value-type="float">
            <text:p>1781060</text:p>
          </table:table-cell>
          <table:table-cell office:value-type="string" calcext:value-type="string">
            <text:p>microseconds</text:p>
          </table:table-cell>
          <table:table-cell table:formula="of:=IF([.A160]&lt;&gt;[.A161];AVERAGE([.B151:.B160]); &quot; &quot;)" office:value-type="float" office:value="1797240.5" calcext:value-type="float">
            <text:p>1797240.5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811457" calcext:value-type="float">
            <text:p>1811457</text:p>
          </table:table-cell>
          <table:table-cell office:value-type="string" calcext:value-type="string">
            <text:p>microseconds</text:p>
          </table:table-cell>
          <table:table-cell table:formula="of:=IF([.A161]&lt;&gt;[.A162];AVERAGE([.B152:.B16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770473" calcext:value-type="float">
            <text:p>1770473</text:p>
          </table:table-cell>
          <table:table-cell office:value-type="string" calcext:value-type="string">
            <text:p>microseconds</text:p>
          </table:table-cell>
          <table:table-cell table:formula="of:=IF([.A162]&lt;&gt;[.A163];AVERAGE([.B153:.B16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807899" calcext:value-type="float">
            <text:p>1807899</text:p>
          </table:table-cell>
          <table:table-cell office:value-type="string" calcext:value-type="string">
            <text:p>microseconds</text:p>
          </table:table-cell>
          <table:table-cell table:formula="of:=IF([.A163]&lt;&gt;[.A164];AVERAGE([.B154:.B16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810422" calcext:value-type="float">
            <text:p>1810422</text:p>
          </table:table-cell>
          <table:table-cell office:value-type="string" calcext:value-type="string">
            <text:p>microseconds</text:p>
          </table:table-cell>
          <table:table-cell table:formula="of:=IF([.A164]&lt;&gt;[.A165];AVERAGE([.B155:.B16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783628" calcext:value-type="float">
            <text:p>1783628</text:p>
          </table:table-cell>
          <table:table-cell office:value-type="string" calcext:value-type="string">
            <text:p>microseconds</text:p>
          </table:table-cell>
          <table:table-cell table:formula="of:=IF([.A165]&lt;&gt;[.A166];AVERAGE([.B156:.B16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808552" calcext:value-type="float">
            <text:p>1808552</text:p>
          </table:table-cell>
          <table:table-cell office:value-type="string" calcext:value-type="string">
            <text:p>microseconds</text:p>
          </table:table-cell>
          <table:table-cell table:formula="of:=IF([.A166]&lt;&gt;[.A167];AVERAGE([.B157:.B16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795233" calcext:value-type="float">
            <text:p>1795233</text:p>
          </table:table-cell>
          <table:table-cell office:value-type="string" calcext:value-type="string">
            <text:p>microseconds</text:p>
          </table:table-cell>
          <table:table-cell table:formula="of:=IF([.A167]&lt;&gt;[.A168];AVERAGE([.B158:.B16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801693" calcext:value-type="float">
            <text:p>1801693</text:p>
          </table:table-cell>
          <table:table-cell office:value-type="string" calcext:value-type="string">
            <text:p>microseconds</text:p>
          </table:table-cell>
          <table:table-cell table:formula="of:=IF([.A168]&lt;&gt;[.A169];AVERAGE([.B159:.B16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801988" calcext:value-type="float">
            <text:p>1801988</text:p>
          </table:table-cell>
          <table:table-cell office:value-type="string" calcext:value-type="string">
            <text:p>microseconds</text:p>
          </table:table-cell>
          <table:table-cell table:formula="of:=IF([.A169]&lt;&gt;[.A170];AVERAGE([.B160:.B16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2425248" calcext:value-type="float">
            <text:p>2425248</text:p>
          </table:table-cell>
          <table:table-cell office:value-type="string" calcext:value-type="string">
            <text:p>microseconds</text:p>
          </table:table-cell>
          <table:table-cell table:formula="of:=IF([.A170]&lt;&gt;[.A171];AVERAGE([.B161:.B170]); &quot; &quot;)" office:value-type="float" office:value="2389035.7" calcext:value-type="float">
            <text:p>2389035.7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2373974" calcext:value-type="float">
            <text:p>2373974</text:p>
          </table:table-cell>
          <table:table-cell office:value-type="string" calcext:value-type="string">
            <text:p>microseconds</text:p>
          </table:table-cell>
          <table:table-cell table:formula="of:=IF([.A171]&lt;&gt;[.A172];AVERAGE([.B162:.B17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2370549" calcext:value-type="float">
            <text:p>2370549</text:p>
          </table:table-cell>
          <table:table-cell office:value-type="string" calcext:value-type="string">
            <text:p>microseconds</text:p>
          </table:table-cell>
          <table:table-cell table:formula="of:=IF([.A172]&lt;&gt;[.A173];AVERAGE([.B163:.B17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2407869" calcext:value-type="float">
            <text:p>2407869</text:p>
          </table:table-cell>
          <table:table-cell office:value-type="string" calcext:value-type="string">
            <text:p>microseconds</text:p>
          </table:table-cell>
          <table:table-cell table:formula="of:=IF([.A173]&lt;&gt;[.A174];AVERAGE([.B164:.B17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2377545" calcext:value-type="float">
            <text:p>2377545</text:p>
          </table:table-cell>
          <table:table-cell office:value-type="string" calcext:value-type="string">
            <text:p>microseconds</text:p>
          </table:table-cell>
          <table:table-cell table:formula="of:=IF([.A174]&lt;&gt;[.A175];AVERAGE([.B165:.B17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2410881" calcext:value-type="float">
            <text:p>2410881</text:p>
          </table:table-cell>
          <table:table-cell office:value-type="string" calcext:value-type="string">
            <text:p>microseconds</text:p>
          </table:table-cell>
          <table:table-cell table:formula="of:=IF([.A175]&lt;&gt;[.A176];AVERAGE([.B166:.B17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2395857" calcext:value-type="float">
            <text:p>2395857</text:p>
          </table:table-cell>
          <table:table-cell office:value-type="string" calcext:value-type="string">
            <text:p>microseconds</text:p>
          </table:table-cell>
          <table:table-cell table:formula="of:=IF([.A176]&lt;&gt;[.A177];AVERAGE([.B167:.B17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2385402" calcext:value-type="float">
            <text:p>2385402</text:p>
          </table:table-cell>
          <table:table-cell office:value-type="string" calcext:value-type="string">
            <text:p>microseconds</text:p>
          </table:table-cell>
          <table:table-cell table:formula="of:=IF([.A177]&lt;&gt;[.A178];AVERAGE([.B168:.B17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2374267" calcext:value-type="float">
            <text:p>2374267</text:p>
          </table:table-cell>
          <table:table-cell office:value-type="string" calcext:value-type="string">
            <text:p>microseconds</text:p>
          </table:table-cell>
          <table:table-cell table:formula="of:=IF([.A178]&lt;&gt;[.A179];AVERAGE([.B169:.B17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2368765" calcext:value-type="float">
            <text:p>2368765</text:p>
          </table:table-cell>
          <table:table-cell office:value-type="string" calcext:value-type="string">
            <text:p>microseconds</text:p>
          </table:table-cell>
          <table:table-cell table:formula="of:=IF([.A179]&lt;&gt;[.A180];AVERAGE([.B170:.B17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2694058" calcext:value-type="float">
            <text:p>2694058</text:p>
          </table:table-cell>
          <table:table-cell office:value-type="string" calcext:value-type="string">
            <text:p>microseconds</text:p>
          </table:table-cell>
          <table:table-cell table:formula="of:=IF([.A180]&lt;&gt;[.A181];AVERAGE([.B171:.B180]); &quot; &quot;)" office:value-type="float" office:value="2698240.5" calcext:value-type="float">
            <text:p>2698240.5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2733627" calcext:value-type="float">
            <text:p>2733627</text:p>
          </table:table-cell>
          <table:table-cell office:value-type="string" calcext:value-type="string">
            <text:p>microseconds</text:p>
          </table:table-cell>
          <table:table-cell table:formula="of:=IF([.A181]&lt;&gt;[.A182];AVERAGE([.B172:.B18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2687393" calcext:value-type="float">
            <text:p>2687393</text:p>
          </table:table-cell>
          <table:table-cell office:value-type="string" calcext:value-type="string">
            <text:p>microseconds</text:p>
          </table:table-cell>
          <table:table-cell table:formula="of:=IF([.A182]&lt;&gt;[.A183];AVERAGE([.B173:.B18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2657800" calcext:value-type="float">
            <text:p>2657800</text:p>
          </table:table-cell>
          <table:table-cell office:value-type="string" calcext:value-type="string">
            <text:p>microseconds</text:p>
          </table:table-cell>
          <table:table-cell table:formula="of:=IF([.A183]&lt;&gt;[.A184];AVERAGE([.B174:.B18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2717682" calcext:value-type="float">
            <text:p>2717682</text:p>
          </table:table-cell>
          <table:table-cell office:value-type="string" calcext:value-type="string">
            <text:p>microseconds</text:p>
          </table:table-cell>
          <table:table-cell table:formula="of:=IF([.A184]&lt;&gt;[.A185];AVERAGE([.B175:.B18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2724867" calcext:value-type="float">
            <text:p>2724867</text:p>
          </table:table-cell>
          <table:table-cell office:value-type="string" calcext:value-type="string">
            <text:p>microseconds</text:p>
          </table:table-cell>
          <table:table-cell table:formula="of:=IF([.A185]&lt;&gt;[.A186];AVERAGE([.B176:.B18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2702788" calcext:value-type="float">
            <text:p>2702788</text:p>
          </table:table-cell>
          <table:table-cell office:value-type="string" calcext:value-type="string">
            <text:p>microseconds</text:p>
          </table:table-cell>
          <table:table-cell table:formula="of:=IF([.A186]&lt;&gt;[.A187];AVERAGE([.B177:.B18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2628890" calcext:value-type="float">
            <text:p>2628890</text:p>
          </table:table-cell>
          <table:table-cell office:value-type="string" calcext:value-type="string">
            <text:p>microseconds</text:p>
          </table:table-cell>
          <table:table-cell table:formula="of:=IF([.A187]&lt;&gt;[.A188];AVERAGE([.B178:.B18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2718873" calcext:value-type="float">
            <text:p>2718873</text:p>
          </table:table-cell>
          <table:table-cell office:value-type="string" calcext:value-type="string">
            <text:p>microseconds</text:p>
          </table:table-cell>
          <table:table-cell table:formula="of:=IF([.A188]&lt;&gt;[.A189];AVERAGE([.B179:.B18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2716427" calcext:value-type="float">
            <text:p>2716427</text:p>
          </table:table-cell>
          <table:table-cell office:value-type="string" calcext:value-type="string">
            <text:p>microseconds</text:p>
          </table:table-cell>
          <table:table-cell table:formula="of:=IF([.A189]&lt;&gt;[.A190];AVERAGE([.B180:.B18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3372382" calcext:value-type="float">
            <text:p>3372382</text:p>
          </table:table-cell>
          <table:table-cell office:value-type="string" calcext:value-type="string">
            <text:p>microseconds</text:p>
          </table:table-cell>
          <table:table-cell table:formula="of:=IF([.A190]&lt;&gt;[.A191];AVERAGE([.B181:.B190]); &quot; &quot;)" office:value-type="float" office:value="3340518.7" calcext:value-type="float">
            <text:p>3340518.7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3288095" calcext:value-type="float">
            <text:p>3288095</text:p>
          </table:table-cell>
          <table:table-cell office:value-type="string" calcext:value-type="string">
            <text:p>microseconds</text:p>
          </table:table-cell>
          <table:table-cell table:formula="of:=IF([.A191]&lt;&gt;[.A192];AVERAGE([.B182:.B19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3410056" calcext:value-type="float">
            <text:p>3410056</text:p>
          </table:table-cell>
          <table:table-cell office:value-type="string" calcext:value-type="string">
            <text:p>microseconds</text:p>
          </table:table-cell>
          <table:table-cell table:formula="of:=IF([.A192]&lt;&gt;[.A193];AVERAGE([.B183:.B19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3417118" calcext:value-type="float">
            <text:p>3417118</text:p>
          </table:table-cell>
          <table:table-cell office:value-type="string" calcext:value-type="string">
            <text:p>microseconds</text:p>
          </table:table-cell>
          <table:table-cell table:formula="of:=IF([.A193]&lt;&gt;[.A194];AVERAGE([.B184:.B19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3346928" calcext:value-type="float">
            <text:p>3346928</text:p>
          </table:table-cell>
          <table:table-cell office:value-type="string" calcext:value-type="string">
            <text:p>microseconds</text:p>
          </table:table-cell>
          <table:table-cell table:formula="of:=IF([.A194]&lt;&gt;[.A195];AVERAGE([.B185:.B19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3331860" calcext:value-type="float">
            <text:p>3331860</text:p>
          </table:table-cell>
          <table:table-cell office:value-type="string" calcext:value-type="string">
            <text:p>microseconds</text:p>
          </table:table-cell>
          <table:table-cell table:formula="of:=IF([.A195]&lt;&gt;[.A196];AVERAGE([.B186:.B19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3247280" calcext:value-type="float">
            <text:p>3247280</text:p>
          </table:table-cell>
          <table:table-cell office:value-type="string" calcext:value-type="string">
            <text:p>microseconds</text:p>
          </table:table-cell>
          <table:table-cell table:formula="of:=IF([.A196]&lt;&gt;[.A197];AVERAGE([.B187:.B19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3359129" calcext:value-type="float">
            <text:p>3359129</text:p>
          </table:table-cell>
          <table:table-cell office:value-type="string" calcext:value-type="string">
            <text:p>microseconds</text:p>
          </table:table-cell>
          <table:table-cell table:formula="of:=IF([.A197]&lt;&gt;[.A198];AVERAGE([.B188:.B19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3285314" calcext:value-type="float">
            <text:p>3285314</text:p>
          </table:table-cell>
          <table:table-cell office:value-type="string" calcext:value-type="string">
            <text:p>microseconds</text:p>
          </table:table-cell>
          <table:table-cell table:formula="of:=IF([.A198]&lt;&gt;[.A199];AVERAGE([.B189:.B19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3347025" calcext:value-type="float">
            <text:p>3347025</text:p>
          </table:table-cell>
          <table:table-cell office:value-type="string" calcext:value-type="string">
            <text:p>microseconds</text:p>
          </table:table-cell>
          <table:table-cell table:formula="of:=IF([.A199]&lt;&gt;[.A200];AVERAGE([.B190:.B19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1169834" calcext:value-type="float">
            <text:p>1169834</text:p>
          </table:table-cell>
          <table:table-cell office:value-type="string" calcext:value-type="string">
            <text:p>microseconds</text:p>
          </table:table-cell>
          <table:table-cell table:formula="of:=IF([.A200]&lt;&gt;[.A201];AVERAGE([.B191:.B200]); &quot; &quot;)" office:value-type="float" office:value="1180201.9" calcext:value-type="float">
            <text:p>1180201.9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1181762" calcext:value-type="float">
            <text:p>1181762</text:p>
          </table:table-cell>
          <table:table-cell office:value-type="string" calcext:value-type="string">
            <text:p>microseconds</text:p>
          </table:table-cell>
          <table:table-cell table:formula="of:=IF([.A201]&lt;&gt;[.A202];AVERAGE([.B192:.B20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1171599" calcext:value-type="float">
            <text:p>1171599</text:p>
          </table:table-cell>
          <table:table-cell office:value-type="string" calcext:value-type="string">
            <text:p>microseconds</text:p>
          </table:table-cell>
          <table:table-cell table:formula="of:=IF([.A202]&lt;&gt;[.A203];AVERAGE([.B193:.B20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1175370" calcext:value-type="float">
            <text:p>1175370</text:p>
          </table:table-cell>
          <table:table-cell office:value-type="string" calcext:value-type="string">
            <text:p>microseconds</text:p>
          </table:table-cell>
          <table:table-cell table:formula="of:=IF([.A203]&lt;&gt;[.A204];AVERAGE([.B194:.B20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1196746" calcext:value-type="float">
            <text:p>1196746</text:p>
          </table:table-cell>
          <table:table-cell office:value-type="string" calcext:value-type="string">
            <text:p>microseconds</text:p>
          </table:table-cell>
          <table:table-cell table:formula="of:=IF([.A204]&lt;&gt;[.A205];AVERAGE([.B195:.B20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1172709" calcext:value-type="float">
            <text:p>1172709</text:p>
          </table:table-cell>
          <table:table-cell office:value-type="string" calcext:value-type="string">
            <text:p>microseconds</text:p>
          </table:table-cell>
          <table:table-cell table:formula="of:=IF([.A205]&lt;&gt;[.A206];AVERAGE([.B196:.B20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1174725" calcext:value-type="float">
            <text:p>1174725</text:p>
          </table:table-cell>
          <table:table-cell office:value-type="string" calcext:value-type="string">
            <text:p>microseconds</text:p>
          </table:table-cell>
          <table:table-cell table:formula="of:=IF([.A206]&lt;&gt;[.A207];AVERAGE([.B197:.B20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1168520" calcext:value-type="float">
            <text:p>1168520</text:p>
          </table:table-cell>
          <table:table-cell office:value-type="string" calcext:value-type="string">
            <text:p>microseconds</text:p>
          </table:table-cell>
          <table:table-cell table:formula="of:=IF([.A207]&lt;&gt;[.A208];AVERAGE([.B198:.B20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1210570" calcext:value-type="float">
            <text:p>1210570</text:p>
          </table:table-cell>
          <table:table-cell office:value-type="string" calcext:value-type="string">
            <text:p>microseconds</text:p>
          </table:table-cell>
          <table:table-cell table:formula="of:=IF([.A208]&lt;&gt;[.A209];AVERAGE([.B199:.B20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1180184" calcext:value-type="float">
            <text:p>1180184</text:p>
          </table:table-cell>
          <table:table-cell office:value-type="string" calcext:value-type="string">
            <text:p>microseconds</text:p>
          </table:table-cell>
          <table:table-cell table:formula="of:=IF([.A209]&lt;&gt;[.A210];AVERAGE([.B200:.B20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9417" calcext:value-type="float">
            <text:p>49417</text:p>
          </table:table-cell>
          <table:table-cell office:value-type="string" calcext:value-type="string">
            <text:p>microseconds</text:p>
          </table:table-cell>
          <table:table-cell table:formula="of:=IF([.A210]&lt;&gt;[.A211];AVERAGE([.B201:.B210]); &quot; &quot;)" office:value-type="float" office:value="49595.6" calcext:value-type="float">
            <text:p>49595.6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8592" calcext:value-type="float">
            <text:p>48592</text:p>
          </table:table-cell>
          <table:table-cell office:value-type="string" calcext:value-type="string">
            <text:p>microseconds</text:p>
          </table:table-cell>
          <table:table-cell table:formula="of:=IF([.A211]&lt;&gt;[.A212];AVERAGE([.B202:.B21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51057" calcext:value-type="float">
            <text:p>51057</text:p>
          </table:table-cell>
          <table:table-cell office:value-type="string" calcext:value-type="string">
            <text:p>microseconds</text:p>
          </table:table-cell>
          <table:table-cell table:formula="of:=IF([.A212]&lt;&gt;[.A213];AVERAGE([.B203:.B21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50781" calcext:value-type="float">
            <text:p>50781</text:p>
          </table:table-cell>
          <table:table-cell office:value-type="string" calcext:value-type="string">
            <text:p>microseconds</text:p>
          </table:table-cell>
          <table:table-cell table:formula="of:=IF([.A213]&lt;&gt;[.A214];AVERAGE([.B204:.B21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50093" calcext:value-type="float">
            <text:p>50093</text:p>
          </table:table-cell>
          <table:table-cell office:value-type="string" calcext:value-type="string">
            <text:p>microseconds</text:p>
          </table:table-cell>
          <table:table-cell table:formula="of:=IF([.A214]&lt;&gt;[.A215];AVERAGE([.B205:.B21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9298" calcext:value-type="float">
            <text:p>49298</text:p>
          </table:table-cell>
          <table:table-cell office:value-type="string" calcext:value-type="string">
            <text:p>microseconds</text:p>
          </table:table-cell>
          <table:table-cell table:formula="of:=IF([.A215]&lt;&gt;[.A216];AVERAGE([.B206:.B21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50596" calcext:value-type="float">
            <text:p>50596</text:p>
          </table:table-cell>
          <table:table-cell office:value-type="string" calcext:value-type="string">
            <text:p>microseconds</text:p>
          </table:table-cell>
          <table:table-cell table:formula="of:=IF([.A216]&lt;&gt;[.A217];AVERAGE([.B207:.B21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6947" calcext:value-type="float">
            <text:p>46947</text:p>
          </table:table-cell>
          <table:table-cell office:value-type="string" calcext:value-type="string">
            <text:p>microseconds</text:p>
          </table:table-cell>
          <table:table-cell table:formula="of:=IF([.A217]&lt;&gt;[.A218];AVERAGE([.B208:.B21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50579" calcext:value-type="float">
            <text:p>50579</text:p>
          </table:table-cell>
          <table:table-cell office:value-type="string" calcext:value-type="string">
            <text:p>microseconds</text:p>
          </table:table-cell>
          <table:table-cell table:formula="of:=IF([.A218]&lt;&gt;[.A219];AVERAGE([.B209:.B21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8596" calcext:value-type="float">
            <text:p>48596</text:p>
          </table:table-cell>
          <table:table-cell office:value-type="string" calcext:value-type="string">
            <text:p>microseconds</text:p>
          </table:table-cell>
          <table:table-cell table:formula="of:=IF([.A219]&lt;&gt;[.A220];AVERAGE([.B210:.B21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07080" calcext:value-type="float">
            <text:p>107080</text:p>
          </table:table-cell>
          <table:table-cell office:value-type="string" calcext:value-type="string">
            <text:p>microseconds</text:p>
          </table:table-cell>
          <table:table-cell table:formula="of:=IF([.A220]&lt;&gt;[.A221];AVERAGE([.B211:.B220]); &quot; &quot;)" office:value-type="float" office:value="107859.8" calcext:value-type="float">
            <text:p>107859.8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07995" calcext:value-type="float">
            <text:p>107995</text:p>
          </table:table-cell>
          <table:table-cell office:value-type="string" calcext:value-type="string">
            <text:p>microseconds</text:p>
          </table:table-cell>
          <table:table-cell table:formula="of:=IF([.A221]&lt;&gt;[.A222];AVERAGE([.B212:.B22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08170" calcext:value-type="float">
            <text:p>108170</text:p>
          </table:table-cell>
          <table:table-cell office:value-type="string" calcext:value-type="string">
            <text:p>microseconds</text:p>
          </table:table-cell>
          <table:table-cell table:formula="of:=IF([.A222]&lt;&gt;[.A223];AVERAGE([.B213:.B22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07999" calcext:value-type="float">
            <text:p>107999</text:p>
          </table:table-cell>
          <table:table-cell office:value-type="string" calcext:value-type="string">
            <text:p>microseconds</text:p>
          </table:table-cell>
          <table:table-cell table:formula="of:=IF([.A223]&lt;&gt;[.A224];AVERAGE([.B214:.B22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06508" calcext:value-type="float">
            <text:p>106508</text:p>
          </table:table-cell>
          <table:table-cell office:value-type="string" calcext:value-type="string">
            <text:p>microseconds</text:p>
          </table:table-cell>
          <table:table-cell table:formula="of:=IF([.A224]&lt;&gt;[.A225];AVERAGE([.B215:.B22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06896" calcext:value-type="float">
            <text:p>106896</text:p>
          </table:table-cell>
          <table:table-cell office:value-type="string" calcext:value-type="string">
            <text:p>microseconds</text:p>
          </table:table-cell>
          <table:table-cell table:formula="of:=IF([.A225]&lt;&gt;[.A226];AVERAGE([.B216:.B22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06138" calcext:value-type="float">
            <text:p>106138</text:p>
          </table:table-cell>
          <table:table-cell office:value-type="string" calcext:value-type="string">
            <text:p>microseconds</text:p>
          </table:table-cell>
          <table:table-cell table:formula="of:=IF([.A226]&lt;&gt;[.A227];AVERAGE([.B217:.B22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08096" calcext:value-type="float">
            <text:p>108096</text:p>
          </table:table-cell>
          <table:table-cell office:value-type="string" calcext:value-type="string">
            <text:p>microseconds</text:p>
          </table:table-cell>
          <table:table-cell table:formula="of:=IF([.A227]&lt;&gt;[.A228];AVERAGE([.B218:.B22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09665" calcext:value-type="float">
            <text:p>109665</text:p>
          </table:table-cell>
          <table:table-cell office:value-type="string" calcext:value-type="string">
            <text:p>microseconds</text:p>
          </table:table-cell>
          <table:table-cell table:formula="of:=IF([.A228]&lt;&gt;[.A229];AVERAGE([.B219:.B22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10051" calcext:value-type="float">
            <text:p>110051</text:p>
          </table:table-cell>
          <table:table-cell office:value-type="string" calcext:value-type="string">
            <text:p>microseconds</text:p>
          </table:table-cell>
          <table:table-cell table:formula="of:=IF([.A229]&lt;&gt;[.A230];AVERAGE([.B220:.B22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234226" calcext:value-type="float">
            <text:p>234226</text:p>
          </table:table-cell>
          <table:table-cell office:value-type="string" calcext:value-type="string">
            <text:p>microseconds</text:p>
          </table:table-cell>
          <table:table-cell table:formula="of:=IF([.A230]&lt;&gt;[.A231];AVERAGE([.B221:.B230]); &quot; &quot;)" office:value-type="float" office:value="237424.6" calcext:value-type="float">
            <text:p>237424.6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232658" calcext:value-type="float">
            <text:p>232658</text:p>
          </table:table-cell>
          <table:table-cell office:value-type="string" calcext:value-type="string">
            <text:p>microseconds</text:p>
          </table:table-cell>
          <table:table-cell table:formula="of:=IF([.A231]&lt;&gt;[.A232];AVERAGE([.B222:.B23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240973" calcext:value-type="float">
            <text:p>240973</text:p>
          </table:table-cell>
          <table:table-cell office:value-type="string" calcext:value-type="string">
            <text:p>microseconds</text:p>
          </table:table-cell>
          <table:table-cell table:formula="of:=IF([.A232]&lt;&gt;[.A233];AVERAGE([.B223:.B23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235549" calcext:value-type="float">
            <text:p>235549</text:p>
          </table:table-cell>
          <table:table-cell office:value-type="string" calcext:value-type="string">
            <text:p>microseconds</text:p>
          </table:table-cell>
          <table:table-cell table:formula="of:=IF([.A233]&lt;&gt;[.A234];AVERAGE([.B224:.B23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238749" calcext:value-type="float">
            <text:p>238749</text:p>
          </table:table-cell>
          <table:table-cell office:value-type="string" calcext:value-type="string">
            <text:p>microseconds</text:p>
          </table:table-cell>
          <table:table-cell table:formula="of:=IF([.A234]&lt;&gt;[.A235];AVERAGE([.B225:.B23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236338" calcext:value-type="float">
            <text:p>236338</text:p>
          </table:table-cell>
          <table:table-cell office:value-type="string" calcext:value-type="string">
            <text:p>microseconds</text:p>
          </table:table-cell>
          <table:table-cell table:formula="of:=IF([.A235]&lt;&gt;[.A236];AVERAGE([.B226:.B23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235171" calcext:value-type="float">
            <text:p>235171</text:p>
          </table:table-cell>
          <table:table-cell office:value-type="string" calcext:value-type="string">
            <text:p>microseconds</text:p>
          </table:table-cell>
          <table:table-cell table:formula="of:=IF([.A236]&lt;&gt;[.A237];AVERAGE([.B227:.B23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245657" calcext:value-type="float">
            <text:p>245657</text:p>
          </table:table-cell>
          <table:table-cell office:value-type="string" calcext:value-type="string">
            <text:p>microseconds</text:p>
          </table:table-cell>
          <table:table-cell table:formula="of:=IF([.A237]&lt;&gt;[.A238];AVERAGE([.B228:.B23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236678" calcext:value-type="float">
            <text:p>236678</text:p>
          </table:table-cell>
          <table:table-cell office:value-type="string" calcext:value-type="string">
            <text:p>microseconds</text:p>
          </table:table-cell>
          <table:table-cell table:formula="of:=IF([.A238]&lt;&gt;[.A239];AVERAGE([.B229:.B23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238247" calcext:value-type="float">
            <text:p>238247</text:p>
          </table:table-cell>
          <table:table-cell office:value-type="string" calcext:value-type="string">
            <text:p>microseconds</text:p>
          </table:table-cell>
          <table:table-cell table:formula="of:=IF([.A239]&lt;&gt;[.A240];AVERAGE([.B230:.B23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81784" calcext:value-type="float">
            <text:p>581784</text:p>
          </table:table-cell>
          <table:table-cell office:value-type="string" calcext:value-type="string">
            <text:p>microseconds</text:p>
          </table:table-cell>
          <table:table-cell table:formula="of:=IF([.A240]&lt;&gt;[.A241];AVERAGE([.B231:.B240]); &quot; &quot;)" office:value-type="float" office:value="588706.9" calcext:value-type="float">
            <text:p>588706.9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604977" calcext:value-type="float">
            <text:p>604977</text:p>
          </table:table-cell>
          <table:table-cell office:value-type="string" calcext:value-type="string">
            <text:p>microseconds</text:p>
          </table:table-cell>
          <table:table-cell table:formula="of:=IF([.A241]&lt;&gt;[.A242];AVERAGE([.B232:.B24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81694" calcext:value-type="float">
            <text:p>581694</text:p>
          </table:table-cell>
          <table:table-cell office:value-type="string" calcext:value-type="string">
            <text:p>microseconds</text:p>
          </table:table-cell>
          <table:table-cell table:formula="of:=IF([.A242]&lt;&gt;[.A243];AVERAGE([.B233:.B24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89211" calcext:value-type="float">
            <text:p>589211</text:p>
          </table:table-cell>
          <table:table-cell office:value-type="string" calcext:value-type="string">
            <text:p>microseconds</text:p>
          </table:table-cell>
          <table:table-cell table:formula="of:=IF([.A243]&lt;&gt;[.A244];AVERAGE([.B234:.B24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81628" calcext:value-type="float">
            <text:p>581628</text:p>
          </table:table-cell>
          <table:table-cell office:value-type="string" calcext:value-type="string">
            <text:p>microseconds</text:p>
          </table:table-cell>
          <table:table-cell table:formula="of:=IF([.A244]&lt;&gt;[.A245];AVERAGE([.B235:.B24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79737" calcext:value-type="float">
            <text:p>579737</text:p>
          </table:table-cell>
          <table:table-cell office:value-type="string" calcext:value-type="string">
            <text:p>microseconds</text:p>
          </table:table-cell>
          <table:table-cell table:formula="of:=IF([.A245]&lt;&gt;[.A246];AVERAGE([.B236:.B24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93515" calcext:value-type="float">
            <text:p>593515</text:p>
          </table:table-cell>
          <table:table-cell office:value-type="string" calcext:value-type="string">
            <text:p>microseconds</text:p>
          </table:table-cell>
          <table:table-cell table:formula="of:=IF([.A246]&lt;&gt;[.A247];AVERAGE([.B237:.B24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97706" calcext:value-type="float">
            <text:p>597706</text:p>
          </table:table-cell>
          <table:table-cell office:value-type="string" calcext:value-type="string">
            <text:p>microseconds</text:p>
          </table:table-cell>
          <table:table-cell table:formula="of:=IF([.A247]&lt;&gt;[.A248];AVERAGE([.B238:.B24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84430" calcext:value-type="float">
            <text:p>584430</text:p>
          </table:table-cell>
          <table:table-cell office:value-type="string" calcext:value-type="string">
            <text:p>microseconds</text:p>
          </table:table-cell>
          <table:table-cell table:formula="of:=IF([.A248]&lt;&gt;[.A249];AVERAGE([.B239:.B24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92387" calcext:value-type="float">
            <text:p>592387</text:p>
          </table:table-cell>
          <table:table-cell office:value-type="string" calcext:value-type="string">
            <text:p>microseconds</text:p>
          </table:table-cell>
          <table:table-cell table:formula="of:=IF([.A249]&lt;&gt;[.A250];AVERAGE([.B240:.B24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117096" calcext:value-type="float">
            <text:p>2117096</text:p>
          </table:table-cell>
          <table:table-cell office:value-type="string" calcext:value-type="string">
            <text:p>microseconds</text:p>
          </table:table-cell>
          <table:table-cell table:formula="of:=IF([.A250]&lt;&gt;[.A251];AVERAGE([.B241:.B250]); &quot; &quot;)" office:value-type="float" office:value="2150385.2" calcext:value-type="float">
            <text:p>2150385.2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182432" calcext:value-type="float">
            <text:p>2182432</text:p>
          </table:table-cell>
          <table:table-cell office:value-type="string" calcext:value-type="string">
            <text:p>microseconds</text:p>
          </table:table-cell>
          <table:table-cell table:formula="of:=IF([.A251]&lt;&gt;[.A252];AVERAGE([.B242:.B25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206586" calcext:value-type="float">
            <text:p>2206586</text:p>
          </table:table-cell>
          <table:table-cell office:value-type="string" calcext:value-type="string">
            <text:p>microseconds</text:p>
          </table:table-cell>
          <table:table-cell table:formula="of:=IF([.A252]&lt;&gt;[.A253];AVERAGE([.B243:.B25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130771" calcext:value-type="float">
            <text:p>2130771</text:p>
          </table:table-cell>
          <table:table-cell office:value-type="string" calcext:value-type="string">
            <text:p>microseconds</text:p>
          </table:table-cell>
          <table:table-cell table:formula="of:=IF([.A253]&lt;&gt;[.A254];AVERAGE([.B244:.B25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136289" calcext:value-type="float">
            <text:p>2136289</text:p>
          </table:table-cell>
          <table:table-cell office:value-type="string" calcext:value-type="string">
            <text:p>microseconds</text:p>
          </table:table-cell>
          <table:table-cell table:formula="of:=IF([.A254]&lt;&gt;[.A255];AVERAGE([.B245:.B25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120961" calcext:value-type="float">
            <text:p>2120961</text:p>
          </table:table-cell>
          <table:table-cell office:value-type="string" calcext:value-type="string">
            <text:p>microseconds</text:p>
          </table:table-cell>
          <table:table-cell table:formula="of:=IF([.A255]&lt;&gt;[.A256];AVERAGE([.B246:.B25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160053" calcext:value-type="float">
            <text:p>2160053</text:p>
          </table:table-cell>
          <table:table-cell office:value-type="string" calcext:value-type="string">
            <text:p>microseconds</text:p>
          </table:table-cell>
          <table:table-cell table:formula="of:=IF([.A256]&lt;&gt;[.A257];AVERAGE([.B247:.B25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158131" calcext:value-type="float">
            <text:p>2158131</text:p>
          </table:table-cell>
          <table:table-cell office:value-type="string" calcext:value-type="string">
            <text:p>microseconds</text:p>
          </table:table-cell>
          <table:table-cell table:formula="of:=IF([.A257]&lt;&gt;[.A258];AVERAGE([.B248:.B25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134204" calcext:value-type="float">
            <text:p>2134204</text:p>
          </table:table-cell>
          <table:table-cell office:value-type="string" calcext:value-type="string">
            <text:p>microseconds</text:p>
          </table:table-cell>
          <table:table-cell table:formula="of:=IF([.A258]&lt;&gt;[.A259];AVERAGE([.B249:.B25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157329" calcext:value-type="float">
            <text:p>2157329</text:p>
          </table:table-cell>
          <table:table-cell office:value-type="string" calcext:value-type="string">
            <text:p>microseconds</text:p>
          </table:table-cell>
          <table:table-cell table:formula="of:=IF([.A259]&lt;&gt;[.A260];AVERAGE([.B250:.B25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4802" calcext:value-type="float">
            <text:p>4802</text:p>
          </table:table-cell>
          <table:table-cell office:value-type="string" calcext:value-type="string">
            <text:p>microseconds</text:p>
          </table:table-cell>
          <table:table-cell table:formula="of:=IF([.A260]&lt;&gt;[.A261];AVERAGE([.B251:.B260]); &quot; &quot;)" office:value-type="float" office:value="4625.7" calcext:value-type="float">
            <text:p>4625.7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4565" calcext:value-type="float">
            <text:p>4565</text:p>
          </table:table-cell>
          <table:table-cell office:value-type="string" calcext:value-type="string">
            <text:p>microseconds</text:p>
          </table:table-cell>
          <table:table-cell table:formula="of:=IF([.A261]&lt;&gt;[.A262];AVERAGE([.B252:.B26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4489" calcext:value-type="float">
            <text:p>4489</text:p>
          </table:table-cell>
          <table:table-cell office:value-type="string" calcext:value-type="string">
            <text:p>microseconds</text:p>
          </table:table-cell>
          <table:table-cell table:formula="of:=IF([.A262]&lt;&gt;[.A263];AVERAGE([.B253:.B26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4503" calcext:value-type="float">
            <text:p>4503</text:p>
          </table:table-cell>
          <table:table-cell office:value-type="string" calcext:value-type="string">
            <text:p>microseconds</text:p>
          </table:table-cell>
          <table:table-cell table:formula="of:=IF([.A263]&lt;&gt;[.A264];AVERAGE([.B254:.B26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4470" calcext:value-type="float">
            <text:p>4470</text:p>
          </table:table-cell>
          <table:table-cell office:value-type="string" calcext:value-type="string">
            <text:p>microseconds</text:p>
          </table:table-cell>
          <table:table-cell table:formula="of:=IF([.A264]&lt;&gt;[.A265];AVERAGE([.B255:.B26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5080" calcext:value-type="float">
            <text:p>5080</text:p>
          </table:table-cell>
          <table:table-cell office:value-type="string" calcext:value-type="string">
            <text:p>microseconds</text:p>
          </table:table-cell>
          <table:table-cell table:formula="of:=IF([.A265]&lt;&gt;[.A266];AVERAGE([.B256:.B26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4528" calcext:value-type="float">
            <text:p>4528</text:p>
          </table:table-cell>
          <table:table-cell office:value-type="string" calcext:value-type="string">
            <text:p>microseconds</text:p>
          </table:table-cell>
          <table:table-cell table:formula="of:=IF([.A266]&lt;&gt;[.A267];AVERAGE([.B257:.B26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4521" calcext:value-type="float">
            <text:p>4521</text:p>
          </table:table-cell>
          <table:table-cell office:value-type="string" calcext:value-type="string">
            <text:p>microseconds</text:p>
          </table:table-cell>
          <table:table-cell table:formula="of:=IF([.A267]&lt;&gt;[.A268];AVERAGE([.B258:.B26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4458" calcext:value-type="float">
            <text:p>4458</text:p>
          </table:table-cell>
          <table:table-cell office:value-type="string" calcext:value-type="string">
            <text:p>microseconds</text:p>
          </table:table-cell>
          <table:table-cell table:formula="of:=IF([.A268]&lt;&gt;[.A269];AVERAGE([.B259:.B26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4841" calcext:value-type="float">
            <text:p>4841</text:p>
          </table:table-cell>
          <table:table-cell office:value-type="string" calcext:value-type="string">
            <text:p>microseconds</text:p>
          </table:table-cell>
          <table:table-cell table:formula="of:=IF([.A269]&lt;&gt;[.A270];AVERAGE([.B260:.B26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croseconds</text:p>
          </table:table-cell>
          <table:table-cell table:formula="of:=IF([.A270]&lt;&gt;[.A271];AVERAGE([.B261:.B270]); &quot; &quot;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icroseconds</text:p>
          </table:table-cell>
          <table:table-cell table:formula="of:=IF([.A271]&lt;&gt;[.A272];AVERAGE([.B262:.B27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croseconds</text:p>
          </table:table-cell>
          <table:table-cell table:formula="of:=IF([.A272]&lt;&gt;[.A273];AVERAGE([.B263:.B27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icroseconds</text:p>
          </table:table-cell>
          <table:table-cell table:formula="of:=IF([.A273]&lt;&gt;[.A274];AVERAGE([.B264:.B27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icroseconds</text:p>
          </table:table-cell>
          <table:table-cell table:formula="of:=IF([.A274]&lt;&gt;[.A275];AVERAGE([.B265:.B27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icroseconds</text:p>
          </table:table-cell>
          <table:table-cell table:formula="of:=IF([.A275]&lt;&gt;[.A276];AVERAGE([.B266:.B27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icroseconds</text:p>
          </table:table-cell>
          <table:table-cell table:formula="of:=IF([.A276]&lt;&gt;[.A277];AVERAGE([.B267:.B27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croseconds</text:p>
          </table:table-cell>
          <table:table-cell table:formula="of:=IF([.A277]&lt;&gt;[.A278];AVERAGE([.B268:.B27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icroseconds</text:p>
          </table:table-cell>
          <table:table-cell table:formula="of:=IF([.A278]&lt;&gt;[.A279];AVERAGE([.B269:.B27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icroseconds</text:p>
          </table:table-cell>
          <table:table-cell table:formula="of:=IF([.A279]&lt;&gt;[.A280];AVERAGE([.B270:.B279]); &quot; &quot;)" office:value-type="string" office:string-value=" " calcext:value-type="string">
            <text:p><text:s/></text:p>
          </table:table-cell>
        </table:table-row>
      </table:table>
      <table:table table:name="OPT_SEARCH_VS_FUNC" table:style-name="ta1">
        <table:table-column table:style-name="co7" table:default-cell-style-name="Default"/>
        <table:table-column table:style-name="co4" table:number-columns-repeated="5" table:default-cell-style-name="Default"/>
        <table:table-column table:style-name="co4" table:default-cell-style-name="ce5"/>
        <table:table-column table:style-name="co4" table:default-cell-style-name="Default"/>
        <table:table-column table:style-name="co4" table:number-columns-repeated="2" table:default-cell-style-name="ce6"/>
        <table:table-row table:style-name="ro1">
          <table:table-cell/>
          <table:table-cell office:value-type="string" calcext:value-type="string" table:number-columns-spanned="2" table:number-rows-spanned="1">
            <text:p>OPT SEARCH</text:p>
          </table:table-cell>
          <table:covered-table-cell/>
          <table:table-cell office:value-type="string" calcext:value-type="string" table:number-columns-spanned="2" table:number-rows-spanned="1">
            <text:p>FUNCTION</text:p>
          </table:table-cell>
          <table:covered-table-cell/>
          <table:table-cell office:value-type="string" calcext:value-type="string">
            <text:p>BETTER ONE</text:p>
          </table:table-cell>
          <table:table-cell table:style-name="Default" office:value-type="string" calcext:value-type="string">
            <text:p>% miglioramento rispetto il peggiore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formula="of:=INDIRECT(&quot;result_from_json.A&quot; &amp; (ROW()-2) *10)" office:value-type="string" office:string-value="bradford-0-eplus.json" calcext:value-type="string">
            <text:p>bradford-0-eplus.json</text:p>
          </table:table-cell>
          <table:table-cell table:formula="of:=INDIRECT(&quot;result_opt_cell_search.D&quot; &amp; (ROW()-3)*10+1)" office:value-type="float" office:value="2294870.8" calcext:value-type="float">
            <text:p>2294870.8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4436361.1" calcext:value-type="float">
            <text:p>4436361.1</text:p>
          </table:table-cell>
          <table:table-cell office:value-type="string" calcext:value-type="string">
            <text:p>us</text:p>
          </table:table-cell>
          <table:table-cell table:formula="of:=IF([.B3]&lt;[.D3];&quot;OPT_SEARCH&quot;;&quot;FUNC&quot;)" office:value-type="string" office:string-value="OPT_SEARCH" calcext:value-type="string">
            <text:p>OPT_SEARCH</text:p>
          </table:table-cell>
          <table:table-cell table:formula="of:=IF([.B3]&lt;[.D3];([.D3]-[.B3])/[.D3];([.B3]-[.D3])/[.B3])" office:value-type="percentage" office:value="0.482713253436471" calcext:value-type="percentage">
            <text:p>48.27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0-eplus.json" calcext:value-type="string">
            <text:p>bradford-10-eplus.json</text:p>
          </table:table-cell>
          <table:table-cell table:formula="of:=INDIRECT(&quot;result_opt_cell_search.D&quot; &amp; (ROW()-3)*10+1)" office:value-type="float" office:value="5899467.5" calcext:value-type="float">
            <text:p>5899467.5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11362991.5" calcext:value-type="float">
            <text:p>11362991.5</text:p>
          </table:table-cell>
          <table:table-cell office:value-type="string" calcext:value-type="string">
            <text:p>us</text:p>
          </table:table-cell>
          <table:table-cell table:formula="of:=IF([.B4]&lt;[.D4];&quot;OPT_SEARCH&quot;;&quot;FUNC&quot;)" office:value-type="string" office:string-value="OPT_SEARCH" calcext:value-type="string">
            <text:p>OPT_SEARCH</text:p>
          </table:table-cell>
          <table:table-cell table:formula="of:=IF([.B4]&lt;[.D4];([.D4]-[.B4])/[.D4];([.B4]-[.D4])/[.B4])" office:value-type="percentage" office:value="0.480817397425669" calcext:value-type="percentage">
            <text:p>48.08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0-free.json" calcext:value-type="string">
            <text:p>bradford-10-free.json</text:p>
          </table:table-cell>
          <table:table-cell table:formula="of:=INDIRECT(&quot;result_opt_cell_search.D&quot; &amp; (ROW()-3)*10+1)" office:value-type="float" office:value="2619850.3" calcext:value-type="float">
            <text:p>2619850.3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5084378.3" calcext:value-type="float">
            <text:p>5084378.3</text:p>
          </table:table-cell>
          <table:table-cell office:value-type="string" calcext:value-type="string">
            <text:p>us</text:p>
          </table:table-cell>
          <table:table-cell table:formula="of:=IF([.B5]&lt;[.D5];&quot;OPT_SEARCH&quot;;&quot;FUNC&quot;)" office:value-type="string" office:string-value="OPT_SEARCH" calcext:value-type="string">
            <text:p>OPT_SEARCH</text:p>
          </table:table-cell>
          <table:table-cell table:formula="of:=IF([.B5]&lt;[.D5];([.D5]-[.B5])/[.D5];([.B5]-[.D5])/[.B5])" office:value-type="percentage" office:value="0.484725536650174" calcext:value-type="percentage">
            <text:p>48.47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0-race.json" calcext:value-type="string">
            <text:p>bradford-10-race.json</text:p>
          </table:table-cell>
          <table:table-cell table:formula="of:=INDIRECT(&quot;result_opt_cell_search.D&quot; &amp; (ROW()-3)*10+1)" office:value-type="float" office:value="2125549.4" calcext:value-type="float">
            <text:p>2125549.4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4100376.5" calcext:value-type="float">
            <text:p>4100376.5</text:p>
          </table:table-cell>
          <table:table-cell office:value-type="string" calcext:value-type="string">
            <text:p>us</text:p>
          </table:table-cell>
          <table:table-cell table:formula="of:=IF([.B6]&lt;[.D6];&quot;OPT_SEARCH&quot;;&quot;FUNC&quot;)" office:value-type="string" office:string-value="OPT_SEARCH" calcext:value-type="string">
            <text:p>OPT_SEARCH</text:p>
          </table:table-cell>
          <table:table-cell table:formula="of:=IF([.B6]&lt;[.D6];([.D6]-[.B6])/[.D6];([.B6]-[.D6])/[.B6])" office:value-type="percentage" office:value="0.481620919444836" calcext:value-type="percentage">
            <text:p>48.1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-eplus.json" calcext:value-type="string">
            <text:p>bradford-1-eplus.json</text:p>
          </table:table-cell>
          <table:table-cell table:formula="of:=INDIRECT(&quot;result_opt_cell_search.D&quot; &amp; (ROW()-3)*10+1)" office:value-type="float" office:value="3488289.2" calcext:value-type="float">
            <text:p>3488289.2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6848573.3" calcext:value-type="float">
            <text:p>6848573.3</text:p>
          </table:table-cell>
          <table:table-cell office:value-type="string" calcext:value-type="string">
            <text:p>us</text:p>
          </table:table-cell>
          <table:table-cell table:formula="of:=IF([.B7]&lt;[.D7];&quot;OPT_SEARCH&quot;;&quot;FUNC&quot;)" office:value-type="string" office:string-value="OPT_SEARCH" calcext:value-type="string">
            <text:p>OPT_SEARCH</text:p>
          </table:table-cell>
          <table:table-cell table:formula="of:=IF([.B7]&lt;[.D7];([.D7]-[.B7])/[.D7];([.B7]-[.D7])/[.B7])" office:value-type="percentage" office:value="0.490654615611692" calcext:value-type="percentage">
            <text:p>49.07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-free.json" calcext:value-type="string">
            <text:p>bradford-1-free.json</text:p>
          </table:table-cell>
          <table:table-cell table:formula="of:=INDIRECT(&quot;result_opt_cell_search.D&quot; &amp; (ROW()-3)*10+1)" office:value-type="float" office:value="1561142.6" calcext:value-type="float">
            <text:p>1561142.6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3058252.1" calcext:value-type="float">
            <text:p>3058252.1</text:p>
          </table:table-cell>
          <table:table-cell office:value-type="string" calcext:value-type="string">
            <text:p>us</text:p>
          </table:table-cell>
          <table:table-cell table:formula="of:=IF([.B8]&lt;[.D8];&quot;OPT_SEARCH&quot;;&quot;FUNC&quot;)" office:value-type="string" office:string-value="OPT_SEARCH" calcext:value-type="string">
            <text:p>OPT_SEARCH</text:p>
          </table:table-cell>
          <table:table-cell table:formula="of:=IF([.B8]&lt;[.D8];([.D8]-[.B8])/[.D8];([.B8]-[.D8])/[.B8])" office:value-type="percentage" office:value="0.4895310952292" calcext:value-type="percentage">
            <text:p>48.95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-race.json" calcext:value-type="string">
            <text:p>bradford-1-race.json</text:p>
          </table:table-cell>
          <table:table-cell table:formula="of:=INDIRECT(&quot;result_opt_cell_search.D&quot; &amp; (ROW()-3)*10+1)" office:value-type="float" office:value="1252110.4" calcext:value-type="float">
            <text:p>1252110.4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2433946.3" calcext:value-type="float">
            <text:p>2433946.3</text:p>
          </table:table-cell>
          <table:table-cell office:value-type="string" calcext:value-type="string">
            <text:p>us</text:p>
          </table:table-cell>
          <table:table-cell table:formula="of:=IF([.B9]&lt;[.D9];&quot;OPT_SEARCH&quot;;&quot;FUNC&quot;)" office:value-type="string" office:string-value="OPT_SEARCH" calcext:value-type="string">
            <text:p>OPT_SEARCH</text:p>
          </table:table-cell>
          <table:table-cell table:formula="of:=IF([.B9]&lt;[.D9];([.D9]-[.B9])/[.D9];([.B9]-[.D9])/[.B9])" office:value-type="percentage" office:value="0.485563670817224" calcext:value-type="percentage">
            <text:p>48.5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2-eplus.json" calcext:value-type="string">
            <text:p>bradford-2-eplus.json</text:p>
          </table:table-cell>
          <table:table-cell table:formula="of:=INDIRECT(&quot;result_opt_cell_search.D&quot; &amp; (ROW()-3)*10+1)" office:value-type="float" office:value="4076894.2" calcext:value-type="float">
            <text:p>4076894.2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7905906.6" calcext:value-type="float">
            <text:p>7905906.6</text:p>
          </table:table-cell>
          <table:table-cell office:value-type="string" calcext:value-type="string">
            <text:p>us</text:p>
          </table:table-cell>
          <table:table-cell table:formula="of:=IF([.B10]&lt;[.D10];&quot;OPT_SEARCH&quot;;&quot;FUNC&quot;)" office:value-type="string" office:string-value="OPT_SEARCH" calcext:value-type="string">
            <text:p>OPT_SEARCH</text:p>
          </table:table-cell>
          <table:table-cell table:formula="of:=IF([.B10]&lt;[.D10];([.D10]-[.B10])/[.D10];([.B10]-[.D10])/[.B10])" office:value-type="percentage" office:value="0.484322999717705" calcext:value-type="percentage">
            <text:p>48.43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2-free.json" calcext:value-type="string">
            <text:p>bradford-2-free.json</text:p>
          </table:table-cell>
          <table:table-cell table:formula="of:=INDIRECT(&quot;result_opt_cell_search.D&quot; &amp; (ROW()-3)*10+1)" office:value-type="float" office:value="1794919.9" calcext:value-type="float">
            <text:p>1794919.9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3536873.9" calcext:value-type="float">
            <text:p>3536873.9</text:p>
          </table:table-cell>
          <table:table-cell office:value-type="string" calcext:value-type="string">
            <text:p>us</text:p>
          </table:table-cell>
          <table:table-cell table:formula="of:=IF([.B11]&lt;[.D11];&quot;OPT_SEARCH&quot;;&quot;FUNC&quot;)" office:value-type="string" office:string-value="OPT_SEARCH" calcext:value-type="string">
            <text:p>OPT_SEARCH</text:p>
          </table:table-cell>
          <table:table-cell table:formula="of:=IF([.B11]&lt;[.D11];([.D11]-[.B11])/[.D11];([.B11]-[.D11])/[.B11])" office:value-type="percentage" office:value="0.492512328471761" calcext:value-type="percentage">
            <text:p>49.25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2-race.json" calcext:value-type="string">
            <text:p>bradford-2-race.json</text:p>
          </table:table-cell>
          <table:table-cell table:formula="of:=INDIRECT(&quot;result_opt_cell_search.D&quot; &amp; (ROW()-3)*10+1)" office:value-type="float" office:value="1456153.3" calcext:value-type="float">
            <text:p>1456153.3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2816642.7" calcext:value-type="float">
            <text:p>2816642.7</text:p>
          </table:table-cell>
          <table:table-cell office:value-type="string" calcext:value-type="string">
            <text:p>us</text:p>
          </table:table-cell>
          <table:table-cell table:formula="of:=IF([.B12]&lt;[.D12];&quot;OPT_SEARCH&quot;;&quot;FUNC&quot;)" office:value-type="string" office:string-value="OPT_SEARCH" calcext:value-type="string">
            <text:p>OPT_SEARCH</text:p>
          </table:table-cell>
          <table:table-cell table:formula="of:=IF([.B12]&lt;[.D12];([.D12]-[.B12])/[.D12];([.B12]-[.D12])/[.B12])" office:value-type="percentage" office:value="0.483018098106657" calcext:value-type="percentage">
            <text:p>48.30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4-eplus.json" calcext:value-type="string">
            <text:p>bradford-4-eplus.json</text:p>
          </table:table-cell>
          <table:table-cell table:formula="of:=INDIRECT(&quot;result_opt_cell_search.D&quot; &amp; (ROW()-3)*10+1)" office:value-type="float" office:value="4810732.2" calcext:value-type="float">
            <text:p>4810732.2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9304634.7" calcext:value-type="float">
            <text:p>9304634.7</text:p>
          </table:table-cell>
          <table:table-cell office:value-type="string" calcext:value-type="string">
            <text:p>us</text:p>
          </table:table-cell>
          <table:table-cell table:formula="of:=IF([.B13]&lt;[.D13];&quot;OPT_SEARCH&quot;;&quot;FUNC&quot;)" office:value-type="string" office:string-value="OPT_SEARCH" calcext:value-type="string">
            <text:p>OPT_SEARCH</text:p>
          </table:table-cell>
          <table:table-cell table:formula="of:=IF([.B13]&lt;[.D13];([.D13]-[.B13])/[.D13];([.B13]-[.D13])/[.B13])" office:value-type="percentage" office:value="0.482974629836892" calcext:value-type="percentage">
            <text:p>48.30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4-free.json" calcext:value-type="string">
            <text:p>bradford-4-free.json</text:p>
          </table:table-cell>
          <table:table-cell table:formula="of:=INDIRECT(&quot;result_opt_cell_search.D&quot; &amp; (ROW()-3)*10+1)" office:value-type="float" office:value="2127500.5" calcext:value-type="float">
            <text:p>2127500.5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4099935.7" calcext:value-type="float">
            <text:p>4099935.7</text:p>
          </table:table-cell>
          <table:table-cell office:value-type="string" calcext:value-type="string">
            <text:p>us</text:p>
          </table:table-cell>
          <table:table-cell table:formula="of:=IF([.B14]&lt;[.D14];&quot;OPT_SEARCH&quot;;&quot;FUNC&quot;)" office:value-type="string" office:string-value="OPT_SEARCH" calcext:value-type="string">
            <text:p>OPT_SEARCH</text:p>
          </table:table-cell>
          <table:table-cell table:formula="of:=IF([.B14]&lt;[.D14];([.D14]-[.B14])/[.D14];([.B14]-[.D14])/[.B14])" office:value-type="percentage" office:value="0.481089300985867" calcext:value-type="percentage">
            <text:p>48.11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4-race.json" calcext:value-type="string">
            <text:p>bradford-4-race.json</text:p>
          </table:table-cell>
          <table:table-cell table:formula="of:=INDIRECT(&quot;result_opt_cell_search.D&quot; &amp; (ROW()-3)*10+1)" office:value-type="float" office:value="1713737.9" calcext:value-type="float">
            <text:p>1713737.9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3363838.3" calcext:value-type="float">
            <text:p>3363838.3</text:p>
          </table:table-cell>
          <table:table-cell office:value-type="string" calcext:value-type="string">
            <text:p>us</text:p>
          </table:table-cell>
          <table:table-cell table:formula="of:=IF([.B15]&lt;[.D15];&quot;OPT_SEARCH&quot;;&quot;FUNC&quot;)" office:value-type="string" office:string-value="OPT_SEARCH" calcext:value-type="string">
            <text:p>OPT_SEARCH</text:p>
          </table:table-cell>
          <table:table-cell table:formula="of:=IF([.B15]&lt;[.D15];([.D15]-[.B15])/[.D15];([.B15]-[.D15])/[.B15])" office:value-type="percentage" office:value="0.490540939497597" calcext:value-type="percentage">
            <text:p>49.05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10-eplus.json" calcext:value-type="string">
            <text:p>bradford_nt-10-eplus.json</text:p>
          </table:table-cell>
          <table:table-cell table:formula="of:=INDIRECT(&quot;result_opt_cell_search.D&quot; &amp; (ROW()-3)*10+1)" office:value-type="float" office:value="4976849.9" calcext:value-type="float">
            <text:p>4976849.9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9673641.1" calcext:value-type="float">
            <text:p>9673641.1</text:p>
          </table:table-cell>
          <table:table-cell office:value-type="string" calcext:value-type="string">
            <text:p>us</text:p>
          </table:table-cell>
          <table:table-cell table:formula="of:=IF([.B16]&lt;[.D16];&quot;OPT_SEARCH&quot;;&quot;FUNC&quot;)" office:value-type="string" office:string-value="OPT_SEARCH" calcext:value-type="string">
            <text:p>OPT_SEARCH</text:p>
          </table:table-cell>
          <table:table-cell table:formula="of:=IF([.B16]&lt;[.D16];([.D16]-[.B16])/[.D16];([.B16]-[.D16])/[.B16])" office:value-type="percentage" office:value="0.485524649038303" calcext:value-type="percentage">
            <text:p>48.55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10-free.json" calcext:value-type="string">
            <text:p>bradford_nt-10-free.json</text:p>
          </table:table-cell>
          <table:table-cell table:formula="of:=INDIRECT(&quot;result_opt_cell_search.D&quot; &amp; (ROW()-3)*10+1)" office:value-type="float" office:value="2223543.4" calcext:value-type="float">
            <text:p>2223543.4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4308683.2" calcext:value-type="float">
            <text:p>4308683.2</text:p>
          </table:table-cell>
          <table:table-cell office:value-type="string" calcext:value-type="string">
            <text:p>us</text:p>
          </table:table-cell>
          <table:table-cell table:formula="of:=IF([.B17]&lt;[.D17];&quot;OPT_SEARCH&quot;;&quot;FUNC&quot;)" office:value-type="string" office:string-value="OPT_SEARCH" calcext:value-type="string">
            <text:p>OPT_SEARCH</text:p>
          </table:table-cell>
          <table:table-cell table:formula="of:=IF([.B17]&lt;[.D17];([.D17]-[.B17])/[.D17];([.B17]-[.D17])/[.B17])" office:value-type="percentage" office:value="0.483938990919546" calcext:value-type="percentage">
            <text:p>48.39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10-race.json" calcext:value-type="string">
            <text:p>bradford_nt-10-race.json</text:p>
          </table:table-cell>
          <table:table-cell table:formula="of:=INDIRECT(&quot;result_opt_cell_search.D&quot; &amp; (ROW()-3)*10+1)" office:value-type="float" office:value="1797240.5" calcext:value-type="float">
            <text:p>1797240.5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3455644" calcext:value-type="float">
            <text:p>3455644</text:p>
          </table:table-cell>
          <table:table-cell office:value-type="string" calcext:value-type="string">
            <text:p>us</text:p>
          </table:table-cell>
          <table:table-cell table:formula="of:=IF([.B18]&lt;[.D18];&quot;OPT_SEARCH&quot;;&quot;FUNC&quot;)" office:value-type="string" office:string-value="OPT_SEARCH" calcext:value-type="string">
            <text:p>OPT_SEARCH</text:p>
          </table:table-cell>
          <table:table-cell table:formula="of:=IF([.B18]&lt;[.D18];([.D18]-[.B18])/[.D18];([.B18]-[.D18])/[.B18])" office:value-type="percentage" office:value="0.479911559176813" calcext:value-type="percentage">
            <text:p>47.99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1-eplus.json" calcext:value-type="string">
            <text:p>bradford_nt-1-eplus.json</text:p>
          </table:table-cell>
          <table:table-cell table:formula="of:=INDIRECT(&quot;result_opt_cell_search.D&quot; &amp; (ROW()-3)*10+1)" office:value-type="float" office:value="2389035.7" calcext:value-type="float">
            <text:p>2389035.7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4660614.5" calcext:value-type="float">
            <text:p>4660614.5</text:p>
          </table:table-cell>
          <table:table-cell office:value-type="string" calcext:value-type="string">
            <text:p>us</text:p>
          </table:table-cell>
          <table:table-cell table:formula="of:=IF([.B19]&lt;[.D19];&quot;OPT_SEARCH&quot;;&quot;FUNC&quot;)" office:value-type="string" office:string-value="OPT_SEARCH" calcext:value-type="string">
            <text:p>OPT_SEARCH</text:p>
          </table:table-cell>
          <table:table-cell table:formula="of:=IF([.B19]&lt;[.D19];([.D19]-[.B19])/[.D19];([.B19]-[.D19])/[.B19])" office:value-type="percentage" office:value="0.487398989982973" calcext:value-type="percentage">
            <text:p>48.74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2-eplus.json" calcext:value-type="string">
            <text:p>bradford_nt-2-eplus.json</text:p>
          </table:table-cell>
          <table:table-cell table:formula="of:=INDIRECT(&quot;result_opt_cell_search.D&quot; &amp; (ROW()-3)*10+1)" office:value-type="float" office:value="2698240.5" calcext:value-type="float">
            <text:p>2698240.5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5187300.4" calcext:value-type="float">
            <text:p>5187300.4</text:p>
          </table:table-cell>
          <table:table-cell office:value-type="string" calcext:value-type="string">
            <text:p>us</text:p>
          </table:table-cell>
          <table:table-cell table:formula="of:=IF([.B20]&lt;[.D20];&quot;OPT_SEARCH&quot;;&quot;FUNC&quot;)" office:value-type="string" office:string-value="OPT_SEARCH" calcext:value-type="string">
            <text:p>OPT_SEARCH</text:p>
          </table:table-cell>
          <table:table-cell table:formula="of:=IF([.B20]&lt;[.D20];([.D20]-[.B20])/[.D20];([.B20]-[.D20])/[.B20])" office:value-type="percentage" office:value="0.479837238653077" calcext:value-type="percentage">
            <text:p>47.98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4-eplus.json" calcext:value-type="string">
            <text:p>bradford_nt-4-eplus.json</text:p>
          </table:table-cell>
          <table:table-cell table:formula="of:=INDIRECT(&quot;result_opt_cell_search.D&quot; &amp; (ROW()-3)*10+1)" office:value-type="float" office:value="3340518.7" calcext:value-type="float">
            <text:p>3340518.7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6464416.8" calcext:value-type="float">
            <text:p>6464416.8</text:p>
          </table:table-cell>
          <table:table-cell office:value-type="string" calcext:value-type="string">
            <text:p>us</text:p>
          </table:table-cell>
          <table:table-cell table:formula="of:=IF([.B21]&lt;[.D21];&quot;OPT_SEARCH&quot;;&quot;FUNC&quot;)" office:value-type="string" office:string-value="OPT_SEARCH" calcext:value-type="string">
            <text:p>OPT_SEARCH</text:p>
          </table:table-cell>
          <table:table-cell table:formula="of:=IF([.B21]&lt;[.D21];([.D21]-[.B21])/[.D21];([.B21]-[.D21])/[.B21])" office:value-type="percentage" office:value="0.483245155231946" calcext:value-type="percentage">
            <text:p>48.32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4-race.json" calcext:value-type="string">
            <text:p>bradford_nt-4-race.json</text:p>
          </table:table-cell>
          <table:table-cell table:formula="of:=INDIRECT(&quot;result_opt_cell_search.D&quot; &amp; (ROW()-3)*10+1)" office:value-type="float" office:value="1180201.9" calcext:value-type="float">
            <text:p>1180201.9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2296231.3" calcext:value-type="float">
            <text:p>2296231.3</text:p>
          </table:table-cell>
          <table:table-cell office:value-type="string" calcext:value-type="string">
            <text:p>us</text:p>
          </table:table-cell>
          <table:table-cell table:formula="of:=IF([.B22]&lt;[.D22];&quot;OPT_SEARCH&quot;;&quot;FUNC&quot;)" office:value-type="string" office:string-value="OPT_SEARCH" calcext:value-type="string">
            <text:p>OPT_SEARCH</text:p>
          </table:table-cell>
          <table:table-cell table:formula="of:=IF([.B22]&lt;[.D22];([.D22]-[.B22])/[.D22];([.B22]-[.D22])/[.B22])" office:value-type="percentage" office:value="0.4860265601292" calcext:value-type="percentage">
            <text:p>48.60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K.json" calcext:value-type="string">
            <text:p>K.json</text:p>
          </table:table-cell>
          <table:table-cell table:formula="of:=INDIRECT(&quot;result_opt_cell_search.D&quot; &amp; (ROW()-3)*10+1)" office:value-type="float" office:value="49595.6" calcext:value-type="float">
            <text:p>49595.6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81574.3" calcext:value-type="float">
            <text:p>81574.3</text:p>
          </table:table-cell>
          <table:table-cell office:value-type="string" calcext:value-type="string">
            <text:p>us</text:p>
          </table:table-cell>
          <table:table-cell table:formula="of:=IF([.B23]&lt;[.D23];&quot;OPT_SEARCH&quot;;&quot;FUNC&quot;)" office:value-type="string" office:string-value="OPT_SEARCH" calcext:value-type="string">
            <text:p>OPT_SEARCH</text:p>
          </table:table-cell>
          <table:table-cell table:formula="of:=IF([.B23]&lt;[.D23];([.D23]-[.B23])/[.D23];([.B23]-[.D23])/[.B23])" office:value-type="percentage" office:value="0.392019300196263" calcext:value-type="percentage">
            <text:p>39.20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iemens1.json" calcext:value-type="string">
            <text:p>siemens1.json</text:p>
          </table:table-cell>
          <table:table-cell table:formula="of:=INDIRECT(&quot;result_opt_cell_search.D&quot; &amp; (ROW()-3)*10+1)" office:value-type="float" office:value="107859.8" calcext:value-type="float">
            <text:p>107859.8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190308.3" calcext:value-type="float">
            <text:p>190308.3</text:p>
          </table:table-cell>
          <table:table-cell office:value-type="string" calcext:value-type="string">
            <text:p>us</text:p>
          </table:table-cell>
          <table:table-cell table:formula="of:=IF([.B24]&lt;[.D24];&quot;OPT_SEARCH&quot;;&quot;FUNC&quot;)" office:value-type="string" office:string-value="OPT_SEARCH" calcext:value-type="string">
            <text:p>OPT_SEARCH</text:p>
          </table:table-cell>
          <table:table-cell table:formula="of:=IF([.B24]&lt;[.D24];([.D24]-[.B24])/[.D24];([.B24]-[.D24])/[.B24])" office:value-type="percentage" office:value="0.433236490473616" calcext:value-type="percentage">
            <text:p>43.32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iemens2.json" calcext:value-type="string">
            <text:p>siemens2.json</text:p>
          </table:table-cell>
          <table:table-cell table:formula="of:=INDIRECT(&quot;result_opt_cell_search.D&quot; &amp; (ROW()-3)*10+1)" office:value-type="float" office:value="237424.6" calcext:value-type="float">
            <text:p>237424.6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365215.3" calcext:value-type="float">
            <text:p>365215.3</text:p>
          </table:table-cell>
          <table:table-cell office:value-type="string" calcext:value-type="string">
            <text:p>us</text:p>
          </table:table-cell>
          <table:table-cell table:formula="of:=IF([.B25]&lt;[.D25];&quot;OPT_SEARCH&quot;;&quot;FUNC&quot;)" office:value-type="string" office:string-value="OPT_SEARCH" calcext:value-type="string">
            <text:p>OPT_SEARCH</text:p>
          </table:table-cell>
          <table:table-cell table:formula="of:=IF([.B25]&lt;[.D25];([.D25]-[.B25])/[.D25];([.B25]-[.D25])/[.B25])" office:value-type="percentage" office:value="0.34990511076617" calcext:value-type="percentage">
            <text:p>34.99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iemens3.json" calcext:value-type="string">
            <text:p>siemens3.json</text:p>
          </table:table-cell>
          <table:table-cell table:formula="of:=INDIRECT(&quot;result_opt_cell_search.D&quot; &amp; (ROW()-3)*10+1)" office:value-type="float" office:value="588706.9" calcext:value-type="float">
            <text:p>588706.9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1222681.1" calcext:value-type="float">
            <text:p>1222681.1</text:p>
          </table:table-cell>
          <table:table-cell office:value-type="string" calcext:value-type="string">
            <text:p>us</text:p>
          </table:table-cell>
          <table:table-cell table:formula="of:=IF([.B26]&lt;[.D26];&quot;OPT_SEARCH&quot;;&quot;FUNC&quot;)" office:value-type="string" office:string-value="OPT_SEARCH" calcext:value-type="string">
            <text:p>OPT_SEARCH</text:p>
          </table:table-cell>
          <table:table-cell table:formula="of:=IF([.B26]&lt;[.D26];([.D26]-[.B26])/[.D26];([.B26]-[.D26])/[.B26])" office:value-type="percentage" office:value="0.518511490853993" calcext:value-type="percentage">
            <text:p>51.85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iemens4.json" calcext:value-type="string">
            <text:p>siemens4.json</text:p>
          </table:table-cell>
          <table:table-cell table:formula="of:=INDIRECT(&quot;result_opt_cell_search.D&quot; &amp; (ROW()-3)*10+1)" office:value-type="float" office:value="2150385.2" calcext:value-type="float">
            <text:p>2150385.2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3886360" calcext:value-type="float">
            <text:p>3886360</text:p>
          </table:table-cell>
          <table:table-cell office:value-type="string" calcext:value-type="string">
            <text:p>us</text:p>
          </table:table-cell>
          <table:table-cell table:formula="of:=IF([.B27]&lt;[.D27];&quot;OPT_SEARCH&quot;;&quot;FUNC&quot;)" office:value-type="string" office:string-value="OPT_SEARCH" calcext:value-type="string">
            <text:p>OPT_SEARCH</text:p>
          </table:table-cell>
          <table:table-cell table:formula="of:=IF([.B27]&lt;[.D27];([.D27]-[.B27])/[.D27];([.B27]-[.D27])/[.B27])" office:value-type="percentage" office:value="0.44668399221894" calcext:value-type="percentage">
            <text:p>44.67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wisscom.json" calcext:value-type="string">
            <text:p>Swisscom.json</text:p>
          </table:table-cell>
          <table:table-cell table:formula="of:=INDIRECT(&quot;result_opt_cell_search.D&quot; &amp; (ROW()-3)*10+1)" office:value-type="float" office:value="4625.7" calcext:value-type="float">
            <text:p>4625.7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6497.3" calcext:value-type="float">
            <text:p>6497.3</text:p>
          </table:table-cell>
          <table:table-cell office:value-type="string" calcext:value-type="string">
            <text:p>us</text:p>
          </table:table-cell>
          <table:table-cell table:formula="of:=IF([.B28]&lt;[.D28];&quot;OPT_SEARCH&quot;;&quot;FUNC&quot;)" office:value-type="string" office:string-value="OPT_SEARCH" calcext:value-type="string">
            <text:p>OPT_SEARCH</text:p>
          </table:table-cell>
          <table:table-cell table:formula="of:=IF([.B28]&lt;[.D28];([.D28]-[.B28])/[.D28];([.B28]-[.D28])/[.B28])" office:value-type="percentage" office:value="0.288058116448371" calcext:value-type="percentage">
            <text:p>28.81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Tiny.json" calcext:value-type="string">
            <text:p>Tiny.json</text:p>
          </table:table-cell>
          <table:table-cell table:formula="of:=INDIRECT(&quot;result_opt_cell_search.D&quot; &amp; (ROW()-3)*10+1)" office:value-type="float" office:value="56" calcext:value-type="float">
            <text:p>56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59.1" calcext:value-type="float">
            <text:p>59.1</text:p>
          </table:table-cell>
          <table:table-cell office:value-type="string" calcext:value-type="string">
            <text:p>us</text:p>
          </table:table-cell>
          <table:table-cell table:formula="of:=IF([.B29]&lt;[.D29];&quot;OPT_SEARCH&quot;;&quot;FUNC&quot;)" office:value-type="string" office:string-value="OPT_SEARCH" calcext:value-type="string">
            <text:p>OPT_SEARCH</text:p>
          </table:table-cell>
          <table:table-cell table:formula="of:=IF([.B29]&lt;[.D29];([.D29]-[.B29])/[.D29];([.B29]-[.D29])/[.B29])" office:value-type="percentage" office:value="0.0524534686971235" calcext:value-type="percentage">
            <text:p>5.25%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UNC</text:p>
          </table:table-cell>
          <table:table-cell table:formula="of:=COUNTIF([.F3:.F29];&quot;FUNC&quot;)" office:value-type="float" office:value="0" calcext:value-type="float">
            <text:p>0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PT_SEARCH</text:p>
          </table:table-cell>
          <table:table-cell table:formula="of:=COUNTIF([.F3:.F29];&quot;OPT_SEARCH&quot;)" office:value-type="float" office:value="27" calcext:value-type="float">
            <text:p>27</text:p>
          </table:table-cell>
          <table:table-cell table:style-name="Default"/>
          <table:table-cell/>
          <table:table-cell table:style-name="Default" table:number-columns-repeated="2"/>
        </table:table-row>
      </table:table>
      <table:table table:name="OPT_SEARCH_VS_NEW" table:style-name="ta1">
        <table:table-column table:style-name="co7" table:default-cell-style-name="Default"/>
        <table:table-column table:style-name="co4" table:number-columns-repeated="5" table:default-cell-style-name="Default"/>
        <table:table-column table:style-name="co4" table:default-cell-style-name="ce5"/>
        <table:table-column table:style-name="co4" table:default-cell-style-name="Default"/>
        <table:table-column table:style-name="co4" table:number-columns-repeated="2" table:default-cell-style-name="ce6"/>
        <table:table-row table:style-name="ro1">
          <table:table-cell/>
          <table:table-cell office:value-type="string" calcext:value-type="string" table:number-columns-spanned="2" table:number-rows-spanned="1">
            <text:p>OPT SEARCH</text:p>
          </table:table-cell>
          <table:covered-table-cell/>
          <table:table-cell office:value-type="string" calcext:value-type="string" table:number-columns-spanned="2" table:number-rows-spanned="1">
            <text:p>NEW</text:p>
          </table:table-cell>
          <table:covered-table-cell/>
          <table:table-cell office:value-type="string" calcext:value-type="string">
            <text:p>BETTER ONE</text:p>
          </table:table-cell>
          <table:table-cell table:style-name="Default" office:value-type="string" calcext:value-type="string">
            <text:p>% miglioramento rispetto il peggiore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formula="of:=INDIRECT(&quot;result_from_json.A&quot; &amp; (ROW()-2) *10)" office:value-type="string" office:string-value="bradford-0-eplus.json" calcext:value-type="string">
            <text:p>bradford-0-eplus.json</text:p>
          </table:table-cell>
          <table:table-cell table:formula="of:=INDIRECT(&quot;result_opt_cell_search.D&quot; &amp; (ROW()-3)*10+1)" office:value-type="float" office:value="2294870.8" calcext:value-type="float">
            <text:p>2294870.8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664024.7" calcext:value-type="float">
            <text:p>664024.7</text:p>
          </table:table-cell>
          <table:table-cell office:value-type="string" calcext:value-type="string">
            <text:p>us</text:p>
          </table:table-cell>
          <table:table-cell table:formula="of:=IF([.B3]&lt;[.D3];&quot;OPT_SEARCH&quot;;&quot;NEW&quot;)" office:value-type="string" office:string-value="NEW" calcext:value-type="string">
            <text:p>NEW</text:p>
          </table:table-cell>
          <table:table-cell table:formula="of:=IF([.B3]&lt;[.D3];([.D3]-[.B3])/[.D3];([.B3]-[.D3])/[.B3])" office:value-type="percentage" office:value="0.710648329308996" calcext:value-type="percentage">
            <text:p>71.0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0-eplus.json" calcext:value-type="string">
            <text:p>bradford-10-eplus.json</text:p>
          </table:table-cell>
          <table:table-cell table:formula="of:=INDIRECT(&quot;result_opt_cell_search.D&quot; &amp; (ROW()-3)*10+1)" office:value-type="float" office:value="5899467.5" calcext:value-type="float">
            <text:p>5899467.5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1590951.6" calcext:value-type="float">
            <text:p>1590951.6</text:p>
          </table:table-cell>
          <table:table-cell office:value-type="string" calcext:value-type="string">
            <text:p>us</text:p>
          </table:table-cell>
          <table:table-cell table:formula="of:=IF([.B4]&lt;[.D4];&quot;OPT_SEARCH&quot;;&quot;NEW&quot;)" office:value-type="string" office:string-value="NEW" calcext:value-type="string">
            <text:p>NEW</text:p>
          </table:table-cell>
          <table:table-cell table:formula="of:=IF([.B4]&lt;[.D4];([.D4]-[.B4])/[.D4];([.B4]-[.D4])/[.B4])" office:value-type="percentage" office:value="0.730322846934914" calcext:value-type="percentage">
            <text:p>73.03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0-free.json" calcext:value-type="string">
            <text:p>bradford-10-free.json</text:p>
          </table:table-cell>
          <table:table-cell table:formula="of:=INDIRECT(&quot;result_opt_cell_search.D&quot; &amp; (ROW()-3)*10+1)" office:value-type="float" office:value="2619850.3" calcext:value-type="float">
            <text:p>2619850.3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747855.4" calcext:value-type="float">
            <text:p>747855.4</text:p>
          </table:table-cell>
          <table:table-cell office:value-type="string" calcext:value-type="string">
            <text:p>us</text:p>
          </table:table-cell>
          <table:table-cell table:formula="of:=IF([.B5]&lt;[.D5];&quot;OPT_SEARCH&quot;;&quot;NEW&quot;)" office:value-type="string" office:string-value="NEW" calcext:value-type="string">
            <text:p>NEW</text:p>
          </table:table-cell>
          <table:table-cell table:formula="of:=IF([.B5]&lt;[.D5];([.D5]-[.B5])/[.D5];([.B5]-[.D5])/[.B5])" office:value-type="percentage" office:value="0.714542697344196" calcext:value-type="percentage">
            <text:p>71.45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0-race.json" calcext:value-type="string">
            <text:p>bradford-10-race.json</text:p>
          </table:table-cell>
          <table:table-cell table:formula="of:=INDIRECT(&quot;result_opt_cell_search.D&quot; &amp; (ROW()-3)*10+1)" office:value-type="float" office:value="2125549.4" calcext:value-type="float">
            <text:p>2125549.4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620032" calcext:value-type="float">
            <text:p>620032</text:p>
          </table:table-cell>
          <table:table-cell office:value-type="string" calcext:value-type="string">
            <text:p>us</text:p>
          </table:table-cell>
          <table:table-cell table:formula="of:=IF([.B6]&lt;[.D6];&quot;OPT_SEARCH&quot;;&quot;NEW&quot;)" office:value-type="string" office:string-value="NEW" calcext:value-type="string">
            <text:p>NEW</text:p>
          </table:table-cell>
          <table:table-cell table:formula="of:=IF([.B6]&lt;[.D6];([.D6]-[.B6])/[.D6];([.B6]-[.D6])/[.B6])" office:value-type="percentage" office:value="0.708295652879204" calcext:value-type="percentage">
            <text:p>70.83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-eplus.json" calcext:value-type="string">
            <text:p>bradford-1-eplus.json</text:p>
          </table:table-cell>
          <table:table-cell table:formula="of:=INDIRECT(&quot;result_opt_cell_search.D&quot; &amp; (ROW()-3)*10+1)" office:value-type="float" office:value="3488289.2" calcext:value-type="float">
            <text:p>3488289.2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961106.4" calcext:value-type="float">
            <text:p>961106.4</text:p>
          </table:table-cell>
          <table:table-cell office:value-type="string" calcext:value-type="string">
            <text:p>us</text:p>
          </table:table-cell>
          <table:table-cell table:formula="of:=IF([.B7]&lt;[.D7];&quot;OPT_SEARCH&quot;;&quot;NEW&quot;)" office:value-type="string" office:string-value="NEW" calcext:value-type="string">
            <text:p>NEW</text:p>
          </table:table-cell>
          <table:table-cell table:formula="of:=IF([.B7]&lt;[.D7];([.D7]-[.B7])/[.D7];([.B7]-[.D7])/[.B7])" office:value-type="percentage" office:value="0.724476284821798" calcext:value-type="percentage">
            <text:p>72.45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-free.json" calcext:value-type="string">
            <text:p>bradford-1-free.json</text:p>
          </table:table-cell>
          <table:table-cell table:formula="of:=INDIRECT(&quot;result_opt_cell_search.D&quot; &amp; (ROW()-3)*10+1)" office:value-type="float" office:value="1561142.6" calcext:value-type="float">
            <text:p>1561142.6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436101.6" calcext:value-type="float">
            <text:p>436101.6</text:p>
          </table:table-cell>
          <table:table-cell office:value-type="string" calcext:value-type="string">
            <text:p>us</text:p>
          </table:table-cell>
          <table:table-cell table:formula="of:=IF([.B8]&lt;[.D8];&quot;OPT_SEARCH&quot;;&quot;NEW&quot;)" office:value-type="string" office:string-value="NEW" calcext:value-type="string">
            <text:p>NEW</text:p>
          </table:table-cell>
          <table:table-cell table:formula="of:=IF([.B8]&lt;[.D8];([.D8]-[.B8])/[.D8];([.B8]-[.D8])/[.B8])" office:value-type="percentage" office:value="0.720652296593534" calcext:value-type="percentage">
            <text:p>72.07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-race.json" calcext:value-type="string">
            <text:p>bradford-1-race.json</text:p>
          </table:table-cell>
          <table:table-cell table:formula="of:=INDIRECT(&quot;result_opt_cell_search.D&quot; &amp; (ROW()-3)*10+1)" office:value-type="float" office:value="1252110.4" calcext:value-type="float">
            <text:p>1252110.4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358188.3" calcext:value-type="float">
            <text:p>358188.3</text:p>
          </table:table-cell>
          <table:table-cell office:value-type="string" calcext:value-type="string">
            <text:p>us</text:p>
          </table:table-cell>
          <table:table-cell table:formula="of:=IF([.B9]&lt;[.D9];&quot;OPT_SEARCH&quot;;&quot;NEW&quot;)" office:value-type="string" office:string-value="NEW" calcext:value-type="string">
            <text:p>NEW</text:p>
          </table:table-cell>
          <table:table-cell table:formula="of:=IF([.B9]&lt;[.D9];([.D9]-[.B9])/[.D9];([.B9]-[.D9])/[.B9])" office:value-type="percentage" office:value="0.713932333762262" calcext:value-type="percentage">
            <text:p>71.39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2-eplus.json" calcext:value-type="string">
            <text:p>bradford-2-eplus.json</text:p>
          </table:table-cell>
          <table:table-cell table:formula="of:=INDIRECT(&quot;result_opt_cell_search.D&quot; &amp; (ROW()-3)*10+1)" office:value-type="float" office:value="4076894.2" calcext:value-type="float">
            <text:p>4076894.2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1111679" calcext:value-type="float">
            <text:p>1111679</text:p>
          </table:table-cell>
          <table:table-cell office:value-type="string" calcext:value-type="string">
            <text:p>us</text:p>
          </table:table-cell>
          <table:table-cell table:formula="of:=IF([.B10]&lt;[.D10];&quot;OPT_SEARCH&quot;;&quot;NEW&quot;)" office:value-type="string" office:string-value="NEW" calcext:value-type="string">
            <text:p>NEW</text:p>
          </table:table-cell>
          <table:table-cell table:formula="of:=IF([.B10]&lt;[.D10];([.D10]-[.B10])/[.D10];([.B10]-[.D10])/[.B10])" office:value-type="percentage" office:value="0.727322087485125" calcext:value-type="percentage">
            <text:p>72.73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2-free.json" calcext:value-type="string">
            <text:p>bradford-2-free.json</text:p>
          </table:table-cell>
          <table:table-cell table:formula="of:=INDIRECT(&quot;result_opt_cell_search.D&quot; &amp; (ROW()-3)*10+1)" office:value-type="float" office:value="1794919.9" calcext:value-type="float">
            <text:p>1794919.9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508712.4" calcext:value-type="float">
            <text:p>508712.4</text:p>
          </table:table-cell>
          <table:table-cell office:value-type="string" calcext:value-type="string">
            <text:p>us</text:p>
          </table:table-cell>
          <table:table-cell table:formula="of:=IF([.B11]&lt;[.D11];&quot;OPT_SEARCH&quot;;&quot;NEW&quot;)" office:value-type="string" office:string-value="NEW" calcext:value-type="string">
            <text:p>NEW</text:p>
          </table:table-cell>
          <table:table-cell table:formula="of:=IF([.B11]&lt;[.D11];([.D11]-[.B11])/[.D11];([.B11]-[.D11])/[.B11])" office:value-type="percentage" office:value="0.716582116004174" calcext:value-type="percentage">
            <text:p>71.6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2-race.json" calcext:value-type="string">
            <text:p>bradford-2-race.json</text:p>
          </table:table-cell>
          <table:table-cell table:formula="of:=INDIRECT(&quot;result_opt_cell_search.D&quot; &amp; (ROW()-3)*10+1)" office:value-type="float" office:value="1456153.3" calcext:value-type="float">
            <text:p>1456153.3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417912.1" calcext:value-type="float">
            <text:p>417912.1</text:p>
          </table:table-cell>
          <table:table-cell office:value-type="string" calcext:value-type="string">
            <text:p>us</text:p>
          </table:table-cell>
          <table:table-cell table:formula="of:=IF([.B12]&lt;[.D12];&quot;OPT_SEARCH&quot;;&quot;NEW&quot;)" office:value-type="string" office:string-value="NEW" calcext:value-type="string">
            <text:p>NEW</text:p>
          </table:table-cell>
          <table:table-cell table:formula="of:=IF([.B12]&lt;[.D12];([.D12]-[.B12])/[.D12];([.B12]-[.D12])/[.B12])" office:value-type="percentage" office:value="0.713002676297887" calcext:value-type="percentage">
            <text:p>71.30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4-eplus.json" calcext:value-type="string">
            <text:p>bradford-4-eplus.json</text:p>
          </table:table-cell>
          <table:table-cell table:formula="of:=INDIRECT(&quot;result_opt_cell_search.D&quot; &amp; (ROW()-3)*10+1)" office:value-type="float" office:value="4810732.2" calcext:value-type="float">
            <text:p>4810732.2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1287487" calcext:value-type="float">
            <text:p>1287487</text:p>
          </table:table-cell>
          <table:table-cell office:value-type="string" calcext:value-type="string">
            <text:p>us</text:p>
          </table:table-cell>
          <table:table-cell table:formula="of:=IF([.B13]&lt;[.D13];&quot;OPT_SEARCH&quot;;&quot;NEW&quot;)" office:value-type="string" office:string-value="NEW" calcext:value-type="string">
            <text:p>NEW</text:p>
          </table:table-cell>
          <table:table-cell table:formula="of:=IF([.B13]&lt;[.D13];([.D13]-[.B13])/[.D13];([.B13]-[.D13])/[.B13])" office:value-type="percentage" office:value="0.732371924589775" calcext:value-type="percentage">
            <text:p>73.24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4-free.json" calcext:value-type="string">
            <text:p>bradford-4-free.json</text:p>
          </table:table-cell>
          <table:table-cell table:formula="of:=INDIRECT(&quot;result_opt_cell_search.D&quot; &amp; (ROW()-3)*10+1)" office:value-type="float" office:value="2127500.5" calcext:value-type="float">
            <text:p>2127500.5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600751.9" calcext:value-type="float">
            <text:p>600751.9</text:p>
          </table:table-cell>
          <table:table-cell office:value-type="string" calcext:value-type="string">
            <text:p>us</text:p>
          </table:table-cell>
          <table:table-cell table:formula="of:=IF([.B14]&lt;[.D14];&quot;OPT_SEARCH&quot;;&quot;NEW&quot;)" office:value-type="string" office:string-value="NEW" calcext:value-type="string">
            <text:p>NEW</text:p>
          </table:table-cell>
          <table:table-cell table:formula="of:=IF([.B14]&lt;[.D14];([.D14]-[.B14])/[.D14];([.B14]-[.D14])/[.B14])" office:value-type="percentage" office:value="0.717625495270154" calcext:value-type="percentage">
            <text:p>71.7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4-race.json" calcext:value-type="string">
            <text:p>bradford-4-race.json</text:p>
          </table:table-cell>
          <table:table-cell table:formula="of:=INDIRECT(&quot;result_opt_cell_search.D&quot; &amp; (ROW()-3)*10+1)" office:value-type="float" office:value="1713737.9" calcext:value-type="float">
            <text:p>1713737.9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490969.4" calcext:value-type="float">
            <text:p>490969.4</text:p>
          </table:table-cell>
          <table:table-cell office:value-type="string" calcext:value-type="string">
            <text:p>us</text:p>
          </table:table-cell>
          <table:table-cell table:formula="of:=IF([.B15]&lt;[.D15];&quot;OPT_SEARCH&quot;;&quot;NEW&quot;)" office:value-type="string" office:string-value="NEW" calcext:value-type="string">
            <text:p>NEW</text:p>
          </table:table-cell>
          <table:table-cell table:formula="of:=IF([.B15]&lt;[.D15];([.D15]-[.B15])/[.D15];([.B15]-[.D15])/[.B15])" office:value-type="percentage" office:value="0.713509632949123" calcext:value-type="percentage">
            <text:p>71.35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10-eplus.json" calcext:value-type="string">
            <text:p>bradford_nt-10-eplus.json</text:p>
          </table:table-cell>
          <table:table-cell table:formula="of:=INDIRECT(&quot;result_opt_cell_search.D&quot; &amp; (ROW()-3)*10+1)" office:value-type="float" office:value="4976849.9" calcext:value-type="float">
            <text:p>4976849.9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1343734.5" calcext:value-type="float">
            <text:p>1343734.5</text:p>
          </table:table-cell>
          <table:table-cell office:value-type="string" calcext:value-type="string">
            <text:p>us</text:p>
          </table:table-cell>
          <table:table-cell table:formula="of:=IF([.B16]&lt;[.D16];&quot;OPT_SEARCH&quot;;&quot;NEW&quot;)" office:value-type="string" office:string-value="NEW" calcext:value-type="string">
            <text:p>NEW</text:p>
          </table:table-cell>
          <table:table-cell table:formula="of:=IF([.B16]&lt;[.D16];([.D16]-[.B16])/[.D16];([.B16]-[.D16])/[.B16])" office:value-type="percentage" office:value="0.730003008529552" calcext:value-type="percentage">
            <text:p>73.00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10-free.json" calcext:value-type="string">
            <text:p>bradford_nt-10-free.json</text:p>
          </table:table-cell>
          <table:table-cell table:formula="of:=INDIRECT(&quot;result_opt_cell_search.D&quot; &amp; (ROW()-3)*10+1)" office:value-type="float" office:value="2223543.4" calcext:value-type="float">
            <text:p>2223543.4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640578.7" calcext:value-type="float">
            <text:p>640578.7</text:p>
          </table:table-cell>
          <table:table-cell office:value-type="string" calcext:value-type="string">
            <text:p>us</text:p>
          </table:table-cell>
          <table:table-cell table:formula="of:=IF([.B17]&lt;[.D17];&quot;OPT_SEARCH&quot;;&quot;NEW&quot;)" office:value-type="string" office:string-value="NEW" calcext:value-type="string">
            <text:p>NEW</text:p>
          </table:table-cell>
          <table:table-cell table:formula="of:=IF([.B17]&lt;[.D17];([.D17]-[.B17])/[.D17];([.B17]-[.D17])/[.B17])" office:value-type="percentage" office:value="0.711910862634838" calcext:value-type="percentage">
            <text:p>71.19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10-race.json" calcext:value-type="string">
            <text:p>bradford_nt-10-race.json</text:p>
          </table:table-cell>
          <table:table-cell table:formula="of:=INDIRECT(&quot;result_opt_cell_search.D&quot; &amp; (ROW()-3)*10+1)" office:value-type="float" office:value="1797240.5" calcext:value-type="float">
            <text:p>1797240.5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518245.8" calcext:value-type="float">
            <text:p>518245.8</text:p>
          </table:table-cell>
          <table:table-cell office:value-type="string" calcext:value-type="string">
            <text:p>us</text:p>
          </table:table-cell>
          <table:table-cell table:formula="of:=IF([.B18]&lt;[.D18];&quot;OPT_SEARCH&quot;;&quot;NEW&quot;)" office:value-type="string" office:string-value="NEW" calcext:value-type="string">
            <text:p>NEW</text:p>
          </table:table-cell>
          <table:table-cell table:formula="of:=IF([.B18]&lt;[.D18];([.D18]-[.B18])/[.D18];([.B18]-[.D18])/[.B18])" office:value-type="percentage" office:value="0.711643600286105" calcext:value-type="percentage">
            <text:p>71.1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1-eplus.json" calcext:value-type="string">
            <text:p>bradford_nt-1-eplus.json</text:p>
          </table:table-cell>
          <table:table-cell table:formula="of:=INDIRECT(&quot;result_opt_cell_search.D&quot; &amp; (ROW()-3)*10+1)" office:value-type="float" office:value="2389035.7" calcext:value-type="float">
            <text:p>2389035.7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677441.8" calcext:value-type="float">
            <text:p>677441.8</text:p>
          </table:table-cell>
          <table:table-cell office:value-type="string" calcext:value-type="string">
            <text:p>us</text:p>
          </table:table-cell>
          <table:table-cell table:formula="of:=IF([.B19]&lt;[.D19];&quot;OPT_SEARCH&quot;;&quot;NEW&quot;)" office:value-type="string" office:string-value="NEW" calcext:value-type="string">
            <text:p>NEW</text:p>
          </table:table-cell>
          <table:table-cell table:formula="of:=IF([.B19]&lt;[.D19];([.D19]-[.B19])/[.D19];([.B19]-[.D19])/[.B19])" office:value-type="percentage" office:value="0.716437138214385" calcext:value-type="percentage">
            <text:p>71.64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2-eplus.json" calcext:value-type="string">
            <text:p>bradford_nt-2-eplus.json</text:p>
          </table:table-cell>
          <table:table-cell table:formula="of:=INDIRECT(&quot;result_opt_cell_search.D&quot; &amp; (ROW()-3)*10+1)" office:value-type="float" office:value="2698240.5" calcext:value-type="float">
            <text:p>2698240.5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739233.3" calcext:value-type="float">
            <text:p>739233.3</text:p>
          </table:table-cell>
          <table:table-cell office:value-type="string" calcext:value-type="string">
            <text:p>us</text:p>
          </table:table-cell>
          <table:table-cell table:formula="of:=IF([.B20]&lt;[.D20];&quot;OPT_SEARCH&quot;;&quot;NEW&quot;)" office:value-type="string" office:string-value="NEW" calcext:value-type="string">
            <text:p>NEW</text:p>
          </table:table-cell>
          <table:table-cell table:formula="of:=IF([.B20]&lt;[.D20];([.D20]-[.B20])/[.D20];([.B20]-[.D20])/[.B20])" office:value-type="percentage" office:value="0.726031352653702" calcext:value-type="percentage">
            <text:p>72.60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4-eplus.json" calcext:value-type="string">
            <text:p>bradford_nt-4-eplus.json</text:p>
          </table:table-cell>
          <table:table-cell table:formula="of:=INDIRECT(&quot;result_opt_cell_search.D&quot; &amp; (ROW()-3)*10+1)" office:value-type="float" office:value="3340518.7" calcext:value-type="float">
            <text:p>3340518.7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896834.6" calcext:value-type="float">
            <text:p>896834.6</text:p>
          </table:table-cell>
          <table:table-cell office:value-type="string" calcext:value-type="string">
            <text:p>us</text:p>
          </table:table-cell>
          <table:table-cell table:formula="of:=IF([.B21]&lt;[.D21];&quot;OPT_SEARCH&quot;;&quot;NEW&quot;)" office:value-type="string" office:string-value="NEW" calcext:value-type="string">
            <text:p>NEW</text:p>
          </table:table-cell>
          <table:table-cell table:formula="of:=IF([.B21]&lt;[.D21];([.D21]-[.B21])/[.D21];([.B21]-[.D21])/[.B21])" office:value-type="percentage" office:value="0.731528340194593" calcext:value-type="percentage">
            <text:p>73.15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4-race.json" calcext:value-type="string">
            <text:p>bradford_nt-4-race.json</text:p>
          </table:table-cell>
          <table:table-cell table:formula="of:=INDIRECT(&quot;result_opt_cell_search.D&quot; &amp; (ROW()-3)*10+1)" office:value-type="float" office:value="1180201.9" calcext:value-type="float">
            <text:p>1180201.9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342237.8" calcext:value-type="float">
            <text:p>342237.8</text:p>
          </table:table-cell>
          <table:table-cell office:value-type="string" calcext:value-type="string">
            <text:p>us</text:p>
          </table:table-cell>
          <table:table-cell table:formula="of:=IF([.B22]&lt;[.D22];&quot;OPT_SEARCH&quot;;&quot;NEW&quot;)" office:value-type="string" office:string-value="NEW" calcext:value-type="string">
            <text:p>NEW</text:p>
          </table:table-cell>
          <table:table-cell table:formula="of:=IF([.B22]&lt;[.D22];([.D22]-[.B22])/[.D22];([.B22]-[.D22])/[.B22])" office:value-type="percentage" office:value="0.71001758258481" calcext:value-type="percentage">
            <text:p>71.00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K.json" calcext:value-type="string">
            <text:p>K.json</text:p>
          </table:table-cell>
          <table:table-cell table:formula="of:=INDIRECT(&quot;result_opt_cell_search.D&quot; &amp; (ROW()-3)*10+1)" office:value-type="float" office:value="49595.6" calcext:value-type="float">
            <text:p>49595.6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29620.8" calcext:value-type="float">
            <text:p>29620.8</text:p>
          </table:table-cell>
          <table:table-cell office:value-type="string" calcext:value-type="string">
            <text:p>us</text:p>
          </table:table-cell>
          <table:table-cell table:formula="of:=IF([.B23]&lt;[.D23];&quot;OPT_SEARCH&quot;;&quot;NEW&quot;)" office:value-type="string" office:string-value="NEW" calcext:value-type="string">
            <text:p>NEW</text:p>
          </table:table-cell>
          <table:table-cell table:formula="of:=IF([.B23]&lt;[.D23];([.D23]-[.B23])/[.D23];([.B23]-[.D23])/[.B23])" office:value-type="percentage" office:value="0.402753470065893" calcext:value-type="percentage">
            <text:p>40.28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iemens1.json" calcext:value-type="string">
            <text:p>siemens1.json</text:p>
          </table:table-cell>
          <table:table-cell table:formula="of:=INDIRECT(&quot;result_opt_cell_search.D&quot; &amp; (ROW()-3)*10+1)" office:value-type="float" office:value="107859.8" calcext:value-type="float">
            <text:p>107859.8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47685.7" calcext:value-type="float">
            <text:p>47685.7</text:p>
          </table:table-cell>
          <table:table-cell office:value-type="string" calcext:value-type="string">
            <text:p>us</text:p>
          </table:table-cell>
          <table:table-cell table:formula="of:=IF([.B24]&lt;[.D24];&quot;OPT_SEARCH&quot;;&quot;NEW&quot;)" office:value-type="string" office:string-value="NEW" calcext:value-type="string">
            <text:p>NEW</text:p>
          </table:table-cell>
          <table:table-cell table:formula="of:=IF([.B24]&lt;[.D24];([.D24]-[.B24])/[.D24];([.B24]-[.D24])/[.B24])" office:value-type="percentage" office:value="0.557891818824066" calcext:value-type="percentage">
            <text:p>55.79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iemens2.json" calcext:value-type="string">
            <text:p>siemens2.json</text:p>
          </table:table-cell>
          <table:table-cell table:formula="of:=INDIRECT(&quot;result_opt_cell_search.D&quot; &amp; (ROW()-3)*10+1)" office:value-type="float" office:value="237424.6" calcext:value-type="float">
            <text:p>237424.6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142510.8" calcext:value-type="float">
            <text:p>142510.8</text:p>
          </table:table-cell>
          <table:table-cell office:value-type="string" calcext:value-type="string">
            <text:p>us</text:p>
          </table:table-cell>
          <table:table-cell table:formula="of:=IF([.B25]&lt;[.D25];&quot;OPT_SEARCH&quot;;&quot;NEW&quot;)" office:value-type="string" office:string-value="NEW" calcext:value-type="string">
            <text:p>NEW</text:p>
          </table:table-cell>
          <table:table-cell table:formula="of:=IF([.B25]&lt;[.D25];([.D25]-[.B25])/[.D25];([.B25]-[.D25])/[.B25])" office:value-type="percentage" office:value="0.399763967171051" calcext:value-type="percentage">
            <text:p>39.98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iemens3.json" calcext:value-type="string">
            <text:p>siemens3.json</text:p>
          </table:table-cell>
          <table:table-cell table:formula="of:=INDIRECT(&quot;result_opt_cell_search.D&quot; &amp; (ROW()-3)*10+1)" office:value-type="float" office:value="588706.9" calcext:value-type="float">
            <text:p>588706.9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202289.6" calcext:value-type="float">
            <text:p>202289.6</text:p>
          </table:table-cell>
          <table:table-cell office:value-type="string" calcext:value-type="string">
            <text:p>us</text:p>
          </table:table-cell>
          <table:table-cell table:formula="of:=IF([.B26]&lt;[.D26];&quot;OPT_SEARCH&quot;;&quot;NEW&quot;)" office:value-type="string" office:string-value="NEW" calcext:value-type="string">
            <text:p>NEW</text:p>
          </table:table-cell>
          <table:table-cell table:formula="of:=IF([.B26]&lt;[.D26];([.D26]-[.B26])/[.D26];([.B26]-[.D26])/[.B26])" office:value-type="percentage" office:value="0.656383167922781" calcext:value-type="percentage">
            <text:p>65.64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iemens4.json" calcext:value-type="string">
            <text:p>siemens4.json</text:p>
          </table:table-cell>
          <table:table-cell table:formula="of:=INDIRECT(&quot;result_opt_cell_search.D&quot; &amp; (ROW()-3)*10+1)" office:value-type="float" office:value="2150385.2" calcext:value-type="float">
            <text:p>2150385.2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789949.8" calcext:value-type="float">
            <text:p>789949.8</text:p>
          </table:table-cell>
          <table:table-cell office:value-type="string" calcext:value-type="string">
            <text:p>us</text:p>
          </table:table-cell>
          <table:table-cell table:formula="of:=IF([.B27]&lt;[.D27];&quot;OPT_SEARCH&quot;;&quot;NEW&quot;)" office:value-type="string" office:string-value="NEW" calcext:value-type="string">
            <text:p>NEW</text:p>
          </table:table-cell>
          <table:table-cell table:formula="of:=IF([.B27]&lt;[.D27];([.D27]-[.B27])/[.D27];([.B27]-[.D27])/[.B27])" office:value-type="percentage" office:value="0.632647304306224" calcext:value-type="percentage">
            <text:p>63.2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wisscom.json" calcext:value-type="string">
            <text:p>Swisscom.json</text:p>
          </table:table-cell>
          <table:table-cell table:formula="of:=INDIRECT(&quot;result_opt_cell_search.D&quot; &amp; (ROW()-3)*10+1)" office:value-type="float" office:value="4625.7" calcext:value-type="float">
            <text:p>4625.7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3078.4" calcext:value-type="float">
            <text:p>3078.4</text:p>
          </table:table-cell>
          <table:table-cell office:value-type="string" calcext:value-type="string">
            <text:p>us</text:p>
          </table:table-cell>
          <table:table-cell table:formula="of:=IF([.B28]&lt;[.D28];&quot;OPT_SEARCH&quot;;&quot;NEW&quot;)" office:value-type="string" office:string-value="NEW" calcext:value-type="string">
            <text:p>NEW</text:p>
          </table:table-cell>
          <table:table-cell table:formula="of:=IF([.B28]&lt;[.D28];([.D28]-[.B28])/[.D28];([.B28]-[.D28])/[.B28])" office:value-type="percentage" office:value="0.334500724214713" calcext:value-type="percentage">
            <text:p>33.45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Tiny.json" calcext:value-type="string">
            <text:p>Tiny.json</text:p>
          </table:table-cell>
          <table:table-cell table:formula="of:=INDIRECT(&quot;result_opt_cell_search.D&quot; &amp; (ROW()-3)*10+1)" office:value-type="float" office:value="56" calcext:value-type="float">
            <text:p>56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50.2" calcext:value-type="float">
            <text:p>50.2</text:p>
          </table:table-cell>
          <table:table-cell office:value-type="string" calcext:value-type="string">
            <text:p>us</text:p>
          </table:table-cell>
          <table:table-cell table:formula="of:=IF([.B29]&lt;[.D29];&quot;OPT_SEARCH&quot;;&quot;NEW&quot;)" office:value-type="string" office:string-value="NEW" calcext:value-type="string">
            <text:p>NEW</text:p>
          </table:table-cell>
          <table:table-cell table:formula="of:=IF([.B29]&lt;[.D29];([.D29]-[.B29])/[.D29];([.B29]-[.D29])/[.B29])" office:value-type="percentage" office:value="0.103571428571429" calcext:value-type="percentage">
            <text:p>10.36%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EW</text:p>
          </table:table-cell>
          <table:table-cell table:formula="of:=COUNTIF([.F3:.F29];&quot;NEW&quot;)" office:value-type="float" office:value="27" calcext:value-type="float">
            <text:p>27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PT_SEARCH</text:p>
          </table:table-cell>
          <table:table-cell table:formula="of:=COUNTIF([.F3:.F29];&quot;OPT_SEARCH&quot;)" office:value-type="float" office:value="0" calcext:value-type="float">
            <text:p>0</text:p>
          </table:table-cell>
          <table:table-cell table:style-name="Default"/>
          <table:table-cell/>
          <table:table-cell table:style-name="Default" table:number-columns-repeated="2"/>
        </table:table-row>
      </table:table>
      <table:table table:name="Result_new_input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62506" calcext:value-type="float">
            <text:p>662506</text:p>
          </table:table-cell>
          <table:table-cell office:value-type="string" calcext:value-type="string">
            <text:p>us</text:p>
          </table:table-cell>
          <table:table-cell table:formula="of:=IF([.A10]&lt;&gt;[.A11];AVERAGE([.B1:.B10]); &quot; &quot;)" office:value-type="float" office:value="664024.7" calcext:value-type="float">
            <text:p>664024.7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69600" calcext:value-type="float">
            <text:p>669600</text:p>
          </table:table-cell>
          <table:table-cell office:value-type="string" calcext:value-type="string">
            <text:p>us</text:p>
          </table:table-cell>
          <table:table-cell table:formula="of:=IF([.A11]&lt;&gt;[.A12];AVERAGE([.B2:.B1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58575" calcext:value-type="float">
            <text:p>658575</text:p>
          </table:table-cell>
          <table:table-cell office:value-type="string" calcext:value-type="string">
            <text:p>us</text:p>
          </table:table-cell>
          <table:table-cell table:formula="of:=IF([.A12]&lt;&gt;[.A13];AVERAGE([.B3:.B1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66827" calcext:value-type="float">
            <text:p>666827</text:p>
          </table:table-cell>
          <table:table-cell office:value-type="string" calcext:value-type="string">
            <text:p>us</text:p>
          </table:table-cell>
          <table:table-cell table:formula="of:=IF([.A13]&lt;&gt;[.A14];AVERAGE([.B4:.B1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70610" calcext:value-type="float">
            <text:p>670610</text:p>
          </table:table-cell>
          <table:table-cell office:value-type="string" calcext:value-type="string">
            <text:p>us</text:p>
          </table:table-cell>
          <table:table-cell table:formula="of:=IF([.A14]&lt;&gt;[.A15];AVERAGE([.B5:.B1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66790" calcext:value-type="float">
            <text:p>666790</text:p>
          </table:table-cell>
          <table:table-cell office:value-type="string" calcext:value-type="string">
            <text:p>us</text:p>
          </table:table-cell>
          <table:table-cell table:formula="of:=IF([.A15]&lt;&gt;[.A16];AVERAGE([.B6:.B1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75892" calcext:value-type="float">
            <text:p>675892</text:p>
          </table:table-cell>
          <table:table-cell office:value-type="string" calcext:value-type="string">
            <text:p>us</text:p>
          </table:table-cell>
          <table:table-cell table:formula="of:=IF([.A16]&lt;&gt;[.A17];AVERAGE([.B7:.B1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34373" calcext:value-type="float">
            <text:p>634373</text:p>
          </table:table-cell>
          <table:table-cell office:value-type="string" calcext:value-type="string">
            <text:p>us</text:p>
          </table:table-cell>
          <table:table-cell table:formula="of:=IF([.A17]&lt;&gt;[.A18];AVERAGE([.B8:.B1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71873" calcext:value-type="float">
            <text:p>671873</text:p>
          </table:table-cell>
          <table:table-cell office:value-type="string" calcext:value-type="string">
            <text:p>us</text:p>
          </table:table-cell>
          <table:table-cell table:formula="of:=IF([.A18]&lt;&gt;[.A19];AVERAGE([.B9:.B1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63201" calcext:value-type="float">
            <text:p>663201</text:p>
          </table:table-cell>
          <table:table-cell office:value-type="string" calcext:value-type="string">
            <text:p>us</text:p>
          </table:table-cell>
          <table:table-cell table:formula="of:=IF([.A19]&lt;&gt;[.A20];AVERAGE([.B10:.B1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545809" calcext:value-type="float">
            <text:p>1545809</text:p>
          </table:table-cell>
          <table:table-cell office:value-type="string" calcext:value-type="string">
            <text:p>us</text:p>
          </table:table-cell>
          <table:table-cell table:formula="of:=IF([.A20]&lt;&gt;[.A21];AVERAGE([.B11:.B20]); &quot; &quot;)" office:value-type="float" office:value="1590951.6" calcext:value-type="float">
            <text:p>1590951.6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669856" calcext:value-type="float">
            <text:p>1669856</text:p>
          </table:table-cell>
          <table:table-cell office:value-type="string" calcext:value-type="string">
            <text:p>us</text:p>
          </table:table-cell>
          <table:table-cell table:formula="of:=IF([.A21]&lt;&gt;[.A22];AVERAGE([.B12:.B2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536624" calcext:value-type="float">
            <text:p>1536624</text:p>
          </table:table-cell>
          <table:table-cell office:value-type="string" calcext:value-type="string">
            <text:p>us</text:p>
          </table:table-cell>
          <table:table-cell table:formula="of:=IF([.A22]&lt;&gt;[.A23];AVERAGE([.B13:.B2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539356" calcext:value-type="float">
            <text:p>1539356</text:p>
          </table:table-cell>
          <table:table-cell office:value-type="string" calcext:value-type="string">
            <text:p>us</text:p>
          </table:table-cell>
          <table:table-cell table:formula="of:=IF([.A23]&lt;&gt;[.A24];AVERAGE([.B14:.B2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655538" calcext:value-type="float">
            <text:p>1655538</text:p>
          </table:table-cell>
          <table:table-cell office:value-type="string" calcext:value-type="string">
            <text:p>us</text:p>
          </table:table-cell>
          <table:table-cell table:formula="of:=IF([.A24]&lt;&gt;[.A25];AVERAGE([.B15:.B2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660391" calcext:value-type="float">
            <text:p>1660391</text:p>
          </table:table-cell>
          <table:table-cell office:value-type="string" calcext:value-type="string">
            <text:p>us</text:p>
          </table:table-cell>
          <table:table-cell table:formula="of:=IF([.A25]&lt;&gt;[.A26];AVERAGE([.B16:.B2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562691" calcext:value-type="float">
            <text:p>1562691</text:p>
          </table:table-cell>
          <table:table-cell office:value-type="string" calcext:value-type="string">
            <text:p>us</text:p>
          </table:table-cell>
          <table:table-cell table:formula="of:=IF([.A26]&lt;&gt;[.A27];AVERAGE([.B17:.B2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536980" calcext:value-type="float">
            <text:p>1536980</text:p>
          </table:table-cell>
          <table:table-cell office:value-type="string" calcext:value-type="string">
            <text:p>us</text:p>
          </table:table-cell>
          <table:table-cell table:formula="of:=IF([.A27]&lt;&gt;[.A28];AVERAGE([.B18:.B2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662378" calcext:value-type="float">
            <text:p>1662378</text:p>
          </table:table-cell>
          <table:table-cell office:value-type="string" calcext:value-type="string">
            <text:p>us</text:p>
          </table:table-cell>
          <table:table-cell table:formula="of:=IF([.A28]&lt;&gt;[.A29];AVERAGE([.B19:.B2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539893" calcext:value-type="float">
            <text:p>1539893</text:p>
          </table:table-cell>
          <table:table-cell office:value-type="string" calcext:value-type="string">
            <text:p>us</text:p>
          </table:table-cell>
          <table:table-cell table:formula="of:=IF([.A29]&lt;&gt;[.A30];AVERAGE([.B20:.B2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734859" calcext:value-type="float">
            <text:p>734859</text:p>
          </table:table-cell>
          <table:table-cell office:value-type="string" calcext:value-type="string">
            <text:p>us</text:p>
          </table:table-cell>
          <table:table-cell table:formula="of:=IF([.A30]&lt;&gt;[.A31];AVERAGE([.B21:.B30]); &quot; &quot;)" office:value-type="float" office:value="747855.4" calcext:value-type="float">
            <text:p>747855.4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732799" calcext:value-type="float">
            <text:p>732799</text:p>
          </table:table-cell>
          <table:table-cell office:value-type="string" calcext:value-type="string">
            <text:p>us</text:p>
          </table:table-cell>
          <table:table-cell table:formula="of:=IF([.A31]&lt;&gt;[.A32];AVERAGE([.B22:.B3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780197" calcext:value-type="float">
            <text:p>780197</text:p>
          </table:table-cell>
          <table:table-cell office:value-type="string" calcext:value-type="string">
            <text:p>us</text:p>
          </table:table-cell>
          <table:table-cell table:formula="of:=IF([.A32]&lt;&gt;[.A33];AVERAGE([.B23:.B3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738187" calcext:value-type="float">
            <text:p>738187</text:p>
          </table:table-cell>
          <table:table-cell office:value-type="string" calcext:value-type="string">
            <text:p>us</text:p>
          </table:table-cell>
          <table:table-cell table:formula="of:=IF([.A33]&lt;&gt;[.A34];AVERAGE([.B24:.B3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729656" calcext:value-type="float">
            <text:p>729656</text:p>
          </table:table-cell>
          <table:table-cell office:value-type="string" calcext:value-type="string">
            <text:p>us</text:p>
          </table:table-cell>
          <table:table-cell table:formula="of:=IF([.A34]&lt;&gt;[.A35];AVERAGE([.B25:.B3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785857" calcext:value-type="float">
            <text:p>785857</text:p>
          </table:table-cell>
          <table:table-cell office:value-type="string" calcext:value-type="string">
            <text:p>us</text:p>
          </table:table-cell>
          <table:table-cell table:formula="of:=IF([.A35]&lt;&gt;[.A36];AVERAGE([.B26:.B3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780022" calcext:value-type="float">
            <text:p>780022</text:p>
          </table:table-cell>
          <table:table-cell office:value-type="string" calcext:value-type="string">
            <text:p>us</text:p>
          </table:table-cell>
          <table:table-cell table:formula="of:=IF([.A36]&lt;&gt;[.A37];AVERAGE([.B27:.B3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728211" calcext:value-type="float">
            <text:p>728211</text:p>
          </table:table-cell>
          <table:table-cell office:value-type="string" calcext:value-type="string">
            <text:p>us</text:p>
          </table:table-cell>
          <table:table-cell table:formula="of:=IF([.A37]&lt;&gt;[.A38];AVERAGE([.B28:.B3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736042" calcext:value-type="float">
            <text:p>736042</text:p>
          </table:table-cell>
          <table:table-cell office:value-type="string" calcext:value-type="string">
            <text:p>us</text:p>
          </table:table-cell>
          <table:table-cell table:formula="of:=IF([.A38]&lt;&gt;[.A39];AVERAGE([.B29:.B3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732724" calcext:value-type="float">
            <text:p>732724</text:p>
          </table:table-cell>
          <table:table-cell office:value-type="string" calcext:value-type="string">
            <text:p>us</text:p>
          </table:table-cell>
          <table:table-cell table:formula="of:=IF([.A39]&lt;&gt;[.A40];AVERAGE([.B30:.B3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604192" calcext:value-type="float">
            <text:p>604192</text:p>
          </table:table-cell>
          <table:table-cell office:value-type="string" calcext:value-type="string">
            <text:p>us</text:p>
          </table:table-cell>
          <table:table-cell table:formula="of:=IF([.A40]&lt;&gt;[.A41];AVERAGE([.B31:.B40]); &quot; &quot;)" office:value-type="float" office:value="620032" calcext:value-type="float">
            <text:p>620032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649522" calcext:value-type="float">
            <text:p>649522</text:p>
          </table:table-cell>
          <table:table-cell office:value-type="string" calcext:value-type="string">
            <text:p>us</text:p>
          </table:table-cell>
          <table:table-cell table:formula="of:=IF([.A41]&lt;&gt;[.A42];AVERAGE([.B32:.B4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622061" calcext:value-type="float">
            <text:p>622061</text:p>
          </table:table-cell>
          <table:table-cell office:value-type="string" calcext:value-type="string">
            <text:p>us</text:p>
          </table:table-cell>
          <table:table-cell table:formula="of:=IF([.A42]&lt;&gt;[.A43];AVERAGE([.B33:.B4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621332" calcext:value-type="float">
            <text:p>621332</text:p>
          </table:table-cell>
          <table:table-cell office:value-type="string" calcext:value-type="string">
            <text:p>us</text:p>
          </table:table-cell>
          <table:table-cell table:formula="of:=IF([.A43]&lt;&gt;[.A44];AVERAGE([.B34:.B4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600890" calcext:value-type="float">
            <text:p>600890</text:p>
          </table:table-cell>
          <table:table-cell office:value-type="string" calcext:value-type="string">
            <text:p>us</text:p>
          </table:table-cell>
          <table:table-cell table:formula="of:=IF([.A44]&lt;&gt;[.A45];AVERAGE([.B35:.B4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608583" calcext:value-type="float">
            <text:p>608583</text:p>
          </table:table-cell>
          <table:table-cell office:value-type="string" calcext:value-type="string">
            <text:p>us</text:p>
          </table:table-cell>
          <table:table-cell table:formula="of:=IF([.A45]&lt;&gt;[.A46];AVERAGE([.B36:.B4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601975" calcext:value-type="float">
            <text:p>601975</text:p>
          </table:table-cell>
          <table:table-cell office:value-type="string" calcext:value-type="string">
            <text:p>us</text:p>
          </table:table-cell>
          <table:table-cell table:formula="of:=IF([.A46]&lt;&gt;[.A47];AVERAGE([.B37:.B4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600394" calcext:value-type="float">
            <text:p>600394</text:p>
          </table:table-cell>
          <table:table-cell office:value-type="string" calcext:value-type="string">
            <text:p>us</text:p>
          </table:table-cell>
          <table:table-cell table:formula="of:=IF([.A47]&lt;&gt;[.A48];AVERAGE([.B38:.B4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645542" calcext:value-type="float">
            <text:p>645542</text:p>
          </table:table-cell>
          <table:table-cell office:value-type="string" calcext:value-type="string">
            <text:p>us</text:p>
          </table:table-cell>
          <table:table-cell table:formula="of:=IF([.A48]&lt;&gt;[.A49];AVERAGE([.B39:.B4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645829" calcext:value-type="float">
            <text:p>645829</text:p>
          </table:table-cell>
          <table:table-cell office:value-type="string" calcext:value-type="string">
            <text:p>us</text:p>
          </table:table-cell>
          <table:table-cell table:formula="of:=IF([.A49]&lt;&gt;[.A50];AVERAGE([.B40:.B4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993436" calcext:value-type="float">
            <text:p>993436</text:p>
          </table:table-cell>
          <table:table-cell office:value-type="string" calcext:value-type="string">
            <text:p>us</text:p>
          </table:table-cell>
          <table:table-cell table:formula="of:=IF([.A50]&lt;&gt;[.A51];AVERAGE([.B41:.B50]); &quot; &quot;)" office:value-type="float" office:value="961106.4" calcext:value-type="float">
            <text:p>961106.4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922071" calcext:value-type="float">
            <text:p>922071</text:p>
          </table:table-cell>
          <table:table-cell office:value-type="string" calcext:value-type="string">
            <text:p>us</text:p>
          </table:table-cell>
          <table:table-cell table:formula="of:=IF([.A51]&lt;&gt;[.A52];AVERAGE([.B42:.B5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982917" calcext:value-type="float">
            <text:p>982917</text:p>
          </table:table-cell>
          <table:table-cell office:value-type="string" calcext:value-type="string">
            <text:p>us</text:p>
          </table:table-cell>
          <table:table-cell table:formula="of:=IF([.A52]&lt;&gt;[.A53];AVERAGE([.B43:.B5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984257" calcext:value-type="float">
            <text:p>984257</text:p>
          </table:table-cell>
          <table:table-cell office:value-type="string" calcext:value-type="string">
            <text:p>us</text:p>
          </table:table-cell>
          <table:table-cell table:formula="of:=IF([.A53]&lt;&gt;[.A54];AVERAGE([.B44:.B5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992926" calcext:value-type="float">
            <text:p>992926</text:p>
          </table:table-cell>
          <table:table-cell office:value-type="string" calcext:value-type="string">
            <text:p>us</text:p>
          </table:table-cell>
          <table:table-cell table:formula="of:=IF([.A54]&lt;&gt;[.A55];AVERAGE([.B45:.B5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990546" calcext:value-type="float">
            <text:p>990546</text:p>
          </table:table-cell>
          <table:table-cell office:value-type="string" calcext:value-type="string">
            <text:p>us</text:p>
          </table:table-cell>
          <table:table-cell table:formula="of:=IF([.A55]&lt;&gt;[.A56];AVERAGE([.B46:.B5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987300" calcext:value-type="float">
            <text:p>987300</text:p>
          </table:table-cell>
          <table:table-cell office:value-type="string" calcext:value-type="string">
            <text:p>us</text:p>
          </table:table-cell>
          <table:table-cell table:formula="of:=IF([.A56]&lt;&gt;[.A57];AVERAGE([.B47:.B5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910778" calcext:value-type="float">
            <text:p>910778</text:p>
          </table:table-cell>
          <table:table-cell office:value-type="string" calcext:value-type="string">
            <text:p>us</text:p>
          </table:table-cell>
          <table:table-cell table:formula="of:=IF([.A57]&lt;&gt;[.A58];AVERAGE([.B48:.B5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928909" calcext:value-type="float">
            <text:p>928909</text:p>
          </table:table-cell>
          <table:table-cell office:value-type="string" calcext:value-type="string">
            <text:p>us</text:p>
          </table:table-cell>
          <table:table-cell table:formula="of:=IF([.A58]&lt;&gt;[.A59];AVERAGE([.B49:.B5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917924" calcext:value-type="float">
            <text:p>917924</text:p>
          </table:table-cell>
          <table:table-cell office:value-type="string" calcext:value-type="string">
            <text:p>us</text:p>
          </table:table-cell>
          <table:table-cell table:formula="of:=IF([.A59]&lt;&gt;[.A60];AVERAGE([.B50:.B5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452423" calcext:value-type="float">
            <text:p>452423</text:p>
          </table:table-cell>
          <table:table-cell office:value-type="string" calcext:value-type="string">
            <text:p>us</text:p>
          </table:table-cell>
          <table:table-cell table:formula="of:=IF([.A60]&lt;&gt;[.A61];AVERAGE([.B51:.B60]); &quot; &quot;)" office:value-type="float" office:value="436101.6" calcext:value-type="float">
            <text:p>436101.6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417608" calcext:value-type="float">
            <text:p>417608</text:p>
          </table:table-cell>
          <table:table-cell office:value-type="string" calcext:value-type="string">
            <text:p>us</text:p>
          </table:table-cell>
          <table:table-cell table:formula="of:=IF([.A61]&lt;&gt;[.A62];AVERAGE([.B52:.B6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425573" calcext:value-type="float">
            <text:p>425573</text:p>
          </table:table-cell>
          <table:table-cell office:value-type="string" calcext:value-type="string">
            <text:p>us</text:p>
          </table:table-cell>
          <table:table-cell table:formula="of:=IF([.A62]&lt;&gt;[.A63];AVERAGE([.B53:.B6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420627" calcext:value-type="float">
            <text:p>420627</text:p>
          </table:table-cell>
          <table:table-cell office:value-type="string" calcext:value-type="string">
            <text:p>us</text:p>
          </table:table-cell>
          <table:table-cell table:formula="of:=IF([.A63]&lt;&gt;[.A64];AVERAGE([.B54:.B6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451090" calcext:value-type="float">
            <text:p>451090</text:p>
          </table:table-cell>
          <table:table-cell office:value-type="string" calcext:value-type="string">
            <text:p>us</text:p>
          </table:table-cell>
          <table:table-cell table:formula="of:=IF([.A64]&lt;&gt;[.A65];AVERAGE([.B55:.B6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453843" calcext:value-type="float">
            <text:p>453843</text:p>
          </table:table-cell>
          <table:table-cell office:value-type="string" calcext:value-type="string">
            <text:p>us</text:p>
          </table:table-cell>
          <table:table-cell table:formula="of:=IF([.A65]&lt;&gt;[.A66];AVERAGE([.B56:.B6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448522" calcext:value-type="float">
            <text:p>448522</text:p>
          </table:table-cell>
          <table:table-cell office:value-type="string" calcext:value-type="string">
            <text:p>us</text:p>
          </table:table-cell>
          <table:table-cell table:formula="of:=IF([.A66]&lt;&gt;[.A67];AVERAGE([.B57:.B6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453463" calcext:value-type="float">
            <text:p>453463</text:p>
          </table:table-cell>
          <table:table-cell office:value-type="string" calcext:value-type="string">
            <text:p>us</text:p>
          </table:table-cell>
          <table:table-cell table:formula="of:=IF([.A67]&lt;&gt;[.A68];AVERAGE([.B58:.B6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423566" calcext:value-type="float">
            <text:p>423566</text:p>
          </table:table-cell>
          <table:table-cell office:value-type="string" calcext:value-type="string">
            <text:p>us</text:p>
          </table:table-cell>
          <table:table-cell table:formula="of:=IF([.A68]&lt;&gt;[.A69];AVERAGE([.B59:.B6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414301" calcext:value-type="float">
            <text:p>414301</text:p>
          </table:table-cell>
          <table:table-cell office:value-type="string" calcext:value-type="string">
            <text:p>us</text:p>
          </table:table-cell>
          <table:table-cell table:formula="of:=IF([.A69]&lt;&gt;[.A70];AVERAGE([.B60:.B6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369649" calcext:value-type="float">
            <text:p>369649</text:p>
          </table:table-cell>
          <table:table-cell office:value-type="string" calcext:value-type="string">
            <text:p>us</text:p>
          </table:table-cell>
          <table:table-cell table:formula="of:=IF([.A70]&lt;&gt;[.A71];AVERAGE([.B61:.B70]); &quot; &quot;)" office:value-type="float" office:value="358188.3" calcext:value-type="float">
            <text:p>358188.3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348987" calcext:value-type="float">
            <text:p>348987</text:p>
          </table:table-cell>
          <table:table-cell office:value-type="string" calcext:value-type="string">
            <text:p>us</text:p>
          </table:table-cell>
          <table:table-cell table:formula="of:=IF([.A71]&lt;&gt;[.A72];AVERAGE([.B62:.B7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361917" calcext:value-type="float">
            <text:p>361917</text:p>
          </table:table-cell>
          <table:table-cell office:value-type="string" calcext:value-type="string">
            <text:p>us</text:p>
          </table:table-cell>
          <table:table-cell table:formula="of:=IF([.A72]&lt;&gt;[.A73];AVERAGE([.B63:.B7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368864" calcext:value-type="float">
            <text:p>368864</text:p>
          </table:table-cell>
          <table:table-cell office:value-type="string" calcext:value-type="string">
            <text:p>us</text:p>
          </table:table-cell>
          <table:table-cell table:formula="of:=IF([.A73]&lt;&gt;[.A74];AVERAGE([.B64:.B7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370244" calcext:value-type="float">
            <text:p>370244</text:p>
          </table:table-cell>
          <table:table-cell office:value-type="string" calcext:value-type="string">
            <text:p>us</text:p>
          </table:table-cell>
          <table:table-cell table:formula="of:=IF([.A74]&lt;&gt;[.A75];AVERAGE([.B65:.B7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344127" calcext:value-type="float">
            <text:p>344127</text:p>
          </table:table-cell>
          <table:table-cell office:value-type="string" calcext:value-type="string">
            <text:p>us</text:p>
          </table:table-cell>
          <table:table-cell table:formula="of:=IF([.A75]&lt;&gt;[.A76];AVERAGE([.B66:.B7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366831" calcext:value-type="float">
            <text:p>366831</text:p>
          </table:table-cell>
          <table:table-cell office:value-type="string" calcext:value-type="string">
            <text:p>us</text:p>
          </table:table-cell>
          <table:table-cell table:formula="of:=IF([.A76]&lt;&gt;[.A77];AVERAGE([.B67:.B7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341396" calcext:value-type="float">
            <text:p>341396</text:p>
          </table:table-cell>
          <table:table-cell office:value-type="string" calcext:value-type="string">
            <text:p>us</text:p>
          </table:table-cell>
          <table:table-cell table:formula="of:=IF([.A77]&lt;&gt;[.A78];AVERAGE([.B68:.B7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346767" calcext:value-type="float">
            <text:p>346767</text:p>
          </table:table-cell>
          <table:table-cell office:value-type="string" calcext:value-type="string">
            <text:p>us</text:p>
          </table:table-cell>
          <table:table-cell table:formula="of:=IF([.A78]&lt;&gt;[.A79];AVERAGE([.B69:.B7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363101" calcext:value-type="float">
            <text:p>363101</text:p>
          </table:table-cell>
          <table:table-cell office:value-type="string" calcext:value-type="string">
            <text:p>us</text:p>
          </table:table-cell>
          <table:table-cell table:formula="of:=IF([.A79]&lt;&gt;[.A80];AVERAGE([.B70:.B7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052473" calcext:value-type="float">
            <text:p>1052473</text:p>
          </table:table-cell>
          <table:table-cell office:value-type="string" calcext:value-type="string">
            <text:p>us</text:p>
          </table:table-cell>
          <table:table-cell table:formula="of:=IF([.A80]&lt;&gt;[.A81];AVERAGE([.B71:.B80]); &quot; &quot;)" office:value-type="float" office:value="1111679" calcext:value-type="float">
            <text:p>1111679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131348" calcext:value-type="float">
            <text:p>1131348</text:p>
          </table:table-cell>
          <table:table-cell office:value-type="string" calcext:value-type="string">
            <text:p>us</text:p>
          </table:table-cell>
          <table:table-cell table:formula="of:=IF([.A81]&lt;&gt;[.A82];AVERAGE([.B72:.B8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138286" calcext:value-type="float">
            <text:p>1138286</text:p>
          </table:table-cell>
          <table:table-cell office:value-type="string" calcext:value-type="string">
            <text:p>us</text:p>
          </table:table-cell>
          <table:table-cell table:formula="of:=IF([.A82]&lt;&gt;[.A83];AVERAGE([.B73:.B8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066449" calcext:value-type="float">
            <text:p>1066449</text:p>
          </table:table-cell>
          <table:table-cell office:value-type="string" calcext:value-type="string">
            <text:p>us</text:p>
          </table:table-cell>
          <table:table-cell table:formula="of:=IF([.A83]&lt;&gt;[.A84];AVERAGE([.B74:.B8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140432" calcext:value-type="float">
            <text:p>1140432</text:p>
          </table:table-cell>
          <table:table-cell office:value-type="string" calcext:value-type="string">
            <text:p>us</text:p>
          </table:table-cell>
          <table:table-cell table:formula="of:=IF([.A84]&lt;&gt;[.A85];AVERAGE([.B75:.B8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109603" calcext:value-type="float">
            <text:p>1109603</text:p>
          </table:table-cell>
          <table:table-cell office:value-type="string" calcext:value-type="string">
            <text:p>us</text:p>
          </table:table-cell>
          <table:table-cell table:formula="of:=IF([.A85]&lt;&gt;[.A86];AVERAGE([.B76:.B8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146284" calcext:value-type="float">
            <text:p>1146284</text:p>
          </table:table-cell>
          <table:table-cell office:value-type="string" calcext:value-type="string">
            <text:p>us</text:p>
          </table:table-cell>
          <table:table-cell table:formula="of:=IF([.A86]&lt;&gt;[.A87];AVERAGE([.B77:.B8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050968" calcext:value-type="float">
            <text:p>1050968</text:p>
          </table:table-cell>
          <table:table-cell office:value-type="string" calcext:value-type="string">
            <text:p>us</text:p>
          </table:table-cell>
          <table:table-cell table:formula="of:=IF([.A87]&lt;&gt;[.A88];AVERAGE([.B78:.B8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144175" calcext:value-type="float">
            <text:p>1144175</text:p>
          </table:table-cell>
          <table:table-cell office:value-type="string" calcext:value-type="string">
            <text:p>us</text:p>
          </table:table-cell>
          <table:table-cell table:formula="of:=IF([.A88]&lt;&gt;[.A89];AVERAGE([.B79:.B8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136772" calcext:value-type="float">
            <text:p>1136772</text:p>
          </table:table-cell>
          <table:table-cell office:value-type="string" calcext:value-type="string">
            <text:p>us</text:p>
          </table:table-cell>
          <table:table-cell table:formula="of:=IF([.A89]&lt;&gt;[.A90];AVERAGE([.B80:.B8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510550" calcext:value-type="float">
            <text:p>510550</text:p>
          </table:table-cell>
          <table:table-cell office:value-type="string" calcext:value-type="string">
            <text:p>us</text:p>
          </table:table-cell>
          <table:table-cell table:formula="of:=IF([.A90]&lt;&gt;[.A91];AVERAGE([.B81:.B90]); &quot; &quot;)" office:value-type="float" office:value="508712.4" calcext:value-type="float">
            <text:p>508712.4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492602" calcext:value-type="float">
            <text:p>492602</text:p>
          </table:table-cell>
          <table:table-cell office:value-type="string" calcext:value-type="string">
            <text:p>us</text:p>
          </table:table-cell>
          <table:table-cell table:formula="of:=IF([.A91]&lt;&gt;[.A92];AVERAGE([.B82:.B9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521795" calcext:value-type="float">
            <text:p>521795</text:p>
          </table:table-cell>
          <table:table-cell office:value-type="string" calcext:value-type="string">
            <text:p>us</text:p>
          </table:table-cell>
          <table:table-cell table:formula="of:=IF([.A92]&lt;&gt;[.A93];AVERAGE([.B83:.B9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530956" calcext:value-type="float">
            <text:p>530956</text:p>
          </table:table-cell>
          <table:table-cell office:value-type="string" calcext:value-type="string">
            <text:p>us</text:p>
          </table:table-cell>
          <table:table-cell table:formula="of:=IF([.A93]&lt;&gt;[.A94];AVERAGE([.B84:.B9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527148" calcext:value-type="float">
            <text:p>527148</text:p>
          </table:table-cell>
          <table:table-cell office:value-type="string" calcext:value-type="string">
            <text:p>us</text:p>
          </table:table-cell>
          <table:table-cell table:formula="of:=IF([.A94]&lt;&gt;[.A95];AVERAGE([.B85:.B9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521404" calcext:value-type="float">
            <text:p>521404</text:p>
          </table:table-cell>
          <table:table-cell office:value-type="string" calcext:value-type="string">
            <text:p>us</text:p>
          </table:table-cell>
          <table:table-cell table:formula="of:=IF([.A95]&lt;&gt;[.A96];AVERAGE([.B86:.B9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526268" calcext:value-type="float">
            <text:p>526268</text:p>
          </table:table-cell>
          <table:table-cell office:value-type="string" calcext:value-type="string">
            <text:p>us</text:p>
          </table:table-cell>
          <table:table-cell table:formula="of:=IF([.A96]&lt;&gt;[.A97];AVERAGE([.B87:.B9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485381" calcext:value-type="float">
            <text:p>485381</text:p>
          </table:table-cell>
          <table:table-cell office:value-type="string" calcext:value-type="string">
            <text:p>us</text:p>
          </table:table-cell>
          <table:table-cell table:formula="of:=IF([.A97]&lt;&gt;[.A98];AVERAGE([.B88:.B9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489171" calcext:value-type="float">
            <text:p>489171</text:p>
          </table:table-cell>
          <table:table-cell office:value-type="string" calcext:value-type="string">
            <text:p>us</text:p>
          </table:table-cell>
          <table:table-cell table:formula="of:=IF([.A98]&lt;&gt;[.A99];AVERAGE([.B89:.B9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481849" calcext:value-type="float">
            <text:p>481849</text:p>
          </table:table-cell>
          <table:table-cell office:value-type="string" calcext:value-type="string">
            <text:p>us</text:p>
          </table:table-cell>
          <table:table-cell table:formula="of:=IF([.A99]&lt;&gt;[.A100];AVERAGE([.B90:.B9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401448" calcext:value-type="float">
            <text:p>401448</text:p>
          </table:table-cell>
          <table:table-cell office:value-type="string" calcext:value-type="string">
            <text:p>us</text:p>
          </table:table-cell>
          <table:table-cell table:formula="of:=IF([.A100]&lt;&gt;[.A101];AVERAGE([.B91:.B100]); &quot; &quot;)" office:value-type="float" office:value="417912.1" calcext:value-type="float">
            <text:p>417912.1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407927" calcext:value-type="float">
            <text:p>407927</text:p>
          </table:table-cell>
          <table:table-cell office:value-type="string" calcext:value-type="string">
            <text:p>us</text:p>
          </table:table-cell>
          <table:table-cell table:formula="of:=IF([.A101]&lt;&gt;[.A102];AVERAGE([.B92:.B10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429309" calcext:value-type="float">
            <text:p>429309</text:p>
          </table:table-cell>
          <table:table-cell office:value-type="string" calcext:value-type="string">
            <text:p>us</text:p>
          </table:table-cell>
          <table:table-cell table:formula="of:=IF([.A102]&lt;&gt;[.A103];AVERAGE([.B93:.B10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399951" calcext:value-type="float">
            <text:p>399951</text:p>
          </table:table-cell>
          <table:table-cell office:value-type="string" calcext:value-type="string">
            <text:p>us</text:p>
          </table:table-cell>
          <table:table-cell table:formula="of:=IF([.A103]&lt;&gt;[.A104];AVERAGE([.B94:.B10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431383" calcext:value-type="float">
            <text:p>431383</text:p>
          </table:table-cell>
          <table:table-cell office:value-type="string" calcext:value-type="string">
            <text:p>us</text:p>
          </table:table-cell>
          <table:table-cell table:formula="of:=IF([.A104]&lt;&gt;[.A105];AVERAGE([.B95:.B10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399081" calcext:value-type="float">
            <text:p>399081</text:p>
          </table:table-cell>
          <table:table-cell office:value-type="string" calcext:value-type="string">
            <text:p>us</text:p>
          </table:table-cell>
          <table:table-cell table:formula="of:=IF([.A105]&lt;&gt;[.A106];AVERAGE([.B96:.B10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430700" calcext:value-type="float">
            <text:p>430700</text:p>
          </table:table-cell>
          <table:table-cell office:value-type="string" calcext:value-type="string">
            <text:p>us</text:p>
          </table:table-cell>
          <table:table-cell table:formula="of:=IF([.A106]&lt;&gt;[.A107];AVERAGE([.B97:.B10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422971" calcext:value-type="float">
            <text:p>422971</text:p>
          </table:table-cell>
          <table:table-cell office:value-type="string" calcext:value-type="string">
            <text:p>us</text:p>
          </table:table-cell>
          <table:table-cell table:formula="of:=IF([.A107]&lt;&gt;[.A108];AVERAGE([.B98:.B10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423711" calcext:value-type="float">
            <text:p>423711</text:p>
          </table:table-cell>
          <table:table-cell office:value-type="string" calcext:value-type="string">
            <text:p>us</text:p>
          </table:table-cell>
          <table:table-cell table:formula="of:=IF([.A108]&lt;&gt;[.A109];AVERAGE([.B99:.B10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432640" calcext:value-type="float">
            <text:p>432640</text:p>
          </table:table-cell>
          <table:table-cell office:value-type="string" calcext:value-type="string">
            <text:p>us</text:p>
          </table:table-cell>
          <table:table-cell table:formula="of:=IF([.A109]&lt;&gt;[.A110];AVERAGE([.B100:.B10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290336" calcext:value-type="float">
            <text:p>1290336</text:p>
          </table:table-cell>
          <table:table-cell office:value-type="string" calcext:value-type="string">
            <text:p>us</text:p>
          </table:table-cell>
          <table:table-cell table:formula="of:=IF([.A110]&lt;&gt;[.A111];AVERAGE([.B101:.B110]); &quot; &quot;)" office:value-type="float" office:value="1287487" calcext:value-type="float">
            <text:p>1287487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238182" calcext:value-type="float">
            <text:p>1238182</text:p>
          </table:table-cell>
          <table:table-cell office:value-type="string" calcext:value-type="string">
            <text:p>us</text:p>
          </table:table-cell>
          <table:table-cell table:formula="of:=IF([.A111]&lt;&gt;[.A112];AVERAGE([.B102:.B11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338226" calcext:value-type="float">
            <text:p>1338226</text:p>
          </table:table-cell>
          <table:table-cell office:value-type="string" calcext:value-type="string">
            <text:p>us</text:p>
          </table:table-cell>
          <table:table-cell table:formula="of:=IF([.A112]&lt;&gt;[.A113];AVERAGE([.B103:.B11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347558" calcext:value-type="float">
            <text:p>1347558</text:p>
          </table:table-cell>
          <table:table-cell office:value-type="string" calcext:value-type="string">
            <text:p>us</text:p>
          </table:table-cell>
          <table:table-cell table:formula="of:=IF([.A113]&lt;&gt;[.A114];AVERAGE([.B104:.B11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242699" calcext:value-type="float">
            <text:p>1242699</text:p>
          </table:table-cell>
          <table:table-cell office:value-type="string" calcext:value-type="string">
            <text:p>us</text:p>
          </table:table-cell>
          <table:table-cell table:formula="of:=IF([.A114]&lt;&gt;[.A115];AVERAGE([.B105:.B11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244573" calcext:value-type="float">
            <text:p>1244573</text:p>
          </table:table-cell>
          <table:table-cell office:value-type="string" calcext:value-type="string">
            <text:p>us</text:p>
          </table:table-cell>
          <table:table-cell table:formula="of:=IF([.A115]&lt;&gt;[.A116];AVERAGE([.B106:.B11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331673" calcext:value-type="float">
            <text:p>1331673</text:p>
          </table:table-cell>
          <table:table-cell office:value-type="string" calcext:value-type="string">
            <text:p>us</text:p>
          </table:table-cell>
          <table:table-cell table:formula="of:=IF([.A116]&lt;&gt;[.A117];AVERAGE([.B107:.B11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243996" calcext:value-type="float">
            <text:p>1243996</text:p>
          </table:table-cell>
          <table:table-cell office:value-type="string" calcext:value-type="string">
            <text:p>us</text:p>
          </table:table-cell>
          <table:table-cell table:formula="of:=IF([.A117]&lt;&gt;[.A118];AVERAGE([.B108:.B11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349046" calcext:value-type="float">
            <text:p>1349046</text:p>
          </table:table-cell>
          <table:table-cell office:value-type="string" calcext:value-type="string">
            <text:p>us</text:p>
          </table:table-cell>
          <table:table-cell table:formula="of:=IF([.A118]&lt;&gt;[.A119];AVERAGE([.B109:.B11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248581" calcext:value-type="float">
            <text:p>1248581</text:p>
          </table:table-cell>
          <table:table-cell office:value-type="string" calcext:value-type="string">
            <text:p>us</text:p>
          </table:table-cell>
          <table:table-cell table:formula="of:=IF([.A119]&lt;&gt;[.A120];AVERAGE([.B110:.B11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627523" calcext:value-type="float">
            <text:p>627523</text:p>
          </table:table-cell>
          <table:table-cell office:value-type="string" calcext:value-type="string">
            <text:p>us</text:p>
          </table:table-cell>
          <table:table-cell table:formula="of:=IF([.A120]&lt;&gt;[.A121];AVERAGE([.B111:.B120]); &quot; &quot;)" office:value-type="float" office:value="600751.9" calcext:value-type="float">
            <text:p>600751.9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581487" calcext:value-type="float">
            <text:p>581487</text:p>
          </table:table-cell>
          <table:table-cell office:value-type="string" calcext:value-type="string">
            <text:p>us</text:p>
          </table:table-cell>
          <table:table-cell table:formula="of:=IF([.A121]&lt;&gt;[.A122];AVERAGE([.B112:.B12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619366" calcext:value-type="float">
            <text:p>619366</text:p>
          </table:table-cell>
          <table:table-cell office:value-type="string" calcext:value-type="string">
            <text:p>us</text:p>
          </table:table-cell>
          <table:table-cell table:formula="of:=IF([.A122]&lt;&gt;[.A123];AVERAGE([.B113:.B12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581938" calcext:value-type="float">
            <text:p>581938</text:p>
          </table:table-cell>
          <table:table-cell office:value-type="string" calcext:value-type="string">
            <text:p>us</text:p>
          </table:table-cell>
          <table:table-cell table:formula="of:=IF([.A123]&lt;&gt;[.A124];AVERAGE([.B114:.B12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619375" calcext:value-type="float">
            <text:p>619375</text:p>
          </table:table-cell>
          <table:table-cell office:value-type="string" calcext:value-type="string">
            <text:p>us</text:p>
          </table:table-cell>
          <table:table-cell table:formula="of:=IF([.A124]&lt;&gt;[.A125];AVERAGE([.B115:.B12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584875" calcext:value-type="float">
            <text:p>584875</text:p>
          </table:table-cell>
          <table:table-cell office:value-type="string" calcext:value-type="string">
            <text:p>us</text:p>
          </table:table-cell>
          <table:table-cell table:formula="of:=IF([.A125]&lt;&gt;[.A126];AVERAGE([.B116:.B12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579990" calcext:value-type="float">
            <text:p>579990</text:p>
          </table:table-cell>
          <table:table-cell office:value-type="string" calcext:value-type="string">
            <text:p>us</text:p>
          </table:table-cell>
          <table:table-cell table:formula="of:=IF([.A126]&lt;&gt;[.A127];AVERAGE([.B117:.B12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604174" calcext:value-type="float">
            <text:p>604174</text:p>
          </table:table-cell>
          <table:table-cell office:value-type="string" calcext:value-type="string">
            <text:p>us</text:p>
          </table:table-cell>
          <table:table-cell table:formula="of:=IF([.A127]&lt;&gt;[.A128];AVERAGE([.B118:.B12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584421" calcext:value-type="float">
            <text:p>584421</text:p>
          </table:table-cell>
          <table:table-cell office:value-type="string" calcext:value-type="string">
            <text:p>us</text:p>
          </table:table-cell>
          <table:table-cell table:formula="of:=IF([.A128]&lt;&gt;[.A129];AVERAGE([.B119:.B12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624370" calcext:value-type="float">
            <text:p>624370</text:p>
          </table:table-cell>
          <table:table-cell office:value-type="string" calcext:value-type="string">
            <text:p>us</text:p>
          </table:table-cell>
          <table:table-cell table:formula="of:=IF([.A129]&lt;&gt;[.A130];AVERAGE([.B120:.B12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513942" calcext:value-type="float">
            <text:p>513942</text:p>
          </table:table-cell>
          <table:table-cell office:value-type="string" calcext:value-type="string">
            <text:p>us</text:p>
          </table:table-cell>
          <table:table-cell table:formula="of:=IF([.A130]&lt;&gt;[.A131];AVERAGE([.B121:.B130]); &quot; &quot;)" office:value-type="float" office:value="490969.4" calcext:value-type="float">
            <text:p>490969.4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512147" calcext:value-type="float">
            <text:p>512147</text:p>
          </table:table-cell>
          <table:table-cell office:value-type="string" calcext:value-type="string">
            <text:p>us</text:p>
          </table:table-cell>
          <table:table-cell table:formula="of:=IF([.A131]&lt;&gt;[.A132];AVERAGE([.B122:.B13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82451" calcext:value-type="float">
            <text:p>482451</text:p>
          </table:table-cell>
          <table:table-cell office:value-type="string" calcext:value-type="string">
            <text:p>us</text:p>
          </table:table-cell>
          <table:table-cell table:formula="of:=IF([.A132]&lt;&gt;[.A133];AVERAGE([.B123:.B13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507842" calcext:value-type="float">
            <text:p>507842</text:p>
          </table:table-cell>
          <table:table-cell office:value-type="string" calcext:value-type="string">
            <text:p>us</text:p>
          </table:table-cell>
          <table:table-cell table:formula="of:=IF([.A133]&lt;&gt;[.A134];AVERAGE([.B124:.B13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83618" calcext:value-type="float">
            <text:p>483618</text:p>
          </table:table-cell>
          <table:table-cell office:value-type="string" calcext:value-type="string">
            <text:p>us</text:p>
          </table:table-cell>
          <table:table-cell table:formula="of:=IF([.A134]&lt;&gt;[.A135];AVERAGE([.B125:.B13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72573" calcext:value-type="float">
            <text:p>472573</text:p>
          </table:table-cell>
          <table:table-cell office:value-type="string" calcext:value-type="string">
            <text:p>us</text:p>
          </table:table-cell>
          <table:table-cell table:formula="of:=IF([.A135]&lt;&gt;[.A136];AVERAGE([.B126:.B13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78905" calcext:value-type="float">
            <text:p>478905</text:p>
          </table:table-cell>
          <table:table-cell office:value-type="string" calcext:value-type="string">
            <text:p>us</text:p>
          </table:table-cell>
          <table:table-cell table:formula="of:=IF([.A136]&lt;&gt;[.A137];AVERAGE([.B127:.B13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72114" calcext:value-type="float">
            <text:p>472114</text:p>
          </table:table-cell>
          <table:table-cell office:value-type="string" calcext:value-type="string">
            <text:p>us</text:p>
          </table:table-cell>
          <table:table-cell table:formula="of:=IF([.A137]&lt;&gt;[.A138];AVERAGE([.B128:.B13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509396" calcext:value-type="float">
            <text:p>509396</text:p>
          </table:table-cell>
          <table:table-cell office:value-type="string" calcext:value-type="string">
            <text:p>us</text:p>
          </table:table-cell>
          <table:table-cell table:formula="of:=IF([.A138]&lt;&gt;[.A139];AVERAGE([.B129:.B13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76706" calcext:value-type="float">
            <text:p>476706</text:p>
          </table:table-cell>
          <table:table-cell office:value-type="string" calcext:value-type="string">
            <text:p>us</text:p>
          </table:table-cell>
          <table:table-cell table:formula="of:=IF([.A139]&lt;&gt;[.A140];AVERAGE([.B130:.B13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401551" calcext:value-type="float">
            <text:p>1401551</text:p>
          </table:table-cell>
          <table:table-cell office:value-type="string" calcext:value-type="string">
            <text:p>us</text:p>
          </table:table-cell>
          <table:table-cell table:formula="of:=IF([.A140]&lt;&gt;[.A141];AVERAGE([.B131:.B140]); &quot; &quot;)" office:value-type="float" office:value="1343734.5" calcext:value-type="float">
            <text:p>1343734.5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401057" calcext:value-type="float">
            <text:p>1401057</text:p>
          </table:table-cell>
          <table:table-cell office:value-type="string" calcext:value-type="string">
            <text:p>us</text:p>
          </table:table-cell>
          <table:table-cell table:formula="of:=IF([.A141]&lt;&gt;[.A142];AVERAGE([.B132:.B14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294895" calcext:value-type="float">
            <text:p>1294895</text:p>
          </table:table-cell>
          <table:table-cell office:value-type="string" calcext:value-type="string">
            <text:p>us</text:p>
          </table:table-cell>
          <table:table-cell table:formula="of:=IF([.A142]&lt;&gt;[.A143];AVERAGE([.B133:.B14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292211" calcext:value-type="float">
            <text:p>1292211</text:p>
          </table:table-cell>
          <table:table-cell office:value-type="string" calcext:value-type="string">
            <text:p>us</text:p>
          </table:table-cell>
          <table:table-cell table:formula="of:=IF([.A143]&lt;&gt;[.A144];AVERAGE([.B134:.B14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312390" calcext:value-type="float">
            <text:p>1312390</text:p>
          </table:table-cell>
          <table:table-cell office:value-type="string" calcext:value-type="string">
            <text:p>us</text:p>
          </table:table-cell>
          <table:table-cell table:formula="of:=IF([.A144]&lt;&gt;[.A145];AVERAGE([.B135:.B14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312943" calcext:value-type="float">
            <text:p>1312943</text:p>
          </table:table-cell>
          <table:table-cell office:value-type="string" calcext:value-type="string">
            <text:p>us</text:p>
          </table:table-cell>
          <table:table-cell table:formula="of:=IF([.A145]&lt;&gt;[.A146];AVERAGE([.B136:.B14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402703" calcext:value-type="float">
            <text:p>1402703</text:p>
          </table:table-cell>
          <table:table-cell office:value-type="string" calcext:value-type="string">
            <text:p>us</text:p>
          </table:table-cell>
          <table:table-cell table:formula="of:=IF([.A146]&lt;&gt;[.A147];AVERAGE([.B137:.B14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308048" calcext:value-type="float">
            <text:p>1308048</text:p>
          </table:table-cell>
          <table:table-cell office:value-type="string" calcext:value-type="string">
            <text:p>us</text:p>
          </table:table-cell>
          <table:table-cell table:formula="of:=IF([.A147]&lt;&gt;[.A148];AVERAGE([.B138:.B14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307151" calcext:value-type="float">
            <text:p>1307151</text:p>
          </table:table-cell>
          <table:table-cell office:value-type="string" calcext:value-type="string">
            <text:p>us</text:p>
          </table:table-cell>
          <table:table-cell table:formula="of:=IF([.A148]&lt;&gt;[.A149];AVERAGE([.B139:.B14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404396" calcext:value-type="float">
            <text:p>1404396</text:p>
          </table:table-cell>
          <table:table-cell office:value-type="string" calcext:value-type="string">
            <text:p>us</text:p>
          </table:table-cell>
          <table:table-cell table:formula="of:=IF([.A149]&lt;&gt;[.A150];AVERAGE([.B140:.B14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616736" calcext:value-type="float">
            <text:p>616736</text:p>
          </table:table-cell>
          <table:table-cell office:value-type="string" calcext:value-type="string">
            <text:p>us</text:p>
          </table:table-cell>
          <table:table-cell table:formula="of:=IF([.A150]&lt;&gt;[.A151];AVERAGE([.B141:.B150]); &quot; &quot;)" office:value-type="float" office:value="640578.7" calcext:value-type="float">
            <text:p>640578.7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658182" calcext:value-type="float">
            <text:p>658182</text:p>
          </table:table-cell>
          <table:table-cell office:value-type="string" calcext:value-type="string">
            <text:p>us</text:p>
          </table:table-cell>
          <table:table-cell table:formula="of:=IF([.A151]&lt;&gt;[.A152];AVERAGE([.B142:.B15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654732" calcext:value-type="float">
            <text:p>654732</text:p>
          </table:table-cell>
          <table:table-cell office:value-type="string" calcext:value-type="string">
            <text:p>us</text:p>
          </table:table-cell>
          <table:table-cell table:formula="of:=IF([.A152]&lt;&gt;[.A153];AVERAGE([.B143:.B15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612793" calcext:value-type="float">
            <text:p>612793</text:p>
          </table:table-cell>
          <table:table-cell office:value-type="string" calcext:value-type="string">
            <text:p>us</text:p>
          </table:table-cell>
          <table:table-cell table:formula="of:=IF([.A153]&lt;&gt;[.A154];AVERAGE([.B144:.B15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646971" calcext:value-type="float">
            <text:p>646971</text:p>
          </table:table-cell>
          <table:table-cell office:value-type="string" calcext:value-type="string">
            <text:p>us</text:p>
          </table:table-cell>
          <table:table-cell table:formula="of:=IF([.A154]&lt;&gt;[.A155];AVERAGE([.B145:.B15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651101" calcext:value-type="float">
            <text:p>651101</text:p>
          </table:table-cell>
          <table:table-cell office:value-type="string" calcext:value-type="string">
            <text:p>us</text:p>
          </table:table-cell>
          <table:table-cell table:formula="of:=IF([.A155]&lt;&gt;[.A156];AVERAGE([.B146:.B15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651418" calcext:value-type="float">
            <text:p>651418</text:p>
          </table:table-cell>
          <table:table-cell office:value-type="string" calcext:value-type="string">
            <text:p>us</text:p>
          </table:table-cell>
          <table:table-cell table:formula="of:=IF([.A156]&lt;&gt;[.A157];AVERAGE([.B147:.B15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608726" calcext:value-type="float">
            <text:p>608726</text:p>
          </table:table-cell>
          <table:table-cell office:value-type="string" calcext:value-type="string">
            <text:p>us</text:p>
          </table:table-cell>
          <table:table-cell table:formula="of:=IF([.A157]&lt;&gt;[.A158];AVERAGE([.B148:.B15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651035" calcext:value-type="float">
            <text:p>651035</text:p>
          </table:table-cell>
          <table:table-cell office:value-type="string" calcext:value-type="string">
            <text:p>us</text:p>
          </table:table-cell>
          <table:table-cell table:formula="of:=IF([.A158]&lt;&gt;[.A159];AVERAGE([.B149:.B15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654093" calcext:value-type="float">
            <text:p>654093</text:p>
          </table:table-cell>
          <table:table-cell office:value-type="string" calcext:value-type="string">
            <text:p>us</text:p>
          </table:table-cell>
          <table:table-cell table:formula="of:=IF([.A159]&lt;&gt;[.A160];AVERAGE([.B150:.B15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539796" calcext:value-type="float">
            <text:p>539796</text:p>
          </table:table-cell>
          <table:table-cell office:value-type="string" calcext:value-type="string">
            <text:p>us</text:p>
          </table:table-cell>
          <table:table-cell table:formula="of:=IF([.A160]&lt;&gt;[.A161];AVERAGE([.B151:.B160]); &quot; &quot;)" office:value-type="float" office:value="518245.8" calcext:value-type="float">
            <text:p>518245.8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522834" calcext:value-type="float">
            <text:p>522834</text:p>
          </table:table-cell>
          <table:table-cell office:value-type="string" calcext:value-type="string">
            <text:p>us</text:p>
          </table:table-cell>
          <table:table-cell table:formula="of:=IF([.A161]&lt;&gt;[.A162];AVERAGE([.B152:.B16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538590" calcext:value-type="float">
            <text:p>538590</text:p>
          </table:table-cell>
          <table:table-cell office:value-type="string" calcext:value-type="string">
            <text:p>us</text:p>
          </table:table-cell>
          <table:table-cell table:formula="of:=IF([.A162]&lt;&gt;[.A163];AVERAGE([.B153:.B16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512036" calcext:value-type="float">
            <text:p>512036</text:p>
          </table:table-cell>
          <table:table-cell office:value-type="string" calcext:value-type="string">
            <text:p>us</text:p>
          </table:table-cell>
          <table:table-cell table:formula="of:=IF([.A163]&lt;&gt;[.A164];AVERAGE([.B154:.B16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505119" calcext:value-type="float">
            <text:p>505119</text:p>
          </table:table-cell>
          <table:table-cell office:value-type="string" calcext:value-type="string">
            <text:p>us</text:p>
          </table:table-cell>
          <table:table-cell table:formula="of:=IF([.A164]&lt;&gt;[.A165];AVERAGE([.B155:.B16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504657" calcext:value-type="float">
            <text:p>504657</text:p>
          </table:table-cell>
          <table:table-cell office:value-type="string" calcext:value-type="string">
            <text:p>us</text:p>
          </table:table-cell>
          <table:table-cell table:formula="of:=IF([.A165]&lt;&gt;[.A166];AVERAGE([.B156:.B16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503904" calcext:value-type="float">
            <text:p>503904</text:p>
          </table:table-cell>
          <table:table-cell office:value-type="string" calcext:value-type="string">
            <text:p>us</text:p>
          </table:table-cell>
          <table:table-cell table:formula="of:=IF([.A166]&lt;&gt;[.A167];AVERAGE([.B157:.B16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500079" calcext:value-type="float">
            <text:p>500079</text:p>
          </table:table-cell>
          <table:table-cell office:value-type="string" calcext:value-type="string">
            <text:p>us</text:p>
          </table:table-cell>
          <table:table-cell table:formula="of:=IF([.A167]&lt;&gt;[.A168];AVERAGE([.B158:.B16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513869" calcext:value-type="float">
            <text:p>513869</text:p>
          </table:table-cell>
          <table:table-cell office:value-type="string" calcext:value-type="string">
            <text:p>us</text:p>
          </table:table-cell>
          <table:table-cell table:formula="of:=IF([.A168]&lt;&gt;[.A169];AVERAGE([.B159:.B16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541574" calcext:value-type="float">
            <text:p>541574</text:p>
          </table:table-cell>
          <table:table-cell office:value-type="string" calcext:value-type="string">
            <text:p>us</text:p>
          </table:table-cell>
          <table:table-cell table:formula="of:=IF([.A169]&lt;&gt;[.A170];AVERAGE([.B160:.B16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694884" calcext:value-type="float">
            <text:p>694884</text:p>
          </table:table-cell>
          <table:table-cell office:value-type="string" calcext:value-type="string">
            <text:p>us</text:p>
          </table:table-cell>
          <table:table-cell table:formula="of:=IF([.A170]&lt;&gt;[.A171];AVERAGE([.B161:.B170]); &quot; &quot;)" office:value-type="float" office:value="677441.8" calcext:value-type="float">
            <text:p>677441.8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696594" calcext:value-type="float">
            <text:p>696594</text:p>
          </table:table-cell>
          <table:table-cell office:value-type="string" calcext:value-type="string">
            <text:p>us</text:p>
          </table:table-cell>
          <table:table-cell table:formula="of:=IF([.A171]&lt;&gt;[.A172];AVERAGE([.B162:.B17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661632" calcext:value-type="float">
            <text:p>661632</text:p>
          </table:table-cell>
          <table:table-cell office:value-type="string" calcext:value-type="string">
            <text:p>us</text:p>
          </table:table-cell>
          <table:table-cell table:formula="of:=IF([.A172]&lt;&gt;[.A173];AVERAGE([.B163:.B17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646759" calcext:value-type="float">
            <text:p>646759</text:p>
          </table:table-cell>
          <table:table-cell office:value-type="string" calcext:value-type="string">
            <text:p>us</text:p>
          </table:table-cell>
          <table:table-cell table:formula="of:=IF([.A173]&lt;&gt;[.A174];AVERAGE([.B164:.B17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646729" calcext:value-type="float">
            <text:p>646729</text:p>
          </table:table-cell>
          <table:table-cell office:value-type="string" calcext:value-type="string">
            <text:p>us</text:p>
          </table:table-cell>
          <table:table-cell table:formula="of:=IF([.A174]&lt;&gt;[.A175];AVERAGE([.B165:.B17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698564" calcext:value-type="float">
            <text:p>698564</text:p>
          </table:table-cell>
          <table:table-cell office:value-type="string" calcext:value-type="string">
            <text:p>us</text:p>
          </table:table-cell>
          <table:table-cell table:formula="of:=IF([.A175]&lt;&gt;[.A176];AVERAGE([.B166:.B17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692832" calcext:value-type="float">
            <text:p>692832</text:p>
          </table:table-cell>
          <table:table-cell office:value-type="string" calcext:value-type="string">
            <text:p>us</text:p>
          </table:table-cell>
          <table:table-cell table:formula="of:=IF([.A176]&lt;&gt;[.A177];AVERAGE([.B167:.B17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646594" calcext:value-type="float">
            <text:p>646594</text:p>
          </table:table-cell>
          <table:table-cell office:value-type="string" calcext:value-type="string">
            <text:p>us</text:p>
          </table:table-cell>
          <table:table-cell table:formula="of:=IF([.A177]&lt;&gt;[.A178];AVERAGE([.B168:.B17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700192" calcext:value-type="float">
            <text:p>700192</text:p>
          </table:table-cell>
          <table:table-cell office:value-type="string" calcext:value-type="string">
            <text:p>us</text:p>
          </table:table-cell>
          <table:table-cell table:formula="of:=IF([.A178]&lt;&gt;[.A179];AVERAGE([.B169:.B17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689638" calcext:value-type="float">
            <text:p>689638</text:p>
          </table:table-cell>
          <table:table-cell office:value-type="string" calcext:value-type="string">
            <text:p>us</text:p>
          </table:table-cell>
          <table:table-cell table:formula="of:=IF([.A179]&lt;&gt;[.A180];AVERAGE([.B170:.B17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763021" calcext:value-type="float">
            <text:p>763021</text:p>
          </table:table-cell>
          <table:table-cell office:value-type="string" calcext:value-type="string">
            <text:p>us</text:p>
          </table:table-cell>
          <table:table-cell table:formula="of:=IF([.A180]&lt;&gt;[.A181];AVERAGE([.B171:.B180]); &quot; &quot;)" office:value-type="float" office:value="739233.3" calcext:value-type="float">
            <text:p>739233.3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767322" calcext:value-type="float">
            <text:p>767322</text:p>
          </table:table-cell>
          <table:table-cell office:value-type="string" calcext:value-type="string">
            <text:p>us</text:p>
          </table:table-cell>
          <table:table-cell table:formula="of:=IF([.A181]&lt;&gt;[.A182];AVERAGE([.B172:.B18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702017" calcext:value-type="float">
            <text:p>702017</text:p>
          </table:table-cell>
          <table:table-cell office:value-type="string" calcext:value-type="string">
            <text:p>us</text:p>
          </table:table-cell>
          <table:table-cell table:formula="of:=IF([.A182]&lt;&gt;[.A183];AVERAGE([.B173:.B18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786182" calcext:value-type="float">
            <text:p>786182</text:p>
          </table:table-cell>
          <table:table-cell office:value-type="string" calcext:value-type="string">
            <text:p>us</text:p>
          </table:table-cell>
          <table:table-cell table:formula="of:=IF([.A183]&lt;&gt;[.A184];AVERAGE([.B174:.B18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758547" calcext:value-type="float">
            <text:p>758547</text:p>
          </table:table-cell>
          <table:table-cell office:value-type="string" calcext:value-type="string">
            <text:p>us</text:p>
          </table:table-cell>
          <table:table-cell table:formula="of:=IF([.A184]&lt;&gt;[.A185];AVERAGE([.B175:.B18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710081" calcext:value-type="float">
            <text:p>710081</text:p>
          </table:table-cell>
          <table:table-cell office:value-type="string" calcext:value-type="string">
            <text:p>us</text:p>
          </table:table-cell>
          <table:table-cell table:formula="of:=IF([.A185]&lt;&gt;[.A186];AVERAGE([.B176:.B18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722228" calcext:value-type="float">
            <text:p>722228</text:p>
          </table:table-cell>
          <table:table-cell office:value-type="string" calcext:value-type="string">
            <text:p>us</text:p>
          </table:table-cell>
          <table:table-cell table:formula="of:=IF([.A186]&lt;&gt;[.A187];AVERAGE([.B177:.B18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760583" calcext:value-type="float">
            <text:p>760583</text:p>
          </table:table-cell>
          <table:table-cell office:value-type="string" calcext:value-type="string">
            <text:p>us</text:p>
          </table:table-cell>
          <table:table-cell table:formula="of:=IF([.A187]&lt;&gt;[.A188];AVERAGE([.B178:.B18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713081" calcext:value-type="float">
            <text:p>713081</text:p>
          </table:table-cell>
          <table:table-cell office:value-type="string" calcext:value-type="string">
            <text:p>us</text:p>
          </table:table-cell>
          <table:table-cell table:formula="of:=IF([.A188]&lt;&gt;[.A189];AVERAGE([.B179:.B18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709271" calcext:value-type="float">
            <text:p>709271</text:p>
          </table:table-cell>
          <table:table-cell office:value-type="string" calcext:value-type="string">
            <text:p>us</text:p>
          </table:table-cell>
          <table:table-cell table:formula="of:=IF([.A189]&lt;&gt;[.A190];AVERAGE([.B180:.B18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870553" calcext:value-type="float">
            <text:p>870553</text:p>
          </table:table-cell>
          <table:table-cell office:value-type="string" calcext:value-type="string">
            <text:p>us</text:p>
          </table:table-cell>
          <table:table-cell table:formula="of:=IF([.A190]&lt;&gt;[.A191];AVERAGE([.B181:.B190]); &quot; &quot;)" office:value-type="float" office:value="896834.6" calcext:value-type="float">
            <text:p>896834.6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884063" calcext:value-type="float">
            <text:p>884063</text:p>
          </table:table-cell>
          <table:table-cell office:value-type="string" calcext:value-type="string">
            <text:p>us</text:p>
          </table:table-cell>
          <table:table-cell table:formula="of:=IF([.A191]&lt;&gt;[.A192];AVERAGE([.B182:.B19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944608" calcext:value-type="float">
            <text:p>944608</text:p>
          </table:table-cell>
          <table:table-cell office:value-type="string" calcext:value-type="string">
            <text:p>us</text:p>
          </table:table-cell>
          <table:table-cell table:formula="of:=IF([.A192]&lt;&gt;[.A193];AVERAGE([.B183:.B19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890379" calcext:value-type="float">
            <text:p>890379</text:p>
          </table:table-cell>
          <table:table-cell office:value-type="string" calcext:value-type="string">
            <text:p>us</text:p>
          </table:table-cell>
          <table:table-cell table:formula="of:=IF([.A193]&lt;&gt;[.A194];AVERAGE([.B184:.B19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939120" calcext:value-type="float">
            <text:p>939120</text:p>
          </table:table-cell>
          <table:table-cell office:value-type="string" calcext:value-type="string">
            <text:p>us</text:p>
          </table:table-cell>
          <table:table-cell table:formula="of:=IF([.A194]&lt;&gt;[.A195];AVERAGE([.B185:.B19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877387" calcext:value-type="float">
            <text:p>877387</text:p>
          </table:table-cell>
          <table:table-cell office:value-type="string" calcext:value-type="string">
            <text:p>us</text:p>
          </table:table-cell>
          <table:table-cell table:formula="of:=IF([.A195]&lt;&gt;[.A196];AVERAGE([.B186:.B19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874063" calcext:value-type="float">
            <text:p>874063</text:p>
          </table:table-cell>
          <table:table-cell office:value-type="string" calcext:value-type="string">
            <text:p>us</text:p>
          </table:table-cell>
          <table:table-cell table:formula="of:=IF([.A196]&lt;&gt;[.A197];AVERAGE([.B187:.B19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876730" calcext:value-type="float">
            <text:p>876730</text:p>
          </table:table-cell>
          <table:table-cell office:value-type="string" calcext:value-type="string">
            <text:p>us</text:p>
          </table:table-cell>
          <table:table-cell table:formula="of:=IF([.A197]&lt;&gt;[.A198];AVERAGE([.B188:.B19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877261" calcext:value-type="float">
            <text:p>877261</text:p>
          </table:table-cell>
          <table:table-cell office:value-type="string" calcext:value-type="string">
            <text:p>us</text:p>
          </table:table-cell>
          <table:table-cell table:formula="of:=IF([.A198]&lt;&gt;[.A199];AVERAGE([.B189:.B19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934182" calcext:value-type="float">
            <text:p>934182</text:p>
          </table:table-cell>
          <table:table-cell office:value-type="string" calcext:value-type="string">
            <text:p>us</text:p>
          </table:table-cell>
          <table:table-cell table:formula="of:=IF([.A199]&lt;&gt;[.A200];AVERAGE([.B190:.B19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353437" calcext:value-type="float">
            <text:p>353437</text:p>
          </table:table-cell>
          <table:table-cell office:value-type="string" calcext:value-type="string">
            <text:p>us</text:p>
          </table:table-cell>
          <table:table-cell table:formula="of:=IF([.A200]&lt;&gt;[.A201];AVERAGE([.B191:.B200]); &quot; &quot;)" office:value-type="float" office:value="342237.8" calcext:value-type="float">
            <text:p>342237.8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325970" calcext:value-type="float">
            <text:p>325970</text:p>
          </table:table-cell>
          <table:table-cell office:value-type="string" calcext:value-type="string">
            <text:p>us</text:p>
          </table:table-cell>
          <table:table-cell table:formula="of:=IF([.A201]&lt;&gt;[.A202];AVERAGE([.B192:.B20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330844" calcext:value-type="float">
            <text:p>330844</text:p>
          </table:table-cell>
          <table:table-cell office:value-type="string" calcext:value-type="string">
            <text:p>us</text:p>
          </table:table-cell>
          <table:table-cell table:formula="of:=IF([.A202]&lt;&gt;[.A203];AVERAGE([.B193:.B20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357397" calcext:value-type="float">
            <text:p>357397</text:p>
          </table:table-cell>
          <table:table-cell office:value-type="string" calcext:value-type="string">
            <text:p>us</text:p>
          </table:table-cell>
          <table:table-cell table:formula="of:=IF([.A203]&lt;&gt;[.A204];AVERAGE([.B194:.B20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348973" calcext:value-type="float">
            <text:p>348973</text:p>
          </table:table-cell>
          <table:table-cell office:value-type="string" calcext:value-type="string">
            <text:p>us</text:p>
          </table:table-cell>
          <table:table-cell table:formula="of:=IF([.A204]&lt;&gt;[.A205];AVERAGE([.B195:.B20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354221" calcext:value-type="float">
            <text:p>354221</text:p>
          </table:table-cell>
          <table:table-cell office:value-type="string" calcext:value-type="string">
            <text:p>us</text:p>
          </table:table-cell>
          <table:table-cell table:formula="of:=IF([.A205]&lt;&gt;[.A206];AVERAGE([.B196:.B20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327930" calcext:value-type="float">
            <text:p>327930</text:p>
          </table:table-cell>
          <table:table-cell office:value-type="string" calcext:value-type="string">
            <text:p>us</text:p>
          </table:table-cell>
          <table:table-cell table:formula="of:=IF([.A206]&lt;&gt;[.A207];AVERAGE([.B197:.B20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330184" calcext:value-type="float">
            <text:p>330184</text:p>
          </table:table-cell>
          <table:table-cell office:value-type="string" calcext:value-type="string">
            <text:p>us</text:p>
          </table:table-cell>
          <table:table-cell table:formula="of:=IF([.A207]&lt;&gt;[.A208];AVERAGE([.B198:.B20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339501" calcext:value-type="float">
            <text:p>339501</text:p>
          </table:table-cell>
          <table:table-cell office:value-type="string" calcext:value-type="string">
            <text:p>us</text:p>
          </table:table-cell>
          <table:table-cell table:formula="of:=IF([.A208]&lt;&gt;[.A209];AVERAGE([.B199:.B20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353921" calcext:value-type="float">
            <text:p>353921</text:p>
          </table:table-cell>
          <table:table-cell office:value-type="string" calcext:value-type="string">
            <text:p>us</text:p>
          </table:table-cell>
          <table:table-cell table:formula="of:=IF([.A209]&lt;&gt;[.A210];AVERAGE([.B200:.B20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28202" calcext:value-type="float">
            <text:p>28202</text:p>
          </table:table-cell>
          <table:table-cell office:value-type="string" calcext:value-type="string">
            <text:p>us</text:p>
          </table:table-cell>
          <table:table-cell table:formula="of:=IF([.A210]&lt;&gt;[.A211];AVERAGE([.B201:.B210]); &quot; &quot;)" office:value-type="float" office:value="29620.8" calcext:value-type="float">
            <text:p>29620.8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28538" calcext:value-type="float">
            <text:p>28538</text:p>
          </table:table-cell>
          <table:table-cell office:value-type="string" calcext:value-type="string">
            <text:p>us</text:p>
          </table:table-cell>
          <table:table-cell table:formula="of:=IF([.A211]&lt;&gt;[.A212];AVERAGE([.B202:.B21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30017" calcext:value-type="float">
            <text:p>30017</text:p>
          </table:table-cell>
          <table:table-cell office:value-type="string" calcext:value-type="string">
            <text:p>us</text:p>
          </table:table-cell>
          <table:table-cell table:formula="of:=IF([.A212]&lt;&gt;[.A213];AVERAGE([.B203:.B21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31514" calcext:value-type="float">
            <text:p>31514</text:p>
          </table:table-cell>
          <table:table-cell office:value-type="string" calcext:value-type="string">
            <text:p>us</text:p>
          </table:table-cell>
          <table:table-cell table:formula="of:=IF([.A213]&lt;&gt;[.A214];AVERAGE([.B204:.B21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30102" calcext:value-type="float">
            <text:p>30102</text:p>
          </table:table-cell>
          <table:table-cell office:value-type="string" calcext:value-type="string">
            <text:p>us</text:p>
          </table:table-cell>
          <table:table-cell table:formula="of:=IF([.A214]&lt;&gt;[.A215];AVERAGE([.B205:.B21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28408" calcext:value-type="float">
            <text:p>28408</text:p>
          </table:table-cell>
          <table:table-cell office:value-type="string" calcext:value-type="string">
            <text:p>us</text:p>
          </table:table-cell>
          <table:table-cell table:formula="of:=IF([.A215]&lt;&gt;[.A216];AVERAGE([.B206:.B21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29413" calcext:value-type="float">
            <text:p>29413</text:p>
          </table:table-cell>
          <table:table-cell office:value-type="string" calcext:value-type="string">
            <text:p>us</text:p>
          </table:table-cell>
          <table:table-cell table:formula="of:=IF([.A216]&lt;&gt;[.A217];AVERAGE([.B207:.B21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29544" calcext:value-type="float">
            <text:p>29544</text:p>
          </table:table-cell>
          <table:table-cell office:value-type="string" calcext:value-type="string">
            <text:p>us</text:p>
          </table:table-cell>
          <table:table-cell table:formula="of:=IF([.A217]&lt;&gt;[.A218];AVERAGE([.B208:.B21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28878" calcext:value-type="float">
            <text:p>28878</text:p>
          </table:table-cell>
          <table:table-cell office:value-type="string" calcext:value-type="string">
            <text:p>us</text:p>
          </table:table-cell>
          <table:table-cell table:formula="of:=IF([.A218]&lt;&gt;[.A219];AVERAGE([.B209:.B21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31592" calcext:value-type="float">
            <text:p>31592</text:p>
          </table:table-cell>
          <table:table-cell office:value-type="string" calcext:value-type="string">
            <text:p>us</text:p>
          </table:table-cell>
          <table:table-cell table:formula="of:=IF([.A219]&lt;&gt;[.A220];AVERAGE([.B210:.B21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48158" calcext:value-type="float">
            <text:p>48158</text:p>
          </table:table-cell>
          <table:table-cell office:value-type="string" calcext:value-type="string">
            <text:p>us</text:p>
          </table:table-cell>
          <table:table-cell table:formula="of:=IF([.A220]&lt;&gt;[.A221];AVERAGE([.B211:.B220]); &quot; &quot;)" office:value-type="float" office:value="47685.7" calcext:value-type="float">
            <text:p>47685.7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47647" calcext:value-type="float">
            <text:p>47647</text:p>
          </table:table-cell>
          <table:table-cell office:value-type="string" calcext:value-type="string">
            <text:p>us</text:p>
          </table:table-cell>
          <table:table-cell table:formula="of:=IF([.A221]&lt;&gt;[.A222];AVERAGE([.B212:.B22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47018" calcext:value-type="float">
            <text:p>47018</text:p>
          </table:table-cell>
          <table:table-cell office:value-type="string" calcext:value-type="string">
            <text:p>us</text:p>
          </table:table-cell>
          <table:table-cell table:formula="of:=IF([.A222]&lt;&gt;[.A223];AVERAGE([.B213:.B22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46336" calcext:value-type="float">
            <text:p>46336</text:p>
          </table:table-cell>
          <table:table-cell office:value-type="string" calcext:value-type="string">
            <text:p>us</text:p>
          </table:table-cell>
          <table:table-cell table:formula="of:=IF([.A223]&lt;&gt;[.A224];AVERAGE([.B214:.B22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48826" calcext:value-type="float">
            <text:p>48826</text:p>
          </table:table-cell>
          <table:table-cell office:value-type="string" calcext:value-type="string">
            <text:p>us</text:p>
          </table:table-cell>
          <table:table-cell table:formula="of:=IF([.A224]&lt;&gt;[.A225];AVERAGE([.B215:.B22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45513" calcext:value-type="float">
            <text:p>45513</text:p>
          </table:table-cell>
          <table:table-cell office:value-type="string" calcext:value-type="string">
            <text:p>us</text:p>
          </table:table-cell>
          <table:table-cell table:formula="of:=IF([.A225]&lt;&gt;[.A226];AVERAGE([.B216:.B22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48480" calcext:value-type="float">
            <text:p>48480</text:p>
          </table:table-cell>
          <table:table-cell office:value-type="string" calcext:value-type="string">
            <text:p>us</text:p>
          </table:table-cell>
          <table:table-cell table:formula="of:=IF([.A226]&lt;&gt;[.A227];AVERAGE([.B217:.B22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48720" calcext:value-type="float">
            <text:p>48720</text:p>
          </table:table-cell>
          <table:table-cell office:value-type="string" calcext:value-type="string">
            <text:p>us</text:p>
          </table:table-cell>
          <table:table-cell table:formula="of:=IF([.A227]&lt;&gt;[.A228];AVERAGE([.B218:.B22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48761" calcext:value-type="float">
            <text:p>48761</text:p>
          </table:table-cell>
          <table:table-cell office:value-type="string" calcext:value-type="string">
            <text:p>us</text:p>
          </table:table-cell>
          <table:table-cell table:formula="of:=IF([.A228]&lt;&gt;[.A229];AVERAGE([.B219:.B22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47398" calcext:value-type="float">
            <text:p>47398</text:p>
          </table:table-cell>
          <table:table-cell office:value-type="string" calcext:value-type="string">
            <text:p>us</text:p>
          </table:table-cell>
          <table:table-cell table:formula="of:=IF([.A229]&lt;&gt;[.A230];AVERAGE([.B220:.B22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142941" calcext:value-type="float">
            <text:p>142941</text:p>
          </table:table-cell>
          <table:table-cell office:value-type="string" calcext:value-type="string">
            <text:p>us</text:p>
          </table:table-cell>
          <table:table-cell table:formula="of:=IF([.A230]&lt;&gt;[.A231];AVERAGE([.B221:.B230]); &quot; &quot;)" office:value-type="float" office:value="142510.8" calcext:value-type="float">
            <text:p>142510.8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145640" calcext:value-type="float">
            <text:p>145640</text:p>
          </table:table-cell>
          <table:table-cell office:value-type="string" calcext:value-type="string">
            <text:p>us</text:p>
          </table:table-cell>
          <table:table-cell table:formula="of:=IF([.A231]&lt;&gt;[.A232];AVERAGE([.B222:.B23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140078" calcext:value-type="float">
            <text:p>140078</text:p>
          </table:table-cell>
          <table:table-cell office:value-type="string" calcext:value-type="string">
            <text:p>us</text:p>
          </table:table-cell>
          <table:table-cell table:formula="of:=IF([.A232]&lt;&gt;[.A233];AVERAGE([.B223:.B23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138784" calcext:value-type="float">
            <text:p>138784</text:p>
          </table:table-cell>
          <table:table-cell office:value-type="string" calcext:value-type="string">
            <text:p>us</text:p>
          </table:table-cell>
          <table:table-cell table:formula="of:=IF([.A233]&lt;&gt;[.A234];AVERAGE([.B224:.B23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141736" calcext:value-type="float">
            <text:p>141736</text:p>
          </table:table-cell>
          <table:table-cell office:value-type="string" calcext:value-type="string">
            <text:p>us</text:p>
          </table:table-cell>
          <table:table-cell table:formula="of:=IF([.A234]&lt;&gt;[.A235];AVERAGE([.B225:.B23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144425" calcext:value-type="float">
            <text:p>144425</text:p>
          </table:table-cell>
          <table:table-cell office:value-type="string" calcext:value-type="string">
            <text:p>us</text:p>
          </table:table-cell>
          <table:table-cell table:formula="of:=IF([.A235]&lt;&gt;[.A236];AVERAGE([.B226:.B23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143113" calcext:value-type="float">
            <text:p>143113</text:p>
          </table:table-cell>
          <table:table-cell office:value-type="string" calcext:value-type="string">
            <text:p>us</text:p>
          </table:table-cell>
          <table:table-cell table:formula="of:=IF([.A236]&lt;&gt;[.A237];AVERAGE([.B227:.B23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141953" calcext:value-type="float">
            <text:p>141953</text:p>
          </table:table-cell>
          <table:table-cell office:value-type="string" calcext:value-type="string">
            <text:p>us</text:p>
          </table:table-cell>
          <table:table-cell table:formula="of:=IF([.A237]&lt;&gt;[.A238];AVERAGE([.B228:.B23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142709" calcext:value-type="float">
            <text:p>142709</text:p>
          </table:table-cell>
          <table:table-cell office:value-type="string" calcext:value-type="string">
            <text:p>us</text:p>
          </table:table-cell>
          <table:table-cell table:formula="of:=IF([.A238]&lt;&gt;[.A239];AVERAGE([.B229:.B23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143729" calcext:value-type="float">
            <text:p>143729</text:p>
          </table:table-cell>
          <table:table-cell office:value-type="string" calcext:value-type="string">
            <text:p>us</text:p>
          </table:table-cell>
          <table:table-cell table:formula="of:=IF([.A239]&lt;&gt;[.A240];AVERAGE([.B230:.B23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96161" calcext:value-type="float">
            <text:p>196161</text:p>
          </table:table-cell>
          <table:table-cell office:value-type="string" calcext:value-type="string">
            <text:p>us</text:p>
          </table:table-cell>
          <table:table-cell table:formula="of:=IF([.A240]&lt;&gt;[.A241];AVERAGE([.B231:.B240]); &quot; &quot;)" office:value-type="float" office:value="202289.6" calcext:value-type="float">
            <text:p>202289.6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213081" calcext:value-type="float">
            <text:p>213081</text:p>
          </table:table-cell>
          <table:table-cell office:value-type="string" calcext:value-type="string">
            <text:p>us</text:p>
          </table:table-cell>
          <table:table-cell table:formula="of:=IF([.A241]&lt;&gt;[.A242];AVERAGE([.B232:.B24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208175" calcext:value-type="float">
            <text:p>208175</text:p>
          </table:table-cell>
          <table:table-cell office:value-type="string" calcext:value-type="string">
            <text:p>us</text:p>
          </table:table-cell>
          <table:table-cell table:formula="of:=IF([.A242]&lt;&gt;[.A243];AVERAGE([.B233:.B24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206318" calcext:value-type="float">
            <text:p>206318</text:p>
          </table:table-cell>
          <table:table-cell office:value-type="string" calcext:value-type="string">
            <text:p>us</text:p>
          </table:table-cell>
          <table:table-cell table:formula="of:=IF([.A243]&lt;&gt;[.A244];AVERAGE([.B234:.B24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206162" calcext:value-type="float">
            <text:p>206162</text:p>
          </table:table-cell>
          <table:table-cell office:value-type="string" calcext:value-type="string">
            <text:p>us</text:p>
          </table:table-cell>
          <table:table-cell table:formula="of:=IF([.A244]&lt;&gt;[.A245];AVERAGE([.B235:.B24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96830" calcext:value-type="float">
            <text:p>196830</text:p>
          </table:table-cell>
          <table:table-cell office:value-type="string" calcext:value-type="string">
            <text:p>us</text:p>
          </table:table-cell>
          <table:table-cell table:formula="of:=IF([.A245]&lt;&gt;[.A246];AVERAGE([.B236:.B24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95098" calcext:value-type="float">
            <text:p>195098</text:p>
          </table:table-cell>
          <table:table-cell office:value-type="string" calcext:value-type="string">
            <text:p>us</text:p>
          </table:table-cell>
          <table:table-cell table:formula="of:=IF([.A246]&lt;&gt;[.A247];AVERAGE([.B237:.B24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206940" calcext:value-type="float">
            <text:p>206940</text:p>
          </table:table-cell>
          <table:table-cell office:value-type="string" calcext:value-type="string">
            <text:p>us</text:p>
          </table:table-cell>
          <table:table-cell table:formula="of:=IF([.A247]&lt;&gt;[.A248];AVERAGE([.B238:.B24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98652" calcext:value-type="float">
            <text:p>198652</text:p>
          </table:table-cell>
          <table:table-cell office:value-type="string" calcext:value-type="string">
            <text:p>us</text:p>
          </table:table-cell>
          <table:table-cell table:formula="of:=IF([.A248]&lt;&gt;[.A249];AVERAGE([.B239:.B24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95479" calcext:value-type="float">
            <text:p>195479</text:p>
          </table:table-cell>
          <table:table-cell office:value-type="string" calcext:value-type="string">
            <text:p>us</text:p>
          </table:table-cell>
          <table:table-cell table:formula="of:=IF([.A249]&lt;&gt;[.A250];AVERAGE([.B240:.B24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756283" calcext:value-type="float">
            <text:p>756283</text:p>
          </table:table-cell>
          <table:table-cell office:value-type="string" calcext:value-type="string">
            <text:p>us</text:p>
          </table:table-cell>
          <table:table-cell table:formula="of:=IF([.A250]&lt;&gt;[.A251];AVERAGE([.B241:.B250]); &quot; &quot;)" office:value-type="float" office:value="789949.8" calcext:value-type="float">
            <text:p>789949.8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801761" calcext:value-type="float">
            <text:p>801761</text:p>
          </table:table-cell>
          <table:table-cell office:value-type="string" calcext:value-type="string">
            <text:p>us</text:p>
          </table:table-cell>
          <table:table-cell table:formula="of:=IF([.A251]&lt;&gt;[.A252];AVERAGE([.B242:.B25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800738" calcext:value-type="float">
            <text:p>800738</text:p>
          </table:table-cell>
          <table:table-cell office:value-type="string" calcext:value-type="string">
            <text:p>us</text:p>
          </table:table-cell>
          <table:table-cell table:formula="of:=IF([.A252]&lt;&gt;[.A253];AVERAGE([.B243:.B25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798334" calcext:value-type="float">
            <text:p>798334</text:p>
          </table:table-cell>
          <table:table-cell office:value-type="string" calcext:value-type="string">
            <text:p>us</text:p>
          </table:table-cell>
          <table:table-cell table:formula="of:=IF([.A253]&lt;&gt;[.A254];AVERAGE([.B244:.B25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808399" calcext:value-type="float">
            <text:p>808399</text:p>
          </table:table-cell>
          <table:table-cell office:value-type="string" calcext:value-type="string">
            <text:p>us</text:p>
          </table:table-cell>
          <table:table-cell table:formula="of:=IF([.A254]&lt;&gt;[.A255];AVERAGE([.B245:.B25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800490" calcext:value-type="float">
            <text:p>800490</text:p>
          </table:table-cell>
          <table:table-cell office:value-type="string" calcext:value-type="string">
            <text:p>us</text:p>
          </table:table-cell>
          <table:table-cell table:formula="of:=IF([.A255]&lt;&gt;[.A256];AVERAGE([.B246:.B25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769386" calcext:value-type="float">
            <text:p>769386</text:p>
          </table:table-cell>
          <table:table-cell office:value-type="string" calcext:value-type="string">
            <text:p>us</text:p>
          </table:table-cell>
          <table:table-cell table:formula="of:=IF([.A256]&lt;&gt;[.A257];AVERAGE([.B247:.B25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802918" calcext:value-type="float">
            <text:p>802918</text:p>
          </table:table-cell>
          <table:table-cell office:value-type="string" calcext:value-type="string">
            <text:p>us</text:p>
          </table:table-cell>
          <table:table-cell table:formula="of:=IF([.A257]&lt;&gt;[.A258];AVERAGE([.B248:.B25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764052" calcext:value-type="float">
            <text:p>764052</text:p>
          </table:table-cell>
          <table:table-cell office:value-type="string" calcext:value-type="string">
            <text:p>us</text:p>
          </table:table-cell>
          <table:table-cell table:formula="of:=IF([.A258]&lt;&gt;[.A259];AVERAGE([.B249:.B25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797137" calcext:value-type="float">
            <text:p>797137</text:p>
          </table:table-cell>
          <table:table-cell office:value-type="string" calcext:value-type="string">
            <text:p>us</text:p>
          </table:table-cell>
          <table:table-cell table:formula="of:=IF([.A259]&lt;&gt;[.A260];AVERAGE([.B250:.B25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3140" calcext:value-type="float">
            <text:p>3140</text:p>
          </table:table-cell>
          <table:table-cell office:value-type="string" calcext:value-type="string">
            <text:p>us</text:p>
          </table:table-cell>
          <table:table-cell table:formula="of:=IF([.A260]&lt;&gt;[.A261];AVERAGE([.B251:.B260]); &quot; &quot;)" office:value-type="float" office:value="3078.4" calcext:value-type="float">
            <text:p>3078.4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us</text:p>
          </table:table-cell>
          <table:table-cell table:formula="of:=IF([.A261]&lt;&gt;[.A262];AVERAGE([.B252:.B26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2946" calcext:value-type="float">
            <text:p>2946</text:p>
          </table:table-cell>
          <table:table-cell office:value-type="string" calcext:value-type="string">
            <text:p>us</text:p>
          </table:table-cell>
          <table:table-cell table:formula="of:=IF([.A262]&lt;&gt;[.A263];AVERAGE([.B253:.B26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us</text:p>
          </table:table-cell>
          <table:table-cell table:formula="of:=IF([.A263]&lt;&gt;[.A264];AVERAGE([.B254:.B26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3082" calcext:value-type="float">
            <text:p>3082</text:p>
          </table:table-cell>
          <table:table-cell office:value-type="string" calcext:value-type="string">
            <text:p>us</text:p>
          </table:table-cell>
          <table:table-cell table:formula="of:=IF([.A264]&lt;&gt;[.A265];AVERAGE([.B255:.B26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3039" calcext:value-type="float">
            <text:p>3039</text:p>
          </table:table-cell>
          <table:table-cell office:value-type="string" calcext:value-type="string">
            <text:p>us</text:p>
          </table:table-cell>
          <table:table-cell table:formula="of:=IF([.A265]&lt;&gt;[.A266];AVERAGE([.B256:.B26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3263" calcext:value-type="float">
            <text:p>3263</text:p>
          </table:table-cell>
          <table:table-cell office:value-type="string" calcext:value-type="string">
            <text:p>us</text:p>
          </table:table-cell>
          <table:table-cell table:formula="of:=IF([.A266]&lt;&gt;[.A267];AVERAGE([.B257:.B26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3165" calcext:value-type="float">
            <text:p>3165</text:p>
          </table:table-cell>
          <table:table-cell office:value-type="string" calcext:value-type="string">
            <text:p>us</text:p>
          </table:table-cell>
          <table:table-cell table:formula="of:=IF([.A267]&lt;&gt;[.A268];AVERAGE([.B258:.B26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2967" calcext:value-type="float">
            <text:p>2967</text:p>
          </table:table-cell>
          <table:table-cell office:value-type="string" calcext:value-type="string">
            <text:p>us</text:p>
          </table:table-cell>
          <table:table-cell table:formula="of:=IF([.A268]&lt;&gt;[.A269];AVERAGE([.B259:.B26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2934" calcext:value-type="float">
            <text:p>2934</text:p>
          </table:table-cell>
          <table:table-cell office:value-type="string" calcext:value-type="string">
            <text:p>us</text:p>
          </table:table-cell>
          <table:table-cell table:formula="of:=IF([.A269]&lt;&gt;[.A270];AVERAGE([.B260:.B26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us</text:p>
          </table:table-cell>
          <table:table-cell table:formula="of:=IF([.A270]&lt;&gt;[.A271];AVERAGE([.B261:.B270]); &quot; &quot;)" office:value-type="float" office:value="50.2" calcext:value-type="float">
            <text:p>50.2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us</text:p>
          </table:table-cell>
          <table:table-cell table:formula="of:=IF([.A271]&lt;&gt;[.A272];AVERAGE([.B262:.B27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</text:p>
          </table:table-cell>
          <table:table-cell table:formula="of:=IF([.A272]&lt;&gt;[.A273];AVERAGE([.B263:.B27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</text:p>
          </table:table-cell>
          <table:table-cell table:formula="of:=IF([.A273]&lt;&gt;[.A274];AVERAGE([.B264:.B27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</text:p>
          </table:table-cell>
          <table:table-cell table:formula="of:=IF([.A274]&lt;&gt;[.A275];AVERAGE([.B265:.B27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</text:p>
          </table:table-cell>
          <table:table-cell table:formula="of:=IF([.A275]&lt;&gt;[.A276];AVERAGE([.B266:.B27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us</text:p>
          </table:table-cell>
          <table:table-cell table:formula="of:=IF([.A276]&lt;&gt;[.A277];AVERAGE([.B267:.B27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</text:p>
          </table:table-cell>
          <table:table-cell table:formula="of:=IF([.A277]&lt;&gt;[.A278];AVERAGE([.B268:.B27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</text:p>
          </table:table-cell>
          <table:table-cell table:formula="of:=IF([.A278]&lt;&gt;[.A279];AVERAGE([.B269:.B27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</text:p>
          </table:table-cell>
          <table:table-cell table:formula="of:=IF([.A279]&lt;&gt;[.A280];AVERAGE([.B270:.B279]); &quot; &quot;)" office:value-type="string" office:string-value=" " calcext:value-type="string">
            <text:p><text:s/></text:p>
          </table:table-cell>
        </table:table-row>
      </table:table>
      <table:table table:name="Result_new_input_opt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57556" calcext:value-type="float">
            <text:p>457556</text:p>
          </table:table-cell>
          <table:table-cell office:value-type="string" calcext:value-type="string">
            <text:p>us</text:p>
          </table:table-cell>
          <table:table-cell table:formula="of:=IF([.A10]&lt;&gt;[.A11];AVERAGE([.B1:.B10]); &quot; &quot;)" office:value-type="float" office:value="449472" calcext:value-type="float">
            <text:p>449472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57304" calcext:value-type="float">
            <text:p>457304</text:p>
          </table:table-cell>
          <table:table-cell office:value-type="string" calcext:value-type="string">
            <text:p>us</text:p>
          </table:table-cell>
          <table:table-cell table:formula="of:=IF([.A11]&lt;&gt;[.A12];AVERAGE([.B2:.B1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61460" calcext:value-type="float">
            <text:p>461460</text:p>
          </table:table-cell>
          <table:table-cell office:value-type="string" calcext:value-type="string">
            <text:p>us</text:p>
          </table:table-cell>
          <table:table-cell table:formula="of:=IF([.A12]&lt;&gt;[.A13];AVERAGE([.B3:.B1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58485" calcext:value-type="float">
            <text:p>458485</text:p>
          </table:table-cell>
          <table:table-cell office:value-type="string" calcext:value-type="string">
            <text:p>us</text:p>
          </table:table-cell>
          <table:table-cell table:formula="of:=IF([.A13]&lt;&gt;[.A14];AVERAGE([.B4:.B1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59722" calcext:value-type="float">
            <text:p>459722</text:p>
          </table:table-cell>
          <table:table-cell office:value-type="string" calcext:value-type="string">
            <text:p>us</text:p>
          </table:table-cell>
          <table:table-cell table:formula="of:=IF([.A14]&lt;&gt;[.A15];AVERAGE([.B5:.B1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57517" calcext:value-type="float">
            <text:p>457517</text:p>
          </table:table-cell>
          <table:table-cell office:value-type="string" calcext:value-type="string">
            <text:p>us</text:p>
          </table:table-cell>
          <table:table-cell table:formula="of:=IF([.A15]&lt;&gt;[.A16];AVERAGE([.B6:.B1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57581" calcext:value-type="float">
            <text:p>457581</text:p>
          </table:table-cell>
          <table:table-cell office:value-type="string" calcext:value-type="string">
            <text:p>us</text:p>
          </table:table-cell>
          <table:table-cell table:formula="of:=IF([.A16]&lt;&gt;[.A17];AVERAGE([.B7:.B1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59407" calcext:value-type="float">
            <text:p>459407</text:p>
          </table:table-cell>
          <table:table-cell office:value-type="string" calcext:value-type="string">
            <text:p>us</text:p>
          </table:table-cell>
          <table:table-cell table:formula="of:=IF([.A17]&lt;&gt;[.A18];AVERAGE([.B8:.B1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11338" calcext:value-type="float">
            <text:p>411338</text:p>
          </table:table-cell>
          <table:table-cell office:value-type="string" calcext:value-type="string">
            <text:p>us</text:p>
          </table:table-cell>
          <table:table-cell table:formula="of:=IF([.A18]&lt;&gt;[.A19];AVERAGE([.B9:.B1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14350" calcext:value-type="float">
            <text:p>414350</text:p>
          </table:table-cell>
          <table:table-cell office:value-type="string" calcext:value-type="string">
            <text:p>us</text:p>
          </table:table-cell>
          <table:table-cell table:formula="of:=IF([.A19]&lt;&gt;[.A20];AVERAGE([.B10:.B1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335449" calcext:value-type="float">
            <text:p>1335449</text:p>
          </table:table-cell>
          <table:table-cell office:value-type="string" calcext:value-type="string">
            <text:p>us</text:p>
          </table:table-cell>
          <table:table-cell table:formula="of:=IF([.A20]&lt;&gt;[.A21];AVERAGE([.B11:.B20]); &quot; &quot;)" office:value-type="float" office:value="1287657.7" calcext:value-type="float">
            <text:p>1287657.7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214455" calcext:value-type="float">
            <text:p>1214455</text:p>
          </table:table-cell>
          <table:table-cell office:value-type="string" calcext:value-type="string">
            <text:p>us</text:p>
          </table:table-cell>
          <table:table-cell table:formula="of:=IF([.A21]&lt;&gt;[.A22];AVERAGE([.B12:.B2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259816" calcext:value-type="float">
            <text:p>1259816</text:p>
          </table:table-cell>
          <table:table-cell office:value-type="string" calcext:value-type="string">
            <text:p>us</text:p>
          </table:table-cell>
          <table:table-cell table:formula="of:=IF([.A22]&lt;&gt;[.A23];AVERAGE([.B13:.B2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330273" calcext:value-type="float">
            <text:p>1330273</text:p>
          </table:table-cell>
          <table:table-cell office:value-type="string" calcext:value-type="string">
            <text:p>us</text:p>
          </table:table-cell>
          <table:table-cell table:formula="of:=IF([.A23]&lt;&gt;[.A24];AVERAGE([.B14:.B2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329342" calcext:value-type="float">
            <text:p>1329342</text:p>
          </table:table-cell>
          <table:table-cell office:value-type="string" calcext:value-type="string">
            <text:p>us</text:p>
          </table:table-cell>
          <table:table-cell table:formula="of:=IF([.A24]&lt;&gt;[.A25];AVERAGE([.B15:.B2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211969" calcext:value-type="float">
            <text:p>1211969</text:p>
          </table:table-cell>
          <table:table-cell office:value-type="string" calcext:value-type="string">
            <text:p>us</text:p>
          </table:table-cell>
          <table:table-cell table:formula="of:=IF([.A25]&lt;&gt;[.A26];AVERAGE([.B16:.B2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323463" calcext:value-type="float">
            <text:p>1323463</text:p>
          </table:table-cell>
          <table:table-cell office:value-type="string" calcext:value-type="string">
            <text:p>us</text:p>
          </table:table-cell>
          <table:table-cell table:formula="of:=IF([.A26]&lt;&gt;[.A27];AVERAGE([.B17:.B2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332118" calcext:value-type="float">
            <text:p>1332118</text:p>
          </table:table-cell>
          <table:table-cell office:value-type="string" calcext:value-type="string">
            <text:p>us</text:p>
          </table:table-cell>
          <table:table-cell table:formula="of:=IF([.A27]&lt;&gt;[.A28];AVERAGE([.B18:.B2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211097" calcext:value-type="float">
            <text:p>1211097</text:p>
          </table:table-cell>
          <table:table-cell office:value-type="string" calcext:value-type="string">
            <text:p>us</text:p>
          </table:table-cell>
          <table:table-cell table:formula="of:=IF([.A28]&lt;&gt;[.A29];AVERAGE([.B19:.B2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328595" calcext:value-type="float">
            <text:p>1328595</text:p>
          </table:table-cell>
          <table:table-cell office:value-type="string" calcext:value-type="string">
            <text:p>us</text:p>
          </table:table-cell>
          <table:table-cell table:formula="of:=IF([.A29]&lt;&gt;[.A30];AVERAGE([.B20:.B2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634202" calcext:value-type="float">
            <text:p>634202</text:p>
          </table:table-cell>
          <table:table-cell office:value-type="string" calcext:value-type="string">
            <text:p>us</text:p>
          </table:table-cell>
          <table:table-cell table:formula="of:=IF([.A30]&lt;&gt;[.A31];AVERAGE([.B21:.B30]); &quot; &quot;)" office:value-type="float" office:value="627747.9" calcext:value-type="float">
            <text:p>627747.9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638969" calcext:value-type="float">
            <text:p>638969</text:p>
          </table:table-cell>
          <table:table-cell office:value-type="string" calcext:value-type="string">
            <text:p>us</text:p>
          </table:table-cell>
          <table:table-cell table:formula="of:=IF([.A31]&lt;&gt;[.A32];AVERAGE([.B22:.B3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641662" calcext:value-type="float">
            <text:p>641662</text:p>
          </table:table-cell>
          <table:table-cell office:value-type="string" calcext:value-type="string">
            <text:p>us</text:p>
          </table:table-cell>
          <table:table-cell table:formula="of:=IF([.A32]&lt;&gt;[.A33];AVERAGE([.B23:.B3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636819" calcext:value-type="float">
            <text:p>636819</text:p>
          </table:table-cell>
          <table:table-cell office:value-type="string" calcext:value-type="string">
            <text:p>us</text:p>
          </table:table-cell>
          <table:table-cell table:formula="of:=IF([.A33]&lt;&gt;[.A34];AVERAGE([.B24:.B3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87098" calcext:value-type="float">
            <text:p>587098</text:p>
          </table:table-cell>
          <table:table-cell office:value-type="string" calcext:value-type="string">
            <text:p>us</text:p>
          </table:table-cell>
          <table:table-cell table:formula="of:=IF([.A34]&lt;&gt;[.A35];AVERAGE([.B25:.B3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85951" calcext:value-type="float">
            <text:p>585951</text:p>
          </table:table-cell>
          <table:table-cell office:value-type="string" calcext:value-type="string">
            <text:p>us</text:p>
          </table:table-cell>
          <table:table-cell table:formula="of:=IF([.A35]&lt;&gt;[.A36];AVERAGE([.B26:.B3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633212" calcext:value-type="float">
            <text:p>633212</text:p>
          </table:table-cell>
          <table:table-cell office:value-type="string" calcext:value-type="string">
            <text:p>us</text:p>
          </table:table-cell>
          <table:table-cell table:formula="of:=IF([.A36]&lt;&gt;[.A37];AVERAGE([.B27:.B3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635502" calcext:value-type="float">
            <text:p>635502</text:p>
          </table:table-cell>
          <table:table-cell office:value-type="string" calcext:value-type="string">
            <text:p>us</text:p>
          </table:table-cell>
          <table:table-cell table:formula="of:=IF([.A37]&lt;&gt;[.A38];AVERAGE([.B28:.B3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639209" calcext:value-type="float">
            <text:p>639209</text:p>
          </table:table-cell>
          <table:table-cell office:value-type="string" calcext:value-type="string">
            <text:p>us</text:p>
          </table:table-cell>
          <table:table-cell table:formula="of:=IF([.A38]&lt;&gt;[.A39];AVERAGE([.B29:.B3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644855" calcext:value-type="float">
            <text:p>644855</text:p>
          </table:table-cell>
          <table:table-cell office:value-type="string" calcext:value-type="string">
            <text:p>us</text:p>
          </table:table-cell>
          <table:table-cell table:formula="of:=IF([.A39]&lt;&gt;[.A40];AVERAGE([.B30:.B3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87588" calcext:value-type="float">
            <text:p>487588</text:p>
          </table:table-cell>
          <table:table-cell office:value-type="string" calcext:value-type="string">
            <text:p>us</text:p>
          </table:table-cell>
          <table:table-cell table:formula="of:=IF([.A40]&lt;&gt;[.A41];AVERAGE([.B31:.B40]); &quot; &quot;)" office:value-type="float" office:value="522928.7" calcext:value-type="float">
            <text:p>522928.7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532273" calcext:value-type="float">
            <text:p>532273</text:p>
          </table:table-cell>
          <table:table-cell office:value-type="string" calcext:value-type="string">
            <text:p>us</text:p>
          </table:table-cell>
          <table:table-cell table:formula="of:=IF([.A41]&lt;&gt;[.A42];AVERAGE([.B32:.B4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531920" calcext:value-type="float">
            <text:p>531920</text:p>
          </table:table-cell>
          <table:table-cell office:value-type="string" calcext:value-type="string">
            <text:p>us</text:p>
          </table:table-cell>
          <table:table-cell table:formula="of:=IF([.A42]&lt;&gt;[.A43];AVERAGE([.B33:.B4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92017" calcext:value-type="float">
            <text:p>492017</text:p>
          </table:table-cell>
          <table:table-cell office:value-type="string" calcext:value-type="string">
            <text:p>us</text:p>
          </table:table-cell>
          <table:table-cell table:formula="of:=IF([.A43]&lt;&gt;[.A44];AVERAGE([.B34:.B4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530341" calcext:value-type="float">
            <text:p>530341</text:p>
          </table:table-cell>
          <table:table-cell office:value-type="string" calcext:value-type="string">
            <text:p>us</text:p>
          </table:table-cell>
          <table:table-cell table:formula="of:=IF([.A44]&lt;&gt;[.A45];AVERAGE([.B35:.B4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532707" calcext:value-type="float">
            <text:p>532707</text:p>
          </table:table-cell>
          <table:table-cell office:value-type="string" calcext:value-type="string">
            <text:p>us</text:p>
          </table:table-cell>
          <table:table-cell table:formula="of:=IF([.A45]&lt;&gt;[.A46];AVERAGE([.B36:.B4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531604" calcext:value-type="float">
            <text:p>531604</text:p>
          </table:table-cell>
          <table:table-cell office:value-type="string" calcext:value-type="string">
            <text:p>us</text:p>
          </table:table-cell>
          <table:table-cell table:formula="of:=IF([.A46]&lt;&gt;[.A47];AVERAGE([.B37:.B4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530943" calcext:value-type="float">
            <text:p>530943</text:p>
          </table:table-cell>
          <table:table-cell office:value-type="string" calcext:value-type="string">
            <text:p>us</text:p>
          </table:table-cell>
          <table:table-cell table:formula="of:=IF([.A47]&lt;&gt;[.A48];AVERAGE([.B38:.B4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530115" calcext:value-type="float">
            <text:p>530115</text:p>
          </table:table-cell>
          <table:table-cell office:value-type="string" calcext:value-type="string">
            <text:p>us</text:p>
          </table:table-cell>
          <table:table-cell table:formula="of:=IF([.A48]&lt;&gt;[.A49];AVERAGE([.B39:.B4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529779" calcext:value-type="float">
            <text:p>529779</text:p>
          </table:table-cell>
          <table:table-cell office:value-type="string" calcext:value-type="string">
            <text:p>us</text:p>
          </table:table-cell>
          <table:table-cell table:formula="of:=IF([.A49]&lt;&gt;[.A50];AVERAGE([.B40:.B4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746934" calcext:value-type="float">
            <text:p>746934</text:p>
          </table:table-cell>
          <table:table-cell office:value-type="string" calcext:value-type="string">
            <text:p>us</text:p>
          </table:table-cell>
          <table:table-cell table:formula="of:=IF([.A50]&lt;&gt;[.A51];AVERAGE([.B41:.B50]); &quot; &quot;)" office:value-type="float" office:value="727164.9" calcext:value-type="float">
            <text:p>727164.9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744180" calcext:value-type="float">
            <text:p>744180</text:p>
          </table:table-cell>
          <table:table-cell office:value-type="string" calcext:value-type="string">
            <text:p>us</text:p>
          </table:table-cell>
          <table:table-cell table:formula="of:=IF([.A51]&lt;&gt;[.A52];AVERAGE([.B42:.B5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752440" calcext:value-type="float">
            <text:p>752440</text:p>
          </table:table-cell>
          <table:table-cell office:value-type="string" calcext:value-type="string">
            <text:p>us</text:p>
          </table:table-cell>
          <table:table-cell table:formula="of:=IF([.A52]&lt;&gt;[.A53];AVERAGE([.B43:.B5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745153" calcext:value-type="float">
            <text:p>745153</text:p>
          </table:table-cell>
          <table:table-cell office:value-type="string" calcext:value-type="string">
            <text:p>us</text:p>
          </table:table-cell>
          <table:table-cell table:formula="of:=IF([.A53]&lt;&gt;[.A54];AVERAGE([.B44:.B5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745694" calcext:value-type="float">
            <text:p>745694</text:p>
          </table:table-cell>
          <table:table-cell office:value-type="string" calcext:value-type="string">
            <text:p>us</text:p>
          </table:table-cell>
          <table:table-cell table:formula="of:=IF([.A54]&lt;&gt;[.A55];AVERAGE([.B45:.B5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740166" calcext:value-type="float">
            <text:p>740166</text:p>
          </table:table-cell>
          <table:table-cell office:value-type="string" calcext:value-type="string">
            <text:p>us</text:p>
          </table:table-cell>
          <table:table-cell table:formula="of:=IF([.A55]&lt;&gt;[.A56];AVERAGE([.B46:.B5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74610" calcext:value-type="float">
            <text:p>674610</text:p>
          </table:table-cell>
          <table:table-cell office:value-type="string" calcext:value-type="string">
            <text:p>us</text:p>
          </table:table-cell>
          <table:table-cell table:formula="of:=IF([.A56]&lt;&gt;[.A57];AVERAGE([.B47:.B5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74564" calcext:value-type="float">
            <text:p>674564</text:p>
          </table:table-cell>
          <table:table-cell office:value-type="string" calcext:value-type="string">
            <text:p>us</text:p>
          </table:table-cell>
          <table:table-cell table:formula="of:=IF([.A57]&lt;&gt;[.A58];AVERAGE([.B48:.B5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73215" calcext:value-type="float">
            <text:p>673215</text:p>
          </table:table-cell>
          <table:table-cell office:value-type="string" calcext:value-type="string">
            <text:p>us</text:p>
          </table:table-cell>
          <table:table-cell table:formula="of:=IF([.A58]&lt;&gt;[.A59];AVERAGE([.B49:.B5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774693" calcext:value-type="float">
            <text:p>774693</text:p>
          </table:table-cell>
          <table:table-cell office:value-type="string" calcext:value-type="string">
            <text:p>us</text:p>
          </table:table-cell>
          <table:table-cell table:formula="of:=IF([.A59]&lt;&gt;[.A60];AVERAGE([.B50:.B5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44790" calcext:value-type="float">
            <text:p>344790</text:p>
          </table:table-cell>
          <table:table-cell office:value-type="string" calcext:value-type="string">
            <text:p>us</text:p>
          </table:table-cell>
          <table:table-cell table:formula="of:=IF([.A60]&lt;&gt;[.A61];AVERAGE([.B51:.B60]); &quot; &quot;)" office:value-type="float" office:value="330537.4" calcext:value-type="float">
            <text:p>330537.4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44352" calcext:value-type="float">
            <text:p>344352</text:p>
          </table:table-cell>
          <table:table-cell office:value-type="string" calcext:value-type="string">
            <text:p>us</text:p>
          </table:table-cell>
          <table:table-cell table:formula="of:=IF([.A61]&lt;&gt;[.A62];AVERAGE([.B52:.B6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43376" calcext:value-type="float">
            <text:p>343376</text:p>
          </table:table-cell>
          <table:table-cell office:value-type="string" calcext:value-type="string">
            <text:p>us</text:p>
          </table:table-cell>
          <table:table-cell table:formula="of:=IF([.A62]&lt;&gt;[.A63];AVERAGE([.B53:.B6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14292" calcext:value-type="float">
            <text:p>314292</text:p>
          </table:table-cell>
          <table:table-cell office:value-type="string" calcext:value-type="string">
            <text:p>us</text:p>
          </table:table-cell>
          <table:table-cell table:formula="of:=IF([.A63]&lt;&gt;[.A64];AVERAGE([.B54:.B6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13942" calcext:value-type="float">
            <text:p>313942</text:p>
          </table:table-cell>
          <table:table-cell office:value-type="string" calcext:value-type="string">
            <text:p>us</text:p>
          </table:table-cell>
          <table:table-cell table:formula="of:=IF([.A64]&lt;&gt;[.A65];AVERAGE([.B55:.B6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44424" calcext:value-type="float">
            <text:p>344424</text:p>
          </table:table-cell>
          <table:table-cell office:value-type="string" calcext:value-type="string">
            <text:p>us</text:p>
          </table:table-cell>
          <table:table-cell table:formula="of:=IF([.A65]&lt;&gt;[.A66];AVERAGE([.B56:.B6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44346" calcext:value-type="float">
            <text:p>344346</text:p>
          </table:table-cell>
          <table:table-cell office:value-type="string" calcext:value-type="string">
            <text:p>us</text:p>
          </table:table-cell>
          <table:table-cell table:formula="of:=IF([.A66]&lt;&gt;[.A67];AVERAGE([.B57:.B6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28037" calcext:value-type="float">
            <text:p>328037</text:p>
          </table:table-cell>
          <table:table-cell office:value-type="string" calcext:value-type="string">
            <text:p>us</text:p>
          </table:table-cell>
          <table:table-cell table:formula="of:=IF([.A67]&lt;&gt;[.A68];AVERAGE([.B58:.B6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12662" calcext:value-type="float">
            <text:p>312662</text:p>
          </table:table-cell>
          <table:table-cell office:value-type="string" calcext:value-type="string">
            <text:p>us</text:p>
          </table:table-cell>
          <table:table-cell table:formula="of:=IF([.A68]&lt;&gt;[.A69];AVERAGE([.B59:.B6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15153" calcext:value-type="float">
            <text:p>315153</text:p>
          </table:table-cell>
          <table:table-cell office:value-type="string" calcext:value-type="string">
            <text:p>us</text:p>
          </table:table-cell>
          <table:table-cell table:formula="of:=IF([.A69]&lt;&gt;[.A70];AVERAGE([.B60:.B6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83635" calcext:value-type="float">
            <text:p>283635</text:p>
          </table:table-cell>
          <table:table-cell office:value-type="string" calcext:value-type="string">
            <text:p>us</text:p>
          </table:table-cell>
          <table:table-cell table:formula="of:=IF([.A70]&lt;&gt;[.A71];AVERAGE([.B61:.B70]); &quot; &quot;)" office:value-type="float" office:value="276870.8" calcext:value-type="float">
            <text:p>276870.8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59000" calcext:value-type="float">
            <text:p>259000</text:p>
          </table:table-cell>
          <table:table-cell office:value-type="string" calcext:value-type="string">
            <text:p>us</text:p>
          </table:table-cell>
          <table:table-cell table:formula="of:=IF([.A71]&lt;&gt;[.A72];AVERAGE([.B62:.B7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83342" calcext:value-type="float">
            <text:p>283342</text:p>
          </table:table-cell>
          <table:table-cell office:value-type="string" calcext:value-type="string">
            <text:p>us</text:p>
          </table:table-cell>
          <table:table-cell table:formula="of:=IF([.A72]&lt;&gt;[.A73];AVERAGE([.B63:.B7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84951" calcext:value-type="float">
            <text:p>284951</text:p>
          </table:table-cell>
          <table:table-cell office:value-type="string" calcext:value-type="string">
            <text:p>us</text:p>
          </table:table-cell>
          <table:table-cell table:formula="of:=IF([.A73]&lt;&gt;[.A74];AVERAGE([.B64:.B7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83838" calcext:value-type="float">
            <text:p>283838</text:p>
          </table:table-cell>
          <table:table-cell office:value-type="string" calcext:value-type="string">
            <text:p>us</text:p>
          </table:table-cell>
          <table:table-cell table:formula="of:=IF([.A74]&lt;&gt;[.A75];AVERAGE([.B65:.B7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58765" calcext:value-type="float">
            <text:p>258765</text:p>
          </table:table-cell>
          <table:table-cell office:value-type="string" calcext:value-type="string">
            <text:p>us</text:p>
          </table:table-cell>
          <table:table-cell table:formula="of:=IF([.A75]&lt;&gt;[.A76];AVERAGE([.B66:.B7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85912" calcext:value-type="float">
            <text:p>285912</text:p>
          </table:table-cell>
          <table:table-cell office:value-type="string" calcext:value-type="string">
            <text:p>us</text:p>
          </table:table-cell>
          <table:table-cell table:formula="of:=IF([.A76]&lt;&gt;[.A77];AVERAGE([.B67:.B7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85291" calcext:value-type="float">
            <text:p>285291</text:p>
          </table:table-cell>
          <table:table-cell office:value-type="string" calcext:value-type="string">
            <text:p>us</text:p>
          </table:table-cell>
          <table:table-cell table:formula="of:=IF([.A77]&lt;&gt;[.A78];AVERAGE([.B68:.B7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60126" calcext:value-type="float">
            <text:p>260126</text:p>
          </table:table-cell>
          <table:table-cell office:value-type="string" calcext:value-type="string">
            <text:p>us</text:p>
          </table:table-cell>
          <table:table-cell table:formula="of:=IF([.A78]&lt;&gt;[.A79];AVERAGE([.B69:.B7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83848" calcext:value-type="float">
            <text:p>283848</text:p>
          </table:table-cell>
          <table:table-cell office:value-type="string" calcext:value-type="string">
            <text:p>us</text:p>
          </table:table-cell>
          <table:table-cell table:formula="of:=IF([.A79]&lt;&gt;[.A80];AVERAGE([.B70:.B7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801261" calcext:value-type="float">
            <text:p>801261</text:p>
          </table:table-cell>
          <table:table-cell office:value-type="string" calcext:value-type="string">
            <text:p>us</text:p>
          </table:table-cell>
          <table:table-cell table:formula="of:=IF([.A80]&lt;&gt;[.A81];AVERAGE([.B71:.B80]); &quot; &quot;)" office:value-type="float" office:value="854211.2" calcext:value-type="float">
            <text:p>854211.2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873974" calcext:value-type="float">
            <text:p>873974</text:p>
          </table:table-cell>
          <table:table-cell office:value-type="string" calcext:value-type="string">
            <text:p>us</text:p>
          </table:table-cell>
          <table:table-cell table:formula="of:=IF([.A81]&lt;&gt;[.A82];AVERAGE([.B72:.B8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878922" calcext:value-type="float">
            <text:p>878922</text:p>
          </table:table-cell>
          <table:table-cell office:value-type="string" calcext:value-type="string">
            <text:p>us</text:p>
          </table:table-cell>
          <table:table-cell table:formula="of:=IF([.A82]&lt;&gt;[.A83];AVERAGE([.B73:.B8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880314" calcext:value-type="float">
            <text:p>880314</text:p>
          </table:table-cell>
          <table:table-cell office:value-type="string" calcext:value-type="string">
            <text:p>us</text:p>
          </table:table-cell>
          <table:table-cell table:formula="of:=IF([.A83]&lt;&gt;[.A84];AVERAGE([.B74:.B8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878924" calcext:value-type="float">
            <text:p>878924</text:p>
          </table:table-cell>
          <table:table-cell office:value-type="string" calcext:value-type="string">
            <text:p>us</text:p>
          </table:table-cell>
          <table:table-cell table:formula="of:=IF([.A84]&lt;&gt;[.A85];AVERAGE([.B75:.B8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878920" calcext:value-type="float">
            <text:p>878920</text:p>
          </table:table-cell>
          <table:table-cell office:value-type="string" calcext:value-type="string">
            <text:p>us</text:p>
          </table:table-cell>
          <table:table-cell table:formula="of:=IF([.A85]&lt;&gt;[.A86];AVERAGE([.B76:.B8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95320" calcext:value-type="float">
            <text:p>795320</text:p>
          </table:table-cell>
          <table:table-cell office:value-type="string" calcext:value-type="string">
            <text:p>us</text:p>
          </table:table-cell>
          <table:table-cell table:formula="of:=IF([.A86]&lt;&gt;[.A87];AVERAGE([.B77:.B8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876235" calcext:value-type="float">
            <text:p>876235</text:p>
          </table:table-cell>
          <table:table-cell office:value-type="string" calcext:value-type="string">
            <text:p>us</text:p>
          </table:table-cell>
          <table:table-cell table:formula="of:=IF([.A87]&lt;&gt;[.A88];AVERAGE([.B78:.B8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878244" calcext:value-type="float">
            <text:p>878244</text:p>
          </table:table-cell>
          <table:table-cell office:value-type="string" calcext:value-type="string">
            <text:p>us</text:p>
          </table:table-cell>
          <table:table-cell table:formula="of:=IF([.A88]&lt;&gt;[.A89];AVERAGE([.B79:.B8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99998" calcext:value-type="float">
            <text:p>799998</text:p>
          </table:table-cell>
          <table:table-cell office:value-type="string" calcext:value-type="string">
            <text:p>us</text:p>
          </table:table-cell>
          <table:table-cell table:formula="of:=IF([.A89]&lt;&gt;[.A90];AVERAGE([.B80:.B8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409805" calcext:value-type="float">
            <text:p>409805</text:p>
          </table:table-cell>
          <table:table-cell office:value-type="string" calcext:value-type="string">
            <text:p>us</text:p>
          </table:table-cell>
          <table:table-cell table:formula="of:=IF([.A90]&lt;&gt;[.A91];AVERAGE([.B81:.B90]); &quot; &quot;)" office:value-type="float" office:value="402674.6" calcext:value-type="float">
            <text:p>402674.6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72902" calcext:value-type="float">
            <text:p>372902</text:p>
          </table:table-cell>
          <table:table-cell office:value-type="string" calcext:value-type="string">
            <text:p>us</text:p>
          </table:table-cell>
          <table:table-cell table:formula="of:=IF([.A91]&lt;&gt;[.A92];AVERAGE([.B82:.B9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408578" calcext:value-type="float">
            <text:p>408578</text:p>
          </table:table-cell>
          <table:table-cell office:value-type="string" calcext:value-type="string">
            <text:p>us</text:p>
          </table:table-cell>
          <table:table-cell table:formula="of:=IF([.A92]&lt;&gt;[.A93];AVERAGE([.B83:.B9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410809" calcext:value-type="float">
            <text:p>410809</text:p>
          </table:table-cell>
          <table:table-cell office:value-type="string" calcext:value-type="string">
            <text:p>us</text:p>
          </table:table-cell>
          <table:table-cell table:formula="of:=IF([.A93]&lt;&gt;[.A94];AVERAGE([.B84:.B9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411233" calcext:value-type="float">
            <text:p>411233</text:p>
          </table:table-cell>
          <table:table-cell office:value-type="string" calcext:value-type="string">
            <text:p>us</text:p>
          </table:table-cell>
          <table:table-cell table:formula="of:=IF([.A94]&lt;&gt;[.A95];AVERAGE([.B85:.B9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408960" calcext:value-type="float">
            <text:p>408960</text:p>
          </table:table-cell>
          <table:table-cell office:value-type="string" calcext:value-type="string">
            <text:p>us</text:p>
          </table:table-cell>
          <table:table-cell table:formula="of:=IF([.A95]&lt;&gt;[.A96];AVERAGE([.B86:.B9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410163" calcext:value-type="float">
            <text:p>410163</text:p>
          </table:table-cell>
          <table:table-cell office:value-type="string" calcext:value-type="string">
            <text:p>us</text:p>
          </table:table-cell>
          <table:table-cell table:formula="of:=IF([.A96]&lt;&gt;[.A97];AVERAGE([.B87:.B9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410589" calcext:value-type="float">
            <text:p>410589</text:p>
          </table:table-cell>
          <table:table-cell office:value-type="string" calcext:value-type="string">
            <text:p>us</text:p>
          </table:table-cell>
          <table:table-cell table:formula="of:=IF([.A97]&lt;&gt;[.A98];AVERAGE([.B88:.B9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74533" calcext:value-type="float">
            <text:p>374533</text:p>
          </table:table-cell>
          <table:table-cell office:value-type="string" calcext:value-type="string">
            <text:p>us</text:p>
          </table:table-cell>
          <table:table-cell table:formula="of:=IF([.A98]&lt;&gt;[.A99];AVERAGE([.B89:.B9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409174" calcext:value-type="float">
            <text:p>409174</text:p>
          </table:table-cell>
          <table:table-cell office:value-type="string" calcext:value-type="string">
            <text:p>us</text:p>
          </table:table-cell>
          <table:table-cell table:formula="of:=IF([.A99]&lt;&gt;[.A100];AVERAGE([.B90:.B9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340781" calcext:value-type="float">
            <text:p>340781</text:p>
          </table:table-cell>
          <table:table-cell office:value-type="string" calcext:value-type="string">
            <text:p>us</text:p>
          </table:table-cell>
          <table:table-cell table:formula="of:=IF([.A100]&lt;&gt;[.A101];AVERAGE([.B91:.B100]); &quot; &quot;)" office:value-type="float" office:value="327931.7" calcext:value-type="float">
            <text:p>327931.7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310326" calcext:value-type="float">
            <text:p>310326</text:p>
          </table:table-cell>
          <table:table-cell office:value-type="string" calcext:value-type="string">
            <text:p>us</text:p>
          </table:table-cell>
          <table:table-cell table:formula="of:=IF([.A101]&lt;&gt;[.A102];AVERAGE([.B92:.B10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309712" calcext:value-type="float">
            <text:p>309712</text:p>
          </table:table-cell>
          <table:table-cell office:value-type="string" calcext:value-type="string">
            <text:p>us</text:p>
          </table:table-cell>
          <table:table-cell table:formula="of:=IF([.A102]&lt;&gt;[.A103];AVERAGE([.B93:.B10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338691" calcext:value-type="float">
            <text:p>338691</text:p>
          </table:table-cell>
          <table:table-cell office:value-type="string" calcext:value-type="string">
            <text:p>us</text:p>
          </table:table-cell>
          <table:table-cell table:formula="of:=IF([.A103]&lt;&gt;[.A104];AVERAGE([.B94:.B10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337855" calcext:value-type="float">
            <text:p>337855</text:p>
          </table:table-cell>
          <table:table-cell office:value-type="string" calcext:value-type="string">
            <text:p>us</text:p>
          </table:table-cell>
          <table:table-cell table:formula="of:=IF([.A104]&lt;&gt;[.A105];AVERAGE([.B95:.B10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339081" calcext:value-type="float">
            <text:p>339081</text:p>
          </table:table-cell>
          <table:table-cell office:value-type="string" calcext:value-type="string">
            <text:p>us</text:p>
          </table:table-cell>
          <table:table-cell table:formula="of:=IF([.A105]&lt;&gt;[.A106];AVERAGE([.B96:.B10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310074" calcext:value-type="float">
            <text:p>310074</text:p>
          </table:table-cell>
          <table:table-cell office:value-type="string" calcext:value-type="string">
            <text:p>us</text:p>
          </table:table-cell>
          <table:table-cell table:formula="of:=IF([.A106]&lt;&gt;[.A107];AVERAGE([.B97:.B10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339216" calcext:value-type="float">
            <text:p>339216</text:p>
          </table:table-cell>
          <table:table-cell office:value-type="string" calcext:value-type="string">
            <text:p>us</text:p>
          </table:table-cell>
          <table:table-cell table:formula="of:=IF([.A107]&lt;&gt;[.A108];AVERAGE([.B98:.B10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309791" calcext:value-type="float">
            <text:p>309791</text:p>
          </table:table-cell>
          <table:table-cell office:value-type="string" calcext:value-type="string">
            <text:p>us</text:p>
          </table:table-cell>
          <table:table-cell table:formula="of:=IF([.A108]&lt;&gt;[.A109];AVERAGE([.B99:.B10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343790" calcext:value-type="float">
            <text:p>343790</text:p>
          </table:table-cell>
          <table:table-cell office:value-type="string" calcext:value-type="string">
            <text:p>us</text:p>
          </table:table-cell>
          <table:table-cell table:formula="of:=IF([.A109]&lt;&gt;[.A110];AVERAGE([.B100:.B10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054094" calcext:value-type="float">
            <text:p>1054094</text:p>
          </table:table-cell>
          <table:table-cell office:value-type="string" calcext:value-type="string">
            <text:p>us</text:p>
          </table:table-cell>
          <table:table-cell table:formula="of:=IF([.A110]&lt;&gt;[.A111];AVERAGE([.B101:.B110]); &quot; &quot;)" office:value-type="float" office:value="1018383" calcext:value-type="float">
            <text:p>1018383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055763" calcext:value-type="float">
            <text:p>1055763</text:p>
          </table:table-cell>
          <table:table-cell office:value-type="string" calcext:value-type="string">
            <text:p>us</text:p>
          </table:table-cell>
          <table:table-cell table:formula="of:=IF([.A111]&lt;&gt;[.A112];AVERAGE([.B102:.B11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059582" calcext:value-type="float">
            <text:p>1059582</text:p>
          </table:table-cell>
          <table:table-cell office:value-type="string" calcext:value-type="string">
            <text:p>us</text:p>
          </table:table-cell>
          <table:table-cell table:formula="of:=IF([.A112]&lt;&gt;[.A113];AVERAGE([.B103:.B11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058319" calcext:value-type="float">
            <text:p>1058319</text:p>
          </table:table-cell>
          <table:table-cell office:value-type="string" calcext:value-type="string">
            <text:p>us</text:p>
          </table:table-cell>
          <table:table-cell table:formula="of:=IF([.A113]&lt;&gt;[.A114];AVERAGE([.B104:.B11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64277" calcext:value-type="float">
            <text:p>964277</text:p>
          </table:table-cell>
          <table:table-cell office:value-type="string" calcext:value-type="string">
            <text:p>us</text:p>
          </table:table-cell>
          <table:table-cell table:formula="of:=IF([.A114]&lt;&gt;[.A115];AVERAGE([.B105:.B11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60913" calcext:value-type="float">
            <text:p>960913</text:p>
          </table:table-cell>
          <table:table-cell office:value-type="string" calcext:value-type="string">
            <text:p>us</text:p>
          </table:table-cell>
          <table:table-cell table:formula="of:=IF([.A115]&lt;&gt;[.A116];AVERAGE([.B106:.B11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60383" calcext:value-type="float">
            <text:p>960383</text:p>
          </table:table-cell>
          <table:table-cell office:value-type="string" calcext:value-type="string">
            <text:p>us</text:p>
          </table:table-cell>
          <table:table-cell table:formula="of:=IF([.A116]&lt;&gt;[.A117];AVERAGE([.B107:.B11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61377" calcext:value-type="float">
            <text:p>961377</text:p>
          </table:table-cell>
          <table:table-cell office:value-type="string" calcext:value-type="string">
            <text:p>us</text:p>
          </table:table-cell>
          <table:table-cell table:formula="of:=IF([.A117]&lt;&gt;[.A118];AVERAGE([.B108:.B11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057569" calcext:value-type="float">
            <text:p>1057569</text:p>
          </table:table-cell>
          <table:table-cell office:value-type="string" calcext:value-type="string">
            <text:p>us</text:p>
          </table:table-cell>
          <table:table-cell table:formula="of:=IF([.A118]&lt;&gt;[.A119];AVERAGE([.B109:.B11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051553" calcext:value-type="float">
            <text:p>1051553</text:p>
          </table:table-cell>
          <table:table-cell office:value-type="string" calcext:value-type="string">
            <text:p>us</text:p>
          </table:table-cell>
          <table:table-cell table:formula="of:=IF([.A119]&lt;&gt;[.A120];AVERAGE([.B110:.B11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67460" calcext:value-type="float">
            <text:p>467460</text:p>
          </table:table-cell>
          <table:table-cell office:value-type="string" calcext:value-type="string">
            <text:p>us</text:p>
          </table:table-cell>
          <table:table-cell table:formula="of:=IF([.A120]&lt;&gt;[.A121];AVERAGE([.B111:.B120]); &quot; &quot;)" office:value-type="float" office:value="493243" calcext:value-type="float">
            <text:p>493243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98699" calcext:value-type="float">
            <text:p>498699</text:p>
          </table:table-cell>
          <table:table-cell office:value-type="string" calcext:value-type="string">
            <text:p>us</text:p>
          </table:table-cell>
          <table:table-cell table:formula="of:=IF([.A121]&lt;&gt;[.A122];AVERAGE([.B112:.B12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96885" calcext:value-type="float">
            <text:p>496885</text:p>
          </table:table-cell>
          <table:table-cell office:value-type="string" calcext:value-type="string">
            <text:p>us</text:p>
          </table:table-cell>
          <table:table-cell table:formula="of:=IF([.A122]&lt;&gt;[.A123];AVERAGE([.B113:.B12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97679" calcext:value-type="float">
            <text:p>497679</text:p>
          </table:table-cell>
          <table:table-cell office:value-type="string" calcext:value-type="string">
            <text:p>us</text:p>
          </table:table-cell>
          <table:table-cell table:formula="of:=IF([.A123]&lt;&gt;[.A124];AVERAGE([.B114:.B12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98475" calcext:value-type="float">
            <text:p>498475</text:p>
          </table:table-cell>
          <table:table-cell office:value-type="string" calcext:value-type="string">
            <text:p>us</text:p>
          </table:table-cell>
          <table:table-cell table:formula="of:=IF([.A124]&lt;&gt;[.A125];AVERAGE([.B115:.B12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78001" calcext:value-type="float">
            <text:p>478001</text:p>
          </table:table-cell>
          <table:table-cell office:value-type="string" calcext:value-type="string">
            <text:p>us</text:p>
          </table:table-cell>
          <table:table-cell table:formula="of:=IF([.A125]&lt;&gt;[.A126];AVERAGE([.B116:.B12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97954" calcext:value-type="float">
            <text:p>497954</text:p>
          </table:table-cell>
          <table:table-cell office:value-type="string" calcext:value-type="string">
            <text:p>us</text:p>
          </table:table-cell>
          <table:table-cell table:formula="of:=IF([.A126]&lt;&gt;[.A127];AVERAGE([.B117:.B12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98667" calcext:value-type="float">
            <text:p>498667</text:p>
          </table:table-cell>
          <table:table-cell office:value-type="string" calcext:value-type="string">
            <text:p>us</text:p>
          </table:table-cell>
          <table:table-cell table:formula="of:=IF([.A127]&lt;&gt;[.A128];AVERAGE([.B118:.B12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500886" calcext:value-type="float">
            <text:p>500886</text:p>
          </table:table-cell>
          <table:table-cell office:value-type="string" calcext:value-type="string">
            <text:p>us</text:p>
          </table:table-cell>
          <table:table-cell table:formula="of:=IF([.A128]&lt;&gt;[.A129];AVERAGE([.B119:.B12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97724" calcext:value-type="float">
            <text:p>497724</text:p>
          </table:table-cell>
          <table:table-cell office:value-type="string" calcext:value-type="string">
            <text:p>us</text:p>
          </table:table-cell>
          <table:table-cell table:formula="of:=IF([.A129]&lt;&gt;[.A130];AVERAGE([.B120:.B12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11748" calcext:value-type="float">
            <text:p>411748</text:p>
          </table:table-cell>
          <table:table-cell office:value-type="string" calcext:value-type="string">
            <text:p>us</text:p>
          </table:table-cell>
          <table:table-cell table:formula="of:=IF([.A130]&lt;&gt;[.A131];AVERAGE([.B121:.B130]); &quot; &quot;)" office:value-type="float" office:value="404264.4" calcext:value-type="float">
            <text:p>404264.4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78095" calcext:value-type="float">
            <text:p>378095</text:p>
          </table:table-cell>
          <table:table-cell office:value-type="string" calcext:value-type="string">
            <text:p>us</text:p>
          </table:table-cell>
          <table:table-cell table:formula="of:=IF([.A131]&lt;&gt;[.A132];AVERAGE([.B122:.B13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80429" calcext:value-type="float">
            <text:p>380429</text:p>
          </table:table-cell>
          <table:table-cell office:value-type="string" calcext:value-type="string">
            <text:p>us</text:p>
          </table:table-cell>
          <table:table-cell table:formula="of:=IF([.A132]&lt;&gt;[.A133];AVERAGE([.B123:.B13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09184" calcext:value-type="float">
            <text:p>409184</text:p>
          </table:table-cell>
          <table:table-cell office:value-type="string" calcext:value-type="string">
            <text:p>us</text:p>
          </table:table-cell>
          <table:table-cell table:formula="of:=IF([.A133]&lt;&gt;[.A134];AVERAGE([.B124:.B13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11652" calcext:value-type="float">
            <text:p>411652</text:p>
          </table:table-cell>
          <table:table-cell office:value-type="string" calcext:value-type="string">
            <text:p>us</text:p>
          </table:table-cell>
          <table:table-cell table:formula="of:=IF([.A134]&lt;&gt;[.A135];AVERAGE([.B125:.B13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07997" calcext:value-type="float">
            <text:p>407997</text:p>
          </table:table-cell>
          <table:table-cell office:value-type="string" calcext:value-type="string">
            <text:p>us</text:p>
          </table:table-cell>
          <table:table-cell table:formula="of:=IF([.A135]&lt;&gt;[.A136];AVERAGE([.B126:.B13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11612" calcext:value-type="float">
            <text:p>411612</text:p>
          </table:table-cell>
          <table:table-cell office:value-type="string" calcext:value-type="string">
            <text:p>us</text:p>
          </table:table-cell>
          <table:table-cell table:formula="of:=IF([.A136]&lt;&gt;[.A137];AVERAGE([.B127:.B13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10697" calcext:value-type="float">
            <text:p>410697</text:p>
          </table:table-cell>
          <table:table-cell office:value-type="string" calcext:value-type="string">
            <text:p>us</text:p>
          </table:table-cell>
          <table:table-cell table:formula="of:=IF([.A137]&lt;&gt;[.A138];AVERAGE([.B128:.B13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09744" calcext:value-type="float">
            <text:p>409744</text:p>
          </table:table-cell>
          <table:table-cell office:value-type="string" calcext:value-type="string">
            <text:p>us</text:p>
          </table:table-cell>
          <table:table-cell table:formula="of:=IF([.A138]&lt;&gt;[.A139];AVERAGE([.B129:.B13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11486" calcext:value-type="float">
            <text:p>411486</text:p>
          </table:table-cell>
          <table:table-cell office:value-type="string" calcext:value-type="string">
            <text:p>us</text:p>
          </table:table-cell>
          <table:table-cell table:formula="of:=IF([.A139]&lt;&gt;[.A140];AVERAGE([.B130:.B13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007792" calcext:value-type="float">
            <text:p>1007792</text:p>
          </table:table-cell>
          <table:table-cell office:value-type="string" calcext:value-type="string">
            <text:p>us</text:p>
          </table:table-cell>
          <table:table-cell table:formula="of:=IF([.A140]&lt;&gt;[.A141];AVERAGE([.B131:.B140]); &quot; &quot;)" office:value-type="float" office:value="1079207.9" calcext:value-type="float">
            <text:p>1079207.9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109517" calcext:value-type="float">
            <text:p>1109517</text:p>
          </table:table-cell>
          <table:table-cell office:value-type="string" calcext:value-type="string">
            <text:p>us</text:p>
          </table:table-cell>
          <table:table-cell table:formula="of:=IF([.A141]&lt;&gt;[.A142];AVERAGE([.B132:.B14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106922" calcext:value-type="float">
            <text:p>1106922</text:p>
          </table:table-cell>
          <table:table-cell office:value-type="string" calcext:value-type="string">
            <text:p>us</text:p>
          </table:table-cell>
          <table:table-cell table:formula="of:=IF([.A142]&lt;&gt;[.A143];AVERAGE([.B133:.B14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009054" calcext:value-type="float">
            <text:p>1009054</text:p>
          </table:table-cell>
          <table:table-cell office:value-type="string" calcext:value-type="string">
            <text:p>us</text:p>
          </table:table-cell>
          <table:table-cell table:formula="of:=IF([.A143]&lt;&gt;[.A144];AVERAGE([.B134:.B14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110415" calcext:value-type="float">
            <text:p>1110415</text:p>
          </table:table-cell>
          <table:table-cell office:value-type="string" calcext:value-type="string">
            <text:p>us</text:p>
          </table:table-cell>
          <table:table-cell table:formula="of:=IF([.A144]&lt;&gt;[.A145];AVERAGE([.B135:.B14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109107" calcext:value-type="float">
            <text:p>1109107</text:p>
          </table:table-cell>
          <table:table-cell office:value-type="string" calcext:value-type="string">
            <text:p>us</text:p>
          </table:table-cell>
          <table:table-cell table:formula="of:=IF([.A145]&lt;&gt;[.A146];AVERAGE([.B136:.B14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112919" calcext:value-type="float">
            <text:p>1112919</text:p>
          </table:table-cell>
          <table:table-cell office:value-type="string" calcext:value-type="string">
            <text:p>us</text:p>
          </table:table-cell>
          <table:table-cell table:formula="of:=IF([.A146]&lt;&gt;[.A147];AVERAGE([.B137:.B14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108027" calcext:value-type="float">
            <text:p>1108027</text:p>
          </table:table-cell>
          <table:table-cell office:value-type="string" calcext:value-type="string">
            <text:p>us</text:p>
          </table:table-cell>
          <table:table-cell table:formula="of:=IF([.A147]&lt;&gt;[.A148];AVERAGE([.B138:.B14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107932" calcext:value-type="float">
            <text:p>1107932</text:p>
          </table:table-cell>
          <table:table-cell office:value-type="string" calcext:value-type="string">
            <text:p>us</text:p>
          </table:table-cell>
          <table:table-cell table:formula="of:=IF([.A148]&lt;&gt;[.A149];AVERAGE([.B139:.B14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010394" calcext:value-type="float">
            <text:p>1010394</text:p>
          </table:table-cell>
          <table:table-cell office:value-type="string" calcext:value-type="string">
            <text:p>us</text:p>
          </table:table-cell>
          <table:table-cell table:formula="of:=IF([.A149]&lt;&gt;[.A150];AVERAGE([.B140:.B14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524592" calcext:value-type="float">
            <text:p>524592</text:p>
          </table:table-cell>
          <table:table-cell office:value-type="string" calcext:value-type="string">
            <text:p>us</text:p>
          </table:table-cell>
          <table:table-cell table:formula="of:=IF([.A150]&lt;&gt;[.A151];AVERAGE([.B141:.B150]); &quot; &quot;)" office:value-type="float" office:value="514092" calcext:value-type="float">
            <text:p>514092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522386" calcext:value-type="float">
            <text:p>522386</text:p>
          </table:table-cell>
          <table:table-cell office:value-type="string" calcext:value-type="string">
            <text:p>us</text:p>
          </table:table-cell>
          <table:table-cell table:formula="of:=IF([.A151]&lt;&gt;[.A152];AVERAGE([.B142:.B15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522996" calcext:value-type="float">
            <text:p>522996</text:p>
          </table:table-cell>
          <table:table-cell office:value-type="string" calcext:value-type="string">
            <text:p>us</text:p>
          </table:table-cell>
          <table:table-cell table:formula="of:=IF([.A152]&lt;&gt;[.A153];AVERAGE([.B143:.B15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523804" calcext:value-type="float">
            <text:p>523804</text:p>
          </table:table-cell>
          <table:table-cell office:value-type="string" calcext:value-type="string">
            <text:p>us</text:p>
          </table:table-cell>
          <table:table-cell table:formula="of:=IF([.A153]&lt;&gt;[.A154];AVERAGE([.B144:.B15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523597" calcext:value-type="float">
            <text:p>523597</text:p>
          </table:table-cell>
          <table:table-cell office:value-type="string" calcext:value-type="string">
            <text:p>us</text:p>
          </table:table-cell>
          <table:table-cell table:formula="of:=IF([.A154]&lt;&gt;[.A155];AVERAGE([.B145:.B15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522923" calcext:value-type="float">
            <text:p>522923</text:p>
          </table:table-cell>
          <table:table-cell office:value-type="string" calcext:value-type="string">
            <text:p>us</text:p>
          </table:table-cell>
          <table:table-cell table:formula="of:=IF([.A155]&lt;&gt;[.A156];AVERAGE([.B146:.B15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76883" calcext:value-type="float">
            <text:p>476883</text:p>
          </table:table-cell>
          <table:table-cell office:value-type="string" calcext:value-type="string">
            <text:p>us</text:p>
          </table:table-cell>
          <table:table-cell table:formula="of:=IF([.A156]&lt;&gt;[.A157];AVERAGE([.B147:.B15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522891" calcext:value-type="float">
            <text:p>522891</text:p>
          </table:table-cell>
          <table:table-cell office:value-type="string" calcext:value-type="string">
            <text:p>us</text:p>
          </table:table-cell>
          <table:table-cell table:formula="of:=IF([.A157]&lt;&gt;[.A158];AVERAGE([.B148:.B15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522838" calcext:value-type="float">
            <text:p>522838</text:p>
          </table:table-cell>
          <table:table-cell office:value-type="string" calcext:value-type="string">
            <text:p>us</text:p>
          </table:table-cell>
          <table:table-cell table:formula="of:=IF([.A158]&lt;&gt;[.A159];AVERAGE([.B149:.B15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78010" calcext:value-type="float">
            <text:p>478010</text:p>
          </table:table-cell>
          <table:table-cell office:value-type="string" calcext:value-type="string">
            <text:p>us</text:p>
          </table:table-cell>
          <table:table-cell table:formula="of:=IF([.A159]&lt;&gt;[.A160];AVERAGE([.B150:.B15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436959" calcext:value-type="float">
            <text:p>436959</text:p>
          </table:table-cell>
          <table:table-cell office:value-type="string" calcext:value-type="string">
            <text:p>us</text:p>
          </table:table-cell>
          <table:table-cell table:formula="of:=IF([.A160]&lt;&gt;[.A161];AVERAGE([.B151:.B160]); &quot; &quot;)" office:value-type="float" office:value="425813.4" calcext:value-type="float">
            <text:p>425813.4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435126" calcext:value-type="float">
            <text:p>435126</text:p>
          </table:table-cell>
          <table:table-cell office:value-type="string" calcext:value-type="string">
            <text:p>us</text:p>
          </table:table-cell>
          <table:table-cell table:formula="of:=IF([.A161]&lt;&gt;[.A162];AVERAGE([.B152:.B16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400540" calcext:value-type="float">
            <text:p>400540</text:p>
          </table:table-cell>
          <table:table-cell office:value-type="string" calcext:value-type="string">
            <text:p>us</text:p>
          </table:table-cell>
          <table:table-cell table:formula="of:=IF([.A162]&lt;&gt;[.A163];AVERAGE([.B153:.B16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437460" calcext:value-type="float">
            <text:p>437460</text:p>
          </table:table-cell>
          <table:table-cell office:value-type="string" calcext:value-type="string">
            <text:p>us</text:p>
          </table:table-cell>
          <table:table-cell table:formula="of:=IF([.A163]&lt;&gt;[.A164];AVERAGE([.B154:.B16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400421" calcext:value-type="float">
            <text:p>400421</text:p>
          </table:table-cell>
          <table:table-cell office:value-type="string" calcext:value-type="string">
            <text:p>us</text:p>
          </table:table-cell>
          <table:table-cell table:formula="of:=IF([.A164]&lt;&gt;[.A165];AVERAGE([.B155:.B16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438009" calcext:value-type="float">
            <text:p>438009</text:p>
          </table:table-cell>
          <table:table-cell office:value-type="string" calcext:value-type="string">
            <text:p>us</text:p>
          </table:table-cell>
          <table:table-cell table:formula="of:=IF([.A165]&lt;&gt;[.A166];AVERAGE([.B156:.B16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400612" calcext:value-type="float">
            <text:p>400612</text:p>
          </table:table-cell>
          <table:table-cell office:value-type="string" calcext:value-type="string">
            <text:p>us</text:p>
          </table:table-cell>
          <table:table-cell table:formula="of:=IF([.A166]&lt;&gt;[.A167];AVERAGE([.B157:.B16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435456" calcext:value-type="float">
            <text:p>435456</text:p>
          </table:table-cell>
          <table:table-cell office:value-type="string" calcext:value-type="string">
            <text:p>us</text:p>
          </table:table-cell>
          <table:table-cell table:formula="of:=IF([.A167]&lt;&gt;[.A168];AVERAGE([.B158:.B16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437991" calcext:value-type="float">
            <text:p>437991</text:p>
          </table:table-cell>
          <table:table-cell office:value-type="string" calcext:value-type="string">
            <text:p>us</text:p>
          </table:table-cell>
          <table:table-cell table:formula="of:=IF([.A168]&lt;&gt;[.A169];AVERAGE([.B159:.B16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435560" calcext:value-type="float">
            <text:p>435560</text:p>
          </table:table-cell>
          <table:table-cell office:value-type="string" calcext:value-type="string">
            <text:p>us</text:p>
          </table:table-cell>
          <table:table-cell table:formula="of:=IF([.A169]&lt;&gt;[.A170];AVERAGE([.B160:.B16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78573" calcext:value-type="float">
            <text:p>478573</text:p>
          </table:table-cell>
          <table:table-cell office:value-type="string" calcext:value-type="string">
            <text:p>us</text:p>
          </table:table-cell>
          <table:table-cell table:formula="of:=IF([.A170]&lt;&gt;[.A171];AVERAGE([.B161:.B170]); &quot; &quot;)" office:value-type="float" office:value="464827.7" calcext:value-type="float">
            <text:p>464827.7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29404" calcext:value-type="float">
            <text:p>429404</text:p>
          </table:table-cell>
          <table:table-cell office:value-type="string" calcext:value-type="string">
            <text:p>us</text:p>
          </table:table-cell>
          <table:table-cell table:formula="of:=IF([.A171]&lt;&gt;[.A172];AVERAGE([.B162:.B17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31878" calcext:value-type="float">
            <text:p>431878</text:p>
          </table:table-cell>
          <table:table-cell office:value-type="string" calcext:value-type="string">
            <text:p>us</text:p>
          </table:table-cell>
          <table:table-cell table:formula="of:=IF([.A172]&lt;&gt;[.A173];AVERAGE([.B163:.B17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80576" calcext:value-type="float">
            <text:p>480576</text:p>
          </table:table-cell>
          <table:table-cell office:value-type="string" calcext:value-type="string">
            <text:p>us</text:p>
          </table:table-cell>
          <table:table-cell table:formula="of:=IF([.A173]&lt;&gt;[.A174];AVERAGE([.B164:.B17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81717" calcext:value-type="float">
            <text:p>481717</text:p>
          </table:table-cell>
          <table:table-cell office:value-type="string" calcext:value-type="string">
            <text:p>us</text:p>
          </table:table-cell>
          <table:table-cell table:formula="of:=IF([.A174]&lt;&gt;[.A175];AVERAGE([.B165:.B17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79436" calcext:value-type="float">
            <text:p>479436</text:p>
          </table:table-cell>
          <table:table-cell office:value-type="string" calcext:value-type="string">
            <text:p>us</text:p>
          </table:table-cell>
          <table:table-cell table:formula="of:=IF([.A175]&lt;&gt;[.A176];AVERAGE([.B166:.B17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78404" calcext:value-type="float">
            <text:p>478404</text:p>
          </table:table-cell>
          <table:table-cell office:value-type="string" calcext:value-type="string">
            <text:p>us</text:p>
          </table:table-cell>
          <table:table-cell table:formula="of:=IF([.A176]&lt;&gt;[.A177];AVERAGE([.B167:.B17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79732" calcext:value-type="float">
            <text:p>479732</text:p>
          </table:table-cell>
          <table:table-cell office:value-type="string" calcext:value-type="string">
            <text:p>us</text:p>
          </table:table-cell>
          <table:table-cell table:formula="of:=IF([.A177]&lt;&gt;[.A178];AVERAGE([.B168:.B17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78522" calcext:value-type="float">
            <text:p>478522</text:p>
          </table:table-cell>
          <table:table-cell office:value-type="string" calcext:value-type="string">
            <text:p>us</text:p>
          </table:table-cell>
          <table:table-cell table:formula="of:=IF([.A178]&lt;&gt;[.A179];AVERAGE([.B169:.B17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30035" calcext:value-type="float">
            <text:p>430035</text:p>
          </table:table-cell>
          <table:table-cell office:value-type="string" calcext:value-type="string">
            <text:p>us</text:p>
          </table:table-cell>
          <table:table-cell table:formula="of:=IF([.A179]&lt;&gt;[.A180];AVERAGE([.B170:.B17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43349" calcext:value-type="float">
            <text:p>543349</text:p>
          </table:table-cell>
          <table:table-cell office:value-type="string" calcext:value-type="string">
            <text:p>us</text:p>
          </table:table-cell>
          <table:table-cell table:formula="of:=IF([.A180]&lt;&gt;[.A181];AVERAGE([.B171:.B180]); &quot; &quot;)" office:value-type="float" office:value="511303.6" calcext:value-type="float">
            <text:p>511303.6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43451" calcext:value-type="float">
            <text:p>543451</text:p>
          </table:table-cell>
          <table:table-cell office:value-type="string" calcext:value-type="string">
            <text:p>us</text:p>
          </table:table-cell>
          <table:table-cell table:formula="of:=IF([.A181]&lt;&gt;[.A182];AVERAGE([.B172:.B18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490814" calcext:value-type="float">
            <text:p>490814</text:p>
          </table:table-cell>
          <table:table-cell office:value-type="string" calcext:value-type="string">
            <text:p>us</text:p>
          </table:table-cell>
          <table:table-cell table:formula="of:=IF([.A182]&lt;&gt;[.A183];AVERAGE([.B173:.B18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44269" calcext:value-type="float">
            <text:p>544269</text:p>
          </table:table-cell>
          <table:table-cell office:value-type="string" calcext:value-type="string">
            <text:p>us</text:p>
          </table:table-cell>
          <table:table-cell table:formula="of:=IF([.A183]&lt;&gt;[.A184];AVERAGE([.B174:.B18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488381" calcext:value-type="float">
            <text:p>488381</text:p>
          </table:table-cell>
          <table:table-cell office:value-type="string" calcext:value-type="string">
            <text:p>us</text:p>
          </table:table-cell>
          <table:table-cell table:formula="of:=IF([.A184]&lt;&gt;[.A185];AVERAGE([.B175:.B18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42879" calcext:value-type="float">
            <text:p>542879</text:p>
          </table:table-cell>
          <table:table-cell office:value-type="string" calcext:value-type="string">
            <text:p>us</text:p>
          </table:table-cell>
          <table:table-cell table:formula="of:=IF([.A185]&lt;&gt;[.A186];AVERAGE([.B176:.B18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492041" calcext:value-type="float">
            <text:p>492041</text:p>
          </table:table-cell>
          <table:table-cell office:value-type="string" calcext:value-type="string">
            <text:p>us</text:p>
          </table:table-cell>
          <table:table-cell table:formula="of:=IF([.A186]&lt;&gt;[.A187];AVERAGE([.B177:.B18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489357" calcext:value-type="float">
            <text:p>489357</text:p>
          </table:table-cell>
          <table:table-cell office:value-type="string" calcext:value-type="string">
            <text:p>us</text:p>
          </table:table-cell>
          <table:table-cell table:formula="of:=IF([.A187]&lt;&gt;[.A188];AVERAGE([.B178:.B18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488477" calcext:value-type="float">
            <text:p>488477</text:p>
          </table:table-cell>
          <table:table-cell office:value-type="string" calcext:value-type="string">
            <text:p>us</text:p>
          </table:table-cell>
          <table:table-cell table:formula="of:=IF([.A188]&lt;&gt;[.A189];AVERAGE([.B179:.B18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490018" calcext:value-type="float">
            <text:p>490018</text:p>
          </table:table-cell>
          <table:table-cell office:value-type="string" calcext:value-type="string">
            <text:p>us</text:p>
          </table:table-cell>
          <table:table-cell table:formula="of:=IF([.A189]&lt;&gt;[.A190];AVERAGE([.B180:.B18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701444" calcext:value-type="float">
            <text:p>701444</text:p>
          </table:table-cell>
          <table:table-cell office:value-type="string" calcext:value-type="string">
            <text:p>us</text:p>
          </table:table-cell>
          <table:table-cell table:formula="of:=IF([.A190]&lt;&gt;[.A191];AVERAGE([.B181:.B190]); &quot; &quot;)" office:value-type="float" office:value="669624.4" calcext:value-type="float">
            <text:p>669624.4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36476" calcext:value-type="float">
            <text:p>636476</text:p>
          </table:table-cell>
          <table:table-cell office:value-type="string" calcext:value-type="string">
            <text:p>us</text:p>
          </table:table-cell>
          <table:table-cell table:formula="of:=IF([.A191]&lt;&gt;[.A192];AVERAGE([.B182:.B19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703387" calcext:value-type="float">
            <text:p>703387</text:p>
          </table:table-cell>
          <table:table-cell office:value-type="string" calcext:value-type="string">
            <text:p>us</text:p>
          </table:table-cell>
          <table:table-cell table:formula="of:=IF([.A192]&lt;&gt;[.A193];AVERAGE([.B183:.B19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36046" calcext:value-type="float">
            <text:p>636046</text:p>
          </table:table-cell>
          <table:table-cell office:value-type="string" calcext:value-type="string">
            <text:p>us</text:p>
          </table:table-cell>
          <table:table-cell table:formula="of:=IF([.A193]&lt;&gt;[.A194];AVERAGE([.B184:.B19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704740" calcext:value-type="float">
            <text:p>704740</text:p>
          </table:table-cell>
          <table:table-cell office:value-type="string" calcext:value-type="string">
            <text:p>us</text:p>
          </table:table-cell>
          <table:table-cell table:formula="of:=IF([.A194]&lt;&gt;[.A195];AVERAGE([.B185:.B19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38604" calcext:value-type="float">
            <text:p>638604</text:p>
          </table:table-cell>
          <table:table-cell office:value-type="string" calcext:value-type="string">
            <text:p>us</text:p>
          </table:table-cell>
          <table:table-cell table:formula="of:=IF([.A195]&lt;&gt;[.A196];AVERAGE([.B186:.B19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703644" calcext:value-type="float">
            <text:p>703644</text:p>
          </table:table-cell>
          <table:table-cell office:value-type="string" calcext:value-type="string">
            <text:p>us</text:p>
          </table:table-cell>
          <table:table-cell table:formula="of:=IF([.A196]&lt;&gt;[.A197];AVERAGE([.B187:.B19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35822" calcext:value-type="float">
            <text:p>635822</text:p>
          </table:table-cell>
          <table:table-cell office:value-type="string" calcext:value-type="string">
            <text:p>us</text:p>
          </table:table-cell>
          <table:table-cell table:formula="of:=IF([.A197]&lt;&gt;[.A198];AVERAGE([.B188:.B19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702583" calcext:value-type="float">
            <text:p>702583</text:p>
          </table:table-cell>
          <table:table-cell office:value-type="string" calcext:value-type="string">
            <text:p>us</text:p>
          </table:table-cell>
          <table:table-cell table:formula="of:=IF([.A198]&lt;&gt;[.A199];AVERAGE([.B189:.B19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33498" calcext:value-type="float">
            <text:p>633498</text:p>
          </table:table-cell>
          <table:table-cell office:value-type="string" calcext:value-type="string">
            <text:p>us</text:p>
          </table:table-cell>
          <table:table-cell table:formula="of:=IF([.A199]&lt;&gt;[.A200];AVERAGE([.B190:.B19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66953" calcext:value-type="float">
            <text:p>266953</text:p>
          </table:table-cell>
          <table:table-cell office:value-type="string" calcext:value-type="string">
            <text:p>us</text:p>
          </table:table-cell>
          <table:table-cell table:formula="of:=IF([.A200]&lt;&gt;[.A201];AVERAGE([.B191:.B200]); &quot; &quot;)" office:value-type="float" office:value="263184.4" calcext:value-type="float">
            <text:p>263184.4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67990" calcext:value-type="float">
            <text:p>267990</text:p>
          </table:table-cell>
          <table:table-cell office:value-type="string" calcext:value-type="string">
            <text:p>us</text:p>
          </table:table-cell>
          <table:table-cell table:formula="of:=IF([.A201]&lt;&gt;[.A202];AVERAGE([.B192:.B20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44314" calcext:value-type="float">
            <text:p>244314</text:p>
          </table:table-cell>
          <table:table-cell office:value-type="string" calcext:value-type="string">
            <text:p>us</text:p>
          </table:table-cell>
          <table:table-cell table:formula="of:=IF([.A202]&lt;&gt;[.A203];AVERAGE([.B193:.B20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68639" calcext:value-type="float">
            <text:p>268639</text:p>
          </table:table-cell>
          <table:table-cell office:value-type="string" calcext:value-type="string">
            <text:p>us</text:p>
          </table:table-cell>
          <table:table-cell table:formula="of:=IF([.A203]&lt;&gt;[.A204];AVERAGE([.B194:.B20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58433" calcext:value-type="float">
            <text:p>258433</text:p>
          </table:table-cell>
          <table:table-cell office:value-type="string" calcext:value-type="string">
            <text:p>us</text:p>
          </table:table-cell>
          <table:table-cell table:formula="of:=IF([.A204]&lt;&gt;[.A205];AVERAGE([.B195:.B20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45305" calcext:value-type="float">
            <text:p>245305</text:p>
          </table:table-cell>
          <table:table-cell office:value-type="string" calcext:value-type="string">
            <text:p>us</text:p>
          </table:table-cell>
          <table:table-cell table:formula="of:=IF([.A205]&lt;&gt;[.A206];AVERAGE([.B196:.B20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69880" calcext:value-type="float">
            <text:p>269880</text:p>
          </table:table-cell>
          <table:table-cell office:value-type="string" calcext:value-type="string">
            <text:p>us</text:p>
          </table:table-cell>
          <table:table-cell table:formula="of:=IF([.A206]&lt;&gt;[.A207];AVERAGE([.B197:.B20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70135" calcext:value-type="float">
            <text:p>270135</text:p>
          </table:table-cell>
          <table:table-cell office:value-type="string" calcext:value-type="string">
            <text:p>us</text:p>
          </table:table-cell>
          <table:table-cell table:formula="of:=IF([.A207]&lt;&gt;[.A208];AVERAGE([.B198:.B20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70049" calcext:value-type="float">
            <text:p>270049</text:p>
          </table:table-cell>
          <table:table-cell office:value-type="string" calcext:value-type="string">
            <text:p>us</text:p>
          </table:table-cell>
          <table:table-cell table:formula="of:=IF([.A208]&lt;&gt;[.A209];AVERAGE([.B199:.B20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70146" calcext:value-type="float">
            <text:p>270146</text:p>
          </table:table-cell>
          <table:table-cell office:value-type="string" calcext:value-type="string">
            <text:p>us</text:p>
          </table:table-cell>
          <table:table-cell table:formula="of:=IF([.A209]&lt;&gt;[.A210];AVERAGE([.B200:.B20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9613" calcext:value-type="float">
            <text:p>9613</text:p>
          </table:table-cell>
          <table:table-cell office:value-type="string" calcext:value-type="string">
            <text:p>us</text:p>
          </table:table-cell>
          <table:table-cell table:formula="of:=IF([.A210]&lt;&gt;[.A211];AVERAGE([.B201:.B210]); &quot; &quot;)" office:value-type="float" office:value="9528.2" calcext:value-type="float">
            <text:p>9528.2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9691" calcext:value-type="float">
            <text:p>9691</text:p>
          </table:table-cell>
          <table:table-cell office:value-type="string" calcext:value-type="string">
            <text:p>us</text:p>
          </table:table-cell>
          <table:table-cell table:formula="of:=IF([.A211]&lt;&gt;[.A212];AVERAGE([.B202:.B21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9858" calcext:value-type="float">
            <text:p>9858</text:p>
          </table:table-cell>
          <table:table-cell office:value-type="string" calcext:value-type="string">
            <text:p>us</text:p>
          </table:table-cell>
          <table:table-cell table:formula="of:=IF([.A212]&lt;&gt;[.A213];AVERAGE([.B203:.B21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us</text:p>
          </table:table-cell>
          <table:table-cell table:formula="of:=IF([.A213]&lt;&gt;[.A214];AVERAGE([.B204:.B21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9652" calcext:value-type="float">
            <text:p>9652</text:p>
          </table:table-cell>
          <table:table-cell office:value-type="string" calcext:value-type="string">
            <text:p>us</text:p>
          </table:table-cell>
          <table:table-cell table:formula="of:=IF([.A214]&lt;&gt;[.A215];AVERAGE([.B205:.B21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9513" calcext:value-type="float">
            <text:p>9513</text:p>
          </table:table-cell>
          <table:table-cell office:value-type="string" calcext:value-type="string">
            <text:p>us</text:p>
          </table:table-cell>
          <table:table-cell table:formula="of:=IF([.A215]&lt;&gt;[.A216];AVERAGE([.B206:.B21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870" calcext:value-type="float">
            <text:p>8870</text:p>
          </table:table-cell>
          <table:table-cell office:value-type="string" calcext:value-type="string">
            <text:p>us</text:p>
          </table:table-cell>
          <table:table-cell table:formula="of:=IF([.A216]&lt;&gt;[.A217];AVERAGE([.B207:.B21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9368" calcext:value-type="float">
            <text:p>9368</text:p>
          </table:table-cell>
          <table:table-cell office:value-type="string" calcext:value-type="string">
            <text:p>us</text:p>
          </table:table-cell>
          <table:table-cell table:formula="of:=IF([.A217]&lt;&gt;[.A218];AVERAGE([.B208:.B21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9658" calcext:value-type="float">
            <text:p>9658</text:p>
          </table:table-cell>
          <table:table-cell office:value-type="string" calcext:value-type="string">
            <text:p>us</text:p>
          </table:table-cell>
          <table:table-cell table:formula="of:=IF([.A218]&lt;&gt;[.A219];AVERAGE([.B209:.B21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9453" calcext:value-type="float">
            <text:p>9453</text:p>
          </table:table-cell>
          <table:table-cell office:value-type="string" calcext:value-type="string">
            <text:p>us</text:p>
          </table:table-cell>
          <table:table-cell table:formula="of:=IF([.A219]&lt;&gt;[.A220];AVERAGE([.B210:.B21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29360" calcext:value-type="float">
            <text:p>29360</text:p>
          </table:table-cell>
          <table:table-cell office:value-type="string" calcext:value-type="string">
            <text:p>us</text:p>
          </table:table-cell>
          <table:table-cell table:formula="of:=IF([.A220]&lt;&gt;[.A221];AVERAGE([.B211:.B220]); &quot; &quot;)" office:value-type="float" office:value="28792.2" calcext:value-type="float">
            <text:p>28792.2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28345" calcext:value-type="float">
            <text:p>28345</text:p>
          </table:table-cell>
          <table:table-cell office:value-type="string" calcext:value-type="string">
            <text:p>us</text:p>
          </table:table-cell>
          <table:table-cell table:formula="of:=IF([.A221]&lt;&gt;[.A222];AVERAGE([.B212:.B22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28171" calcext:value-type="float">
            <text:p>28171</text:p>
          </table:table-cell>
          <table:table-cell office:value-type="string" calcext:value-type="string">
            <text:p>us</text:p>
          </table:table-cell>
          <table:table-cell table:formula="of:=IF([.A222]&lt;&gt;[.A223];AVERAGE([.B213:.B22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28243" calcext:value-type="float">
            <text:p>28243</text:p>
          </table:table-cell>
          <table:table-cell office:value-type="string" calcext:value-type="string">
            <text:p>us</text:p>
          </table:table-cell>
          <table:table-cell table:formula="of:=IF([.A223]&lt;&gt;[.A224];AVERAGE([.B214:.B22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28547" calcext:value-type="float">
            <text:p>28547</text:p>
          </table:table-cell>
          <table:table-cell office:value-type="string" calcext:value-type="string">
            <text:p>us</text:p>
          </table:table-cell>
          <table:table-cell table:formula="of:=IF([.A224]&lt;&gt;[.A225];AVERAGE([.B215:.B22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28043" calcext:value-type="float">
            <text:p>28043</text:p>
          </table:table-cell>
          <table:table-cell office:value-type="string" calcext:value-type="string">
            <text:p>us</text:p>
          </table:table-cell>
          <table:table-cell table:formula="of:=IF([.A225]&lt;&gt;[.A226];AVERAGE([.B216:.B22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30248" calcext:value-type="float">
            <text:p>30248</text:p>
          </table:table-cell>
          <table:table-cell office:value-type="string" calcext:value-type="string">
            <text:p>us</text:p>
          </table:table-cell>
          <table:table-cell table:formula="of:=IF([.A226]&lt;&gt;[.A227];AVERAGE([.B217:.B22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28157" calcext:value-type="float">
            <text:p>28157</text:p>
          </table:table-cell>
          <table:table-cell office:value-type="string" calcext:value-type="string">
            <text:p>us</text:p>
          </table:table-cell>
          <table:table-cell table:formula="of:=IF([.A227]&lt;&gt;[.A228];AVERAGE([.B218:.B22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28529" calcext:value-type="float">
            <text:p>28529</text:p>
          </table:table-cell>
          <table:table-cell office:value-type="string" calcext:value-type="string">
            <text:p>us</text:p>
          </table:table-cell>
          <table:table-cell table:formula="of:=IF([.A228]&lt;&gt;[.A229];AVERAGE([.B219:.B22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30279" calcext:value-type="float">
            <text:p>30279</text:p>
          </table:table-cell>
          <table:table-cell office:value-type="string" calcext:value-type="string">
            <text:p>us</text:p>
          </table:table-cell>
          <table:table-cell table:formula="of:=IF([.A229]&lt;&gt;[.A230];AVERAGE([.B220:.B22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86852" calcext:value-type="float">
            <text:p>86852</text:p>
          </table:table-cell>
          <table:table-cell office:value-type="string" calcext:value-type="string">
            <text:p>us</text:p>
          </table:table-cell>
          <table:table-cell table:formula="of:=IF([.A230]&lt;&gt;[.A231];AVERAGE([.B221:.B230]); &quot; &quot;)" office:value-type="float" office:value="87983.5" calcext:value-type="float">
            <text:p>87983.5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90441" calcext:value-type="float">
            <text:p>90441</text:p>
          </table:table-cell>
          <table:table-cell office:value-type="string" calcext:value-type="string">
            <text:p>us</text:p>
          </table:table-cell>
          <table:table-cell table:formula="of:=IF([.A231]&lt;&gt;[.A232];AVERAGE([.B222:.B23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87062" calcext:value-type="float">
            <text:p>87062</text:p>
          </table:table-cell>
          <table:table-cell office:value-type="string" calcext:value-type="string">
            <text:p>us</text:p>
          </table:table-cell>
          <table:table-cell table:formula="of:=IF([.A232]&lt;&gt;[.A233];AVERAGE([.B223:.B23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86298" calcext:value-type="float">
            <text:p>86298</text:p>
          </table:table-cell>
          <table:table-cell office:value-type="string" calcext:value-type="string">
            <text:p>us</text:p>
          </table:table-cell>
          <table:table-cell table:formula="of:=IF([.A233]&lt;&gt;[.A234];AVERAGE([.B224:.B23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89431" calcext:value-type="float">
            <text:p>89431</text:p>
          </table:table-cell>
          <table:table-cell office:value-type="string" calcext:value-type="string">
            <text:p>us</text:p>
          </table:table-cell>
          <table:table-cell table:formula="of:=IF([.A234]&lt;&gt;[.A235];AVERAGE([.B225:.B23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90711" calcext:value-type="float">
            <text:p>90711</text:p>
          </table:table-cell>
          <table:table-cell office:value-type="string" calcext:value-type="string">
            <text:p>us</text:p>
          </table:table-cell>
          <table:table-cell table:formula="of:=IF([.A235]&lt;&gt;[.A236];AVERAGE([.B226:.B23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87900" calcext:value-type="float">
            <text:p>87900</text:p>
          </table:table-cell>
          <table:table-cell office:value-type="string" calcext:value-type="string">
            <text:p>us</text:p>
          </table:table-cell>
          <table:table-cell table:formula="of:=IF([.A236]&lt;&gt;[.A237];AVERAGE([.B227:.B23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86356" calcext:value-type="float">
            <text:p>86356</text:p>
          </table:table-cell>
          <table:table-cell office:value-type="string" calcext:value-type="string">
            <text:p>us</text:p>
          </table:table-cell>
          <table:table-cell table:formula="of:=IF([.A237]&lt;&gt;[.A238];AVERAGE([.B228:.B23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87032" calcext:value-type="float">
            <text:p>87032</text:p>
          </table:table-cell>
          <table:table-cell office:value-type="string" calcext:value-type="string">
            <text:p>us</text:p>
          </table:table-cell>
          <table:table-cell table:formula="of:=IF([.A238]&lt;&gt;[.A239];AVERAGE([.B229:.B23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87752" calcext:value-type="float">
            <text:p>87752</text:p>
          </table:table-cell>
          <table:table-cell office:value-type="string" calcext:value-type="string">
            <text:p>us</text:p>
          </table:table-cell>
          <table:table-cell table:formula="of:=IF([.A239]&lt;&gt;[.A240];AVERAGE([.B230:.B23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34272" calcext:value-type="float">
            <text:p>134272</text:p>
          </table:table-cell>
          <table:table-cell office:value-type="string" calcext:value-type="string">
            <text:p>us</text:p>
          </table:table-cell>
          <table:table-cell table:formula="of:=IF([.A240]&lt;&gt;[.A241];AVERAGE([.B231:.B240]); &quot; &quot;)" office:value-type="float" office:value="137328.1" calcext:value-type="float">
            <text:p>137328.1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35934" calcext:value-type="float">
            <text:p>135934</text:p>
          </table:table-cell>
          <table:table-cell office:value-type="string" calcext:value-type="string">
            <text:p>us</text:p>
          </table:table-cell>
          <table:table-cell table:formula="of:=IF([.A241]&lt;&gt;[.A242];AVERAGE([.B232:.B24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46891" calcext:value-type="float">
            <text:p>146891</text:p>
          </table:table-cell>
          <table:table-cell office:value-type="string" calcext:value-type="string">
            <text:p>us</text:p>
          </table:table-cell>
          <table:table-cell table:formula="of:=IF([.A242]&lt;&gt;[.A243];AVERAGE([.B233:.B24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34238" calcext:value-type="float">
            <text:p>134238</text:p>
          </table:table-cell>
          <table:table-cell office:value-type="string" calcext:value-type="string">
            <text:p>us</text:p>
          </table:table-cell>
          <table:table-cell table:formula="of:=IF([.A243]&lt;&gt;[.A244];AVERAGE([.B234:.B24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45484" calcext:value-type="float">
            <text:p>145484</text:p>
          </table:table-cell>
          <table:table-cell office:value-type="string" calcext:value-type="string">
            <text:p>us</text:p>
          </table:table-cell>
          <table:table-cell table:formula="of:=IF([.A244]&lt;&gt;[.A245];AVERAGE([.B235:.B24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36531" calcext:value-type="float">
            <text:p>136531</text:p>
          </table:table-cell>
          <table:table-cell office:value-type="string" calcext:value-type="string">
            <text:p>us</text:p>
          </table:table-cell>
          <table:table-cell table:formula="of:=IF([.A245]&lt;&gt;[.A246];AVERAGE([.B236:.B24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36501" calcext:value-type="float">
            <text:p>136501</text:p>
          </table:table-cell>
          <table:table-cell office:value-type="string" calcext:value-type="string">
            <text:p>us</text:p>
          </table:table-cell>
          <table:table-cell table:formula="of:=IF([.A246]&lt;&gt;[.A247];AVERAGE([.B237:.B24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34092" calcext:value-type="float">
            <text:p>134092</text:p>
          </table:table-cell>
          <table:table-cell office:value-type="string" calcext:value-type="string">
            <text:p>us</text:p>
          </table:table-cell>
          <table:table-cell table:formula="of:=IF([.A247]&lt;&gt;[.A248];AVERAGE([.B238:.B24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34718" calcext:value-type="float">
            <text:p>134718</text:p>
          </table:table-cell>
          <table:table-cell office:value-type="string" calcext:value-type="string">
            <text:p>us</text:p>
          </table:table-cell>
          <table:table-cell table:formula="of:=IF([.A248]&lt;&gt;[.A249];AVERAGE([.B239:.B24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34620" calcext:value-type="float">
            <text:p>134620</text:p>
          </table:table-cell>
          <table:table-cell office:value-type="string" calcext:value-type="string">
            <text:p>us</text:p>
          </table:table-cell>
          <table:table-cell table:formula="of:=IF([.A249]&lt;&gt;[.A250];AVERAGE([.B240:.B24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609544" calcext:value-type="float">
            <text:p>609544</text:p>
          </table:table-cell>
          <table:table-cell office:value-type="string" calcext:value-type="string">
            <text:p>us</text:p>
          </table:table-cell>
          <table:table-cell table:formula="of:=IF([.A250]&lt;&gt;[.A251];AVERAGE([.B241:.B250]); &quot; &quot;)" office:value-type="float" office:value="606036.4" calcext:value-type="float">
            <text:p>606036.4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607122" calcext:value-type="float">
            <text:p>607122</text:p>
          </table:table-cell>
          <table:table-cell office:value-type="string" calcext:value-type="string">
            <text:p>us</text:p>
          </table:table-cell>
          <table:table-cell table:formula="of:=IF([.A251]&lt;&gt;[.A252];AVERAGE([.B242:.B25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607289" calcext:value-type="float">
            <text:p>607289</text:p>
          </table:table-cell>
          <table:table-cell office:value-type="string" calcext:value-type="string">
            <text:p>us</text:p>
          </table:table-cell>
          <table:table-cell table:formula="of:=IF([.A252]&lt;&gt;[.A253];AVERAGE([.B243:.B25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605176" calcext:value-type="float">
            <text:p>605176</text:p>
          </table:table-cell>
          <table:table-cell office:value-type="string" calcext:value-type="string">
            <text:p>us</text:p>
          </table:table-cell>
          <table:table-cell table:formula="of:=IF([.A253]&lt;&gt;[.A254];AVERAGE([.B244:.B25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606129" calcext:value-type="float">
            <text:p>606129</text:p>
          </table:table-cell>
          <table:table-cell office:value-type="string" calcext:value-type="string">
            <text:p>us</text:p>
          </table:table-cell>
          <table:table-cell table:formula="of:=IF([.A254]&lt;&gt;[.A255];AVERAGE([.B245:.B25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604944" calcext:value-type="float">
            <text:p>604944</text:p>
          </table:table-cell>
          <table:table-cell office:value-type="string" calcext:value-type="string">
            <text:p>us</text:p>
          </table:table-cell>
          <table:table-cell table:formula="of:=IF([.A255]&lt;&gt;[.A256];AVERAGE([.B246:.B25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605712" calcext:value-type="float">
            <text:p>605712</text:p>
          </table:table-cell>
          <table:table-cell office:value-type="string" calcext:value-type="string">
            <text:p>us</text:p>
          </table:table-cell>
          <table:table-cell table:formula="of:=IF([.A256]&lt;&gt;[.A257];AVERAGE([.B247:.B25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608353" calcext:value-type="float">
            <text:p>608353</text:p>
          </table:table-cell>
          <table:table-cell office:value-type="string" calcext:value-type="string">
            <text:p>us</text:p>
          </table:table-cell>
          <table:table-cell table:formula="of:=IF([.A257]&lt;&gt;[.A258];AVERAGE([.B248:.B25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607703" calcext:value-type="float">
            <text:p>607703</text:p>
          </table:table-cell>
          <table:table-cell office:value-type="string" calcext:value-type="string">
            <text:p>us</text:p>
          </table:table-cell>
          <table:table-cell table:formula="of:=IF([.A258]&lt;&gt;[.A259];AVERAGE([.B249:.B25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598392" calcext:value-type="float">
            <text:p>598392</text:p>
          </table:table-cell>
          <table:table-cell office:value-type="string" calcext:value-type="string">
            <text:p>us</text:p>
          </table:table-cell>
          <table:table-cell table:formula="of:=IF([.A259]&lt;&gt;[.A260];AVERAGE([.B250:.B25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387" calcext:value-type="float">
            <text:p>1387</text:p>
          </table:table-cell>
          <table:table-cell office:value-type="string" calcext:value-type="string">
            <text:p>us</text:p>
          </table:table-cell>
          <table:table-cell table:formula="of:=IF([.A260]&lt;&gt;[.A261];AVERAGE([.B251:.B260]); &quot; &quot;)" office:value-type="float" office:value="1396.6" calcext:value-type="float">
            <text:p>1396.6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373" calcext:value-type="float">
            <text:p>1373</text:p>
          </table:table-cell>
          <table:table-cell office:value-type="string" calcext:value-type="string">
            <text:p>us</text:p>
          </table:table-cell>
          <table:table-cell table:formula="of:=IF([.A261]&lt;&gt;[.A262];AVERAGE([.B252:.B26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479" calcext:value-type="float">
            <text:p>1479</text:p>
          </table:table-cell>
          <table:table-cell office:value-type="string" calcext:value-type="string">
            <text:p>us</text:p>
          </table:table-cell>
          <table:table-cell table:formula="of:=IF([.A262]&lt;&gt;[.A263];AVERAGE([.B253:.B26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us</text:p>
          </table:table-cell>
          <table:table-cell table:formula="of:=IF([.A263]&lt;&gt;[.A264];AVERAGE([.B254:.B26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us</text:p>
          </table:table-cell>
          <table:table-cell table:formula="of:=IF([.A264]&lt;&gt;[.A265];AVERAGE([.B255:.B26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us</text:p>
          </table:table-cell>
          <table:table-cell table:formula="of:=IF([.A265]&lt;&gt;[.A266];AVERAGE([.B256:.B26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us</text:p>
          </table:table-cell>
          <table:table-cell table:formula="of:=IF([.A266]&lt;&gt;[.A267];AVERAGE([.B257:.B26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335" calcext:value-type="float">
            <text:p>1335</text:p>
          </table:table-cell>
          <table:table-cell office:value-type="string" calcext:value-type="string">
            <text:p>us</text:p>
          </table:table-cell>
          <table:table-cell table:formula="of:=IF([.A267]&lt;&gt;[.A268];AVERAGE([.B258:.B26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603" calcext:value-type="float">
            <text:p>1603</text:p>
          </table:table-cell>
          <table:table-cell office:value-type="string" calcext:value-type="string">
            <text:p>us</text:p>
          </table:table-cell>
          <table:table-cell table:formula="of:=IF([.A268]&lt;&gt;[.A269];AVERAGE([.B259:.B26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us</text:p>
          </table:table-cell>
          <table:table-cell table:formula="of:=IF([.A269]&lt;&gt;[.A270];AVERAGE([.B260:.B26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s</text:p>
          </table:table-cell>
          <table:table-cell table:formula="of:=IF([.A270]&lt;&gt;[.A271];AVERAGE([.B261:.B270]); &quot; &quot;)" office:value-type="float" office:value="22.4" calcext:value-type="float">
            <text:p>22.4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</text:p>
          </table:table-cell>
          <table:table-cell table:formula="of:=IF([.A271]&lt;&gt;[.A272];AVERAGE([.B262:.B27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</text:p>
          </table:table-cell>
          <table:table-cell table:formula="of:=IF([.A272]&lt;&gt;[.A273];AVERAGE([.B263:.B27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s</text:p>
          </table:table-cell>
          <table:table-cell table:formula="of:=IF([.A273]&lt;&gt;[.A274];AVERAGE([.B264:.B27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s</text:p>
          </table:table-cell>
          <table:table-cell table:formula="of:=IF([.A274]&lt;&gt;[.A275];AVERAGE([.B265:.B27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</text:p>
          </table:table-cell>
          <table:table-cell table:formula="of:=IF([.A275]&lt;&gt;[.A276];AVERAGE([.B266:.B27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s</text:p>
          </table:table-cell>
          <table:table-cell table:formula="of:=IF([.A276]&lt;&gt;[.A277];AVERAGE([.B267:.B27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</text:p>
          </table:table-cell>
          <table:table-cell table:formula="of:=IF([.A277]&lt;&gt;[.A278];AVERAGE([.B268:.B27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</text:p>
          </table:table-cell>
          <table:table-cell table:formula="of:=IF([.A278]&lt;&gt;[.A279];AVERAGE([.B269:.B27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</text:p>
          </table:table-cell>
          <table:table-cell table:formula="of:=IF([.A279]&lt;&gt;[.A280];AVERAGE([.B270:.B279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280]&lt;&gt;[.A281];AVERAGE([.B271:.B280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281]&lt;&gt;[.A282];AVERAGE([.B272:.B281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282]&lt;&gt;[.A283];AVERAGE([.B273:.B282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283]&lt;&gt;[.A284];AVERAGE([.B274:.B283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284]&lt;&gt;[.A285];AVERAGE([.B275:.B284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285]&lt;&gt;[.A286];AVERAGE([.B276:.B285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286]&lt;&gt;[.A287];AVERAGE([.B277:.B286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287]&lt;&gt;[.A288];AVERAGE([.B278:.B287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288]&lt;&gt;[.A289];AVERAGE([.B279:.B288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289]&lt;&gt;[.A290];AVERAGE([.B280:.B289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290]&lt;&gt;[.A291];AVERAGE([.B281:.B290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291]&lt;&gt;[.A292];AVERAGE([.B282:.B291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292]&lt;&gt;[.A293];AVERAGE([.B283:.B292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293]&lt;&gt;[.A294];AVERAGE([.B284:.B293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294]&lt;&gt;[.A295];AVERAGE([.B285:.B294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295]&lt;&gt;[.A296];AVERAGE([.B286:.B295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296]&lt;&gt;[.A297];AVERAGE([.B287:.B296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297]&lt;&gt;[.A298];AVERAGE([.B288:.B297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298]&lt;&gt;[.A299];AVERAGE([.B289:.B298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299]&lt;&gt;[.A300];AVERAGE([.B290:.B299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300]&lt;&gt;[.A301];AVERAGE([.B291:.B300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301]&lt;&gt;[.A302];AVERAGE([.B292:.B301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302]&lt;&gt;[.A303];AVERAGE([.B293:.B302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303]&lt;&gt;[.A304];AVERAGE([.B294:.B303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304]&lt;&gt;[.A305];AVERAGE([.B295:.B304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305]&lt;&gt;[.A306];AVERAGE([.B296:.B305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306]&lt;&gt;[.A307];AVERAGE([.B297:.B306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307]&lt;&gt;[.A308];AVERAGE([.B298:.B307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308]&lt;&gt;[.A309];AVERAGE([.B299:.B308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309]&lt;&gt;[.A310];AVERAGE([.B300:.B309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310]&lt;&gt;[.A311];AVERAGE([.B301:.B310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311]&lt;&gt;[.A312];AVERAGE([.B302:.B311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312]&lt;&gt;[.A313];AVERAGE([.B303:.B312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313]&lt;&gt;[.A314];AVERAGE([.B304:.B313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314]&lt;&gt;[.A315];AVERAGE([.B305:.B314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315]&lt;&gt;[.A316];AVERAGE([.B306:.B315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316]&lt;&gt;[.A317];AVERAGE([.B307:.B316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317]&lt;&gt;[.A318];AVERAGE([.B308:.B317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318]&lt;&gt;[.A319];AVERAGE([.B309:.B318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319]&lt;&gt;[.A320];AVERAGE([.B310:.B319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320]&lt;&gt;[.A321];AVERAGE([.B311:.B320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321]&lt;&gt;[.A322];AVERAGE([.B312:.B321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322]&lt;&gt;[.A323];AVERAGE([.B313:.B322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323]&lt;&gt;[.A324];AVERAGE([.B314:.B323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324]&lt;&gt;[.A325];AVERAGE([.B315:.B324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325]&lt;&gt;[.A326];AVERAGE([.B316:.B325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326]&lt;&gt;[.A327];AVERAGE([.B317:.B326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327]&lt;&gt;[.A328];AVERAGE([.B318:.B327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328]&lt;&gt;[.A329];AVERAGE([.B319:.B328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329]&lt;&gt;[.A330];AVERAGE([.B320:.B329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330]&lt;&gt;[.A331];AVERAGE([.B321:.B330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331]&lt;&gt;[.A332];AVERAGE([.B322:.B331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332]&lt;&gt;[.A333];AVERAGE([.B323:.B332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333]&lt;&gt;[.A334];AVERAGE([.B324:.B333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334]&lt;&gt;[.A335];AVERAGE([.B325:.B334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335]&lt;&gt;[.A336];AVERAGE([.B326:.B335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336]&lt;&gt;[.A337];AVERAGE([.B327:.B336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337]&lt;&gt;[.A338];AVERAGE([.B328:.B337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338]&lt;&gt;[.A339];AVERAGE([.B329:.B338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339]&lt;&gt;[.A340];AVERAGE([.B330:.B339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340]&lt;&gt;[.A341];AVERAGE([.B331:.B340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341]&lt;&gt;[.A342];AVERAGE([.B332:.B341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342]&lt;&gt;[.A343];AVERAGE([.B333:.B342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343]&lt;&gt;[.A344];AVERAGE([.B334:.B343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344]&lt;&gt;[.A345];AVERAGE([.B335:.B344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345]&lt;&gt;[.A346];AVERAGE([.B336:.B345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346]&lt;&gt;[.A347];AVERAGE([.B337:.B346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347]&lt;&gt;[.A348];AVERAGE([.B338:.B347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348]&lt;&gt;[.A349];AVERAGE([.B339:.B348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349]&lt;&gt;[.A350];AVERAGE([.B340:.B349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350]&lt;&gt;[.A351];AVERAGE([.B341:.B350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351]&lt;&gt;[.A352];AVERAGE([.B342:.B351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352]&lt;&gt;[.A353];AVERAGE([.B343:.B352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353]&lt;&gt;[.A354];AVERAGE([.B344:.B353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354]&lt;&gt;[.A355];AVERAGE([.B345:.B354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355]&lt;&gt;[.A356];AVERAGE([.B346:.B355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356]&lt;&gt;[.A357];AVERAGE([.B347:.B356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357]&lt;&gt;[.A358];AVERAGE([.B348:.B357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358]&lt;&gt;[.A359];AVERAGE([.B349:.B358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359]&lt;&gt;[.A360];AVERAGE([.B350:.B359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360]&lt;&gt;[.A361];AVERAGE([.B351:.B360]); &quot; 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IF([.A361]&lt;&gt;[.A362];AVERAGE([.B352:.B361]); &quot; &quot;)" office:value-type="string" office:string-value=" " calcext:value-type="string">
            <text:p><text:s/></text:p>
          </table:table-cell>
        </table:table-row>
      </table:table>
      <table:table table:name="NEW_VS_NEW_OPT" table:style-name="ta1">
        <table:table-column table:style-name="co7" table:default-cell-style-name="Default"/>
        <table:table-column table:style-name="co4" table:number-columns-repeated="5" table:default-cell-style-name="Default"/>
        <table:table-column table:style-name="co4" table:default-cell-style-name="ce5"/>
        <table:table-column table:style-name="co4" table:default-cell-style-name="Default"/>
        <table:table-column table:style-name="co4" table:number-columns-repeated="2" table:default-cell-style-name="ce6"/>
        <table:table-row table:style-name="ro1">
          <table:table-cell/>
          <table:table-cell office:value-type="string" calcext:value-type="string" table:number-columns-spanned="2" table:number-rows-spanned="1">
            <text:p>NEW</text:p>
          </table:table-cell>
          <table:covered-table-cell/>
          <table:table-cell office:value-type="string" calcext:value-type="string" table:number-columns-spanned="2" table:number-rows-spanned="1">
            <text:p>NEW_OPT</text:p>
          </table:table-cell>
          <table:covered-table-cell/>
          <table:table-cell office:value-type="string" calcext:value-type="string">
            <text:p>BETTER ONE</text:p>
          </table:table-cell>
          <table:table-cell table:style-name="Default" office:value-type="string" calcext:value-type="string">
            <text:p>% miglioramento rispetto il peggiore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formula="of:=INDIRECT(&quot;result_from_json.A&quot; &amp; (ROW()-2) *10)" office:value-type="string" office:string-value="bradford-0-eplus.json" calcext:value-type="string">
            <text:p>bradford-0-eplus.json</text:p>
          </table:table-cell>
          <table:table-cell table:formula="of:=INDIRECT(&quot;Result_new_input.D&quot; &amp; (ROW()-3) *10+1)" office:value-type="float" office:value="664024.7" calcext:value-type="float">
            <text:p>664024.7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449472" calcext:value-type="float">
            <text:p>449472</text:p>
          </table:table-cell>
          <table:table-cell office:value-type="string" calcext:value-type="string">
            <text:p>us</text:p>
          </table:table-cell>
          <table:table-cell table:formula="of:=IF([.B3]&lt;[.D3];&quot;NEW&quot;;&quot;NEW_OPT&quot;)" office:value-type="string" office:string-value="NEW_OPT" calcext:value-type="string">
            <text:p>NEW_OPT</text:p>
          </table:table-cell>
          <table:table-cell table:formula="of:=IF([.B3]&lt;[.D3];([.D3]-[.B3])/[.D3];([.B3]-[.D3])/[.B3])" office:value-type="percentage" office:value="0.32310951685984" calcext:value-type="percentage">
            <text:p>32.31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0-eplus.json" calcext:value-type="string">
            <text:p>bradford-10-eplus.json</text:p>
          </table:table-cell>
          <table:table-cell table:formula="of:=INDIRECT(&quot;Result_new_input.D&quot; &amp; (ROW()-3) *10+1)" office:value-type="float" office:value="1590951.6" calcext:value-type="float">
            <text:p>1590951.6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1287657.7" calcext:value-type="float">
            <text:p>1287657.7</text:p>
          </table:table-cell>
          <table:table-cell office:value-type="string" calcext:value-type="string">
            <text:p>us</text:p>
          </table:table-cell>
          <table:table-cell table:formula="of:=IF([.B4]&lt;[.D4];&quot;NEW&quot;;&quot;NEW_OPT&quot;)" office:value-type="string" office:string-value="NEW_OPT" calcext:value-type="string">
            <text:p>NEW_OPT</text:p>
          </table:table-cell>
          <table:table-cell table:formula="of:=IF([.B4]&lt;[.D4];([.D4]-[.B4])/[.D4];([.B4]-[.D4])/[.B4])" office:value-type="percentage" office:value="0.190636786185073" calcext:value-type="percentage">
            <text:p>19.0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0-free.json" calcext:value-type="string">
            <text:p>bradford-10-free.json</text:p>
          </table:table-cell>
          <table:table-cell table:formula="of:=INDIRECT(&quot;Result_new_input.D&quot; &amp; (ROW()-3) *10+1)" office:value-type="float" office:value="747855.4" calcext:value-type="float">
            <text:p>747855.4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627747.9" calcext:value-type="float">
            <text:p>627747.9</text:p>
          </table:table-cell>
          <table:table-cell office:value-type="string" calcext:value-type="string">
            <text:p>us</text:p>
          </table:table-cell>
          <table:table-cell table:formula="of:=IF([.B5]&lt;[.D5];&quot;NEW&quot;;&quot;NEW_OPT&quot;)" office:value-type="string" office:string-value="NEW_OPT" calcext:value-type="string">
            <text:p>NEW_OPT</text:p>
          </table:table-cell>
          <table:table-cell table:formula="of:=IF([.B5]&lt;[.D5];([.D5]-[.B5])/[.D5];([.B5]-[.D5])/[.B5])" office:value-type="percentage" office:value="0.16060257103178" calcext:value-type="percentage">
            <text:p>16.0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0-race.json" calcext:value-type="string">
            <text:p>bradford-10-race.json</text:p>
          </table:table-cell>
          <table:table-cell table:formula="of:=INDIRECT(&quot;Result_new_input.D&quot; &amp; (ROW()-3) *10+1)" office:value-type="float" office:value="620032" calcext:value-type="float">
            <text:p>620032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522928.7" calcext:value-type="float">
            <text:p>522928.7</text:p>
          </table:table-cell>
          <table:table-cell office:value-type="string" calcext:value-type="string">
            <text:p>us</text:p>
          </table:table-cell>
          <table:table-cell table:formula="of:=IF([.B6]&lt;[.D6];&quot;NEW&quot;;&quot;NEW_OPT&quot;)" office:value-type="string" office:string-value="NEW_OPT" calcext:value-type="string">
            <text:p>NEW_OPT</text:p>
          </table:table-cell>
          <table:table-cell table:formula="of:=IF([.B6]&lt;[.D6];([.D6]-[.B6])/[.D6];([.B6]-[.D6])/[.B6])" office:value-type="percentage" office:value="0.156610142702312" calcext:value-type="percentage">
            <text:p>15.6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-eplus.json" calcext:value-type="string">
            <text:p>bradford-1-eplus.json</text:p>
          </table:table-cell>
          <table:table-cell table:formula="of:=INDIRECT(&quot;Result_new_input.D&quot; &amp; (ROW()-3) *10+1)" office:value-type="float" office:value="961106.4" calcext:value-type="float">
            <text:p>961106.4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727164.9" calcext:value-type="float">
            <text:p>727164.9</text:p>
          </table:table-cell>
          <table:table-cell office:value-type="string" calcext:value-type="string">
            <text:p>us</text:p>
          </table:table-cell>
          <table:table-cell table:formula="of:=IF([.B7]&lt;[.D7];&quot;NEW&quot;;&quot;NEW_OPT&quot;)" office:value-type="string" office:string-value="NEW_OPT" calcext:value-type="string">
            <text:p>NEW_OPT</text:p>
          </table:table-cell>
          <table:table-cell table:formula="of:=IF([.B7]&lt;[.D7];([.D7]-[.B7])/[.D7];([.B7]-[.D7])/[.B7])" office:value-type="percentage" office:value="0.243408534164376" calcext:value-type="percentage">
            <text:p>24.34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-free.json" calcext:value-type="string">
            <text:p>bradford-1-free.json</text:p>
          </table:table-cell>
          <table:table-cell table:formula="of:=INDIRECT(&quot;Result_new_input.D&quot; &amp; (ROW()-3) *10+1)" office:value-type="float" office:value="436101.6" calcext:value-type="float">
            <text:p>436101.6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330537.4" calcext:value-type="float">
            <text:p>330537.4</text:p>
          </table:table-cell>
          <table:table-cell office:value-type="string" calcext:value-type="string">
            <text:p>us</text:p>
          </table:table-cell>
          <table:table-cell table:formula="of:=IF([.B8]&lt;[.D8];&quot;NEW&quot;;&quot;NEW_OPT&quot;)" office:value-type="string" office:string-value="NEW_OPT" calcext:value-type="string">
            <text:p>NEW_OPT</text:p>
          </table:table-cell>
          <table:table-cell table:formula="of:=IF([.B8]&lt;[.D8];([.D8]-[.B8])/[.D8];([.B8]-[.D8])/[.B8])" office:value-type="percentage" office:value="0.242063317355405" calcext:value-type="percentage">
            <text:p>24.21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-race.json" calcext:value-type="string">
            <text:p>bradford-1-race.json</text:p>
          </table:table-cell>
          <table:table-cell table:formula="of:=INDIRECT(&quot;Result_new_input.D&quot; &amp; (ROW()-3) *10+1)" office:value-type="float" office:value="358188.3" calcext:value-type="float">
            <text:p>358188.3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276870.8" calcext:value-type="float">
            <text:p>276870.8</text:p>
          </table:table-cell>
          <table:table-cell office:value-type="string" calcext:value-type="string">
            <text:p>us</text:p>
          </table:table-cell>
          <table:table-cell table:formula="of:=IF([.B9]&lt;[.D9];&quot;NEW&quot;;&quot;NEW_OPT&quot;)" office:value-type="string" office:string-value="NEW_OPT" calcext:value-type="string">
            <text:p>NEW_OPT</text:p>
          </table:table-cell>
          <table:table-cell table:formula="of:=IF([.B9]&lt;[.D9];([.D9]-[.B9])/[.D9];([.B9]-[.D9])/[.B9])" office:value-type="percentage" office:value="0.227024444963724" calcext:value-type="percentage">
            <text:p>22.70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2-eplus.json" calcext:value-type="string">
            <text:p>bradford-2-eplus.json</text:p>
          </table:table-cell>
          <table:table-cell table:formula="of:=INDIRECT(&quot;Result_new_input.D&quot; &amp; (ROW()-3) *10+1)" office:value-type="float" office:value="1111679" calcext:value-type="float">
            <text:p>1111679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854211.2" calcext:value-type="float">
            <text:p>854211.2</text:p>
          </table:table-cell>
          <table:table-cell office:value-type="string" calcext:value-type="string">
            <text:p>us</text:p>
          </table:table-cell>
          <table:table-cell table:formula="of:=IF([.B10]&lt;[.D10];&quot;NEW&quot;;&quot;NEW_OPT&quot;)" office:value-type="string" office:string-value="NEW_OPT" calcext:value-type="string">
            <text:p>NEW_OPT</text:p>
          </table:table-cell>
          <table:table-cell table:formula="of:=IF([.B10]&lt;[.D10];([.D10]-[.B10])/[.D10];([.B10]-[.D10])/[.B10])" office:value-type="percentage" office:value="0.231602647886665" calcext:value-type="percentage">
            <text:p>23.1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2-free.json" calcext:value-type="string">
            <text:p>bradford-2-free.json</text:p>
          </table:table-cell>
          <table:table-cell table:formula="of:=INDIRECT(&quot;Result_new_input.D&quot; &amp; (ROW()-3) *10+1)" office:value-type="float" office:value="508712.4" calcext:value-type="float">
            <text:p>508712.4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402674.6" calcext:value-type="float">
            <text:p>402674.6</text:p>
          </table:table-cell>
          <table:table-cell office:value-type="string" calcext:value-type="string">
            <text:p>us</text:p>
          </table:table-cell>
          <table:table-cell table:formula="of:=IF([.B11]&lt;[.D11];&quot;NEW&quot;;&quot;NEW_OPT&quot;)" office:value-type="string" office:string-value="NEW_OPT" calcext:value-type="string">
            <text:p>NEW_OPT</text:p>
          </table:table-cell>
          <table:table-cell table:formula="of:=IF([.B11]&lt;[.D11];([.D11]-[.B11])/[.D11];([.B11]-[.D11])/[.B11])" office:value-type="percentage" office:value="0.208443513466548" calcext:value-type="percentage">
            <text:p>20.84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2-race.json" calcext:value-type="string">
            <text:p>bradford-2-race.json</text:p>
          </table:table-cell>
          <table:table-cell table:formula="of:=INDIRECT(&quot;Result_new_input.D&quot; &amp; (ROW()-3) *10+1)" office:value-type="float" office:value="417912.1" calcext:value-type="float">
            <text:p>417912.1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327931.7" calcext:value-type="float">
            <text:p>327931.7</text:p>
          </table:table-cell>
          <table:table-cell office:value-type="string" calcext:value-type="string">
            <text:p>us</text:p>
          </table:table-cell>
          <table:table-cell table:formula="of:=IF([.B12]&lt;[.D12];&quot;NEW&quot;;&quot;NEW_OPT&quot;)" office:value-type="string" office:string-value="NEW_OPT" calcext:value-type="string">
            <text:p>NEW_OPT</text:p>
          </table:table-cell>
          <table:table-cell table:formula="of:=IF([.B12]&lt;[.D12];([.D12]-[.B12])/[.D12];([.B12]-[.D12])/[.B12])" office:value-type="percentage" office:value="0.215309391616084" calcext:value-type="percentage">
            <text:p>21.53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4-eplus.json" calcext:value-type="string">
            <text:p>bradford-4-eplus.json</text:p>
          </table:table-cell>
          <table:table-cell table:formula="of:=INDIRECT(&quot;Result_new_input.D&quot; &amp; (ROW()-3) *10+1)" office:value-type="float" office:value="1287487" calcext:value-type="float">
            <text:p>1287487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1018383" calcext:value-type="float">
            <text:p>1018383</text:p>
          </table:table-cell>
          <table:table-cell office:value-type="string" calcext:value-type="string">
            <text:p>us</text:p>
          </table:table-cell>
          <table:table-cell table:formula="of:=IF([.B13]&lt;[.D13];&quot;NEW&quot;;&quot;NEW_OPT&quot;)" office:value-type="string" office:string-value="NEW_OPT" calcext:value-type="string">
            <text:p>NEW_OPT</text:p>
          </table:table-cell>
          <table:table-cell table:formula="of:=IF([.B13]&lt;[.D13];([.D13]-[.B13])/[.D13];([.B13]-[.D13])/[.B13])" office:value-type="percentage" office:value="0.209014925975952" calcext:value-type="percentage">
            <text:p>20.90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4-free.json" calcext:value-type="string">
            <text:p>bradford-4-free.json</text:p>
          </table:table-cell>
          <table:table-cell table:formula="of:=INDIRECT(&quot;Result_new_input.D&quot; &amp; (ROW()-3) *10+1)" office:value-type="float" office:value="600751.9" calcext:value-type="float">
            <text:p>600751.9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493243" calcext:value-type="float">
            <text:p>493243</text:p>
          </table:table-cell>
          <table:table-cell office:value-type="string" calcext:value-type="string">
            <text:p>us</text:p>
          </table:table-cell>
          <table:table-cell table:formula="of:=IF([.B14]&lt;[.D14];&quot;NEW&quot;;&quot;NEW_OPT&quot;)" office:value-type="string" office:string-value="NEW_OPT" calcext:value-type="string">
            <text:p>NEW_OPT</text:p>
          </table:table-cell>
          <table:table-cell table:formula="of:=IF([.B14]&lt;[.D14];([.D14]-[.B14])/[.D14];([.B14]-[.D14])/[.B14])" office:value-type="percentage" office:value="0.178957236756138" calcext:value-type="percentage">
            <text:p>17.90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4-race.json" calcext:value-type="string">
            <text:p>bradford-4-race.json</text:p>
          </table:table-cell>
          <table:table-cell table:formula="of:=INDIRECT(&quot;Result_new_input.D&quot; &amp; (ROW()-3) *10+1)" office:value-type="float" office:value="490969.4" calcext:value-type="float">
            <text:p>490969.4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404264.4" calcext:value-type="float">
            <text:p>404264.4</text:p>
          </table:table-cell>
          <table:table-cell office:value-type="string" calcext:value-type="string">
            <text:p>us</text:p>
          </table:table-cell>
          <table:table-cell table:formula="of:=IF([.B15]&lt;[.D15];&quot;NEW&quot;;&quot;NEW_OPT&quot;)" office:value-type="string" office:string-value="NEW_OPT" calcext:value-type="string">
            <text:p>NEW_OPT</text:p>
          </table:table-cell>
          <table:table-cell table:formula="of:=IF([.B15]&lt;[.D15];([.D15]-[.B15])/[.D15];([.B15]-[.D15])/[.B15])" office:value-type="percentage" office:value="0.176599600708313" calcext:value-type="percentage">
            <text:p>17.6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10-eplus.json" calcext:value-type="string">
            <text:p>bradford_nt-10-eplus.json</text:p>
          </table:table-cell>
          <table:table-cell table:formula="of:=INDIRECT(&quot;Result_new_input.D&quot; &amp; (ROW()-3) *10+1)" office:value-type="float" office:value="1343734.5" calcext:value-type="float">
            <text:p>1343734.5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1079207.9" calcext:value-type="float">
            <text:p>1079207.9</text:p>
          </table:table-cell>
          <table:table-cell office:value-type="string" calcext:value-type="string">
            <text:p>us</text:p>
          </table:table-cell>
          <table:table-cell table:formula="of:=IF([.B16]&lt;[.D16];&quot;NEW&quot;;&quot;NEW_OPT&quot;)" office:value-type="string" office:string-value="NEW_OPT" calcext:value-type="string">
            <text:p>NEW_OPT</text:p>
          </table:table-cell>
          <table:table-cell table:formula="of:=IF([.B16]&lt;[.D16];([.D16]-[.B16])/[.D16];([.B16]-[.D16])/[.B16])" office:value-type="percentage" office:value="0.196859275400014" calcext:value-type="percentage">
            <text:p>19.69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10-free.json" calcext:value-type="string">
            <text:p>bradford_nt-10-free.json</text:p>
          </table:table-cell>
          <table:table-cell table:formula="of:=INDIRECT(&quot;Result_new_input.D&quot; &amp; (ROW()-3) *10+1)" office:value-type="float" office:value="640578.7" calcext:value-type="float">
            <text:p>640578.7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514092" calcext:value-type="float">
            <text:p>514092</text:p>
          </table:table-cell>
          <table:table-cell office:value-type="string" calcext:value-type="string">
            <text:p>us</text:p>
          </table:table-cell>
          <table:table-cell table:formula="of:=IF([.B17]&lt;[.D17];&quot;NEW&quot;;&quot;NEW_OPT&quot;)" office:value-type="string" office:string-value="NEW_OPT" calcext:value-type="string">
            <text:p>NEW_OPT</text:p>
          </table:table-cell>
          <table:table-cell table:formula="of:=IF([.B17]&lt;[.D17];([.D17]-[.B17])/[.D17];([.B17]-[.D17])/[.B17])" office:value-type="percentage" office:value="0.197456924496553" calcext:value-type="percentage">
            <text:p>19.75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10-race.json" calcext:value-type="string">
            <text:p>bradford_nt-10-race.json</text:p>
          </table:table-cell>
          <table:table-cell table:formula="of:=INDIRECT(&quot;Result_new_input.D&quot; &amp; (ROW()-3) *10+1)" office:value-type="float" office:value="518245.8" calcext:value-type="float">
            <text:p>518245.8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425813.4" calcext:value-type="float">
            <text:p>425813.4</text:p>
          </table:table-cell>
          <table:table-cell office:value-type="string" calcext:value-type="string">
            <text:p>us</text:p>
          </table:table-cell>
          <table:table-cell table:formula="of:=IF([.B18]&lt;[.D18];&quot;NEW&quot;;&quot;NEW_OPT&quot;)" office:value-type="string" office:string-value="NEW_OPT" calcext:value-type="string">
            <text:p>NEW_OPT</text:p>
          </table:table-cell>
          <table:table-cell table:formula="of:=IF([.B18]&lt;[.D18];([.D18]-[.B18])/[.D18];([.B18]-[.D18])/[.B18])" office:value-type="percentage" office:value="0.178356293480815" calcext:value-type="percentage">
            <text:p>17.84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1-eplus.json" calcext:value-type="string">
            <text:p>bradford_nt-1-eplus.json</text:p>
          </table:table-cell>
          <table:table-cell table:formula="of:=INDIRECT(&quot;Result_new_input.D&quot; &amp; (ROW()-3) *10+1)" office:value-type="float" office:value="677441.8" calcext:value-type="float">
            <text:p>677441.8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464827.7" calcext:value-type="float">
            <text:p>464827.7</text:p>
          </table:table-cell>
          <table:table-cell office:value-type="string" calcext:value-type="string">
            <text:p>us</text:p>
          </table:table-cell>
          <table:table-cell table:formula="of:=IF([.B19]&lt;[.D19];&quot;NEW&quot;;&quot;NEW_OPT&quot;)" office:value-type="string" office:string-value="NEW_OPT" calcext:value-type="string">
            <text:p>NEW_OPT</text:p>
          </table:table-cell>
          <table:table-cell table:formula="of:=IF([.B19]&lt;[.D19];([.D19]-[.B19])/[.D19];([.B19]-[.D19])/[.B19])" office:value-type="percentage" office:value="0.313848510676489" calcext:value-type="percentage">
            <text:p>31.38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2-eplus.json" calcext:value-type="string">
            <text:p>bradford_nt-2-eplus.json</text:p>
          </table:table-cell>
          <table:table-cell table:formula="of:=INDIRECT(&quot;Result_new_input.D&quot; &amp; (ROW()-3) *10+1)" office:value-type="float" office:value="739233.3" calcext:value-type="float">
            <text:p>739233.3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511303.6" calcext:value-type="float">
            <text:p>511303.6</text:p>
          </table:table-cell>
          <table:table-cell office:value-type="string" calcext:value-type="string">
            <text:p>us</text:p>
          </table:table-cell>
          <table:table-cell table:formula="of:=IF([.B20]&lt;[.D20];&quot;NEW&quot;;&quot;NEW_OPT&quot;)" office:value-type="string" office:string-value="NEW_OPT" calcext:value-type="string">
            <text:p>NEW_OPT</text:p>
          </table:table-cell>
          <table:table-cell table:formula="of:=IF([.B20]&lt;[.D20];([.D20]-[.B20])/[.D20];([.B20]-[.D20])/[.B20])" office:value-type="percentage" office:value="0.308332565646055" calcext:value-type="percentage">
            <text:p>30.83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4-eplus.json" calcext:value-type="string">
            <text:p>bradford_nt-4-eplus.json</text:p>
          </table:table-cell>
          <table:table-cell table:formula="of:=INDIRECT(&quot;Result_new_input.D&quot; &amp; (ROW()-3) *10+1)" office:value-type="float" office:value="896834.6" calcext:value-type="float">
            <text:p>896834.6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669624.4" calcext:value-type="float">
            <text:p>669624.4</text:p>
          </table:table-cell>
          <table:table-cell office:value-type="string" calcext:value-type="string">
            <text:p>us</text:p>
          </table:table-cell>
          <table:table-cell table:formula="of:=IF([.B21]&lt;[.D21];&quot;NEW&quot;;&quot;NEW_OPT&quot;)" office:value-type="string" office:string-value="NEW_OPT" calcext:value-type="string">
            <text:p>NEW_OPT</text:p>
          </table:table-cell>
          <table:table-cell table:formula="of:=IF([.B21]&lt;[.D21];([.D21]-[.B21])/[.D21];([.B21]-[.D21])/[.B21])" office:value-type="percentage" office:value="0.253346826716989" calcext:value-type="percentage">
            <text:p>25.33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4-race.json" calcext:value-type="string">
            <text:p>bradford_nt-4-race.json</text:p>
          </table:table-cell>
          <table:table-cell table:formula="of:=INDIRECT(&quot;Result_new_input.D&quot; &amp; (ROW()-3) *10+1)" office:value-type="float" office:value="342237.8" calcext:value-type="float">
            <text:p>342237.8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263184.4" calcext:value-type="float">
            <text:p>263184.4</text:p>
          </table:table-cell>
          <table:table-cell office:value-type="string" calcext:value-type="string">
            <text:p>us</text:p>
          </table:table-cell>
          <table:table-cell table:formula="of:=IF([.B22]&lt;[.D22];&quot;NEW&quot;;&quot;NEW_OPT&quot;)" office:value-type="string" office:string-value="NEW_OPT" calcext:value-type="string">
            <text:p>NEW_OPT</text:p>
          </table:table-cell>
          <table:table-cell table:formula="of:=IF([.B22]&lt;[.D22];([.D22]-[.B22])/[.D22];([.B22]-[.D22])/[.B22])" office:value-type="percentage" office:value="0.230989680274943" calcext:value-type="percentage">
            <text:p>23.10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K.json" calcext:value-type="string">
            <text:p>K.json</text:p>
          </table:table-cell>
          <table:table-cell table:formula="of:=INDIRECT(&quot;Result_new_input.D&quot; &amp; (ROW()-3) *10+1)" office:value-type="float" office:value="29620.8" calcext:value-type="float">
            <text:p>29620.8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9528.2" calcext:value-type="float">
            <text:p>9528.2</text:p>
          </table:table-cell>
          <table:table-cell office:value-type="string" calcext:value-type="string">
            <text:p>us</text:p>
          </table:table-cell>
          <table:table-cell table:formula="of:=IF([.B23]&lt;[.D23];&quot;NEW&quot;;&quot;NEW_OPT&quot;)" office:value-type="string" office:string-value="NEW_OPT" calcext:value-type="string">
            <text:p>NEW_OPT</text:p>
          </table:table-cell>
          <table:table-cell table:formula="of:=IF([.B23]&lt;[.D23];([.D23]-[.B23])/[.D23];([.B23]-[.D23])/[.B23])" office:value-type="percentage" office:value="0.678327391562686" calcext:value-type="percentage">
            <text:p>67.83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iemens1.json" calcext:value-type="string">
            <text:p>siemens1.json</text:p>
          </table:table-cell>
          <table:table-cell table:formula="of:=INDIRECT(&quot;Result_new_input.D&quot; &amp; (ROW()-3) *10+1)" office:value-type="float" office:value="47685.7" calcext:value-type="float">
            <text:p>47685.7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28792.2" calcext:value-type="float">
            <text:p>28792.2</text:p>
          </table:table-cell>
          <table:table-cell office:value-type="string" calcext:value-type="string">
            <text:p>us</text:p>
          </table:table-cell>
          <table:table-cell table:formula="of:=IF([.B24]&lt;[.D24];&quot;NEW&quot;;&quot;NEW_OPT&quot;)" office:value-type="string" office:string-value="NEW_OPT" calcext:value-type="string">
            <text:p>NEW_OPT</text:p>
          </table:table-cell>
          <table:table-cell table:formula="of:=IF([.B24]&lt;[.D24];([.D24]-[.B24])/[.D24];([.B24]-[.D24])/[.B24])" office:value-type="percentage" office:value="0.396208926365766" calcext:value-type="percentage">
            <text:p>39.62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iemens2.json" calcext:value-type="string">
            <text:p>siemens2.json</text:p>
          </table:table-cell>
          <table:table-cell table:formula="of:=INDIRECT(&quot;Result_new_input.D&quot; &amp; (ROW()-3) *10+1)" office:value-type="float" office:value="142510.8" calcext:value-type="float">
            <text:p>142510.8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87983.5" calcext:value-type="float">
            <text:p>87983.5</text:p>
          </table:table-cell>
          <table:table-cell office:value-type="string" calcext:value-type="string">
            <text:p>us</text:p>
          </table:table-cell>
          <table:table-cell table:formula="of:=IF([.B25]&lt;[.D25];&quot;NEW&quot;;&quot;NEW_OPT&quot;)" office:value-type="string" office:string-value="NEW_OPT" calcext:value-type="string">
            <text:p>NEW_OPT</text:p>
          </table:table-cell>
          <table:table-cell table:formula="of:=IF([.B25]&lt;[.D25];([.D25]-[.B25])/[.D25];([.B25]-[.D25])/[.B25])" office:value-type="percentage" office:value="0.382618720826772" calcext:value-type="percentage">
            <text:p>38.2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iemens3.json" calcext:value-type="string">
            <text:p>siemens3.json</text:p>
          </table:table-cell>
          <table:table-cell table:formula="of:=INDIRECT(&quot;Result_new_input.D&quot; &amp; (ROW()-3) *10+1)" office:value-type="float" office:value="202289.6" calcext:value-type="float">
            <text:p>202289.6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137328.1" calcext:value-type="float">
            <text:p>137328.1</text:p>
          </table:table-cell>
          <table:table-cell office:value-type="string" calcext:value-type="string">
            <text:p>us</text:p>
          </table:table-cell>
          <table:table-cell table:formula="of:=IF([.B26]&lt;[.D26];&quot;NEW&quot;;&quot;NEW_OPT&quot;)" office:value-type="string" office:string-value="NEW_OPT" calcext:value-type="string">
            <text:p>NEW_OPT</text:p>
          </table:table-cell>
          <table:table-cell table:formula="of:=IF([.B26]&lt;[.D26];([.D26]-[.B26])/[.D26];([.B26]-[.D26])/[.B26])" office:value-type="percentage" office:value="0.321131190135331" calcext:value-type="percentage">
            <text:p>32.11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iemens4.json" calcext:value-type="string">
            <text:p>siemens4.json</text:p>
          </table:table-cell>
          <table:table-cell table:formula="of:=INDIRECT(&quot;Result_new_input.D&quot; &amp; (ROW()-3) *10+1)" office:value-type="float" office:value="789949.8" calcext:value-type="float">
            <text:p>789949.8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606036.4" calcext:value-type="float">
            <text:p>606036.4</text:p>
          </table:table-cell>
          <table:table-cell office:value-type="string" calcext:value-type="string">
            <text:p>us</text:p>
          </table:table-cell>
          <table:table-cell table:formula="of:=IF([.B27]&lt;[.D27];&quot;NEW&quot;;&quot;NEW_OPT&quot;)" office:value-type="string" office:string-value="NEW_OPT" calcext:value-type="string">
            <text:p>NEW_OPT</text:p>
          </table:table-cell>
          <table:table-cell table:formula="of:=IF([.B27]&lt;[.D27];([.D27]-[.B27])/[.D27];([.B27]-[.D27])/[.B27])" office:value-type="percentage" office:value="0.232816566318518" calcext:value-type="percentage">
            <text:p>23.28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wisscom.json" calcext:value-type="string">
            <text:p>Swisscom.json</text:p>
          </table:table-cell>
          <table:table-cell table:formula="of:=INDIRECT(&quot;Result_new_input.D&quot; &amp; (ROW()-3) *10+1)" office:value-type="float" office:value="3078.4" calcext:value-type="float">
            <text:p>3078.4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1396.6" calcext:value-type="float">
            <text:p>1396.6</text:p>
          </table:table-cell>
          <table:table-cell office:value-type="string" calcext:value-type="string">
            <text:p>us</text:p>
          </table:table-cell>
          <table:table-cell table:formula="of:=IF([.B28]&lt;[.D28];&quot;NEW&quot;;&quot;NEW_OPT&quot;)" office:value-type="string" office:string-value="NEW_OPT" calcext:value-type="string">
            <text:p>NEW_OPT</text:p>
          </table:table-cell>
          <table:table-cell table:formula="of:=IF([.B28]&lt;[.D28];([.D28]-[.B28])/[.D28];([.B28]-[.D28])/[.B28])" office:value-type="percentage" office:value="0.546322765072765" calcext:value-type="percentage">
            <text:p>54.63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Tiny.json" calcext:value-type="string">
            <text:p>Tiny.json</text:p>
          </table:table-cell>
          <table:table-cell table:formula="of:=INDIRECT(&quot;Result_new_input.D&quot; &amp; (ROW()-3) *10+1)" office:value-type="float" office:value="50.2" calcext:value-type="float">
            <text:p>50.2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22.4" calcext:value-type="float">
            <text:p>22.4</text:p>
          </table:table-cell>
          <table:table-cell office:value-type="string" calcext:value-type="string">
            <text:p>us</text:p>
          </table:table-cell>
          <table:table-cell table:formula="of:=IF([.B29]&lt;[.D29];&quot;NEW&quot;;&quot;NEW_OPT&quot;)" office:value-type="string" office:string-value="NEW_OPT" calcext:value-type="string">
            <text:p>NEW_OPT</text:p>
          </table:table-cell>
          <table:table-cell table:formula="of:=IF([.B29]&lt;[.D29];([.D29]-[.B29])/[.D29];([.B29]-[.D29])/[.B29])" office:value-type="percentage" office:value="0.553784860557769" calcext:value-type="percentage">
            <text:p>55.38%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EW</text:p>
          </table:table-cell>
          <table:table-cell table:formula="of:=COUNTIF([.F3:.F29];[.E32])" office:value-type="float" office:value="0" calcext:value-type="float">
            <text:p>0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EW_OPT</text:p>
          </table:table-cell>
          <table:table-cell table:formula="of:=COUNTIF([.F3:.F29];[.E33])" office:value-type="float" office:value="27" calcext:value-type="float">
            <text:p>27</text:p>
          </table:table-cell>
          <table:table-cell table:style-name="Default"/>
          <table:table-cell/>
          <table:table-cell table:style-name="Default" table:number-columns-repeated="2"/>
        </table:table-row>
      </table:table>
      <table:table table:name="FIRST_VS_NEW_OPT" table:style-name="ta1">
        <table:table-column table:style-name="co10" table:default-cell-style-name="Default"/>
        <table:table-column table:style-name="co4" table:number-columns-repeated="5" table:default-cell-style-name="Default"/>
        <table:table-column table:style-name="co4" table:default-cell-style-name="ce5"/>
        <table:table-row table:style-name="ro1">
          <table:table-cell/>
          <table:table-cell office:value-type="string" calcext:value-type="string" table:number-columns-spanned="2" table:number-rows-spanned="1">
            <text:p>JSON</text:p>
          </table:table-cell>
          <table:covered-table-cell/>
          <table:table-cell office:value-type="string" calcext:value-type="string" table:number-columns-spanned="2" table:number-rows-spanned="1">
            <text:p>NEW_OPT</text:p>
          </table:table-cell>
          <table:covered-table-cell/>
          <table:table-cell office:value-type="string" calcext:value-type="string">
            <text:p>BETTER ONE</text:p>
          </table:table-cell>
          <table:table-cell table:style-name="Default" office:value-type="string" calcext:value-type="string">
            <text:p>% miglioramento rispetto il peggiore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/>
          <table:table-cell table:style-name="Default"/>
        </table:table-row>
        <table:table-row table:style-name="ro1">
          <table:table-cell table:formula="of:=INDIRECT(&quot;result_from_json.A&quot; &amp; (ROW()-2) *10)" office:value-type="string" office:string-value="bradford-0-eplus.json" calcext:value-type="string">
            <text:p>bradford-0-eplus.json</text:p>
          </table:table-cell>
          <table:table-cell table:formula="of:=INDIRECT(&quot;result_from_json.D&quot; &amp; (ROW()-3) *10+1)" office:value-type="float" office:value="4450103.3" calcext:value-type="float">
            <text:p>4450103.3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449472" calcext:value-type="float">
            <text:p>449472</text:p>
          </table:table-cell>
          <table:table-cell office:value-type="string" calcext:value-type="string">
            <text:p>us</text:p>
          </table:table-cell>
          <table:table-cell table:formula="of:=IF([.B3]&lt;[.D3];&quot;NEW&quot;;&quot;NEW_OPT&quot;)" office:value-type="string" office:string-value="NEW_OPT" calcext:value-type="string">
            <text:p>NEW_OPT</text:p>
          </table:table-cell>
          <table:table-cell table:formula="of:=IF([.B3]&lt;[.D3];([.D3]-[.B3])/[.D3];([.B3]-[.D3])/[.B3])" office:value-type="percentage" office:value="0.89899740080191" calcext:value-type="percentage">
            <text:p>89.90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0-eplus.json" calcext:value-type="string">
            <text:p>bradford-10-eplus.json</text:p>
          </table:table-cell>
          <table:table-cell table:formula="of:=INDIRECT(&quot;result_from_json.D&quot; &amp; (ROW()-3) *10+1)" office:value-type="float" office:value="11387560.7" calcext:value-type="float">
            <text:p>11387560.7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1287657.7" calcext:value-type="float">
            <text:p>1287657.7</text:p>
          </table:table-cell>
          <table:table-cell office:value-type="string" calcext:value-type="string">
            <text:p>us</text:p>
          </table:table-cell>
          <table:table-cell table:formula="of:=IF([.B4]&lt;[.D4];&quot;NEW&quot;;&quot;NEW_OPT&quot;)" office:value-type="string" office:string-value="NEW_OPT" calcext:value-type="string">
            <text:p>NEW_OPT</text:p>
          </table:table-cell>
          <table:table-cell table:formula="of:=IF([.B4]&lt;[.D4];([.D4]-[.B4])/[.D4];([.B4]-[.D4])/[.B4])" office:value-type="percentage" office:value="0.886924185615977" calcext:value-type="percentage">
            <text:p>88.69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0-free.json" calcext:value-type="string">
            <text:p>bradford-10-free.json</text:p>
          </table:table-cell>
          <table:table-cell table:formula="of:=INDIRECT(&quot;result_from_json.D&quot; &amp; (ROW()-3) *10+1)" office:value-type="float" office:value="5066495.8" calcext:value-type="float">
            <text:p>5066495.8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627747.9" calcext:value-type="float">
            <text:p>627747.9</text:p>
          </table:table-cell>
          <table:table-cell office:value-type="string" calcext:value-type="string">
            <text:p>us</text:p>
          </table:table-cell>
          <table:table-cell table:formula="of:=IF([.B5]&lt;[.D5];&quot;NEW&quot;;&quot;NEW_OPT&quot;)" office:value-type="string" office:string-value="NEW_OPT" calcext:value-type="string">
            <text:p>NEW_OPT</text:p>
          </table:table-cell>
          <table:table-cell table:formula="of:=IF([.B5]&lt;[.D5];([.D5]-[.B5])/[.D5];([.B5]-[.D5])/[.B5])" office:value-type="percentage" office:value="0.876098209733047" calcext:value-type="percentage">
            <text:p>87.61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0-race.json" calcext:value-type="string">
            <text:p>bradford-10-race.json</text:p>
          </table:table-cell>
          <table:table-cell table:formula="of:=INDIRECT(&quot;result_from_json.D&quot; &amp; (ROW()-3) *10+1)" office:value-type="float" office:value="4099066.2" calcext:value-type="float">
            <text:p>4099066.2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522928.7" calcext:value-type="float">
            <text:p>522928.7</text:p>
          </table:table-cell>
          <table:table-cell office:value-type="string" calcext:value-type="string">
            <text:p>us</text:p>
          </table:table-cell>
          <table:table-cell table:formula="of:=IF([.B6]&lt;[.D6];&quot;NEW&quot;;&quot;NEW_OPT&quot;)" office:value-type="string" office:string-value="NEW_OPT" calcext:value-type="string">
            <text:p>NEW_OPT</text:p>
          </table:table-cell>
          <table:table-cell table:formula="of:=IF([.B6]&lt;[.D6];([.D6]-[.B6])/[.D6];([.B6]-[.D6])/[.B6])" office:value-type="percentage" office:value="0.872427359187319" calcext:value-type="percentage">
            <text:p>87.24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-eplus.json" calcext:value-type="string">
            <text:p>bradford-1-eplus.json</text:p>
          </table:table-cell>
          <table:table-cell table:formula="of:=INDIRECT(&quot;result_from_json.D&quot; &amp; (ROW()-3) *10+1)" office:value-type="float" office:value="6809800.3" calcext:value-type="float">
            <text:p>6809800.3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727164.9" calcext:value-type="float">
            <text:p>727164.9</text:p>
          </table:table-cell>
          <table:table-cell office:value-type="string" calcext:value-type="string">
            <text:p>us</text:p>
          </table:table-cell>
          <table:table-cell table:formula="of:=IF([.B7]&lt;[.D7];&quot;NEW&quot;;&quot;NEW_OPT&quot;)" office:value-type="string" office:string-value="NEW_OPT" calcext:value-type="string">
            <text:p>NEW_OPT</text:p>
          </table:table-cell>
          <table:table-cell table:formula="of:=IF([.B7]&lt;[.D7];([.D7]-[.B7])/[.D7];([.B7]-[.D7])/[.B7])" office:value-type="percentage" office:value="0.893217881881206" calcext:value-type="percentage">
            <text:p>89.32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-free.json" calcext:value-type="string">
            <text:p>bradford-1-free.json</text:p>
          </table:table-cell>
          <table:table-cell table:formula="of:=INDIRECT(&quot;result_from_json.D&quot; &amp; (ROW()-3) *10+1)" office:value-type="float" office:value="3080732.4" calcext:value-type="float">
            <text:p>3080732.4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330537.4" calcext:value-type="float">
            <text:p>330537.4</text:p>
          </table:table-cell>
          <table:table-cell office:value-type="string" calcext:value-type="string">
            <text:p>us</text:p>
          </table:table-cell>
          <table:table-cell table:formula="of:=IF([.B8]&lt;[.D8];&quot;NEW&quot;;&quot;NEW_OPT&quot;)" office:value-type="string" office:string-value="NEW_OPT" calcext:value-type="string">
            <text:p>NEW_OPT</text:p>
          </table:table-cell>
          <table:table-cell table:formula="of:=IF([.B8]&lt;[.D8];([.D8]-[.B8])/[.D8];([.B8]-[.D8])/[.B8])" office:value-type="percentage" office:value="0.892708175497489" calcext:value-type="percentage">
            <text:p>89.27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-race.json" calcext:value-type="string">
            <text:p>bradford-1-race.json</text:p>
          </table:table-cell>
          <table:table-cell table:formula="of:=INDIRECT(&quot;result_from_json.D&quot; &amp; (ROW()-3) *10+1)" office:value-type="float" office:value="2458480.1" calcext:value-type="float">
            <text:p>2458480.1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276870.8" calcext:value-type="float">
            <text:p>276870.8</text:p>
          </table:table-cell>
          <table:table-cell office:value-type="string" calcext:value-type="string">
            <text:p>us</text:p>
          </table:table-cell>
          <table:table-cell table:formula="of:=IF([.B9]&lt;[.D9];&quot;NEW&quot;;&quot;NEW_OPT&quot;)" office:value-type="string" office:string-value="NEW_OPT" calcext:value-type="string">
            <text:p>NEW_OPT</text:p>
          </table:table-cell>
          <table:table-cell table:formula="of:=IF([.B9]&lt;[.D9];([.D9]-[.B9])/[.D9];([.B9]-[.D9])/[.B9])" office:value-type="percentage" office:value="0.88738131335698" calcext:value-type="percentage">
            <text:p>88.74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2-eplus.json" calcext:value-type="string">
            <text:p>bradford-2-eplus.json</text:p>
          </table:table-cell>
          <table:table-cell table:formula="of:=INDIRECT(&quot;result_from_json.D&quot; &amp; (ROW()-3) *10+1)" office:value-type="float" office:value="7873266.8" calcext:value-type="float">
            <text:p>7873266.8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854211.2" calcext:value-type="float">
            <text:p>854211.2</text:p>
          </table:table-cell>
          <table:table-cell office:value-type="string" calcext:value-type="string">
            <text:p>us</text:p>
          </table:table-cell>
          <table:table-cell table:formula="of:=IF([.B10]&lt;[.D10];&quot;NEW&quot;;&quot;NEW_OPT&quot;)" office:value-type="string" office:string-value="NEW_OPT" calcext:value-type="string">
            <text:p>NEW_OPT</text:p>
          </table:table-cell>
          <table:table-cell table:formula="of:=IF([.B10]&lt;[.D10];([.D10]-[.B10])/[.D10];([.B10]-[.D10])/[.B10])" office:value-type="percentage" office:value="0.891504857932669" calcext:value-type="percentage">
            <text:p>89.15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2-free.json" calcext:value-type="string">
            <text:p>bradford-2-free.json</text:p>
          </table:table-cell>
          <table:table-cell table:formula="of:=INDIRECT(&quot;result_from_json.D&quot; &amp; (ROW()-3) *10+1)" office:value-type="float" office:value="3504617.3" calcext:value-type="float">
            <text:p>3504617.3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402674.6" calcext:value-type="float">
            <text:p>402674.6</text:p>
          </table:table-cell>
          <table:table-cell office:value-type="string" calcext:value-type="string">
            <text:p>us</text:p>
          </table:table-cell>
          <table:table-cell table:formula="of:=IF([.B11]&lt;[.D11];&quot;NEW&quot;;&quot;NEW_OPT&quot;)" office:value-type="string" office:string-value="NEW_OPT" calcext:value-type="string">
            <text:p>NEW_OPT</text:p>
          </table:table-cell>
          <table:table-cell table:formula="of:=IF([.B11]&lt;[.D11];([.D11]-[.B11])/[.D11];([.B11]-[.D11])/[.B11])" office:value-type="percentage" office:value="0.885101691417206" calcext:value-type="percentage">
            <text:p>88.51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2-race.json" calcext:value-type="string">
            <text:p>bradford-2-race.json</text:p>
          </table:table-cell>
          <table:table-cell table:formula="of:=INDIRECT(&quot;result_from_json.D&quot; &amp; (ROW()-3) *10+1)" office:value-type="float" office:value="2834820.8" calcext:value-type="float">
            <text:p>2834820.8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327931.7" calcext:value-type="float">
            <text:p>327931.7</text:p>
          </table:table-cell>
          <table:table-cell office:value-type="string" calcext:value-type="string">
            <text:p>us</text:p>
          </table:table-cell>
          <table:table-cell table:formula="of:=IF([.B12]&lt;[.D12];&quot;NEW&quot;;&quot;NEW_OPT&quot;)" office:value-type="string" office:string-value="NEW_OPT" calcext:value-type="string">
            <text:p>NEW_OPT</text:p>
          </table:table-cell>
          <table:table-cell table:formula="of:=IF([.B12]&lt;[.D12];([.D12]-[.B12])/[.D12];([.B12]-[.D12])/[.B12])" office:value-type="percentage" office:value="0.884320130570511" calcext:value-type="percentage">
            <text:p>88.43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4-eplus.json" calcext:value-type="string">
            <text:p>bradford-4-eplus.json</text:p>
          </table:table-cell>
          <table:table-cell table:formula="of:=INDIRECT(&quot;result_from_json.D&quot; &amp; (ROW()-3) *10+1)" office:value-type="float" office:value="9343619.5" calcext:value-type="float">
            <text:p>9343619.5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1018383" calcext:value-type="float">
            <text:p>1018383</text:p>
          </table:table-cell>
          <table:table-cell office:value-type="string" calcext:value-type="string">
            <text:p>us</text:p>
          </table:table-cell>
          <table:table-cell table:formula="of:=IF([.B13]&lt;[.D13];&quot;NEW&quot;;&quot;NEW_OPT&quot;)" office:value-type="string" office:string-value="NEW_OPT" calcext:value-type="string">
            <text:p>NEW_OPT</text:p>
          </table:table-cell>
          <table:table-cell table:formula="of:=IF([.B13]&lt;[.D13];([.D13]-[.B13])/[.D13];([.B13]-[.D13])/[.B13])" office:value-type="percentage" office:value="0.891007655009924" calcext:value-type="percentage">
            <text:p>89.10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4-free.json" calcext:value-type="string">
            <text:p>bradford-4-free.json</text:p>
          </table:table-cell>
          <table:table-cell table:formula="of:=INDIRECT(&quot;result_from_json.D&quot; &amp; (ROW()-3) *10+1)" office:value-type="float" office:value="4134899.6" calcext:value-type="float">
            <text:p>4134899.6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493243" calcext:value-type="float">
            <text:p>493243</text:p>
          </table:table-cell>
          <table:table-cell office:value-type="string" calcext:value-type="string">
            <text:p>us</text:p>
          </table:table-cell>
          <table:table-cell table:formula="of:=IF([.B14]&lt;[.D14];&quot;NEW&quot;;&quot;NEW_OPT&quot;)" office:value-type="string" office:string-value="NEW_OPT" calcext:value-type="string">
            <text:p>NEW_OPT</text:p>
          </table:table-cell>
          <table:table-cell table:formula="of:=IF([.B14]&lt;[.D14];([.D14]-[.B14])/[.D14];([.B14]-[.D14])/[.B14])" office:value-type="percentage" office:value="0.880712218502234" calcext:value-type="percentage">
            <text:p>88.07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4-race.json" calcext:value-type="string">
            <text:p>bradford-4-race.json</text:p>
          </table:table-cell>
          <table:table-cell table:formula="of:=INDIRECT(&quot;result_from_json.D&quot; &amp; (ROW()-3) *10+1)" office:value-type="float" office:value="3340833.8" calcext:value-type="float">
            <text:p>3340833.8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404264.4" calcext:value-type="float">
            <text:p>404264.4</text:p>
          </table:table-cell>
          <table:table-cell office:value-type="string" calcext:value-type="string">
            <text:p>us</text:p>
          </table:table-cell>
          <table:table-cell table:formula="of:=IF([.B15]&lt;[.D15];&quot;NEW&quot;;&quot;NEW_OPT&quot;)" office:value-type="string" office:string-value="NEW_OPT" calcext:value-type="string">
            <text:p>NEW_OPT</text:p>
          </table:table-cell>
          <table:table-cell table:formula="of:=IF([.B15]&lt;[.D15];([.D15]-[.B15])/[.D15];([.B15]-[.D15])/[.B15])" office:value-type="percentage" office:value="0.878992962774742" calcext:value-type="percentage">
            <text:p>87.90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0-eplus.json" calcext:value-type="string">
            <text:p>bradford_nt-10-eplus.json</text:p>
          </table:table-cell>
          <table:table-cell table:formula="of:=INDIRECT(&quot;result_from_json.D&quot; &amp; (ROW()-3) *10+1)" office:value-type="float" office:value="9646516.6" calcext:value-type="float">
            <text:p>9646516.6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1079207.9" calcext:value-type="float">
            <text:p>1079207.9</text:p>
          </table:table-cell>
          <table:table-cell office:value-type="string" calcext:value-type="string">
            <text:p>us</text:p>
          </table:table-cell>
          <table:table-cell table:formula="of:=IF([.B16]&lt;[.D16];&quot;NEW&quot;;&quot;NEW_OPT&quot;)" office:value-type="string" office:string-value="NEW_OPT" calcext:value-type="string">
            <text:p>NEW_OPT</text:p>
          </table:table-cell>
          <table:table-cell table:formula="of:=IF([.B16]&lt;[.D16];([.D16]-[.B16])/[.D16];([.B16]-[.D16])/[.B16])" office:value-type="percentage" office:value="0.888124600335006" calcext:value-type="percentage">
            <text:p>88.81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0-free.json" calcext:value-type="string">
            <text:p>bradford_nt-10-free.json</text:p>
          </table:table-cell>
          <table:table-cell table:formula="of:=INDIRECT(&quot;result_from_json.D&quot; &amp; (ROW()-3) *10+1)" office:value-type="float" office:value="4308202.7" calcext:value-type="float">
            <text:p>4308202.7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514092" calcext:value-type="float">
            <text:p>514092</text:p>
          </table:table-cell>
          <table:table-cell office:value-type="string" calcext:value-type="string">
            <text:p>us</text:p>
          </table:table-cell>
          <table:table-cell table:formula="of:=IF([.B17]&lt;[.D17];&quot;NEW&quot;;&quot;NEW_OPT&quot;)" office:value-type="string" office:string-value="NEW_OPT" calcext:value-type="string">
            <text:p>NEW_OPT</text:p>
          </table:table-cell>
          <table:table-cell table:formula="of:=IF([.B17]&lt;[.D17];([.D17]-[.B17])/[.D17];([.B17]-[.D17])/[.B17])" office:value-type="percentage" office:value="0.880671352812624" calcext:value-type="percentage">
            <text:p>88.07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0-race.json" calcext:value-type="string">
            <text:p>bradford_nt-10-race.json</text:p>
          </table:table-cell>
          <table:table-cell table:formula="of:=INDIRECT(&quot;result_from_json.D&quot; &amp; (ROW()-3) *10+1)" office:value-type="float" office:value="3505596.5" calcext:value-type="float">
            <text:p>3505596.5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425813.4" calcext:value-type="float">
            <text:p>425813.4</text:p>
          </table:table-cell>
          <table:table-cell office:value-type="string" calcext:value-type="string">
            <text:p>us</text:p>
          </table:table-cell>
          <table:table-cell table:formula="of:=IF([.B18]&lt;[.D18];&quot;NEW&quot;;&quot;NEW_OPT&quot;)" office:value-type="string" office:string-value="NEW_OPT" calcext:value-type="string">
            <text:p>NEW_OPT</text:p>
          </table:table-cell>
          <table:table-cell table:formula="of:=IF([.B18]&lt;[.D18];([.D18]-[.B18])/[.D18];([.B18]-[.D18])/[.B18])" office:value-type="percentage" office:value="0.878533253898445" calcext:value-type="percentage">
            <text:p>87.85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-eplus.json" calcext:value-type="string">
            <text:p>bradford_nt-1-eplus.json</text:p>
          </table:table-cell>
          <table:table-cell table:formula="of:=INDIRECT(&quot;result_from_json.D&quot; &amp; (ROW()-3) *10+1)" office:value-type="float" office:value="4625488.3" calcext:value-type="float">
            <text:p>4625488.3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464827.7" calcext:value-type="float">
            <text:p>464827.7</text:p>
          </table:table-cell>
          <table:table-cell office:value-type="string" calcext:value-type="string">
            <text:p>us</text:p>
          </table:table-cell>
          <table:table-cell table:formula="of:=IF([.B19]&lt;[.D19];&quot;NEW&quot;;&quot;NEW_OPT&quot;)" office:value-type="string" office:string-value="NEW_OPT" calcext:value-type="string">
            <text:p>NEW_OPT</text:p>
          </table:table-cell>
          <table:table-cell table:formula="of:=IF([.B19]&lt;[.D19];([.D19]-[.B19])/[.D19];([.B19]-[.D19])/[.B19])" office:value-type="percentage" office:value="0.899507323367351" calcext:value-type="percentage">
            <text:p>89.95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2-eplus.json" calcext:value-type="string">
            <text:p>bradford_nt-2-eplus.json</text:p>
          </table:table-cell>
          <table:table-cell table:formula="of:=INDIRECT(&quot;result_from_json.D&quot; &amp; (ROW()-3) *10+1)" office:value-type="float" office:value="5233427.4" calcext:value-type="float">
            <text:p>5233427.4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511303.6" calcext:value-type="float">
            <text:p>511303.6</text:p>
          </table:table-cell>
          <table:table-cell office:value-type="string" calcext:value-type="string">
            <text:p>us</text:p>
          </table:table-cell>
          <table:table-cell table:formula="of:=IF([.B20]&lt;[.D20];&quot;NEW&quot;;&quot;NEW_OPT&quot;)" office:value-type="string" office:string-value="NEW_OPT" calcext:value-type="string">
            <text:p>NEW_OPT</text:p>
          </table:table-cell>
          <table:table-cell table:formula="of:=IF([.B20]&lt;[.D20];([.D20]-[.B20])/[.D20];([.B20]-[.D20])/[.B20])" office:value-type="percentage" office:value="0.902300431262312" calcext:value-type="percentage">
            <text:p>90.23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4-eplus.json" calcext:value-type="string">
            <text:p>bradford_nt-4-eplus.json</text:p>
          </table:table-cell>
          <table:table-cell table:formula="of:=INDIRECT(&quot;result_from_json.D&quot; &amp; (ROW()-3) *10+1)" office:value-type="float" office:value="6490441.5" calcext:value-type="float">
            <text:p>6490441.5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669624.4" calcext:value-type="float">
            <text:p>669624.4</text:p>
          </table:table-cell>
          <table:table-cell office:value-type="string" calcext:value-type="string">
            <text:p>us</text:p>
          </table:table-cell>
          <table:table-cell table:formula="of:=IF([.B21]&lt;[.D21];&quot;NEW&quot;;&quot;NEW_OPT&quot;)" office:value-type="string" office:string-value="NEW_OPT" calcext:value-type="string">
            <text:p>NEW_OPT</text:p>
          </table:table-cell>
          <table:table-cell table:formula="of:=IF([.B21]&lt;[.D21];([.D21]-[.B21])/[.D21];([.B21]-[.D21])/[.B21])" office:value-type="percentage" office:value="0.896829144827821" calcext:value-type="percentage">
            <text:p>89.68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4-race.json" calcext:value-type="string">
            <text:p>bradford_nt-4-race.json</text:p>
          </table:table-cell>
          <table:table-cell table:formula="of:=INDIRECT(&quot;result_from_json.D&quot; &amp; (ROW()-3) *10+1)" office:value-type="float" office:value="2299827.2" calcext:value-type="float">
            <text:p>2299827.2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263184.4" calcext:value-type="float">
            <text:p>263184.4</text:p>
          </table:table-cell>
          <table:table-cell office:value-type="string" calcext:value-type="string">
            <text:p>us</text:p>
          </table:table-cell>
          <table:table-cell table:formula="of:=IF([.B22]&lt;[.D22];&quot;NEW&quot;;&quot;NEW_OPT&quot;)" office:value-type="string" office:string-value="NEW_OPT" calcext:value-type="string">
            <text:p>NEW_OPT</text:p>
          </table:table-cell>
          <table:table-cell table:formula="of:=IF([.B22]&lt;[.D22];([.D22]-[.B22])/[.D22];([.B22]-[.D22])/[.B22])" office:value-type="percentage" office:value="0.885563402328662" calcext:value-type="percentage">
            <text:p>88.56%</text:p>
          </table:table-cell>
        </table:table-row>
        <table:table-row table:style-name="ro1">
          <table:table-cell table:formula="of:=INDIRECT(&quot;result_from_json.A&quot; &amp; (ROW()-2) *10)" office:value-type="string" office:string-value="K.json" calcext:value-type="string">
            <text:p>K.json</text:p>
          </table:table-cell>
          <table:table-cell table:formula="of:=INDIRECT(&quot;result_from_json.D&quot; &amp; (ROW()-3) *10+1)" office:value-type="float" office:value="82299.5" calcext:value-type="float">
            <text:p>82299.5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9528.2" calcext:value-type="float">
            <text:p>9528.2</text:p>
          </table:table-cell>
          <table:table-cell office:value-type="string" calcext:value-type="string">
            <text:p>us</text:p>
          </table:table-cell>
          <table:table-cell table:formula="of:=IF([.B23]&lt;[.D23];&quot;NEW&quot;;&quot;NEW_OPT&quot;)" office:value-type="string" office:string-value="NEW_OPT" calcext:value-type="string">
            <text:p>NEW_OPT</text:p>
          </table:table-cell>
          <table:table-cell table:formula="of:=IF([.B23]&lt;[.D23];([.D23]-[.B23])/[.D23];([.B23]-[.D23])/[.B23])" office:value-type="percentage" office:value="0.88422529906014" calcext:value-type="percentage">
            <text:p>88.42%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1.json" calcext:value-type="string">
            <text:p>siemens1.json</text:p>
          </table:table-cell>
          <table:table-cell table:formula="of:=INDIRECT(&quot;result_from_json.D&quot; &amp; (ROW()-3) *10+1)" office:value-type="float" office:value="191635.8" calcext:value-type="float">
            <text:p>191635.8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28792.2" calcext:value-type="float">
            <text:p>28792.2</text:p>
          </table:table-cell>
          <table:table-cell office:value-type="string" calcext:value-type="string">
            <text:p>us</text:p>
          </table:table-cell>
          <table:table-cell table:formula="of:=IF([.B24]&lt;[.D24];&quot;NEW&quot;;&quot;NEW_OPT&quot;)" office:value-type="string" office:string-value="NEW_OPT" calcext:value-type="string">
            <text:p>NEW_OPT</text:p>
          </table:table-cell>
          <table:table-cell table:formula="of:=IF([.B24]&lt;[.D24];([.D24]-[.B24])/[.D24];([.B24]-[.D24])/[.B24])" office:value-type="percentage" office:value="0.849755630211057" calcext:value-type="percentage">
            <text:p>84.98%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2.json" calcext:value-type="string">
            <text:p>siemens2.json</text:p>
          </table:table-cell>
          <table:table-cell table:formula="of:=INDIRECT(&quot;result_from_json.D&quot; &amp; (ROW()-3) *10+1)" office:value-type="float" office:value="365284.8" calcext:value-type="float">
            <text:p>365284.8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87983.5" calcext:value-type="float">
            <text:p>87983.5</text:p>
          </table:table-cell>
          <table:table-cell office:value-type="string" calcext:value-type="string">
            <text:p>us</text:p>
          </table:table-cell>
          <table:table-cell table:formula="of:=IF([.B25]&lt;[.D25];&quot;NEW&quot;;&quot;NEW_OPT&quot;)" office:value-type="string" office:string-value="NEW_OPT" calcext:value-type="string">
            <text:p>NEW_OPT</text:p>
          </table:table-cell>
          <table:table-cell table:formula="of:=IF([.B25]&lt;[.D25];([.D25]-[.B25])/[.D25];([.B25]-[.D25])/[.B25])" office:value-type="percentage" office:value="0.759137254000166" calcext:value-type="percentage">
            <text:p>75.91%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3.json" calcext:value-type="string">
            <text:p>siemens3.json</text:p>
          </table:table-cell>
          <table:table-cell table:formula="of:=INDIRECT(&quot;result_from_json.D&quot; &amp; (ROW()-3) *10+1)" office:value-type="float" office:value="1223965.3" calcext:value-type="float">
            <text:p>1223965.3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137328.1" calcext:value-type="float">
            <text:p>137328.1</text:p>
          </table:table-cell>
          <table:table-cell office:value-type="string" calcext:value-type="string">
            <text:p>us</text:p>
          </table:table-cell>
          <table:table-cell table:formula="of:=IF([.B26]&lt;[.D26];&quot;NEW&quot;;&quot;NEW_OPT&quot;)" office:value-type="string" office:string-value="NEW_OPT" calcext:value-type="string">
            <text:p>NEW_OPT</text:p>
          </table:table-cell>
          <table:table-cell table:formula="of:=IF([.B26]&lt;[.D26];([.D26]-[.B26])/[.D26];([.B26]-[.D26])/[.B26])" office:value-type="percentage" office:value="0.887800659054632" calcext:value-type="percentage">
            <text:p>88.78%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4.json" calcext:value-type="string">
            <text:p>siemens4.json</text:p>
          </table:table-cell>
          <table:table-cell table:formula="of:=INDIRECT(&quot;result_from_json.D&quot; &amp; (ROW()-3) *10+1)" office:value-type="float" office:value="3886061.4" calcext:value-type="float">
            <text:p>3886061.4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606036.4" calcext:value-type="float">
            <text:p>606036.4</text:p>
          </table:table-cell>
          <table:table-cell office:value-type="string" calcext:value-type="string">
            <text:p>us</text:p>
          </table:table-cell>
          <table:table-cell table:formula="of:=IF([.B27]&lt;[.D27];&quot;NEW&quot;;&quot;NEW_OPT&quot;)" office:value-type="string" office:string-value="NEW_OPT" calcext:value-type="string">
            <text:p>NEW_OPT</text:p>
          </table:table-cell>
          <table:table-cell table:formula="of:=IF([.B27]&lt;[.D27];([.D27]-[.B27])/[.D27];([.B27]-[.D27])/[.B27])" office:value-type="percentage" office:value="0.844048681268906" calcext:value-type="percentage">
            <text:p>84.40%</text:p>
          </table:table-cell>
        </table:table-row>
        <table:table-row table:style-name="ro1">
          <table:table-cell table:formula="of:=INDIRECT(&quot;result_from_json.A&quot; &amp; (ROW()-2) *10)" office:value-type="string" office:string-value="Swisscom.json" calcext:value-type="string">
            <text:p>Swisscom.json</text:p>
          </table:table-cell>
          <table:table-cell table:formula="of:=INDIRECT(&quot;result_from_json.D&quot; &amp; (ROW()-3) *10+1)" office:value-type="float" office:value="6542.5" calcext:value-type="float">
            <text:p>6542.5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1396.6" calcext:value-type="float">
            <text:p>1396.6</text:p>
          </table:table-cell>
          <table:table-cell office:value-type="string" calcext:value-type="string">
            <text:p>us</text:p>
          </table:table-cell>
          <table:table-cell table:formula="of:=IF([.B28]&lt;[.D28];&quot;NEW&quot;;&quot;NEW_OPT&quot;)" office:value-type="string" office:string-value="NEW_OPT" calcext:value-type="string">
            <text:p>NEW_OPT</text:p>
          </table:table-cell>
          <table:table-cell table:formula="of:=IF([.B28]&lt;[.D28];([.D28]-[.B28])/[.D28];([.B28]-[.D28])/[.B28])" office:value-type="percentage" office:value="0.786534199465036" calcext:value-type="percentage">
            <text:p>78.65%</text:p>
          </table:table-cell>
        </table:table-row>
        <table:table-row table:style-name="ro1">
          <table:table-cell table:formula="of:=INDIRECT(&quot;result_from_json.A&quot; &amp; (ROW()-2) *10)" office:value-type="string" office:string-value="Tiny.json" calcext:value-type="string">
            <text:p>Tiny.json</text:p>
          </table:table-cell>
          <table:table-cell table:formula="of:=INDIRECT(&quot;result_from_json.D&quot; &amp; (ROW()-3) *10+1)" office:value-type="float" office:value="65.9" calcext:value-type="float">
            <text:p>65.9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22.4" calcext:value-type="float">
            <text:p>22.4</text:p>
          </table:table-cell>
          <table:table-cell office:value-type="string" calcext:value-type="string">
            <text:p>us</text:p>
          </table:table-cell>
          <table:table-cell table:formula="of:=IF([.B29]&lt;[.D29];&quot;NEW&quot;;&quot;NEW_OPT&quot;)" office:value-type="string" office:string-value="NEW_OPT" calcext:value-type="string">
            <text:p>NEW_OPT</text:p>
          </table:table-cell>
          <table:table-cell table:formula="of:=IF([.B29]&lt;[.D29];([.D29]-[.B29])/[.D29];([.B29]-[.D29])/[.B29])" office:value-type="percentage" office:value="0.660091047040971" calcext:value-type="percentage">
            <text:p>66.01%</text:p>
          </table:table-cell>
        </table:table-row>
        <table:table-row table:style-name="ro1" table:number-rows-repeated="2">
          <table:table-cell table:number-columns-repeated="6"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JSON</text:p>
          </table:table-cell>
          <table:table-cell table:formula="of:=COUNTIF([.F3:.F29];[.E32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NEW_OPT</text:p>
          </table:table-cell>
          <table:table-cell table:formula="of:=COUNTIF([.F3:.F29];[.E33])" office:value-type="float" office:value="27" calcext:value-type="float">
            <text:p>27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e8a202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8">00/00/0000</text:date>, <text:time style:data-style-name="N2" text:time-value="10:58:25.0312644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1-28T11:05:50.282608870</dc:date>
    <meta:editing-duration>PT45M31S</meta:editing-duration>
    <meta:editing-cycles>14</meta:editing-cycles>
    <meta:generator>LibreOffice/25.2.6.2$Linux_X86_64 LibreOffice_project/520$Build-2</meta:generator>
    <meta:document-statistic meta:table-count="10" meta:cell-count="6438" meta:object-count="0"/>
  </office:meta>
</office:document-meta>
</file>